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2.272cm"/>
    </style:style>
    <style:style style:name="co9" style:family="table-column">
      <style:table-column-properties fo:break-before="auto" style:column-width="40.065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9.377cm"/>
    </style:style>
    <style:style style:name="co12" style:family="table-column">
      <style:table-column-properties fo:break-before="auto" style:column-width="4.815cm"/>
    </style:style>
    <style:style style:name="co13" style:family="table-column">
      <style:table-column-properties fo:break-before="auto" style:column-width="5.368cm"/>
    </style:style>
    <style:style style:name="co14" style:family="table-column">
      <style:table-column-properties fo:break-before="auto" style:column-width="1.111cm"/>
    </style:style>
    <style:style style:name="co15" style:family="table-column">
      <style:table-column-properties fo:break-before="auto" style:column-width="1.194cm"/>
    </style:style>
    <style:style style:name="co16" style:family="table-column">
      <style:table-column-properties fo:break-before="auto" style:column-width="0.972cm"/>
    </style:style>
    <style:style style:name="co17" style:family="table-column">
      <style:table-column-properties fo:break-before="auto" style:column-width="1.415cm"/>
    </style:style>
    <style:style style:name="co18" style:family="table-column">
      <style:table-column-properties fo:break-before="auto" style:column-width="2.355cm"/>
    </style:style>
    <style:style style:name="co19" style:family="table-column">
      <style:table-column-properties fo:break-before="auto" style:column-width="1.774cm"/>
    </style:style>
    <style:style style:name="co20" style:family="table-column">
      <style:table-column-properties fo:break-before="auto" style:column-width="1.304cm"/>
    </style:style>
    <style:style style:name="co21" style:family="table-column">
      <style:table-column-properties fo:break-before="auto" style:column-width="1cm"/>
    </style:style>
    <style:style style:name="co22" style:family="table-column">
      <style:table-column-properties fo:break-before="auto" style:column-width="1.386cm"/>
    </style:style>
    <style:style style:name="co23" style:family="table-column">
      <style:table-column-properties fo:break-before="auto" style:column-width="1.637cm"/>
    </style:style>
    <style:style style:name="co24" style:family="table-column">
      <style:table-column-properties fo:break-before="auto" style:column-width="1.166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15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number-columns-repeated="2" table:default-cell-style-name="Default"/>
        <table:table-column table:style-name="co22" table:visibility="collapse" table:default-cell-style-name="Default"/>
        <table:table-column table:style-name="co4" table:visibility="collapse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2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epiId</text:p>
          </table:table-cell>
          <table:table-cell table:style-name="Default" office:value-type="string">
            <text:p>epiTime</text:p>
          </table:table-cell>
          <table:table-cell office:value-type="string">
            <text:p>epiType</text:p>
          </table:table-cell>
          <table:table-cell table:style-name="Default" office:value-type="string">
            <text:p>date</text:p>
          </table:table-cell>
          <table:table-cell office:value-type="string">
            <text:p>patId</text:p>
          </table:table-cell>
          <table:table-cell office:value-type="string">
            <text:p>schema</text:p>
          </table:table-cell>
          <table:table-cell office:value-type="string">
            <text:p>table</text:p>
          </table:table-cell>
          <table:table-cell office:value-type="string">
            <text:p>field</text:p>
          </table:table-cell>
          <table:table-cell office:value-type="string">
            <text:p>regex_name</text:p>
          </table:table-cell>
          <table:table-cell office:value-type="string">
            <text:p>regex_pattern</text:p>
          </table:table-cell>
          <table:table-cell office:value-type="string">
            <text:p>subject</text:p>
          </table:table-cell>
          <table:table-cell office:value-type="string">
            <text:p>left_context</text:p>
          </table:table-cell>
          <table:table-cell office:value-type="string">
            <text:p>content</text:p>
          </table:table-cell>
          <table:table-cell office:value-type="string">
            <text:p>right_context</text:p>
          </table:table-cell>
          <table:table-cell office:value-type="string">
            <text:p>key</text:p>
          </table:table-cell>
          <table:table-cell office:value-type="string">
            <text:p>value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unit</text:p>
          </table:table-cell>
          <table:table-cell office:value-type="string">
            <text:p>unitpredicted</text:p>
          </table:table-cell>
          <table:table-cell office:value-type="string">
            <text:p>unitscore</text:p>
          </table:table-cell>
          <table:table-cell office:value-type="string">
            <text:p>day</text:p>
          </table:table-cell>
          <table:table-cell office:value-type="string">
            <text:p>month</text:p>
          </table:table-cell>
          <table:table-cell office:value-type="string">
            <text:p>year</text:p>
          </table:table-cell>
          <table:table-cell office:value-type="string">
            <text:p>hour</text:p>
          </table:table-cell>
          <table:table-cell office:value-type="string">
            <text:p>minu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  <table:table-cell office:value-type="string">
            <text:p>pulse</text:p>
          </table:table-cell>
          <table:table-cell office:value-type="string">
            <text:p>vale n-ga</text:p>
          </table:table-cell>
        </table:table-row>
        <table:table-row table:style-name="ro1">
          <table:table-cell office:value-type="float" office:value="9284373">
            <text:p>9284373</text:p>
          </table:table-cell>
          <table:table-cell office:value-type="float" office:value="193537209">
            <text:p>193537209</text:p>
          </table:table-cell>
          <table:table-cell office:value-type="string">
            <text:p>2013-08-16</text:p>
          </table:table-cell>
          <table:table-cell office:value-type="string">
            <text:p>A</text:p>
          </table:table-cell>
          <table:table-cell office:value-type="string">
            <text:p>2013-08-16</text:p>
          </table:table-cell>
          <table:table-cell office:value-type="float" office:value="38614475800">
            <text:p>38614475800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rikaal : 1.010</text:p>
          </table:table-cell>
          <table:table-cell office:value-type="string">
            <text:p>kaal : 1.010</text:p>
          </table:table-cell>
          <table:table-cell office:value-type="string">
            <text:p><text:s/>; Atset : - ; Valk : - ; Suhkur</text:p>
          </table:table-cell>
          <table:table-cell office:value-type="string">
            <text:p>kaal</text:p>
          </table:table-cell>
          <table:table-cell table:style-name="ce1" office:value-type="float" office:value="1.01">
            <text:p>1,0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34413">
            <text:p>1034413</text:p>
          </table:table-cell>
          <table:table-cell office:value-type="float" office:value="132211533">
            <text:p>132211533</text:p>
          </table:table-cell>
          <table:table-cell office:value-type="string">
            <text:p>2012-08-09</text:p>
          </table:table-cell>
          <table:table-cell office:value-type="string">
            <text:p>A</text:p>
          </table:table-cell>
          <table:table-cell office:value-type="string">
            <text:p>2012-08-03</text:p>
          </table:table-cell>
          <table:table-cell office:value-type="float" office:value="66399732143">
            <text:p>66399732143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rikaal : 1.010</text:p>
          </table:table-cell>
          <table:table-cell office:value-type="string">
            <text:p>kaal : 1.010</text:p>
          </table:table-cell>
          <table:table-cell office:value-type="string">
            <text:p><text:s/>; Atset : - ; Valk : - ; Suhkur</text:p>
          </table:table-cell>
          <table:table-cell office:value-type="string">
            <text:p>kaal</text:p>
          </table:table-cell>
          <table:table-cell table:style-name="ce1" office:value-type="float" office:value="1.01">
            <text:p>1,0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196924">
            <text:p>9196924</text:p>
          </table:table-cell>
          <table:table-cell office:value-type="float" office:value="164890212">
            <text:p>164890212</text:p>
          </table:table-cell>
          <table:table-cell office:value-type="string">
            <text:p>2013-03-01</text:p>
          </table:table-cell>
          <table:table-cell office:value-type="string">
            <text:p>A</text:p>
          </table:table-cell>
          <table:table-cell office:value-type="string">
            <text:p>2013-03-01</text:p>
          </table:table-cell>
          <table:table-cell office:value-type="float" office:value="17604025051">
            <text:p>17604025051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rikaal : 1.020</text:p>
          </table:table-cell>
          <table:table-cell office:value-type="string">
            <text:p>kaal : 1.020</text:p>
          </table:table-cell>
          <table:table-cell office:value-type="string">
            <text:p><text:s/>; Atset : - ; Valk : - ; Suhkur</text:p>
          </table:table-cell>
          <table:table-cell office:value-type="string">
            <text:p>kaal</text:p>
          </table:table-cell>
          <table:table-cell table:style-name="ce1" office:value-type="float" office:value="1.02">
            <text:p>1,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82513">
            <text:p>1682513</text:p>
          </table:table-cell>
          <table:table-cell office:value-type="float" office:value="143263556">
            <text:p>143263556</text:p>
          </table:table-cell>
          <table:table-cell office:value-type="string">
            <text:p>2012-10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0459471830">
            <text:p>50459471830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rikaal : 1.020</text:p>
          </table:table-cell>
          <table:table-cell office:value-type="string">
            <text:p>kaal : 1.020</text:p>
          </table:table-cell>
          <table:table-cell office:value-type="string">
            <text:p><text:s/>; Atset : - ; Valk : - ; Suhkur</text:p>
          </table:table-cell>
          <table:table-cell office:value-type="string">
            <text:p>kaal</text:p>
          </table:table-cell>
          <table:table-cell table:style-name="ce1" office:value-type="float" office:value="1.02">
            <text:p>1,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035072">
            <text:p>1035072</text:p>
          </table:table-cell>
          <table:table-cell office:value-type="float" office:value="144655890">
            <text:p>144655890</text:p>
          </table:table-cell>
          <table:table-cell office:value-type="string">
            <text:p>2012-11-05</text:p>
          </table:table-cell>
          <table:table-cell office:value-type="string">
            <text:p>A</text:p>
          </table:table-cell>
          <table:table-cell office:value-type="string">
            <text:p>2012-10-22</text:p>
          </table:table-cell>
          <table:table-cell office:value-type="float" office:value="14210939648">
            <text:p>14210939648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rikaal : 1.020</text:p>
          </table:table-cell>
          <table:table-cell office:value-type="string">
            <text:p>kaal : 1.020</text:p>
          </table:table-cell>
          <table:table-cell office:value-type="string">
            <text:p><text:s/>; Atset : - ; Valk : - ; Suhkur</text:p>
          </table:table-cell>
          <table:table-cell office:value-type="string">
            <text:p>kaal</text:p>
          </table:table-cell>
          <table:table-cell table:style-name="ce1" office:value-type="float" office:value="1.02">
            <text:p>1,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92959">
            <text:p>1692959</text:p>
          </table:table-cell>
          <table:table-cell office:value-type="float" office:value="133567800">
            <text:p>133567800</text:p>
          </table:table-cell>
          <table:table-cell office:value-type="string">
            <text:p>2012-08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8781928787">
            <text:p>78781928787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rikaal : 1.020</text:p>
          </table:table-cell>
          <table:table-cell office:value-type="string">
            <text:p>kaal : 1.020</text:p>
          </table:table-cell>
          <table:table-cell office:value-type="string">
            <text:p><text:s/>; Atset : - ; Valk : 75 ; Suhku</text:p>
          </table:table-cell>
          <table:table-cell office:value-type="string">
            <text:p>kaal</text:p>
          </table:table-cell>
          <table:table-cell table:style-name="ce1" office:value-type="float" office:value="1.02">
            <text:p>1,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258591">
            <text:p>9258591</text:p>
          </table:table-cell>
          <table:table-cell office:value-type="float" office:value="171539466">
            <text:p>171539466</text:p>
          </table:table-cell>
          <table:table-cell office:value-type="string">
            <text:p>2013-04-11</text:p>
          </table:table-cell>
          <table:table-cell office:value-type="string">
            <text:p>A</text:p>
          </table:table-cell>
          <table:table-cell office:value-type="string">
            <text:p>2013-04-08</text:p>
          </table:table-cell>
          <table:table-cell office:value-type="float" office:value="48779665034">
            <text:p>48779665034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rikaal : 1.025</text:p>
          </table:table-cell>
          <table:table-cell office:value-type="string">
            <text:p>kaal : 1.025</text:p>
          </table:table-cell>
          <table:table-cell office:value-type="string">
            <text:p><text:s/>; Atset : ; Valk : ; Suhkur : ;</text:p>
          </table:table-cell>
          <table:table-cell office:value-type="string">
            <text:p>kaal</text:p>
          </table:table-cell>
          <table:table-cell office:value-type="float" office:value="1.025">
            <text:p>1,0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577022">
            <text:p>1577022</text:p>
          </table:table-cell>
          <table:table-cell office:value-type="float" office:value="125017341">
            <text:p>125017341</text:p>
          </table:table-cell>
          <table:table-cell office:value-type="string">
            <text:p>2012-06-1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1035359284">
            <text:p>91035359284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rikaal : 1.025</text:p>
          </table:table-cell>
          <table:table-cell office:value-type="string">
            <text:p>kaal : 1.025</text:p>
          </table:table-cell>
          <table:table-cell office:value-type="string">
            <text:p><text:s/>; Atset : ; Valk : ; Suhkur : ;</text:p>
          </table:table-cell>
          <table:table-cell office:value-type="string">
            <text:p>kaal</text:p>
          </table:table-cell>
          <table:table-cell office:value-type="float" office:value="1.025">
            <text:p>1,0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72247">
            <text:p>1672247</text:p>
          </table:table-cell>
          <table:table-cell office:value-type="float" office:value="131064358">
            <text:p>131064358</text:p>
          </table:table-cell>
          <table:table-cell office:value-type="string">
            <text:p>2012-04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0148753133">
            <text:p>50148753133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rikaal : 1.025</text:p>
          </table:table-cell>
          <table:table-cell office:value-type="string">
            <text:p>kaal : 1.025</text:p>
          </table:table-cell>
          <table:table-cell office:value-type="string">
            <text:p><text:s/>; Atset : - ; Valk : 0 ; Suhkur</text:p>
          </table:table-cell>
          <table:table-cell office:value-type="string">
            <text:p>kaal</text:p>
          </table:table-cell>
          <table:table-cell office:value-type="float" office:value="1.025">
            <text:p>1,02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65212">
            <text:p>1665212</text:p>
          </table:table-cell>
          <table:table-cell office:value-type="float" office:value="149978498">
            <text:p>149978498</text:p>
          </table:table-cell>
          <table:table-cell office:value-type="string">
            <text:p>2012-11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9553322546">
            <text:p>19553322546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rikaal : 1.030</text:p>
          </table:table-cell>
          <table:table-cell office:value-type="string">
            <text:p>kaal : 1.030</text:p>
          </table:table-cell>
          <table:table-cell office:value-type="string">
            <text:p><text:s/>; Atset : - ; Valk : - ; Suhkur</text:p>
          </table:table-cell>
          <table:table-cell office:value-type="string">
            <text:p>kaal</text:p>
          </table:table-cell>
          <table:table-cell table:style-name="ce1" office:value-type="float" office:value="1.03">
            <text:p>1,0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939789">
            <text:p>9939789</text:p>
          </table:table-cell>
          <table:table-cell office:value-type="float" office:value="174011647">
            <text:p>174011647</text:p>
          </table:table-cell>
          <table:table-cell office:value-type="string">
            <text:p>2013-04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6679736">
            <text:p>67304667973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2</text:p>
          </table:table-cell>
          <table:table-cell office:value-type="string">
            <text:p><text:s/>näd vanuselt 3680 g</text:p>
          </table:table-cell>
          <table:table-cell office:value-type="string">
            <text:p>Kaal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21034277">
            <text:p>21034277</text:p>
          </table:table-cell>
          <table:table-cell office:value-type="float" office:value="158465032">
            <text:p>158465032</text:p>
          </table:table-cell>
          <table:table-cell office:value-type="string">
            <text:p>2013-01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2710028543">
            <text:p>527100285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enti kaebused - v'hendavad kahakaal - 3 kg</text:p>
          </table:table-cell>
          <table:table-cell office:value-type="string">
            <text:p>kaal - 3 kg</text:p>
          </table:table-cell>
          <table:table-cell office:value-type="string">
            <text:p><text:s/>T'na BMI -madal Suitseb - kuju </text:p>
          </table:table-cell>
          <table:table-cell office:value-type="string">
            <text:p>kaal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4220150">
            <text:p>4220150</text:p>
          </table:table-cell>
          <table:table-cell office:value-type="float" office:value="120929091">
            <text:p>120929091</text:p>
          </table:table-cell>
          <table:table-cell office:value-type="string">
            <text:p>2012-04-05</text:p>
          </table:table-cell>
          <table:table-cell office:value-type="string">
            <text:p>A</text:p>
          </table:table-cell>
          <table:table-cell office:value-type="string">
            <text:p>2012-04-05</text:p>
          </table:table-cell>
          <table:table-cell office:value-type="float" office:value="59683796880">
            <text:p>5968379688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erituna operatsiooni materjali kaal 5 g</text:p>
          </table:table-cell>
          <table:table-cell office:value-type="string">
            <text:p>kaal 5 g</text:p>
          </table:table-cell>
          <table:table-cell office:value-type="string">
            <text:p><text:s/>, lõikepind kollakas , ühtlane </text:p>
          </table:table-cell>
          <table:table-cell office:value-type="string">
            <text:p>kaal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600943">
            <text:p>9600943</text:p>
          </table:table-cell>
          <table:table-cell office:value-type="float" office:value="193571133">
            <text:p>193571133</text:p>
          </table:table-cell>
          <table:table-cell office:value-type="string">
            <text:p>2013-08-21</text:p>
          </table:table-cell>
          <table:table-cell office:value-type="string">
            <text:p>S</text:p>
          </table:table-cell>
          <table:table-cell office:value-type="string">
            <text:p>2013-06-04</text:p>
          </table:table-cell>
          <table:table-cell office:value-type="float" office:value="40725785979">
            <text:p>4072578597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hüpertsellulaarne , rasvkoe osakaal 5</text:p>
          </table:table-cell>
          <table:table-cell office:value-type="string">
            <text:p>kaal 5</text:p>
          </table:table-cell>
          <table:table-cell office:value-type="string">
            <text:p><text:s/>% , vaskularisatsiooni ja kerge</text:p>
          </table:table-cell>
          <table:table-cell office:value-type="string">
            <text:p>kaal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7102599">
            <text:p>17102599</text:p>
          </table:table-cell>
          <table:table-cell office:value-type="float" office:value="155568144">
            <text:p>155568144</text:p>
          </table:table-cell>
          <table:table-cell office:value-type="string">
            <text:p>2013-01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4937484518">
            <text:p>749374845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õrvad ja kuulmine - SK 6</text:p>
          </table:table-cell>
          <table:table-cell office:value-type="string">
            <text:p>SK 6</text:p>
          </table:table-cell>
          <table:table-cell office:value-type="string">
            <text:p><text:s/>m d=s</text:p>
          </table:table-cell>
          <table:table-cell office:value-type="string">
            <text:p>SK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5747040">
            <text:p>5747040</text:p>
          </table:table-cell>
          <table:table-cell office:value-type="float" office:value="133118883">
            <text:p>133118883</text:p>
          </table:table-cell>
          <table:table-cell office:value-type="string">
            <text:p>2012-08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3595294708">
            <text:p>7359529470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udiogrammil ealised muutused , s/k 6</text:p>
          </table:table-cell>
          <table:table-cell office:value-type="string">
            <text:p>s/k 6</text:p>
          </table:table-cell>
          <table:table-cell office:value-type="string">
            <text:p>m</text:p>
          </table:table-cell>
          <table:table-cell office:value-type="string">
            <text:p>s/k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8951543">
            <text:p>8951543</text:p>
          </table:table-cell>
          <table:table-cell office:value-type="float" office:value="203940854">
            <text:p>203940854</text:p>
          </table:table-cell>
          <table:table-cell office:value-type="string">
            <text:p>2013-10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5438670297">
            <text:p>85438670297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ommentaar : rasva osakaal ca 10</text:p>
          </table:table-cell>
          <table:table-cell office:value-type="string">
            <text:p>kaal ca 10</text:p>
          </table:table-cell>
          <table:table-cell table:style-name="ce1" office:value-type="string">
            <text:p>-30 %</text:p>
          </table:table-cell>
          <table:table-cell office:value-type="string">
            <text:p>kaal</text:p>
          </table:table-cell>
          <table:table-cell office:value-type="float" office:value="10">
            <text:p>1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9922701">
            <text:p>9922701</text:p>
          </table:table-cell>
          <table:table-cell office:value-type="float" office:value="164374113">
            <text:p>164374113</text:p>
          </table:table-cell>
          <table:table-cell office:value-type="string">
            <text:p>2013-02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8147584711">
            <text:p>6814758471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elnevalt oli pt kaalus ca 10kg</text:p>
          </table:table-cell>
          <table:table-cell office:value-type="string">
            <text:p>kaalus ca 10kg</text:p>
          </table:table-cell>
          <table:table-cell office:value-type="string">
            <text:p><text:s/>juurde võtnud</text:p>
          </table:table-cell>
          <table:table-cell office:value-type="string">
            <text:p>kaalus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612840">
            <text:p>612840</text:p>
          </table:table-cell>
          <table:table-cell office:value-type="float" office:value="84613508">
            <text:p>84613508</text:p>
          </table:table-cell>
          <table:table-cell office:value-type="string">
            <text:p>2012-02-15</text:p>
          </table:table-cell>
          <table:table-cell office:value-type="string">
            <text:p>S</text:p>
          </table:table-cell>
          <table:table-cell office:value-type="string">
            <text:p>2012-02-06</text:p>
          </table:table-cell>
          <table:table-cell office:value-type="float" office:value="62783788768">
            <text:p>6278378876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, mõõtudega 5,5x2,7x2,5 cm ning kaaluga 18 gramm</text:p>
          </table:table-cell>
          <table:table-cell office:value-type="string">
            <text:p>kaaluga 18 gramm</text:p>
          </table:table-cell>
          <table:table-cell office:value-type="string">
            <text:p>i</text:p>
          </table:table-cell>
          <table:table-cell office:value-type="string">
            <text:p>kaaluga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gram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5207347">
            <text:p>15207347</text:p>
          </table:table-cell>
          <table:table-cell office:value-type="float" office:value="186885624">
            <text:p>186885624</text:p>
          </table:table-cell>
          <table:table-cell office:value-type="string">
            <text:p>2013-07-0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9872339112">
            <text:p>19872339112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rütroidsete vormide osakaal ca 20</text:p>
          </table:table-cell>
          <table:table-cell office:value-type="string">
            <text:p>kaal ca 20</text:p>
          </table:table-cell>
          <table:table-cell office:value-type="string">
            <text:p><text:s/>% , morfol megaloblastoidne , k</text:p>
          </table:table-cell>
          <table:table-cell office:value-type="string">
            <text:p>kaal</text:p>
          </table:table-cell>
          <table:table-cell office:value-type="float" office:value="20">
            <text:p>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333473">
            <text:p>16333473</text:p>
          </table:table-cell>
          <table:table-cell office:value-type="float" office:value="184034851">
            <text:p>184034851</text:p>
          </table:table-cell>
          <table:table-cell office:value-type="string">
            <text:p>2013-06-18</text:p>
          </table:table-cell>
          <table:table-cell office:value-type="string">
            <text:p>S</text:p>
          </table:table-cell>
          <table:table-cell office:value-type="string">
            <text:p>2013-06-10</text:p>
          </table:table-cell>
          <table:table-cell office:value-type="float" office:value="67982362427">
            <text:p>6798236242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umisega pikkus 3protsentiili , kaal 50</text:p>
          </table:table-cell>
          <table:table-cell office:value-type="string">
            <text:p>kaal 50</text:p>
          </table:table-cell>
          <table:table-cell office:value-type="string">
            <text:p><text:s/>protsentiili</text:p>
          </table:table-cell>
          <table:table-cell office:value-type="string">
            <text:p>kaal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5885718">
            <text:p>5885718</text:p>
          </table:table-cell>
          <table:table-cell office:value-type="float" office:value="83599627">
            <text:p>83599627</text:p>
          </table:table-cell>
          <table:table-cell office:value-type="string">
            <text:p>2012-02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8516633418">
            <text:p>68516633418</text:p>
          </table:table-cell>
          <table:table-cell office:value-type="string">
            <text:p>original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peratsioonipreparaat : emakas kaaluga 141 gramm</text:p>
          </table:table-cell>
          <table:table-cell office:value-type="string">
            <text:p>kaaluga 141 gramm</text:p>
          </table:table-cell>
          <table:table-cell office:value-type="string">
            <text:p>i</text:p>
          </table:table-cell>
          <table:table-cell office:value-type="string">
            <text:p>kaaluga</text:p>
          </table:table-cell>
          <table:table-cell office:value-type="float" office:value="141">
            <text:p>141</text:p>
          </table:table-cell>
          <table:table-cell table:number-columns-repeated="2" office:value-type="string">
            <text:p>NULL</text:p>
          </table:table-cell>
          <table:table-cell office:value-type="string">
            <text:p>gram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5076738">
            <text:p>15076738</text:p>
          </table:table-cell>
          <table:table-cell office:value-type="float" office:value="191337298">
            <text:p>191337298</text:p>
          </table:table-cell>
          <table:table-cell office:value-type="string">
            <text:p>2013-08-0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8253395056">
            <text:p>18253395056</text:p>
          </table:table-cell>
          <table:table-cell office:value-type="string">
            <text:p>original_2013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seinal , looz sile , platsenta kaal 500g</text:p>
          </table:table-cell>
          <table:table-cell office:value-type="string">
            <text:p>kaal 500g</text:p>
          </table:table-cell>
          <table:table-cell office:value-type="string">
            <text:p><text:s/>, nabaväädi pikkus 55cm , nabav</text:p>
          </table:table-cell>
          <table:table-cell office:value-type="string">
            <text:p>kaal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16361257">
            <text:p>16361257</text:p>
          </table:table-cell>
          <table:table-cell office:value-type="float" office:value="190319857">
            <text:p>190319857</text:p>
          </table:table-cell>
          <table:table-cell office:value-type="string">
            <text:p>2013-07-16</text:p>
          </table:table-cell>
          <table:table-cell office:value-type="string">
            <text:p>S</text:p>
          </table:table-cell>
          <table:table-cell office:value-type="string">
            <text:p>2013-06-27</text:p>
          </table:table-cell>
          <table:table-cell office:value-type="float" office:value="673038301197">
            <text:p>67303830119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õõtudega 14 x 10,5 x 6 cm ning kaaluga 534 g</text:p>
          </table:table-cell>
          <table:table-cell office:value-type="string">
            <text:p>kaaluga 534 g</text:p>
          </table:table-cell>
          <table:table-cell/>
          <table:table-cell office:value-type="string">
            <text:p>kaaluga</text:p>
          </table:table-cell>
          <table:table-cell office:value-type="float" office:value="534">
            <text:p>53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555053">
            <text:p>555053</text:p>
          </table:table-cell>
          <table:table-cell office:value-type="float" office:value="79912644">
            <text:p>79912644</text:p>
          </table:table-cell>
          <table:table-cell office:value-type="string">
            <text:p>2012-01-03</text:p>
          </table:table-cell>
          <table:table-cell office:value-type="string">
            <text:p>S</text:p>
          </table:table-cell>
          <table:table-cell office:value-type="string">
            <text:p>2011-12-22</text:p>
          </table:table-cell>
          <table:table-cell office:value-type="float" office:value="34604834398">
            <text:p>34604834398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omisõlmede paketti , mis kokku kaaluga 760g</text:p>
          </table:table-cell>
          <table:table-cell office:value-type="string">
            <text:p>kaaluga 760g</text:p>
          </table:table-cell>
          <table:table-cell/>
          <table:table-cell office:value-type="string">
            <text:p>kaaluga</text:p>
          </table:table-cell>
          <table:table-cell office:value-type="float" office:value="760">
            <text:p>76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 office:value-type="string">
            <text:p>n</text:p>
          </table:table-cell>
        </table:table-row>
        <table:table-row table:style-name="ro1">
          <table:table-cell office:value-type="float" office:value="3779442">
            <text:p>3779442</text:p>
          </table:table-cell>
          <table:table-cell office:value-type="float" office:value="133881738">
            <text:p>133881738</text:p>
          </table:table-cell>
          <table:table-cell office:value-type="string">
            <text:p>2012-08-23</text:p>
          </table:table-cell>
          <table:table-cell office:value-type="string">
            <text:p>A</text:p>
          </table:table-cell>
          <table:table-cell office:value-type="string">
            <text:p>2012-07-27</text:p>
          </table:table-cell>
          <table:table-cell office:value-type="float" office:value="34627415600">
            <text:p>3462741560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2,2 kg</text:p>
          </table:table-cell>
          <table:table-cell office:value-type="string">
            <text:p><text:s/>, sp 45 cm</text:p>
          </table:table-cell>
          <table:table-cell office:value-type="string">
            <text:p>Sk</text:p>
          </table:table-cell>
          <table:table-cell table:style-name="ce1" office:value-type="float" office:value="2.2">
            <text:p>2,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99717">
            <text:p>9999717</text:p>
          </table:table-cell>
          <table:table-cell office:value-type="float" office:value="204827716">
            <text:p>204827716</text:p>
          </table:table-cell>
          <table:table-cell office:value-type="string">
            <text:p>2013-10-18</text:p>
          </table:table-cell>
          <table:table-cell office:value-type="string">
            <text:p>S</text:p>
          </table:table-cell>
          <table:table-cell office:value-type="string">
            <text:p>2013-10-08</text:p>
          </table:table-cell>
          <table:table-cell office:value-type="float" office:value="28182879031">
            <text:p>2818287903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d , Rinne bil + , Weber peas , SK 3,0</text:p>
          </table:table-cell>
          <table:table-cell office:value-type="string">
            <text:p>SK 3,0</text:p>
          </table:table-cell>
          <table:table-cell office:value-type="string">
            <text:p>/6,0 .</text:p>
          </table:table-cell>
          <table:table-cell office:value-type="string">
            <text:p>SK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70399">
            <text:p>10270399</text:p>
          </table:table-cell>
          <table:table-cell office:value-type="float" office:value="160864647">
            <text:p>160864647</text:p>
          </table:table-cell>
          <table:table-cell office:value-type="string">
            <text:p>2013-02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2268370">
            <text:p>67304226837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ehatemperatuur 37,3C Lapse kaal 3,5kg</text:p>
          </table:table-cell>
          <table:table-cell office:value-type="string">
            <text:p>kaal 3,5kg</text:p>
          </table:table-cell>
          <table:table-cell/>
          <table:table-cell office:value-type="string">
            <text:p>kaal</text:p>
          </table:table-cell>
          <table:table-cell table:style-name="ce1" office:value-type="float" office:value="3.5">
            <text:p>3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64458">
            <text:p>3364458</text:p>
          </table:table-cell>
          <table:table-cell office:value-type="float" office:value="152662992">
            <text:p>152662992</text:p>
          </table:table-cell>
          <table:table-cell office:value-type="string">
            <text:p>2012-12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0551753315">
            <text:p>4055175331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ün-nud 15.09.2012a , lapsekaal 3.630</text:p>
          </table:table-cell>
          <table:table-cell office:value-type="string">
            <text:p>kaal 3.630</text:p>
          </table:table-cell>
          <table:table-cell office:value-type="string">
            <text:p><text:s/>, toidab rinnaga , menst ei käi</text:p>
          </table:table-cell>
          <table:table-cell office:value-type="string">
            <text:p>kaal</text:p>
          </table:table-cell>
          <table:table-cell office:value-type="float" office:value="3.63">
            <text:p>3,6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04752">
            <text:p>5604752</text:p>
          </table:table-cell>
          <table:table-cell office:value-type="float" office:value="151126682">
            <text:p>151126682</text:p>
          </table:table-cell>
          <table:table-cell office:value-type="string">
            <text:p>2012-12-07</text:p>
          </table:table-cell>
          <table:table-cell office:value-type="string">
            <text:p>A</text:p>
          </table:table-cell>
          <table:table-cell office:value-type="string">
            <text:p>2012-08-24</text:p>
          </table:table-cell>
          <table:table-cell office:value-type="float" office:value="20993054935">
            <text:p>2099305493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mine ) tulemus : pikkus : 52cm kaal : 3.84kg</text:p>
          </table:table-cell>
          <table:table-cell office:value-type="string">
            <text:p>kaal : 3.84kg</text:p>
          </table:table-cell>
          <table:table-cell office:value-type="string">
            <text:p><text:s/>KMI : 14.2</text:p>
          </table:table-cell>
          <table:table-cell office:value-type="string">
            <text:p>kaal</text:p>
          </table:table-cell>
          <table:table-cell office:value-type="float" office:value="3.84">
            <text:p>3,8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23777">
            <text:p>23723777</text:p>
          </table:table-cell>
          <table:table-cell office:value-type="float" office:value="213105823">
            <text:p>213105823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office:value-type="string">
            <text:p>2013-12-03</text:p>
          </table:table-cell>
          <table:table-cell office:value-type="float" office:value="673030580664">
            <text:p>67303058066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: 4.2kg</text:p>
          </table:table-cell>
          <table:table-cell/>
          <table:table-cell office:value-type="string">
            <text:p>Sünnikaal</text:p>
          </table:table-cell>
          <table:table-cell table:style-name="ce1" office:value-type="float" office:value="4.2">
            <text:p>4,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28659">
            <text:p>12728659</text:p>
          </table:table-cell>
          <table:table-cell office:value-type="float" office:value="188015948">
            <text:p>188015948</text:p>
          </table:table-cell>
          <table:table-cell office:value-type="string">
            <text:p>2013-07-12</text:p>
          </table:table-cell>
          <table:table-cell office:value-type="string">
            <text:p>A</text:p>
          </table:table-cell>
          <table:table-cell office:value-type="string">
            <text:p>2013-07-10</text:p>
          </table:table-cell>
          <table:table-cell office:value-type="float" office:value="673040981890">
            <text:p>67304098189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\(\s*(?P&lt;unit&gt;(gramm|kg|mg|kG|gr|g|KG|G))\s*\)\s*:?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Kaal ( kg ) 4.640</text:p>
          </table:table-cell>
          <table:table-cell/>
          <table:table-cell office:value-type="string">
            <text:p>Kaal</text:p>
          </table:table-cell>
          <table:table-cell office:value-type="float" office:value="4.64">
            <text:p>4,6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4650">
            <text:p>2214650</text:p>
          </table:table-cell>
          <table:table-cell office:value-type="float" office:value="83244268">
            <text:p>83244268</text:p>
          </table:table-cell>
          <table:table-cell office:value-type="string">
            <text:p>2012-02-13</text:p>
          </table:table-cell>
          <table:table-cell office:value-type="string">
            <text:p>A</text:p>
          </table:table-cell>
          <table:table-cell office:value-type="string">
            <text:p>2012-02-13</text:p>
          </table:table-cell>
          <table:table-cell office:value-type="float" office:value="80600687446">
            <text:p>8060068744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5 kg</text:p>
          </table:table-cell>
          <table:table-cell office:value-type="string">
            <text:p><text:s/>, pikkus : 60cm</text:p>
          </table:table-cell>
          <table:table-cell office:value-type="string">
            <text:p>Kaal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54102">
            <text:p>7154102</text:p>
          </table:table-cell>
          <table:table-cell office:value-type="float" office:value="124084931">
            <text:p>124084931</text:p>
          </table:table-cell>
          <table:table-cell office:value-type="string">
            <text:p>2012-06-01</text:p>
          </table:table-cell>
          <table:table-cell office:value-type="string">
            <text:p>A</text:p>
          </table:table-cell>
          <table:table-cell office:value-type="string">
            <text:p>2012-06-01</text:p>
          </table:table-cell>
          <table:table-cell office:value-type="float" office:value="13248121122">
            <text:p>1324812112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5,03kg</text:p>
          </table:table-cell>
          <table:table-cell/>
          <table:table-cell office:value-type="string">
            <text:p>kaal</text:p>
          </table:table-cell>
          <table:table-cell table:style-name="ce1" office:value-type="float" office:value="5.03">
            <text:p>5,0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87476">
            <text:p>5787476</text:p>
          </table:table-cell>
          <table:table-cell office:value-type="float" office:value="138712127">
            <text:p>138712127</text:p>
          </table:table-cell>
          <table:table-cell office:value-type="string">
            <text:p>2012-09-25</text:p>
          </table:table-cell>
          <table:table-cell office:value-type="string">
            <text:p>A</text:p>
          </table:table-cell>
          <table:table-cell office:value-type="string">
            <text:p>2012-09-25</text:p>
          </table:table-cell>
          <table:table-cell office:value-type="float" office:value="20434218007">
            <text:p>2043421800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ne ) tulemus : pikkus : 62.5cm kaal : 5.98kg</text:p>
          </table:table-cell>
          <table:table-cell office:value-type="string">
            <text:p>kaal : 5.98kg</text:p>
          </table:table-cell>
          <table:table-cell office:value-type="string">
            <text:p><text:s/>KMI : 15.3 pea ümbermõõt : 38.5</text:p>
          </table:table-cell>
          <table:table-cell office:value-type="string">
            <text:p>kaal</text:p>
          </table:table-cell>
          <table:table-cell office:value-type="float" office:value="5.98">
            <text:p>5,9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3893">
            <text:p>423893</text:p>
          </table:table-cell>
          <table:table-cell office:value-type="float" office:value="143399155">
            <text:p>143399155</text:p>
          </table:table-cell>
          <table:table-cell office:value-type="string">
            <text:p>2012-10-17</text:p>
          </table:table-cell>
          <table:table-cell office:value-type="string">
            <text:p>S</text:p>
          </table:table-cell>
          <table:table-cell office:value-type="string">
            <text:p>2012-10-16</text:p>
          </table:table-cell>
          <table:table-cell office:value-type="float" office:value="87845825802">
            <text:p>8784582580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apse kaal : 6 kg</text:p>
          </table:table-cell>
          <table:table-cell office:value-type="string">
            <text:p>kaal : 6 kg</text:p>
          </table:table-cell>
          <table:table-cell/>
          <table:table-cell office:value-type="string">
            <text:p>kaal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88358">
            <text:p>18588358</text:p>
          </table:table-cell>
          <table:table-cell office:value-type="float" office:value="214057122">
            <text:p>214057122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80260">
            <text:p>6730304802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,65kg</text:p>
          </table:table-cell>
          <table:table-cell/>
          <table:table-cell office:value-type="string">
            <text:p>kaal</text:p>
          </table:table-cell>
          <table:table-cell office:value-type="float" office:value="6.65">
            <text:p>6,6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50188">
            <text:p>14050188</text:p>
          </table:table-cell>
          <table:table-cell office:value-type="float" office:value="156292265">
            <text:p>156292265</text:p>
          </table:table-cell>
          <table:table-cell office:value-type="string">
            <text:p>2013-01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4281567919">
            <text:p>8428156791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apse kaal 6,7 kg</text:p>
          </table:table-cell>
          <table:table-cell office:value-type="string">
            <text:p>kaal 6,7 kg</text:p>
          </table:table-cell>
          <table:table-cell office:value-type="string">
            <text:p>/100 mg/1,0 ml i/m jagatuna mõle</text:p>
          </table:table-cell>
          <table:table-cell office:value-type="string">
            <text:p>kaal</text:p>
          </table:table-cell>
          <table:table-cell table:style-name="ce1" office:value-type="float" office:value="6.7">
            <text:p>6,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88728">
            <text:p>4388728</text:p>
          </table:table-cell>
          <table:table-cell office:value-type="float" office:value="124225674">
            <text:p>124225674</text:p>
          </table:table-cell>
          <table:table-cell office:value-type="string">
            <text:p>2012-03-28</text:p>
          </table:table-cell>
          <table:table-cell office:value-type="string">
            <text:p>A</text:p>
          </table:table-cell>
          <table:table-cell office:value-type="string">
            <text:p>2012-03-12</text:p>
          </table:table-cell>
          <table:table-cell office:value-type="float" office:value="35970084994">
            <text:p>3597008499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,8kg</text:p>
          </table:table-cell>
          <table:table-cell office:value-type="string">
            <text:p><text:s/>, 64cm , 43cm</text:p>
          </table:table-cell>
          <table:table-cell office:value-type="string">
            <text:p>Kaal</text:p>
          </table:table-cell>
          <table:table-cell table:style-name="ce1" office:value-type="float" office:value="6.8">
            <text:p>6,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222166">
            <text:p>15222166</text:p>
          </table:table-cell>
          <table:table-cell office:value-type="float" office:value="180747773">
            <text:p>180747773</text:p>
          </table:table-cell>
          <table:table-cell office:value-type="string">
            <text:p>2013-05-3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3701482552">
            <text:p>63701482552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</text:p>
          </table:table-cell>
          <table:table-cell office:value-type="string">
            <text:p><text:s/>.</text:p>
          </table:table-cell>
          <table:table-cell office:value-type="string">
            <text:p>Kaal</text:p>
          </table:table-cell>
          <table:table-cell office:value-type="float" office:value="7">
            <text:p>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93469">
            <text:p>5493469</text:p>
          </table:table-cell>
          <table:table-cell office:value-type="float" office:value="79373279">
            <text:p>79373279</text:p>
          </table:table-cell>
          <table:table-cell office:value-type="string">
            <text:p>2012-01-04</text:p>
          </table:table-cell>
          <table:table-cell office:value-type="string">
            <text:p>A</text:p>
          </table:table-cell>
          <table:table-cell office:value-type="string">
            <text:p>2012-01-04</text:p>
          </table:table-cell>
          <table:table-cell office:value-type="float" office:value="98089578587">
            <text:p>9808957858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-7,010</text:p>
          </table:table-cell>
          <table:table-cell office:value-type="string">
            <text:p><text:s/>+ 470g - 2 näd , pikkus - 63cm</text:p>
          </table:table-cell>
          <table:table-cell office:value-type="string">
            <text:p>Kaal</text:p>
          </table:table-cell>
          <table:table-cell table:style-name="ce1" office:value-type="float" office:value="7.01">
            <text:p>7,0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44246">
            <text:p>22244246</text:p>
          </table:table-cell>
          <table:table-cell office:value-type="float" office:value="158184951">
            <text:p>158184951</text:p>
          </table:table-cell>
          <table:table-cell office:value-type="string">
            <text:p>2012-02-26</text:p>
          </table:table-cell>
          <table:table-cell office:value-type="string">
            <text:p>A</text:p>
          </table:table-cell>
          <table:table-cell office:value-type="string">
            <text:p>2012-02-26</text:p>
          </table:table-cell>
          <table:table-cell office:value-type="float" office:value="52253194850">
            <text:p>522531948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 : kaal 7,3kg</text:p>
          </table:table-cell>
          <table:table-cell office:value-type="string">
            <text:p>kaal 7,3kg</text:p>
          </table:table-cell>
          <table:table-cell/>
          <table:table-cell office:value-type="string">
            <text:p>kaal</text:p>
          </table:table-cell>
          <table:table-cell table:style-name="ce1" office:value-type="float" office:value="7.3">
            <text:p>7,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911669">
            <text:p>3911669</text:p>
          </table:table-cell>
          <table:table-cell office:value-type="float" office:value="142578018">
            <text:p>142578018</text:p>
          </table:table-cell>
          <table:table-cell office:value-type="string">
            <text:p>2012-10-17</text:p>
          </table:table-cell>
          <table:table-cell office:value-type="string">
            <text:p>A</text:p>
          </table:table-cell>
          <table:table-cell office:value-type="string">
            <text:p>2012-10-09</text:p>
          </table:table-cell>
          <table:table-cell office:value-type="float" office:value="75915259548">
            <text:p>7591525954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R 140/80 kaal 7,5</text:p>
          </table:table-cell>
          <table:table-cell office:value-type="string">
            <text:p>kaal 7,5</text:p>
          </table:table-cell>
          <table:table-cell office:value-type="string">
            <text:p><text:s/>mmol l</text:p>
          </table:table-cell>
          <table:table-cell office:value-type="string">
            <text:p>kaal</text:p>
          </table:table-cell>
          <table:table-cell table:style-name="ce1" office:value-type="float" office:value="7.5">
            <text:p>7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21147">
            <text:p>6421147</text:p>
          </table:table-cell>
          <table:table-cell office:value-type="float" office:value="90039169">
            <text:p>90039169</text:p>
          </table:table-cell>
          <table:table-cell office:value-type="string">
            <text:p>2012-03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6900971218">
            <text:p>9690097121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.8</text:p>
          </table:table-cell>
          <table:table-cell office:value-type="string">
            <text:p><text:s/>kilo , viimane teadaolev kaal 9</text:p>
          </table:table-cell>
          <table:table-cell office:value-type="string">
            <text:p>Kaal</text:p>
          </table:table-cell>
          <table:table-cell table:style-name="ce1" office:value-type="float" office:value="8.8">
            <text:p>8,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81506">
            <text:p>4981506</text:p>
          </table:table-cell>
          <table:table-cell office:value-type="float" office:value="135278300">
            <text:p>135278300</text:p>
          </table:table-cell>
          <table:table-cell office:value-type="string">
            <text:p>2012-08-24</text:p>
          </table:table-cell>
          <table:table-cell office:value-type="string">
            <text:p>A</text:p>
          </table:table-cell>
          <table:table-cell office:value-type="string">
            <text:p>2012-08-24</text:p>
          </table:table-cell>
          <table:table-cell office:value-type="float" office:value="61835320407">
            <text:p>6183532040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,81kg</text:p>
          </table:table-cell>
          <table:table-cell/>
          <table:table-cell office:value-type="string">
            <text:p>kaal</text:p>
          </table:table-cell>
          <table:table-cell office:value-type="float" office:value="8.81">
            <text:p>8,8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81865">
            <text:p>5681865</text:p>
          </table:table-cell>
          <table:table-cell office:value-type="float" office:value="152468311">
            <text:p>152468311</text:p>
          </table:table-cell>
          <table:table-cell office:value-type="string">
            <text:p>2012-12-14</text:p>
          </table:table-cell>
          <table:table-cell office:value-type="string">
            <text:p>A</text:p>
          </table:table-cell>
          <table:table-cell office:value-type="string">
            <text:p>2012-11-28</text:p>
          </table:table-cell>
          <table:table-cell office:value-type="float" office:value="44109014178">
            <text:p>4410901417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ub 9,5 kg</text:p>
          </table:table-cell>
          <table:table-cell office:value-type="string">
            <text:p><text:s/>, 10 hammast</text:p>
          </table:table-cell>
          <table:table-cell office:value-type="string">
            <text:p>Kaalub</text:p>
          </table:table-cell>
          <table:table-cell table:style-name="ce1" office:value-type="float" office:value="9.5">
            <text:p>9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32914">
            <text:p>6332914</text:p>
          </table:table-cell>
          <table:table-cell office:value-type="float" office:value="144719724">
            <text:p>144719724</text:p>
          </table:table-cell>
          <table:table-cell office:value-type="string">
            <text:p>2012-11-01</text:p>
          </table:table-cell>
          <table:table-cell office:value-type="string">
            <text:p>S</text:p>
          </table:table-cell>
          <table:table-cell office:value-type="string">
            <text:p>2011-10-14</text:p>
          </table:table-cell>
          <table:table-cell office:value-type="float" office:value="32708887402">
            <text:p>3270888740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0 kg</text:p>
          </table:table-cell>
          <table:table-cell/>
          <table:table-cell office:value-type="string">
            <text:p>Kaal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07566">
            <text:p>2807566</text:p>
          </table:table-cell>
          <table:table-cell office:value-type="float" office:value="122432141">
            <text:p>122432141</text:p>
          </table:table-cell>
          <table:table-cell office:value-type="string">
            <text:p>2012-05-17</text:p>
          </table:table-cell>
          <table:table-cell office:value-type="string">
            <text:p>A</text:p>
          </table:table-cell>
          <table:table-cell office:value-type="string">
            <text:p>2012-03-14</text:p>
          </table:table-cell>
          <table:table-cell office:value-type="float" office:value="15781917339">
            <text:p>1578191733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10,1 kg</text:p>
          </table:table-cell>
          <table:table-cell office:value-type="string">
            <text:p><text:s/>( &lt;3 ts )</text:p>
          </table:table-cell>
          <table:table-cell office:value-type="string">
            <text:p>Kehakaal</text:p>
          </table:table-cell>
          <table:table-cell table:style-name="ce1" office:value-type="float" office:value="10.1">
            <text:p>10,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55256">
            <text:p>4855256</text:p>
          </table:table-cell>
          <table:table-cell office:value-type="float" office:value="143456198">
            <text:p>143456198</text:p>
          </table:table-cell>
          <table:table-cell office:value-type="string">
            <text:p>2012-10-17</text:p>
          </table:table-cell>
          <table:table-cell office:value-type="string">
            <text:p>A</text:p>
          </table:table-cell>
          <table:table-cell office:value-type="string">
            <text:p>2012-10-17</text:p>
          </table:table-cell>
          <table:table-cell office:value-type="float" office:value="15996346538">
            <text:p>1599634653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ga hakkama kaaluiive positiivne kaal 10,2 kg</text:p>
          </table:table-cell>
          <table:table-cell office:value-type="string">
            <text:p>kaal 10,2 kg</text:p>
          </table:table-cell>
          <table:table-cell/>
          <table:table-cell office:value-type="string">
            <text:p>kaal</text:p>
          </table:table-cell>
          <table:table-cell table:style-name="ce1" office:value-type="float" office:value="10.2">
            <text:p>10,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56461">
            <text:p>4856461</text:p>
          </table:table-cell>
          <table:table-cell office:value-type="float" office:value="133296993">
            <text:p>133296993</text:p>
          </table:table-cell>
          <table:table-cell office:value-type="string">
            <text:p>2012-08-03</text:p>
          </table:table-cell>
          <table:table-cell office:value-type="string">
            <text:p>A</text:p>
          </table:table-cell>
          <table:table-cell office:value-type="string">
            <text:p>2012-08-03</text:p>
          </table:table-cell>
          <table:table-cell office:value-type="float" office:value="88949877746">
            <text:p>8894987774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0,3 kg</text:p>
          </table:table-cell>
          <table:table-cell/>
          <table:table-cell office:value-type="string">
            <text:p>kaal</text:p>
          </table:table-cell>
          <table:table-cell table:style-name="ce1" office:value-type="float" office:value="10.3">
            <text:p>10,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98663">
            <text:p>5198663</text:p>
          </table:table-cell>
          <table:table-cell office:value-type="float" office:value="142718656">
            <text:p>142718656</text:p>
          </table:table-cell>
          <table:table-cell office:value-type="string">
            <text:p>2012-10-10</text:p>
          </table:table-cell>
          <table:table-cell office:value-type="string">
            <text:p>A</text:p>
          </table:table-cell>
          <table:table-cell office:value-type="string">
            <text:p>2012-10-10</text:p>
          </table:table-cell>
          <table:table-cell office:value-type="float" office:value="84600759228">
            <text:p>8460075922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0,4 kg</text:p>
          </table:table-cell>
          <table:table-cell/>
          <table:table-cell office:value-type="string">
            <text:p>Kaal</text:p>
          </table:table-cell>
          <table:table-cell table:style-name="ce1" office:value-type="float" office:value="10.4">
            <text:p>10,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53798">
            <text:p>24053798</text:p>
          </table:table-cell>
          <table:table-cell office:value-type="float" office:value="207891865">
            <text:p>207891865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office:value-type="string">
            <text:p>2013-10-18</text:p>
          </table:table-cell>
          <table:table-cell office:value-type="float" office:value="98829454263">
            <text:p>988294542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1 kg</text:p>
          </table:table-cell>
          <table:table-cell office:value-type="string">
            <text:p><text:s/>pikkus 87,7cm</text:p>
          </table:table-cell>
          <table:table-cell office:value-type="string">
            <text:p>kaal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50269">
            <text:p>5550269</text:p>
          </table:table-cell>
          <table:table-cell office:value-type="float" office:value="90013750">
            <text:p>90013750</text:p>
          </table:table-cell>
          <table:table-cell office:value-type="string">
            <text:p>2012-04-16</text:p>
          </table:table-cell>
          <table:table-cell office:value-type="string">
            <text:p>A</text:p>
          </table:table-cell>
          <table:table-cell office:value-type="string">
            <text:p>2012-04-16</text:p>
          </table:table-cell>
          <table:table-cell office:value-type="float" office:value="43782545465">
            <text:p>4378254546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a -lt kasv 86 cm ( 97pt ) , kaal 11,5 kg</text:p>
          </table:table-cell>
          <table:table-cell office:value-type="string">
            <text:p>kaal 11,5 kg</text:p>
          </table:table-cell>
          <table:table-cell office:value-type="string">
            <text:p><text:s/>pt ) , KMI 15,5 kg/m2 , BSA m2</text:p>
          </table:table-cell>
          <table:table-cell office:value-type="string">
            <text:p>kaal</text:p>
          </table:table-cell>
          <table:table-cell table:style-name="ce1" office:value-type="float" office:value="11.5">
            <text:p>11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94655">
            <text:p>5294655</text:p>
          </table:table-cell>
          <table:table-cell office:value-type="float" office:value="126321602">
            <text:p>126321602</text:p>
          </table:table-cell>
          <table:table-cell office:value-type="string">
            <text:p>2012-06-19</text:p>
          </table:table-cell>
          <table:table-cell office:value-type="string">
            <text:p>A</text:p>
          </table:table-cell>
          <table:table-cell office:value-type="string">
            <text:p>2012-04-17</text:p>
          </table:table-cell>
          <table:table-cell office:value-type="float" office:value="69253690515">
            <text:p>6925369051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niil on 1aasta5,5 kuu vanune , kaal 12kg</text:p>
          </table:table-cell>
          <table:table-cell office:value-type="string">
            <text:p>kaal 12kg</text:p>
          </table:table-cell>
          <table:table-cell office:value-type="string">
            <text:p><text:s/>, 11 hammast Laps liigutustes h</text:p>
          </table:table-cell>
          <table:table-cell office:value-type="string">
            <text:p>kaal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14515">
            <text:p>14914515</text:p>
          </table:table-cell>
          <table:table-cell office:value-type="float" office:value="214539497">
            <text:p>214539497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office:value-type="string">
            <text:p>2013-11-12</text:p>
          </table:table-cell>
          <table:table-cell office:value-type="float" office:value="77681522352">
            <text:p>7768152235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atsient võtnud aastaga kaalus 12 kg</text:p>
          </table:table-cell>
          <table:table-cell office:value-type="string">
            <text:p>kaalus 12 kg</text:p>
          </table:table-cell>
          <table:table-cell office:value-type="string">
            <text:p><text:s/>alla kõhulahtisuse tõttu ja pea</text:p>
          </table:table-cell>
          <table:table-cell office:value-type="string">
            <text:p>kaalus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13588">
            <text:p>5413588</text:p>
          </table:table-cell>
          <table:table-cell office:value-type="float" office:value="120178827">
            <text:p>120178827</text:p>
          </table:table-cell>
          <table:table-cell office:value-type="string">
            <text:p>2012-05-15</text:p>
          </table:table-cell>
          <table:table-cell office:value-type="string">
            <text:p>A</text:p>
          </table:table-cell>
          <table:table-cell office:value-type="string">
            <text:p>2009-08-27</text:p>
          </table:table-cell>
          <table:table-cell office:value-type="float" office:value="27559666825">
            <text:p>2755966682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mine ) tulemus : pikkus : 93cm kaal : 12.7kg</text:p>
          </table:table-cell>
          <table:table-cell office:value-type="string">
            <text:p>kaal : 12.7kg</text:p>
          </table:table-cell>
          <table:table-cell office:value-type="string">
            <text:p><text:s/>KMI : 14.7</text:p>
          </table:table-cell>
          <table:table-cell office:value-type="string">
            <text:p>kaal</text:p>
          </table:table-cell>
          <table:table-cell table:style-name="ce1" office:value-type="float" office:value="12.7">
            <text:p>12,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71776">
            <text:p>5571776</text:p>
          </table:table-cell>
          <table:table-cell office:value-type="float" office:value="86638829">
            <text:p>86638829</text:p>
          </table:table-cell>
          <table:table-cell office:value-type="string">
            <text:p>2012-03-20</text:p>
          </table:table-cell>
          <table:table-cell office:value-type="string">
            <text:p>A</text:p>
          </table:table-cell>
          <table:table-cell office:value-type="string">
            <text:p>2012-03-16</text:p>
          </table:table-cell>
          <table:table-cell office:value-type="float" office:value="69811551189">
            <text:p>6981155118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mine ) tulemus : pikkus : 92cm kaal : 12.8kg</text:p>
          </table:table-cell>
          <table:table-cell office:value-type="string">
            <text:p>kaal : 12.8kg</text:p>
          </table:table-cell>
          <table:table-cell office:value-type="string">
            <text:p><text:s/>KMI : 15.1</text:p>
          </table:table-cell>
          <table:table-cell office:value-type="string">
            <text:p>kaal</text:p>
          </table:table-cell>
          <table:table-cell table:style-name="ce1" office:value-type="float" office:value="12.8">
            <text:p>12,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01453">
            <text:p>22901453</text:p>
          </table:table-cell>
          <table:table-cell office:value-type="float" office:value="181685807">
            <text:p>181685807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office:value-type="string">
            <text:p>2013-03-05</text:p>
          </table:table-cell>
          <table:table-cell office:value-type="float" office:value="41635198190">
            <text:p>416351981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 e k k u m i n e Kaal 13kg</text:p>
          </table:table-cell>
          <table:table-cell office:value-type="string">
            <text:p>Kaal 13kg</text:p>
          </table:table-cell>
          <table:table-cell office:value-type="string">
            <text:p><text:s/>, pikkus 75 cm</text:p>
          </table:table-cell>
          <table:table-cell office:value-type="string">
            <text:p>Kaal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96988">
            <text:p>20196988</text:p>
          </table:table-cell>
          <table:table-cell office:value-type="float" office:value="213235716">
            <text:p>213235716</text:p>
          </table:table-cell>
          <table:table-cell office:value-type="string">
            <text:p>2013-12-03</text:p>
          </table:table-cell>
          <table:table-cell office:value-type="string">
            <text:p>A</text:p>
          </table:table-cell>
          <table:table-cell office:value-type="string">
            <text:p>2013-12-03</text:p>
          </table:table-cell>
          <table:table-cell office:value-type="float" office:value="12690148434">
            <text:p>1269014843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3 kg</text:p>
          </table:table-cell>
          <table:table-cell/>
          <table:table-cell office:value-type="string">
            <text:p>Kaal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180889">
            <text:p>4180889</text:p>
          </table:table-cell>
          <table:table-cell office:value-type="float" office:value="126816361">
            <text:p>126816361</text:p>
          </table:table-cell>
          <table:table-cell office:value-type="string">
            <text:p>2012-06-15</text:p>
          </table:table-cell>
          <table:table-cell office:value-type="string">
            <text:p>A</text:p>
          </table:table-cell>
          <table:table-cell office:value-type="string">
            <text:p>2012-06-11</text:p>
          </table:table-cell>
          <table:table-cell office:value-type="float" office:value="86183780155">
            <text:p>8618378015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ontsentratsioon 63,912.09.2011 Kaal-13 kg</text:p>
          </table:table-cell>
          <table:table-cell office:value-type="string">
            <text:p>Kaal-13 kg</text:p>
          </table:table-cell>
          <table:table-cell office:value-type="string">
            <text:p><text:s/>pikkus 104cm pea 47cm</text:p>
          </table:table-cell>
          <table:table-cell office:value-type="string">
            <text:p>Kaal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26823">
            <text:p>2526823</text:p>
          </table:table-cell>
          <table:table-cell office:value-type="float" office:value="131953729">
            <text:p>131953729</text:p>
          </table:table-cell>
          <table:table-cell office:value-type="string">
            <text:p>2012-08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9936528454">
            <text:p>9993652845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Neeluring ii Kaal 13,5kg</text:p>
          </table:table-cell>
          <table:table-cell office:value-type="string">
            <text:p>Kaal 13,5kg</text:p>
          </table:table-cell>
          <table:table-cell office:value-type="string">
            <text:p><text:s/>, Pikkus 90cm , H 16</text:p>
          </table:table-cell>
          <table:table-cell office:value-type="string">
            <text:p>Kaal</text:p>
          </table:table-cell>
          <table:table-cell table:style-name="ce1" office:value-type="float" office:value="13.5">
            <text:p>13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79629">
            <text:p>5779629</text:p>
          </table:table-cell>
          <table:table-cell office:value-type="float" office:value="135782099">
            <text:p>135782099</text:p>
          </table:table-cell>
          <table:table-cell office:value-type="string">
            <text:p>2012-09-04</text:p>
          </table:table-cell>
          <table:table-cell office:value-type="string">
            <text:p>A</text:p>
          </table:table-cell>
          <table:table-cell office:value-type="string">
            <text:p>2012-07-23</text:p>
          </table:table-cell>
          <table:table-cell office:value-type="float" office:value="99793649648">
            <text:p>9979364964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mine ) tulemus : pikkus : 95cm kaal : 14kg</text:p>
          </table:table-cell>
          <table:table-cell office:value-type="string">
            <text:p>kaal : 14kg</text:p>
          </table:table-cell>
          <table:table-cell office:value-type="string">
            <text:p><text:s/>KMI : 15.5</text:p>
          </table:table-cell>
          <table:table-cell office:value-type="string">
            <text:p>kaal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62848">
            <text:p>2662848</text:p>
          </table:table-cell>
          <table:table-cell office:value-type="float" office:value="141059287">
            <text:p>141059287</text:p>
          </table:table-cell>
          <table:table-cell office:value-type="string">
            <text:p>2012-10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9570917866">
            <text:p>4957091786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* 09.10.2012 <text:s text:c="2"/>: kaal 14,3</text:p>
          </table:table-cell>
          <table:table-cell office:value-type="string">
            <text:p>kaal 14,3</text:p>
          </table:table-cell>
          <table:table-cell office:value-type="string">
            <text:p><text:s/>pikkus 87</text:p>
          </table:table-cell>
          <table:table-cell office:value-type="string">
            <text:p>kaal</text:p>
          </table:table-cell>
          <table:table-cell table:style-name="ce1" office:value-type="float" office:value="14.3">
            <text:p>14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516776">
            <text:p>8516776</text:p>
          </table:table-cell>
          <table:table-cell office:value-type="float" office:value="151167595">
            <text:p>151167595</text:p>
          </table:table-cell>
          <table:table-cell office:value-type="string">
            <text:p>2012-11-30</text:p>
          </table:table-cell>
          <table:table-cell office:value-type="string">
            <text:p>A</text:p>
          </table:table-cell>
          <table:table-cell office:value-type="string">
            <text:p>2012-11-30</text:p>
          </table:table-cell>
          <table:table-cell office:value-type="float" office:value="82177688162">
            <text:p>8217768816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R 88/50 mm Hgkaal 14,9 kg</text:p>
          </table:table-cell>
          <table:table-cell office:value-type="string">
            <text:p>kaal 14,9 kg</text:p>
          </table:table-cell>
          <table:table-cell office:value-type="string">
            <text:p>EKG : Siinusrütm fr 121 x min , </text:p>
          </table:table-cell>
          <table:table-cell office:value-type="string">
            <text:p>kaal</text:p>
          </table:table-cell>
          <table:table-cell table:style-name="ce1" office:value-type="float" office:value="14.9">
            <text:p>14,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252967">
            <text:p>4252967</text:p>
          </table:table-cell>
          <table:table-cell office:value-type="float" office:value="123701042">
            <text:p>123701042</text:p>
          </table:table-cell>
          <table:table-cell office:value-type="string">
            <text:p>2012-05-29</text:p>
          </table:table-cell>
          <table:table-cell office:value-type="string">
            <text:p>A</text:p>
          </table:table-cell>
          <table:table-cell office:value-type="string">
            <text:p>2012-05-29</text:p>
          </table:table-cell>
          <table:table-cell office:value-type="float" office:value="92599260765">
            <text:p>9259926076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~ 15kg</text:p>
          </table:table-cell>
          <table:table-cell/>
          <table:table-cell office:value-type="string">
            <text:p>kaal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1122">
            <text:p>431122</text:p>
          </table:table-cell>
          <table:table-cell office:value-type="float" office:value="95739252">
            <text:p>95739252</text:p>
          </table:table-cell>
          <table:table-cell office:value-type="string">
            <text:p>2012-04-30</text:p>
          </table:table-cell>
          <table:table-cell office:value-type="string">
            <text:p>S</text:p>
          </table:table-cell>
          <table:table-cell office:value-type="string">
            <text:p>2012-04-27</text:p>
          </table:table-cell>
          <table:table-cell office:value-type="float" office:value="99849450832">
            <text:p>9984945083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\(\s*(?P&lt;unit&gt;(gramm|kg|mg|kG|gr|g|KG|G))\s*\)\s*:?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Kaal ( kg ) 15</text:p>
          </table:table-cell>
          <table:table-cell/>
          <table:table-cell office:value-type="string">
            <text:p>Kaal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359595">
            <text:p>9359595</text:p>
          </table:table-cell>
          <table:table-cell office:value-type="float" office:value="168570408">
            <text:p>168570408</text:p>
          </table:table-cell>
          <table:table-cell office:value-type="string">
            <text:p>2013-03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2943854854">
            <text:p>62943854854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ine ) tulemus : pikkus : 101cm kaal : 15kg</text:p>
          </table:table-cell>
          <table:table-cell office:value-type="string">
            <text:p>kaal : 15kg</text:p>
          </table:table-cell>
          <table:table-cell office:value-type="string">
            <text:p><text:s/>KMI : 14.7</text:p>
          </table:table-cell>
          <table:table-cell office:value-type="string">
            <text:p>kaal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212686">
            <text:p>11212686</text:p>
          </table:table-cell>
          <table:table-cell office:value-type="float" office:value="204078332">
            <text:p>204078332</text:p>
          </table:table-cell>
          <table:table-cell office:value-type="string">
            <text:p>2013-10-18</text:p>
          </table:table-cell>
          <table:table-cell office:value-type="string">
            <text:p>A</text:p>
          </table:table-cell>
          <table:table-cell office:value-type="string">
            <text:p>2013-10-17</text:p>
          </table:table-cell>
          <table:table-cell office:value-type="float" office:value="33762866746">
            <text:p>3376286674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37,4 * , Kehakaal 15,5 kg</text:p>
          </table:table-cell>
          <table:table-cell office:value-type="string">
            <text:p>Kehakaal 15,5 kg</text:p>
          </table:table-cell>
          <table:table-cell/>
          <table:table-cell office:value-type="string">
            <text:p>Kehakaal</text:p>
          </table:table-cell>
          <table:table-cell table:style-name="ce1" office:value-type="float" office:value="15.5">
            <text:p>15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54474">
            <text:p>11954474</text:p>
          </table:table-cell>
          <table:table-cell office:value-type="float" office:value="195326875">
            <text:p>195326875</text:p>
          </table:table-cell>
          <table:table-cell office:value-type="string">
            <text:p>2013-09-02</text:p>
          </table:table-cell>
          <table:table-cell office:value-type="string">
            <text:p>A</text:p>
          </table:table-cell>
          <table:table-cell office:value-type="string">
            <text:p>2013-09-02</text:p>
          </table:table-cell>
          <table:table-cell office:value-type="float" office:value="29226280736">
            <text:p>2922628073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6kg</text:p>
          </table:table-cell>
          <table:table-cell office:value-type="string">
            <text:p><text:s/>pikkus 87,5 cm</text:p>
          </table:table-cell>
          <table:table-cell office:value-type="string">
            <text:p>kaal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14883">
            <text:p>5314883</text:p>
          </table:table-cell>
          <table:table-cell office:value-type="float" office:value="122694070">
            <text:p>122694070</text:p>
          </table:table-cell>
          <table:table-cell office:value-type="string">
            <text:p>2012-05-30</text:p>
          </table:table-cell>
          <table:table-cell office:value-type="string">
            <text:p>A</text:p>
          </table:table-cell>
          <table:table-cell office:value-type="string">
            <text:p>2012-05-02</text:p>
          </table:table-cell>
          <table:table-cell office:value-type="float" office:value="13639328946">
            <text:p>1363932894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95 cm , kaal 16 kg</text:p>
          </table:table-cell>
          <table:table-cell office:value-type="string">
            <text:p>kaal 16 kg</text:p>
          </table:table-cell>
          <table:table-cell/>
          <table:table-cell office:value-type="string">
            <text:p>kaal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18860">
            <text:p>5618860</text:p>
          </table:table-cell>
          <table:table-cell office:value-type="float" office:value="141029285">
            <text:p>141029285</text:p>
          </table:table-cell>
          <table:table-cell office:value-type="string">
            <text:p>2012-10-09</text:p>
          </table:table-cell>
          <table:table-cell office:value-type="string">
            <text:p>A</text:p>
          </table:table-cell>
          <table:table-cell office:value-type="string">
            <text:p>2012-09-10</text:p>
          </table:table-cell>
          <table:table-cell office:value-type="float" office:value="36401136956">
            <text:p>3640113695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7,5 kg</text:p>
          </table:table-cell>
          <table:table-cell office:value-type="string">
            <text:p><text:s/>( 25 pt ) , pikkus 98,2 cm ( al</text:p>
          </table:table-cell>
          <table:table-cell office:value-type="string">
            <text:p>Kaal</text:p>
          </table:table-cell>
          <table:table-cell table:style-name="ce1" office:value-type="float" office:value="17.5">
            <text:p>17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543646">
            <text:p>2543646</text:p>
          </table:table-cell>
          <table:table-cell office:value-type="float" office:value="154575356">
            <text:p>154575356</text:p>
          </table:table-cell>
          <table:table-cell office:value-type="string">
            <text:p>2012-12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7343951422">
            <text:p>8734395142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7,800 kg</text:p>
          </table:table-cell>
          <table:table-cell/>
          <table:table-cell office:value-type="string">
            <text:p>kaal</text:p>
          </table:table-cell>
          <table:table-cell table:style-name="ce1" office:value-type="float" office:value="17.8">
            <text:p>17,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73519">
            <text:p>9773519</text:p>
          </table:table-cell>
          <table:table-cell office:value-type="float" office:value="210985702">
            <text:p>210985702</text:p>
          </table:table-cell>
          <table:table-cell office:value-type="string">
            <text:p>2013-11-22</text:p>
          </table:table-cell>
          <table:table-cell office:value-type="string">
            <text:p>S</text:p>
          </table:table-cell>
          <table:table-cell office:value-type="string">
            <text:p>2013-11-15</text:p>
          </table:table-cell>
          <table:table-cell office:value-type="float" office:value="79773953531">
            <text:p>7977395353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8kg</text:p>
          </table:table-cell>
          <table:table-cell/>
          <table:table-cell office:value-type="string">
            <text:p>Kaal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64516">
            <text:p>2264516</text:p>
          </table:table-cell>
          <table:table-cell office:value-type="float" office:value="88567398">
            <text:p>88567398</text:p>
          </table:table-cell>
          <table:table-cell office:value-type="string">
            <text:p>2012-04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5135829288">
            <text:p>2513582928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 : kaal 18 kg</text:p>
          </table:table-cell>
          <table:table-cell office:value-type="string">
            <text:p>kaal 18 kg</text:p>
          </table:table-cell>
          <table:table-cell office:value-type="string">
            <text:p><text:s/>, laps rahuldavas üldseisundis </text:p>
          </table:table-cell>
          <table:table-cell office:value-type="string">
            <text:p>kaal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51841">
            <text:p>3151841</text:p>
          </table:table-cell>
          <table:table-cell office:value-type="float" office:value="90840905">
            <text:p>90840905</text:p>
          </table:table-cell>
          <table:table-cell office:value-type="string">
            <text:p>2012-04-23</text:p>
          </table:table-cell>
          <table:table-cell office:value-type="string">
            <text:p>A</text:p>
          </table:table-cell>
          <table:table-cell office:value-type="string">
            <text:p>2012-04-19</text:p>
          </table:table-cell>
          <table:table-cell office:value-type="float" office:value="52828071872">
            <text:p>5282807187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8,5 kg</text:p>
          </table:table-cell>
          <table:table-cell office:value-type="string">
            <text:p><text:s/>, pikkus 110 cm</text:p>
          </table:table-cell>
          <table:table-cell office:value-type="string">
            <text:p>Kaal</text:p>
          </table:table-cell>
          <table:table-cell table:style-name="ce1" office:value-type="float" office:value="18.5">
            <text:p>18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44568">
            <text:p>22344568</text:p>
          </table:table-cell>
          <table:table-cell office:value-type="float" office:value="195470731">
            <text:p>195470731</text:p>
          </table:table-cell>
          <table:table-cell office:value-type="string">
            <text:p>2013-09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4259978485">
            <text:p>742599784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eid : 4 aasta vanune tütarlaps Kaal 18,5 kg</text:p>
          </table:table-cell>
          <table:table-cell office:value-type="string">
            <text:p>Kaal 18,5 kg</text:p>
          </table:table-cell>
          <table:table-cell office:value-type="string">
            <text:p><text:s/>( 75 protsentiili ) , pikkus 10</text:p>
          </table:table-cell>
          <table:table-cell office:value-type="string">
            <text:p>Kaal</text:p>
          </table:table-cell>
          <table:table-cell table:style-name="ce1" office:value-type="float" office:value="18.5">
            <text:p>18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241481">
            <text:p>8241481</text:p>
          </table:table-cell>
          <table:table-cell office:value-type="float" office:value="133289686">
            <text:p>133289686</text:p>
          </table:table-cell>
          <table:table-cell office:value-type="string">
            <text:p>2012-08-03</text:p>
          </table:table-cell>
          <table:table-cell office:value-type="string">
            <text:p>A</text:p>
          </table:table-cell>
          <table:table-cell office:value-type="string">
            <text:p>2012-08-03</text:p>
          </table:table-cell>
          <table:table-cell office:value-type="float" office:value="50051120067">
            <text:p>50051120067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9,5 kg</text:p>
          </table:table-cell>
          <table:table-cell office:value-type="string">
            <text:p><text:s/>pikkus 112,5 cm</text:p>
          </table:table-cell>
          <table:table-cell office:value-type="string">
            <text:p>kaal</text:p>
          </table:table-cell>
          <table:table-cell table:style-name="ce1" office:value-type="float" office:value="19.5">
            <text:p>19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07388">
            <text:p>5707388</text:p>
          </table:table-cell>
          <table:table-cell office:value-type="float" office:value="151518575">
            <text:p>151518575</text:p>
          </table:table-cell>
          <table:table-cell office:value-type="string">
            <text:p>2012-12-10</text:p>
          </table:table-cell>
          <table:table-cell office:value-type="string">
            <text:p>A</text:p>
          </table:table-cell>
          <table:table-cell office:value-type="string">
            <text:p>2012-12-10</text:p>
          </table:table-cell>
          <table:table-cell office:value-type="float" office:value="23688374300">
            <text:p>2368837430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20,5kg</text:p>
          </table:table-cell>
          <table:table-cell office:value-type="string">
            <text:p><text:s/>( 50pt ) , pikkus : 115,5 cm ( </text:p>
          </table:table-cell>
          <table:table-cell office:value-type="string">
            <text:p>Kaal</text:p>
          </table:table-cell>
          <table:table-cell table:style-name="ce1" office:value-type="float" office:value="20.5">
            <text:p>20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601">
            <text:p>203601</text:p>
          </table:table-cell>
          <table:table-cell office:value-type="float" office:value="143397950">
            <text:p>143397950</text:p>
          </table:table-cell>
          <table:table-cell office:value-type="string">
            <text:p>2012-10-19</text:p>
          </table:table-cell>
          <table:table-cell office:value-type="string">
            <text:p>S</text:p>
          </table:table-cell>
          <table:table-cell office:value-type="string">
            <text:p>2012-10-17</text:p>
          </table:table-cell>
          <table:table-cell office:value-type="float" office:value="17674928490">
            <text:p>1767492849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\(\s*(?P&lt;unit&gt;(gramm|kg|mg|kG|gr|g|KG|G))\s*\)\s*:?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Kaal ( kg ) 21.6</text:p>
          </table:table-cell>
          <table:table-cell/>
          <table:table-cell office:value-type="string">
            <text:p>Kaal</text:p>
          </table:table-cell>
          <table:table-cell table:style-name="ce1" office:value-type="float" office:value="21.6">
            <text:p>21,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53376">
            <text:p>5353376</text:p>
          </table:table-cell>
          <table:table-cell office:value-type="float" office:value="95317650">
            <text:p>95317650</text:p>
          </table:table-cell>
          <table:table-cell office:value-type="string">
            <text:p>2012-05-04</text:p>
          </table:table-cell>
          <table:table-cell office:value-type="string">
            <text:p>A</text:p>
          </table:table-cell>
          <table:table-cell office:value-type="string">
            <text:p>2012-05-04</text:p>
          </table:table-cell>
          <table:table-cell office:value-type="float" office:value="97119544268">
            <text:p>9711954426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ine ) tulemus : pikkus : 119cm kaal : 22kg</text:p>
          </table:table-cell>
          <table:table-cell office:value-type="string">
            <text:p>kaal : 22kg</text:p>
          </table:table-cell>
          <table:table-cell office:value-type="string">
            <text:p><text:s/>KMI : 15.5</text:p>
          </table:table-cell>
          <table:table-cell office:value-type="string">
            <text:p>kaal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885035">
            <text:p>18885035</text:p>
          </table:table-cell>
          <table:table-cell office:value-type="float" office:value="169423704">
            <text:p>169423704</text:p>
          </table:table-cell>
          <table:table-cell office:value-type="string">
            <text:p>2013-04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3306061924">
            <text:p>833060619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- 22 kg</text:p>
          </table:table-cell>
          <table:table-cell office:value-type="string">
            <text:p><text:s/>/ pikkus 130 cm</text:p>
          </table:table-cell>
          <table:table-cell office:value-type="string">
            <text:p>Kaal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99499">
            <text:p>23799499</text:p>
          </table:table-cell>
          <table:table-cell office:value-type="float" office:value="160884421">
            <text:p>160884421</text:p>
          </table:table-cell>
          <table:table-cell office:value-type="string">
            <text:p>2013-02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5080421577">
            <text:p>150804215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- 22kg</text:p>
          </table:table-cell>
          <table:table-cell/>
          <table:table-cell office:value-type="string">
            <text:p>kaal</text:p>
          </table:table-cell>
          <table:table-cell office:value-type="float" office:value="22">
            <text:p>2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81933">
            <text:p>22481933</text:p>
          </table:table-cell>
          <table:table-cell office:value-type="float" office:value="195106406">
            <text:p>195106406</text:p>
          </table:table-cell>
          <table:table-cell office:value-type="string">
            <text:p>2013-08-31</text:p>
          </table:table-cell>
          <table:table-cell office:value-type="string">
            <text:p>A</text:p>
          </table:table-cell>
          <table:table-cell office:value-type="string">
            <text:p>2013-08-30</text:p>
          </table:table-cell>
          <table:table-cell office:value-type="float" office:value="95337968171">
            <text:p>953379681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24,4kg</text:p>
          </table:table-cell>
          <table:table-cell office:value-type="string">
            <text:p><text:s/>pikkus 134 cm</text:p>
          </table:table-cell>
          <table:table-cell office:value-type="string">
            <text:p>kaal</text:p>
          </table:table-cell>
          <table:table-cell table:style-name="ce1" office:value-type="float" office:value="24.4">
            <text:p>24,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71416">
            <text:p>20571416</text:p>
          </table:table-cell>
          <table:table-cell office:value-type="float" office:value="212749980">
            <text:p>212749980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11406254425">
            <text:p>1114062544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25 kg</text:p>
          </table:table-cell>
          <table:table-cell/>
          <table:table-cell office:value-type="string">
            <text:p>kaal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75333">
            <text:p>10075333</text:p>
          </table:table-cell>
          <table:table-cell office:value-type="float" office:value="166688537">
            <text:p>166688537</text:p>
          </table:table-cell>
          <table:table-cell office:value-type="string">
            <text:p>2013-03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7233248505">
            <text:p>1723324850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25 kg</text:p>
          </table:table-cell>
          <table:table-cell/>
          <table:table-cell office:value-type="string">
            <text:p>Kaal</text:p>
          </table:table-cell>
          <table:table-cell office:value-type="float" office:value="25">
            <text:p>2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48528">
            <text:p>5348528</text:p>
          </table:table-cell>
          <table:table-cell office:value-type="float" office:value="123071180">
            <text:p>123071180</text:p>
          </table:table-cell>
          <table:table-cell office:value-type="string">
            <text:p>2012-06-01</text:p>
          </table:table-cell>
          <table:table-cell office:value-type="string">
            <text:p>A</text:p>
          </table:table-cell>
          <table:table-cell office:value-type="string">
            <text:p>2012-05-10</text:p>
          </table:table-cell>
          <table:table-cell office:value-type="float" office:value="14099848388">
            <text:p>1409984838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25,7 kg</text:p>
          </table:table-cell>
          <table:table-cell office:value-type="string">
            <text:p><text:s/>, pikkus 130 cm</text:p>
          </table:table-cell>
          <table:table-cell office:value-type="string">
            <text:p>Kaal</text:p>
          </table:table-cell>
          <table:table-cell table:style-name="ce1" office:value-type="float" office:value="25.7">
            <text:p>25,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03308">
            <text:p>11503308</text:p>
          </table:table-cell>
          <table:table-cell office:value-type="float" office:value="207075529">
            <text:p>207075529</text:p>
          </table:table-cell>
          <table:table-cell office:value-type="string">
            <text:p>2013-11-05</text:p>
          </table:table-cell>
          <table:table-cell office:value-type="string">
            <text:p>A</text:p>
          </table:table-cell>
          <table:table-cell office:value-type="string">
            <text:p>2013-01-21</text:p>
          </table:table-cell>
          <table:table-cell office:value-type="float" office:value="32884329141">
            <text:p>3288432914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26kg</text:p>
          </table:table-cell>
          <table:table-cell/>
          <table:table-cell office:value-type="string">
            <text:p>kaal</text:p>
          </table:table-cell>
          <table:table-cell office:value-type="float" office:value="26">
            <text:p>2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47131">
            <text:p>3147131</text:p>
          </table:table-cell>
          <table:table-cell office:value-type="float" office:value="81358971">
            <text:p>81358971</text:p>
          </table:table-cell>
          <table:table-cell office:value-type="string">
            <text:p>2012-01-24</text:p>
          </table:table-cell>
          <table:table-cell office:value-type="string">
            <text:p>A</text:p>
          </table:table-cell>
          <table:table-cell office:value-type="string">
            <text:p>2012-01-24</text:p>
          </table:table-cell>
          <table:table-cell office:value-type="float" office:value="23716797443">
            <text:p>2371679744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d silmaalused , pikkus 133 cm / kaal 26,7</text:p>
          </table:table-cell>
          <table:table-cell office:value-type="string">
            <text:p>kaal 26,7</text:p>
          </table:table-cell>
          <table:table-cell office:value-type="string">
            <text:p><text:s/>( + 2,3 kg 0,5 aasta jooksul ) </text:p>
          </table:table-cell>
          <table:table-cell office:value-type="string">
            <text:p>kaal</text:p>
          </table:table-cell>
          <table:table-cell table:style-name="ce1" office:value-type="float" office:value="26.7">
            <text:p>26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27285">
            <text:p>5527285</text:p>
          </table:table-cell>
          <table:table-cell office:value-type="float" office:value="80341044">
            <text:p>80341044</text:p>
          </table:table-cell>
          <table:table-cell office:value-type="string">
            <text:p>2012-01-13</text:p>
          </table:table-cell>
          <table:table-cell office:value-type="string">
            <text:p>A</text:p>
          </table:table-cell>
          <table:table-cell office:value-type="string">
            <text:p>2012-01-10</text:p>
          </table:table-cell>
          <table:table-cell office:value-type="float" office:value="44933093714">
            <text:p>4493309371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us 118.5 cm ( alla 3 prots ) , kaal 27.2 kg</text:p>
          </table:table-cell>
          <table:table-cell office:value-type="string">
            <text:p>kaal 27.2 kg</text:p>
          </table:table-cell>
          <table:table-cell office:value-type="string">
            <text:p><text:s/>( 3-10 . prots )</text:p>
          </table:table-cell>
          <table:table-cell office:value-type="string">
            <text:p>kaal</text:p>
          </table:table-cell>
          <table:table-cell table:style-name="ce1" office:value-type="float" office:value="27.2">
            <text:p>27,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035523">
            <text:p>20035523</text:p>
          </table:table-cell>
          <table:table-cell office:value-type="float" office:value="184630565">
            <text:p>184630565</text:p>
          </table:table-cell>
          <table:table-cell office:value-type="string">
            <text:p>2013-06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9186911422">
            <text:p>6918691142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19.7 cm , kaal 27.9kg</text:p>
          </table:table-cell>
          <table:table-cell office:value-type="string">
            <text:p>kaal 27.9kg</text:p>
          </table:table-cell>
          <table:table-cell/>
          <table:table-cell office:value-type="string">
            <text:p>kaal</text:p>
          </table:table-cell>
          <table:table-cell table:style-name="ce1" office:value-type="float" office:value="27.9">
            <text:p>27,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52057">
            <text:p>19852057</text:p>
          </table:table-cell>
          <table:table-cell office:value-type="float" office:value="196048022">
            <text:p>196048022</text:p>
          </table:table-cell>
          <table:table-cell office:value-type="string">
            <text:p>2013-09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39952">
            <text:p>67303033995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 kaal 28kg</text:p>
          </table:table-cell>
          <table:table-cell office:value-type="string">
            <text:p>kaal 28kg</text:p>
          </table:table-cell>
          <table:table-cell office:value-type="string">
            <text:p><text:s/>alahiilel lk taandunmas villike</text:p>
          </table:table-cell>
          <table:table-cell office:value-type="string">
            <text:p>kaal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56758">
            <text:p>5556758</text:p>
          </table:table-cell>
          <table:table-cell office:value-type="float" office:value="90588778">
            <text:p>90588778</text:p>
          </table:table-cell>
          <table:table-cell office:value-type="string">
            <text:p>2012-04-20</text:p>
          </table:table-cell>
          <table:table-cell office:value-type="string">
            <text:p>A</text:p>
          </table:table-cell>
          <table:table-cell office:value-type="string">
            <text:p>2012-04-20</text:p>
          </table:table-cell>
          <table:table-cell office:value-type="float" office:value="14094783773">
            <text:p>1409478377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ine ) tulemus : pikkus : 125cm kaal : 30kg</text:p>
          </table:table-cell>
          <table:table-cell office:value-type="string">
            <text:p>kaal : 30kg</text:p>
          </table:table-cell>
          <table:table-cell office:value-type="string">
            <text:p><text:s/>KMI : 19.2</text:p>
          </table:table-cell>
          <table:table-cell office:value-type="string">
            <text:p>kaal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89893">
            <text:p>23589893</text:p>
          </table:table-cell>
          <table:table-cell office:value-type="float" office:value="203381999">
            <text:p>203381999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office:value-type="string">
            <text:p>2013-10-16</text:p>
          </table:table-cell>
          <table:table-cell office:value-type="float" office:value="673030505550">
            <text:p>67303050555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30,5 kg</text:p>
          </table:table-cell>
          <table:table-cell/>
          <table:table-cell office:value-type="string">
            <text:p>Kaal</text:p>
          </table:table-cell>
          <table:table-cell table:style-name="ce1" office:value-type="float" office:value="30.5">
            <text:p>30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48320">
            <text:p>5448320</text:p>
          </table:table-cell>
          <table:table-cell office:value-type="float" office:value="86577290">
            <text:p>86577290</text:p>
          </table:table-cell>
          <table:table-cell office:value-type="string">
            <text:p>2012-03-19</text:p>
          </table:table-cell>
          <table:table-cell office:value-type="string">
            <text:p>A</text:p>
          </table:table-cell>
          <table:table-cell office:value-type="string">
            <text:p>2012-03-19</text:p>
          </table:table-cell>
          <table:table-cell office:value-type="float" office:value="78942616355">
            <text:p>7894261635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4,5 kg</text:p>
          </table:table-cell>
          <table:table-cell office:value-type="string">
            <text:p><text:s/>( pr50-75 ) , pikkus 143 cm ( p</text:p>
          </table:table-cell>
          <table:table-cell office:value-type="string">
            <text:p>Kaal</text:p>
          </table:table-cell>
          <table:table-cell office:value-type="float" office:value="34.5">
            <text:p>34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77723">
            <text:p>20877723</text:p>
          </table:table-cell>
          <table:table-cell office:value-type="float" office:value="213601079">
            <text:p>213601079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1785628543">
            <text:p>3178562854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4,7</text:p>
          </table:table-cell>
          <table:table-cell office:value-type="string">
            <text:p><text:s/>teised liigesed väliselt põleti</text:p>
          </table:table-cell>
          <table:table-cell office:value-type="string">
            <text:p>Kaal</text:p>
          </table:table-cell>
          <table:table-cell office:value-type="float" office:value="34.7">
            <text:p>34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18734">
            <text:p>22418734</text:p>
          </table:table-cell>
          <table:table-cell office:value-type="float" office:value="187645242">
            <text:p>187645242</text:p>
          </table:table-cell>
          <table:table-cell office:value-type="string">
            <text:p>2013-07-10</text:p>
          </table:table-cell>
          <table:table-cell office:value-type="string">
            <text:p>A</text:p>
          </table:table-cell>
          <table:table-cell office:value-type="string">
            <text:p>2012-12-19</text:p>
          </table:table-cell>
          <table:table-cell office:value-type="float" office:value="95147485595">
            <text:p>9514748559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askuis tõstma ( poeg puudega , kaalub ca 35</text:p>
          </table:table-cell>
          <table:table-cell office:value-type="string">
            <text:p>kaalub ca 35</text:p>
          </table:table-cell>
          <table:table-cell office:value-type="string">
            <text:p>-40 kg kannab õla peal trepist ü</text:p>
          </table:table-cell>
          <table:table-cell office:value-type="string">
            <text:p>kaalub</text:p>
          </table:table-cell>
          <table:table-cell office:value-type="float" office:value="35">
            <text:p>3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68764">
            <text:p>20968764</text:p>
          </table:table-cell>
          <table:table-cell office:value-type="float" office:value="165573874">
            <text:p>165573874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8212782663">
            <text:p>9821278266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aatekiri geneetikutele kaal 36 kg</text:p>
          </table:table-cell>
          <table:table-cell office:value-type="string">
            <text:p>kaal 36 kg</text:p>
          </table:table-cell>
          <table:table-cell/>
          <table:table-cell office:value-type="string">
            <text:p>kaal</text:p>
          </table:table-cell>
          <table:table-cell office:value-type="float" office:value="36">
            <text:p>3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7600">
            <text:p>2117600</text:p>
          </table:table-cell>
          <table:table-cell office:value-type="float" office:value="83465153">
            <text:p>83465153</text:p>
          </table:table-cell>
          <table:table-cell office:value-type="string">
            <text:p>2012-02-15</text:p>
          </table:table-cell>
          <table:table-cell office:value-type="string">
            <text:p>A</text:p>
          </table:table-cell>
          <table:table-cell office:value-type="string">
            <text:p>2012-02-08</text:p>
          </table:table-cell>
          <table:table-cell office:value-type="float" office:value="69889178233">
            <text:p>6988917823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7 kg</text:p>
          </table:table-cell>
          <table:table-cell office:value-type="string">
            <text:p><text:s/>( 3-10 pt ) , pikkus 136 cm ( a</text:p>
          </table:table-cell>
          <table:table-cell office:value-type="string">
            <text:p>Kaal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79699">
            <text:p>12179699</text:p>
          </table:table-cell>
          <table:table-cell office:value-type="float" office:value="160903984">
            <text:p>160903984</text:p>
          </table:table-cell>
          <table:table-cell office:value-type="string">
            <text:p>2013-02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8916585324">
            <text:p>9891658532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-37 kg</text:p>
          </table:table-cell>
          <table:table-cell office:value-type="string">
            <text:p><text:s/>; Pikkus-153 cm ; KMI-15,8 ; Ha</text:p>
          </table:table-cell>
          <table:table-cell office:value-type="string">
            <text:p>Kaal</text:p>
          </table:table-cell>
          <table:table-cell office:value-type="float" office:value="37">
            <text:p>3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27396">
            <text:p>5727396</text:p>
          </table:table-cell>
          <table:table-cell office:value-type="float" office:value="138156887">
            <text:p>138156887</text:p>
          </table:table-cell>
          <table:table-cell office:value-type="string">
            <text:p>2012-09-20</text:p>
          </table:table-cell>
          <table:table-cell office:value-type="string">
            <text:p>A</text:p>
          </table:table-cell>
          <table:table-cell office:value-type="string">
            <text:p>2012-09-17</text:p>
          </table:table-cell>
          <table:table-cell office:value-type="float" office:value="23769157772">
            <text:p>2376915777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08x ´ , Kaal 38,5 kg</text:p>
          </table:table-cell>
          <table:table-cell office:value-type="string">
            <text:p>Kaal 38,5 kg</text:p>
          </table:table-cell>
          <table:table-cell office:value-type="string">
            <text:p><text:s/>, Pikkus 140,5 cm</text:p>
          </table:table-cell>
          <table:table-cell office:value-type="string">
            <text:p>Kaal</text:p>
          </table:table-cell>
          <table:table-cell office:value-type="float" office:value="38.5">
            <text:p>38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195248">
            <text:p>3195248</text:p>
          </table:table-cell>
          <table:table-cell office:value-type="float" office:value="87216912">
            <text:p>87216912</text:p>
          </table:table-cell>
          <table:table-cell office:value-type="string">
            <text:p>2012-03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4122689737">
            <text:p>1412268973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3 tunni tagant , Objektiivselt kaal 40 kg</text:p>
          </table:table-cell>
          <table:table-cell office:value-type="string">
            <text:p>kaal 40 kg</text:p>
          </table:table-cell>
          <table:table-cell office:value-type="string">
            <text:p><text:s/>, pikkus 156,5 cm , RR 115/72 m</text:p>
          </table:table-cell>
          <table:table-cell office:value-type="string">
            <text:p>kaal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556778">
            <text:p>17556778</text:p>
          </table:table-cell>
          <table:table-cell office:value-type="float" office:value="212835817">
            <text:p>212835817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2158471900">
            <text:p>921584719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� pilane ( Kiigemetsa kool ) ; kehakaal-40 kg</text:p>
          </table:table-cell>
          <table:table-cell office:value-type="string">
            <text:p>kehakaal-40 kg</text:p>
          </table:table-cell>
          <table:table-cell office:value-type="string">
            <text:p><text:s/>, pikkus-155,2 cm , KMI - 16 ; </text:p>
          </table:table-cell>
          <table:table-cell office:value-type="string">
            <text:p>kehakaal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26864">
            <text:p>3026864</text:p>
          </table:table-cell>
          <table:table-cell office:value-type="float" office:value="126822799">
            <text:p>126822799</text:p>
          </table:table-cell>
          <table:table-cell office:value-type="string">
            <text:p>2012-06-13</text:p>
          </table:table-cell>
          <table:table-cell office:value-type="string">
            <text:p>A</text:p>
          </table:table-cell>
          <table:table-cell office:value-type="string">
            <text:p>2012-04-18</text:p>
          </table:table-cell>
          <table:table-cell office:value-type="float" office:value="28096647513">
            <text:p>2809664751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kus 149,5 cm ( 50 ja 75 ts ) , kaal 42 kg</text:p>
          </table:table-cell>
          <table:table-cell office:value-type="string">
            <text:p>kaal 42 kg</text:p>
          </table:table-cell>
          <table:table-cell office:value-type="string">
            <text:p><text:s/>( 75 ja 90 ts )</text:p>
          </table:table-cell>
          <table:table-cell office:value-type="string">
            <text:p>kaal</text:p>
          </table:table-cell>
          <table:table-cell office:value-type="float" office:value="42">
            <text:p>4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90670">
            <text:p>12090670</text:p>
          </table:table-cell>
          <table:table-cell office:value-type="float" office:value="164494608">
            <text:p>164494608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3042372297">
            <text:p>7304237229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43 kg</text:p>
          </table:table-cell>
          <table:table-cell/>
          <table:table-cell office:value-type="string">
            <text:p>Kehakaal</text:p>
          </table:table-cell>
          <table:table-cell office:value-type="float" office:value="43">
            <text:p>4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350035">
            <text:p>8350035</text:p>
          </table:table-cell>
          <table:table-cell office:value-type="float" office:value="131624965">
            <text:p>131624965</text:p>
          </table:table-cell>
          <table:table-cell office:value-type="string">
            <text:p>2012-07-18</text:p>
          </table:table-cell>
          <table:table-cell office:value-type="string">
            <text:p>A</text:p>
          </table:table-cell>
          <table:table-cell office:value-type="string">
            <text:p>2012-07-18</text:p>
          </table:table-cell>
          <table:table-cell office:value-type="float" office:value="18992385256">
            <text:p>1899238525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R 92/60 mm Hgkaal 43 kg</text:p>
          </table:table-cell>
          <table:table-cell office:value-type="string">
            <text:p>kaal 43 kg</text:p>
          </table:table-cell>
          <table:table-cell office:value-type="string">
            <text:p>EKG : Siinusrütm fr 79 x min Ehh</text:p>
          </table:table-cell>
          <table:table-cell office:value-type="string">
            <text:p>kaal</text:p>
          </table:table-cell>
          <table:table-cell office:value-type="float" office:value="43">
            <text:p>4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87226">
            <text:p>9587226</text:p>
          </table:table-cell>
          <table:table-cell office:value-type="float" office:value="193896933">
            <text:p>193896933</text:p>
          </table:table-cell>
          <table:table-cell office:value-type="string">
            <text:p>2013-08-2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1492016438">
            <text:p>8149201643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44,1kg madalaim pikkus 176,5 ; kaal 44,1kg</text:p>
          </table:table-cell>
          <table:table-cell office:value-type="string">
            <text:p>kaal 44,1kg</text:p>
          </table:table-cell>
          <table:table-cell/>
          <table:table-cell office:value-type="string">
            <text:p>kaal</text:p>
          </table:table-cell>
          <table:table-cell office:value-type="float" office:value="44.1">
            <text:p>44,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37747">
            <text:p>22337747</text:p>
          </table:table-cell>
          <table:table-cell office:value-type="float" office:value="190513054">
            <text:p>190513054</text:p>
          </table:table-cell>
          <table:table-cell office:value-type="string">
            <text:p>2013-07-31</text:p>
          </table:table-cell>
          <table:table-cell office:value-type="string">
            <text:p>A</text:p>
          </table:table-cell>
          <table:table-cell office:value-type="string">
            <text:p>2013-07-31</text:p>
          </table:table-cell>
          <table:table-cell office:value-type="float" office:value="34464710771">
            <text:p>3446471077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ovida tõsta kehakaalu ( praegu kaalub 45 kg</text:p>
          </table:table-cell>
          <table:table-cell office:value-type="string">
            <text:p>kaalub 45 kg</text:p>
          </table:table-cell>
          <table:table-cell office:value-type="string">
            <text:p><text:s/>, mis oluliselt vähem eelnevast</text:p>
          </table:table-cell>
          <table:table-cell office:value-type="string">
            <text:p>kaalub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266452">
            <text:p>12266452</text:p>
          </table:table-cell>
          <table:table-cell office:value-type="float" office:value="205334345">
            <text:p>205334345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office:value-type="string">
            <text:p>2013-10-28</text:p>
          </table:table-cell>
          <table:table-cell office:value-type="float" office:value="58724932186">
            <text:p>5872493218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45 kg</text:p>
          </table:table-cell>
          <table:table-cell office:value-type="string">
            <text:p><text:s/>pikkus 151 cm</text:p>
          </table:table-cell>
          <table:table-cell office:value-type="string">
            <text:p>kaal</text:p>
          </table:table-cell>
          <table:table-cell office:value-type="float" office:value="45">
            <text:p>4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13111">
            <text:p>5713111</text:p>
          </table:table-cell>
          <table:table-cell office:value-type="float" office:value="151798941">
            <text:p>151798941</text:p>
          </table:table-cell>
          <table:table-cell office:value-type="string">
            <text:p>2012-12-11</text:p>
          </table:table-cell>
          <table:table-cell office:value-type="string">
            <text:p>A</text:p>
          </table:table-cell>
          <table:table-cell office:value-type="string">
            <text:p>2012-11-06</text:p>
          </table:table-cell>
          <table:table-cell office:value-type="float" office:value="79977538355">
            <text:p>7997753835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oitumus hea Kaal 46,8 kg</text:p>
          </table:table-cell>
          <table:table-cell office:value-type="string">
            <text:p>Kaal 46,8 kg</text:p>
          </table:table-cell>
          <table:table-cell office:value-type="string">
            <text:p><text:s/>/ pikkus 146,5 RR 116/62 , fr</text:p>
          </table:table-cell>
          <table:table-cell office:value-type="string">
            <text:p>Kaal</text:p>
          </table:table-cell>
          <table:table-cell office:value-type="float" office:value="46.8">
            <text:p>46,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945287">
            <text:p>22945287</text:p>
          </table:table-cell>
          <table:table-cell office:value-type="float" office:value="155299652">
            <text:p>155299652</text:p>
          </table:table-cell>
          <table:table-cell office:value-type="string">
            <text:p>2012-12-17</text:p>
          </table:table-cell>
          <table:table-cell office:value-type="string">
            <text:p>A</text:p>
          </table:table-cell>
          <table:table-cell office:value-type="string">
            <text:p>2012-12-17</text:p>
          </table:table-cell>
          <table:table-cell office:value-type="float" office:value="49148795219">
            <text:p>491487952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47,9 kg</text:p>
          </table:table-cell>
          <table:table-cell/>
          <table:table-cell office:value-type="string">
            <text:p>Kaal</text:p>
          </table:table-cell>
          <table:table-cell office:value-type="float" office:value="47.9">
            <text:p>47,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19509">
            <text:p>18919509</text:p>
          </table:table-cell>
          <table:table-cell office:value-type="float" office:value="192115765">
            <text:p>192115765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1317813349">
            <text:p>213178133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 Neuroloogiliselt leiuta Kehakaal 48,0 kg</text:p>
          </table:table-cell>
          <table:table-cell office:value-type="string">
            <text:p>Kehakaal 48,0 kg</text:p>
          </table:table-cell>
          <table:table-cell office:value-type="string">
            <text:p><text:s/>, pikkus 167 cm , KMI 17 , RR d</text:p>
          </table:table-cell>
          <table:table-cell office:value-type="string">
            <text:p>Kehakaal</text:p>
          </table:table-cell>
          <table:table-cell office:value-type="float" office:value="48">
            <text:p>4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20895">
            <text:p>3820895</text:p>
          </table:table-cell>
          <table:table-cell office:value-type="float" office:value="134398683">
            <text:p>134398683</text:p>
          </table:table-cell>
          <table:table-cell office:value-type="string">
            <text:p>2012-08-27</text:p>
          </table:table-cell>
          <table:table-cell office:value-type="string">
            <text:p>A</text:p>
          </table:table-cell>
          <table:table-cell office:value-type="string">
            <text:p>2012-06-19</text:p>
          </table:table-cell>
          <table:table-cell office:value-type="float" office:value="27794781456">
            <text:p>2779478145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ma sale , pikkus 158 cm , kaal 49</text:p>
          </table:table-cell>
          <table:table-cell office:value-type="string">
            <text:p>kaal 49</text:p>
          </table:table-cell>
          <table:table-cell office:value-type="string">
            <text:p>-52 kg</text:p>
          </table:table-cell>
          <table:table-cell office:value-type="string">
            <text:p>kaal</text:p>
          </table:table-cell>
          <table:table-cell office:value-type="float" office:value="49">
            <text:p>4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591525">
            <text:p>18591525</text:p>
          </table:table-cell>
          <table:table-cell office:value-type="float" office:value="214449119">
            <text:p>214449119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7704983287">
            <text:p>3770498328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- 164 cm , kaal - 50 kg</text:p>
          </table:table-cell>
          <table:table-cell office:value-type="string">
            <text:p>kaal - 50 kg</text:p>
          </table:table-cell>
          <table:table-cell/>
          <table:table-cell office:value-type="string">
            <text:p>kaal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45245">
            <text:p>4645245</text:p>
          </table:table-cell>
          <table:table-cell office:value-type="float" office:value="81643981">
            <text:p>81643981</text:p>
          </table:table-cell>
          <table:table-cell office:value-type="string">
            <text:p>2012-01-16</text:p>
          </table:table-cell>
          <table:table-cell office:value-type="string">
            <text:p>A</text:p>
          </table:table-cell>
          <table:table-cell office:value-type="string">
            <text:p>2012-01-16</text:p>
          </table:table-cell>
          <table:table-cell office:value-type="float" office:value="41029454280">
            <text:p>4102945428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154 cmKaal50 kg</text:p>
          </table:table-cell>
          <table:table-cell office:value-type="string">
            <text:p>Kaal50 kg</text:p>
          </table:table-cell>
          <table:table-cell office:value-type="string">
            <text:p>BMI21,08281329 Südamerütm SR fr7</text:p>
          </table:table-cell>
          <table:table-cell office:value-type="string">
            <text:p>Kaal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71567">
            <text:p>5371567</text:p>
          </table:table-cell>
          <table:table-cell office:value-type="float" office:value="126941428">
            <text:p>126941428</text:p>
          </table:table-cell>
          <table:table-cell office:value-type="string">
            <text:p>2012-06-26</text:p>
          </table:table-cell>
          <table:table-cell office:value-type="string">
            <text:p>A</text:p>
          </table:table-cell>
          <table:table-cell office:value-type="string">
            <text:p>2012-04-24</text:p>
          </table:table-cell>
          <table:table-cell office:value-type="float" office:value="17358081867">
            <text:p>1735808186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kus 150 cm ( 10-25 . prots ) , kaal 51.9 kg</text:p>
          </table:table-cell>
          <table:table-cell office:value-type="string">
            <text:p>kaal 51.9 kg</text:p>
          </table:table-cell>
          <table:table-cell office:value-type="string">
            <text:p><text:s/>( 50-75 prots )</text:p>
          </table:table-cell>
          <table:table-cell office:value-type="string">
            <text:p>kaal</text:p>
          </table:table-cell>
          <table:table-cell office:value-type="float" office:value="51.9">
            <text:p>51,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99554">
            <text:p>6699554</text:p>
          </table:table-cell>
          <table:table-cell office:value-type="float" office:value="81628816">
            <text:p>81628816</text:p>
          </table:table-cell>
          <table:table-cell office:value-type="string">
            <text:p>2012-01-2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2499823023">
            <text:p>2249982302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ehaehitusega , pikkus 168 cm , kaal 52 kg</text:p>
          </table:table-cell>
          <table:table-cell office:value-type="string">
            <text:p>kaal 52 kg</text:p>
          </table:table-cell>
          <table:table-cell office:value-type="string">
            <text:p><text:s/>KMI 18,4 .</text:p>
          </table:table-cell>
          <table:table-cell office:value-type="string">
            <text:p>kaal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95946">
            <text:p>10895946</text:p>
          </table:table-cell>
          <table:table-cell office:value-type="float" office:value="211814985">
            <text:p>211814985</text:p>
          </table:table-cell>
          <table:table-cell office:value-type="string">
            <text:p>2012-07-23</text:p>
          </table:table-cell>
          <table:table-cell office:value-type="string">
            <text:p>A</text:p>
          </table:table-cell>
          <table:table-cell office:value-type="string">
            <text:p>2011-12-17</text:p>
          </table:table-cell>
          <table:table-cell office:value-type="float" office:value="42551217820">
            <text:p>4255121782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sükkel 26-27 päeva , kaal 52 kg</text:p>
          </table:table-cell>
          <table:table-cell office:value-type="string">
            <text:p>kaal 52 kg</text:p>
          </table:table-cell>
          <table:table-cell/>
          <table:table-cell office:value-type="string">
            <text:p>kaal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40331">
            <text:p>14440331</text:p>
          </table:table-cell>
          <table:table-cell office:value-type="float" office:value="187353879">
            <text:p>187353879</text:p>
          </table:table-cell>
          <table:table-cell office:value-type="string">
            <text:p>2013-07-08</text:p>
          </table:table-cell>
          <table:table-cell office:value-type="string">
            <text:p>A</text:p>
          </table:table-cell>
          <table:table-cell office:value-type="string">
            <text:p>2012-12-07</text:p>
          </table:table-cell>
          <table:table-cell office:value-type="float" office:value="50124241812">
            <text:p>5012424181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53,1kg</text:p>
          </table:table-cell>
          <table:table-cell/>
          <table:table-cell office:value-type="string">
            <text:p>Kaal</text:p>
          </table:table-cell>
          <table:table-cell office:value-type="float" office:value="53.1">
            <text:p>53,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14447">
            <text:p>3414447</text:p>
          </table:table-cell>
          <table:table-cell office:value-type="float" office:value="148957516">
            <text:p>148957516</text:p>
          </table:table-cell>
          <table:table-cell office:value-type="string">
            <text:p>2012-11-26</text:p>
          </table:table-cell>
          <table:table-cell office:value-type="string">
            <text:p>A</text:p>
          </table:table-cell>
          <table:table-cell office:value-type="string">
            <text:p>2012-10-26</text:p>
          </table:table-cell>
          <table:table-cell office:value-type="float" office:value="69638393172">
            <text:p>6963839317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 : kaal 53,6kg</text:p>
          </table:table-cell>
          <table:table-cell office:value-type="string">
            <text:p>kaal 53,6kg</text:p>
          </table:table-cell>
          <table:table-cell/>
          <table:table-cell office:value-type="string">
            <text:p>kaal</text:p>
          </table:table-cell>
          <table:table-cell office:value-type="float" office:value="53.6">
            <text:p>53,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12238">
            <text:p>4312238</text:p>
          </table:table-cell>
          <table:table-cell office:value-type="float" office:value="123630412">
            <text:p>123630412</text:p>
          </table:table-cell>
          <table:table-cell office:value-type="string">
            <text:p>2012-04-20</text:p>
          </table:table-cell>
          <table:table-cell office:value-type="string">
            <text:p>A</text:p>
          </table:table-cell>
          <table:table-cell office:value-type="string">
            <text:p>2012-01-20</text:p>
          </table:table-cell>
          <table:table-cell office:value-type="float" office:value="42383650405">
            <text:p>4238365040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selt Roaccutani 30 mg päevas , kehakaal 54 kg</text:p>
          </table:table-cell>
          <table:table-cell office:value-type="string">
            <text:p>kehakaal 54 kg</text:p>
          </table:table-cell>
          <table:table-cell/>
          <table:table-cell office:value-type="string">
            <text:p>kehakaal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19616">
            <text:p>5419616</text:p>
          </table:table-cell>
          <table:table-cell office:value-type="float" office:value="127997410">
            <text:p>127997410</text:p>
          </table:table-cell>
          <table:table-cell office:value-type="string">
            <text:p>2012-07-04</text:p>
          </table:table-cell>
          <table:table-cell office:value-type="string">
            <text:p>A</text:p>
          </table:table-cell>
          <table:table-cell office:value-type="string">
            <text:p>2012-07-04</text:p>
          </table:table-cell>
          <table:table-cell office:value-type="float" office:value="26353357052">
            <text:p>2635335705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4.07.2012 - Kaal 54 kg</text:p>
          </table:table-cell>
          <table:table-cell office:value-type="string">
            <text:p>Kaal 54 kg</text:p>
          </table:table-cell>
          <table:table-cell/>
          <table:table-cell office:value-type="string">
            <text:p>Kaal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81383">
            <text:p>14681383</text:p>
          </table:table-cell>
          <table:table-cell office:value-type="float" office:value="157702562">
            <text:p>157702562</text:p>
          </table:table-cell>
          <table:table-cell office:value-type="string">
            <text:p>2012-08-10</text:p>
          </table:table-cell>
          <table:table-cell office:value-type="string">
            <text:p>A</text:p>
          </table:table-cell>
          <table:table-cell office:value-type="string">
            <text:p>2012-02-27</text:p>
          </table:table-cell>
          <table:table-cell office:value-type="float" office:value="71600391216">
            <text:p>7160039121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54kg</text:p>
          </table:table-cell>
          <table:table-cell office:value-type="string">
            <text:p><text:s/>, + 1,5kg</text:p>
          </table:table-cell>
          <table:table-cell office:value-type="string">
            <text:p>Kehakaal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67105">
            <text:p>11867105</text:p>
          </table:table-cell>
          <table:table-cell office:value-type="float" office:value="198651506">
            <text:p>198651506</text:p>
          </table:table-cell>
          <table:table-cell office:value-type="string">
            <text:p>2013-09-20</text:p>
          </table:table-cell>
          <table:table-cell office:value-type="string">
            <text:p>A</text:p>
          </table:table-cell>
          <table:table-cell office:value-type="string">
            <text:p>2013-07-05</text:p>
          </table:table-cell>
          <table:table-cell office:value-type="float" office:value="51306644621">
            <text:p>5130664462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54.0kg</text:p>
          </table:table-cell>
          <table:table-cell office:value-type="string">
            <text:p><text:s/>( + 3,9 )</text:p>
          </table:table-cell>
          <table:table-cell office:value-type="string">
            <text:p>Kaal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37642">
            <text:p>4537642</text:p>
          </table:table-cell>
          <table:table-cell office:value-type="float" office:value="86497669">
            <text:p>86497669</text:p>
          </table:table-cell>
          <table:table-cell office:value-type="string">
            <text:p>2012-03-02</text:p>
          </table:table-cell>
          <table:table-cell office:value-type="string">
            <text:p>A</text:p>
          </table:table-cell>
          <table:table-cell office:value-type="string">
            <text:p>2012-03-01</text:p>
          </table:table-cell>
          <table:table-cell office:value-type="float" office:value="52278572376">
            <text:p>5227857237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-165cm , kaal-54kg</text:p>
          </table:table-cell>
          <table:table-cell office:value-type="string">
            <text:p>kaal-54kg</text:p>
          </table:table-cell>
          <table:table-cell office:value-type="string">
            <text:p><text:s/>, KMI-20,5RINDKERE JA KÕHUPIIRK</text:p>
          </table:table-cell>
          <table:table-cell office:value-type="string">
            <text:p>kaal</text:p>
          </table:table-cell>
          <table:table-cell office:value-type="float" office:value="54">
            <text:p>5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85619">
            <text:p>14885619</text:p>
          </table:table-cell>
          <table:table-cell office:value-type="float" office:value="175540798">
            <text:p>175540798</text:p>
          </table:table-cell>
          <table:table-cell office:value-type="string">
            <text:p>2013-05-03</text:p>
          </table:table-cell>
          <table:table-cell office:value-type="string">
            <text:p>A</text:p>
          </table:table-cell>
          <table:table-cell office:value-type="string">
            <text:p>2013-05-03</text:p>
          </table:table-cell>
          <table:table-cell office:value-type="float" office:value="49607880454">
            <text:p>4960788045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\(\s*(?P&lt;unit&gt;(gramm|kg|mg|kG|gr|g|KG|G))\s*\)\s*:?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Kaal ( kg ) : 54,7</text:p>
          </table:table-cell>
          <table:table-cell office:value-type="string">
            <text:p><text:s/>.</text:p>
          </table:table-cell>
          <table:table-cell office:value-type="string">
            <text:p>Kaal</text:p>
          </table:table-cell>
          <table:table-cell office:value-type="float" office:value="54.7">
            <text:p>54,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50291">
            <text:p>5450291</text:p>
          </table:table-cell>
          <table:table-cell office:value-type="float" office:value="90552302">
            <text:p>90552302</text:p>
          </table:table-cell>
          <table:table-cell office:value-type="string">
            <text:p>2012-04-20</text:p>
          </table:table-cell>
          <table:table-cell office:value-type="string">
            <text:p>A</text:p>
          </table:table-cell>
          <table:table-cell office:value-type="string">
            <text:p>2012-04-09</text:p>
          </table:table-cell>
          <table:table-cell office:value-type="float" office:value="43551076202">
            <text:p>4355107620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54,8 kg</text:p>
          </table:table-cell>
          <table:table-cell office:value-type="string">
            <text:p><text:s/>Protsentiil ( 90-97 )</text:p>
          </table:table-cell>
          <table:table-cell office:value-type="string">
            <text:p>Kaal</text:p>
          </table:table-cell>
          <table:table-cell office:value-type="float" office:value="54.8">
            <text:p>54,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955695">
            <text:p>13955695</text:p>
          </table:table-cell>
          <table:table-cell office:value-type="float" office:value="185617628">
            <text:p>185617628</text:p>
          </table:table-cell>
          <table:table-cell office:value-type="string">
            <text:p>2013-06-28</text:p>
          </table:table-cell>
          <table:table-cell office:value-type="string">
            <text:p>A</text:p>
          </table:table-cell>
          <table:table-cell office:value-type="string">
            <text:p>2012-11-23</text:p>
          </table:table-cell>
          <table:table-cell office:value-type="float" office:value="53458512668">
            <text:p>5345851266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55 kg</text:p>
          </table:table-cell>
          <table:table-cell office:value-type="string">
            <text:p><text:s/>, tursevaba</text:p>
          </table:table-cell>
          <table:table-cell office:value-type="string">
            <text:p>kaal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408760">
            <text:p>15408760</text:p>
          </table:table-cell>
          <table:table-cell office:value-type="float" office:value="176914119">
            <text:p>176914119</text:p>
          </table:table-cell>
          <table:table-cell office:value-type="string">
            <text:p>2013-05-1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2517926">
            <text:p>673042517926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Vanus : 62 yrs Kaal : 55 kg</text:p>
          </table:table-cell>
          <table:table-cell office:value-type="string">
            <text:p>Kaal : 55 kg</text:p>
          </table:table-cell>
          <table:table-cell/>
          <table:table-cell office:value-type="string">
            <text:p>Kaal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18239">
            <text:p>12018239</text:p>
          </table:table-cell>
          <table:table-cell office:value-type="float" office:value="160419138">
            <text:p>160419138</text:p>
          </table:table-cell>
          <table:table-cell office:value-type="string">
            <text:p>2013-01-24</text:p>
          </table:table-cell>
          <table:table-cell office:value-type="string">
            <text:p>A</text:p>
          </table:table-cell>
          <table:table-cell office:value-type="string">
            <text:p>2013-01-24</text:p>
          </table:table-cell>
          <table:table-cell office:value-type="float" office:value="18778956988">
            <text:p>1877895698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55 kg</text:p>
          </table:table-cell>
          <table:table-cell/>
          <table:table-cell office:value-type="string">
            <text:p>Kaal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694875">
            <text:p>24694875</text:p>
          </table:table-cell>
          <table:table-cell office:value-type="float" office:value="157240972">
            <text:p>157240972</text:p>
          </table:table-cell>
          <table:table-cell office:value-type="string">
            <text:p>2012-06-26</text:p>
          </table:table-cell>
          <table:table-cell office:value-type="string">
            <text:p>A</text:p>
          </table:table-cell>
          <table:table-cell office:value-type="string">
            <text:p>2012-05-29</text:p>
          </table:table-cell>
          <table:table-cell office:value-type="float" office:value="27831484704">
            <text:p>278314847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63 cm , kehakaal 55 kg</text:p>
          </table:table-cell>
          <table:table-cell office:value-type="string">
            <text:p>kehakaal 55 kg</text:p>
          </table:table-cell>
          <table:table-cell office:value-type="string">
            <text:p><text:s/>( KMI21 )</text:p>
          </table:table-cell>
          <table:table-cell office:value-type="string">
            <text:p>kehakaal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26334">
            <text:p>23526334</text:p>
          </table:table-cell>
          <table:table-cell office:value-type="float" office:value="157793422">
            <text:p>157793422</text:p>
          </table:table-cell>
          <table:table-cell office:value-type="string">
            <text:p>2012-09-18</text:p>
          </table:table-cell>
          <table:table-cell office:value-type="string">
            <text:p>A</text:p>
          </table:table-cell>
          <table:table-cell office:value-type="string">
            <text:p>2012-09-17</text:p>
          </table:table-cell>
          <table:table-cell office:value-type="float" office:value="33084768429">
            <text:p>330847684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nne sünnitust kaalus 55kg</text:p>
          </table:table-cell>
          <table:table-cell office:value-type="string">
            <text:p>kaalus 55kg</text:p>
          </table:table-cell>
          <table:table-cell/>
          <table:table-cell office:value-type="string">
            <text:p>kaalus</text:p>
          </table:table-cell>
          <table:table-cell office:value-type="float" office:value="55">
            <text:p>5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80210">
            <text:p>13180210</text:p>
          </table:table-cell>
          <table:table-cell office:value-type="float" office:value="198100205">
            <text:p>198100205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office:value-type="string">
            <text:p>2013-06-27</text:p>
          </table:table-cell>
          <table:table-cell office:value-type="float" office:value="49959553739">
            <text:p>4995955373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F 25 KÜ 88 RR 115/60 kaal 56,5</text:p>
          </table:table-cell>
          <table:table-cell office:value-type="string">
            <text:p>kaal 56,5</text:p>
          </table:table-cell>
          <table:table-cell office:value-type="string">
            <text:p><text:s/>( + 1,5 )</text:p>
          </table:table-cell>
          <table:table-cell office:value-type="string">
            <text:p>kaal</text:p>
          </table:table-cell>
          <table:table-cell office:value-type="float" office:value="56.5">
            <text:p>56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99827">
            <text:p>5399827</text:p>
          </table:table-cell>
          <table:table-cell office:value-type="float" office:value="123202585">
            <text:p>123202585</text:p>
          </table:table-cell>
          <table:table-cell office:value-type="string">
            <text:p>2012-06-01</text:p>
          </table:table-cell>
          <table:table-cell office:value-type="string">
            <text:p>A</text:p>
          </table:table-cell>
          <table:table-cell office:value-type="string">
            <text:p>2012-04-17</text:p>
          </table:table-cell>
          <table:table-cell office:value-type="float" office:value="13599722636">
            <text:p>1359972263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56,7 kg</text:p>
          </table:table-cell>
          <table:table-cell office:value-type="string">
            <text:p><text:s/>pikkus 166 sm</text:p>
          </table:table-cell>
          <table:table-cell office:value-type="string">
            <text:p>Kaal</text:p>
          </table:table-cell>
          <table:table-cell office:value-type="float" office:value="56.7">
            <text:p>56,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08644">
            <text:p>21708644</text:p>
          </table:table-cell>
          <table:table-cell office:value-type="float" office:value="157015448">
            <text:p>157015448</text:p>
          </table:table-cell>
          <table:table-cell office:value-type="string">
            <text:p>2012-03-01</text:p>
          </table:table-cell>
          <table:table-cell office:value-type="string">
            <text:p>A</text:p>
          </table:table-cell>
          <table:table-cell office:value-type="string">
            <text:p>2011-08-25</text:p>
          </table:table-cell>
          <table:table-cell office:value-type="float" office:value="72387267803">
            <text:p>7238726780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aseduse suurus 20+5 , kaal 56,7</text:p>
          </table:table-cell>
          <table:table-cell office:value-type="string">
            <text:p>kaal 56,7</text:p>
          </table:table-cell>
          <table:table-cell office:value-type="string">
            <text:p><text:s/>( + 2,3kg ) , F 18 , KÜ 81 . , </text:p>
          </table:table-cell>
          <table:table-cell office:value-type="string">
            <text:p>kaal</text:p>
          </table:table-cell>
          <table:table-cell office:value-type="float" office:value="56.7">
            <text:p>56,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64068">
            <text:p>11864068</text:p>
          </table:table-cell>
          <table:table-cell office:value-type="float" office:value="210698010">
            <text:p>210698010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4523288058">
            <text:p>5452328805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aalulangus , praegu kaal 57 kg</text:p>
          </table:table-cell>
          <table:table-cell office:value-type="string">
            <text:p>kaal 57 kg</text:p>
          </table:table-cell>
          <table:table-cell/>
          <table:table-cell office:value-type="string">
            <text:p>kaal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56939">
            <text:p>24556939</text:p>
          </table:table-cell>
          <table:table-cell office:value-type="float" office:value="159007059">
            <text:p>159007059</text:p>
          </table:table-cell>
          <table:table-cell office:value-type="string">
            <text:p>2013-01-18</text:p>
          </table:table-cell>
          <table:table-cell office:value-type="string">
            <text:p>A</text:p>
          </table:table-cell>
          <table:table-cell office:value-type="string">
            <text:p>2013-01-14</text:p>
          </table:table-cell>
          <table:table-cell office:value-type="float" office:value="71934887426">
            <text:p>719348874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# Pikkus158 cmKaal57 kg</text:p>
          </table:table-cell>
          <table:table-cell office:value-type="string">
            <text:p>Kaal57 kg</text:p>
          </table:table-cell>
          <table:table-cell office:value-type="string">
            <text:p>BMI22,83287935</text:p>
          </table:table-cell>
          <table:table-cell office:value-type="string">
            <text:p>Kaal</text:p>
          </table:table-cell>
          <table:table-cell office:value-type="float" office:value="57">
            <text:p>5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71035">
            <text:p>22171035</text:p>
          </table:table-cell>
          <table:table-cell office:value-type="float" office:value="157652654">
            <text:p>157652654</text:p>
          </table:table-cell>
          <table:table-cell office:value-type="string">
            <text:p>2013-01-10</text:p>
          </table:table-cell>
          <table:table-cell office:value-type="string">
            <text:p>A</text:p>
          </table:table-cell>
          <table:table-cell office:value-type="string">
            <text:p>2010-11-22</text:p>
          </table:table-cell>
          <table:table-cell office:value-type="float" office:value="31191071135">
            <text:p>311910711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ne Yasminelle originaal Tänane kehakaal 57,5 kg</text:p>
          </table:table-cell>
          <table:table-cell office:value-type="string">
            <text:p>kehakaal 57,5 kg</text:p>
          </table:table-cell>
          <table:table-cell/>
          <table:table-cell office:value-type="string">
            <text:p>kehakaal</text:p>
          </table:table-cell>
          <table:table-cell office:value-type="float" office:value="57.5">
            <text:p>57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715934">
            <text:p>16715934</text:p>
          </table:table-cell>
          <table:table-cell office:value-type="float" office:value="194713796">
            <text:p>194713796</text:p>
          </table:table-cell>
          <table:table-cell office:value-type="string">
            <text:p>2013-08-29</text:p>
          </table:table-cell>
          <table:table-cell office:value-type="string">
            <text:p>S</text:p>
          </table:table-cell>
          <table:table-cell office:value-type="string">
            <text:p>2013-08-14</text:p>
          </table:table-cell>
          <table:table-cell office:value-type="float" office:value="63180198175">
            <text:p>63180198175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\(\s*(?P&lt;unit&gt;(gramm|kg|mg|kG|gr|g|KG|G))\s*\)\s*:?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Kaal ( kg ) 57.55</text:p>
          </table:table-cell>
          <table:table-cell/>
          <table:table-cell office:value-type="string">
            <text:p>Kaal</text:p>
          </table:table-cell>
          <table:table-cell office:value-type="float" office:value="57.55">
            <text:p>57,5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20142">
            <text:p>11720142</text:p>
          </table:table-cell>
          <table:table-cell office:value-type="float" office:value="205793335">
            <text:p>205793335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office:value-type="string">
            <text:p>2013-06-19</text:p>
          </table:table-cell>
          <table:table-cell office:value-type="float" office:value="673038041927">
            <text:p>6730380419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änane kaal 58kg</text:p>
          </table:table-cell>
          <table:table-cell office:value-type="string">
            <text:p>kaal 58kg</text:p>
          </table:table-cell>
          <table:table-cell office:value-type="string">
            <text:p><text:s/>( iive + 2kg )</text:p>
          </table:table-cell>
          <table:table-cell office:value-type="string">
            <text:p>kaal</text:p>
          </table:table-cell>
          <table:table-cell office:value-type="float" office:value="58">
            <text:p>5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94180">
            <text:p>20594180</text:p>
          </table:table-cell>
          <table:table-cell office:value-type="float" office:value="207604548">
            <text:p>207604548</text:p>
          </table:table-cell>
          <table:table-cell office:value-type="string">
            <text:p>2013-10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7112231">
            <text:p>6730471122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innaresektaat kaaluga 58 g</text:p>
          </table:table-cell>
          <table:table-cell office:value-type="string">
            <text:p>kaaluga 58 g</text:p>
          </table:table-cell>
          <table:table-cell office:value-type="string">
            <text:p><text:s/>, mõõtudega 7x4,5x3 cm</text:p>
          </table:table-cell>
          <table:table-cell office:value-type="string">
            <text:p>kaaluga</text:p>
          </table:table-cell>
          <table:table-cell office:value-type="float" office:value="58">
            <text:p>5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859740">
            <text:p>22859740</text:p>
          </table:table-cell>
          <table:table-cell office:value-type="float" office:value="203163152">
            <text:p>203163152</text:p>
          </table:table-cell>
          <table:table-cell office:value-type="string">
            <text:p>2013-10-15</text:p>
          </table:table-cell>
          <table:table-cell office:value-type="string">
            <text:p>A</text:p>
          </table:table-cell>
          <table:table-cell office:value-type="string">
            <text:p>2013-03-20</text:p>
          </table:table-cell>
          <table:table-cell office:value-type="float" office:value="673045141341">
            <text:p>6730451413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64cm , praegune kaal 58,4kg</text:p>
          </table:table-cell>
          <table:table-cell office:value-type="string">
            <text:p>kaal 58,4kg</text:p>
          </table:table-cell>
          <table:table-cell/>
          <table:table-cell office:value-type="string">
            <text:p>kaal</text:p>
          </table:table-cell>
          <table:table-cell office:value-type="float" office:value="58.4">
            <text:p>58,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29116">
            <text:p>3629116</text:p>
          </table:table-cell>
          <table:table-cell office:value-type="float" office:value="154019959">
            <text:p>154019959</text:p>
          </table:table-cell>
          <table:table-cell office:value-type="string">
            <text:p>2012-12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2128917034">
            <text:p>3212891703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Pikkus/(?P&lt;key&gt;(((K|k)eha)|((S|s)ünni))?(K|k)aal(uga)?|kAAL|SK|Sk|[^a-z]sk|KAAL|SM|[Ss]/k|(K|k)aalu(ga|nud|b|s))\s*([0-9])+(\s?[,.]\s?[0-9]+)?/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Pikkus/kaal 174/59</text:p>
          </table:table-cell>
          <table:table-cell/>
          <table:table-cell office:value-type="string">
            <text:p>kaal</text:p>
          </table:table-cell>
          <table:table-cell office:value-type="float" office:value="59">
            <text:p>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88728">
            <text:p>6188728</text:p>
          </table:table-cell>
          <table:table-cell office:value-type="float" office:value="95680560">
            <text:p>95680560</text:p>
          </table:table-cell>
          <table:table-cell office:value-type="string">
            <text:p>2012-04-2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0375442881">
            <text:p>8037544288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57,8 cm , kaal 59 kg</text:p>
          </table:table-cell>
          <table:table-cell office:value-type="string">
            <text:p>kaal 59 kg</text:p>
          </table:table-cell>
          <table:table-cell office:value-type="string">
            <text:p><text:s/>, RR 127/80 mmHg</text:p>
          </table:table-cell>
          <table:table-cell office:value-type="string">
            <text:p>kaal</text:p>
          </table:table-cell>
          <table:table-cell office:value-type="float" office:value="59">
            <text:p>5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223878">
            <text:p>22223878</text:p>
          </table:table-cell>
          <table:table-cell office:value-type="float" office:value="191973561">
            <text:p>191973561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office:value-type="string">
            <text:p>2013-05-27</text:p>
          </table:table-cell>
          <table:table-cell office:value-type="float" office:value="49306073078">
            <text:p>493060730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59</text:p>
          </table:table-cell>
          <table:table-cell/>
          <table:table-cell office:value-type="string">
            <text:p>kaal</text:p>
          </table:table-cell>
          <table:table-cell office:value-type="float" office:value="59">
            <text:p>5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20715">
            <text:p>5720715</text:p>
          </table:table-cell>
          <table:table-cell office:value-type="float" office:value="153007045">
            <text:p>153007045</text:p>
          </table:table-cell>
          <table:table-cell office:value-type="string">
            <text:p>2012-12-18</text:p>
          </table:table-cell>
          <table:table-cell office:value-type="string">
            <text:p>A</text:p>
          </table:table-cell>
          <table:table-cell office:value-type="string">
            <text:p>2012-11-26</text:p>
          </table:table-cell>
          <table:table-cell office:value-type="float" office:value="11298233085">
            <text:p>1129823308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/70mmhg , veidi kahvatu jumega kaal 59,4</text:p>
          </table:table-cell>
          <table:table-cell office:value-type="string">
            <text:p>kaal 59,4</text:p>
          </table:table-cell>
          <table:table-cell/>
          <table:table-cell office:value-type="string">
            <text:p>kaal</text:p>
          </table:table-cell>
          <table:table-cell office:value-type="float" office:value="59.4">
            <text:p>59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880007">
            <text:p>7880007</text:p>
          </table:table-cell>
          <table:table-cell office:value-type="float" office:value="136423220">
            <text:p>136423220</text:p>
          </table:table-cell>
          <table:table-cell office:value-type="string">
            <text:p>2012-08-31</text:p>
          </table:table-cell>
          <table:table-cell office:value-type="string">
            <text:p>A</text:p>
          </table:table-cell>
          <table:table-cell office:value-type="string">
            <text:p>2012-05-08</text:p>
          </table:table-cell>
          <table:table-cell office:value-type="float" office:value="23617744593">
            <text:p>2361774459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 : pt 175 cm pikk ja kaalub 60 kg</text:p>
          </table:table-cell>
          <table:table-cell office:value-type="string">
            <text:p>kaalub 60 kg</text:p>
          </table:table-cell>
          <table:table-cell/>
          <table:table-cell office:value-type="string">
            <text:p>kaalub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905516">
            <text:p>8905516</text:p>
          </table:table-cell>
          <table:table-cell office:value-type="float" office:value="205032849">
            <text:p>205032849</text:p>
          </table:table-cell>
          <table:table-cell office:value-type="string">
            <text:p>2013-10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5244287195">
            <text:p>15244287195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# Pikkus 167 cm Kaal 60 kg</text:p>
          </table:table-cell>
          <table:table-cell office:value-type="string">
            <text:p>Kaal 60 kg</text:p>
          </table:table-cell>
          <table:table-cell office:value-type="string">
            <text:p><text:s/>BMI 21,51385851</text:p>
          </table:table-cell>
          <table:table-cell office:value-type="string">
            <text:p>Kaal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685958">
            <text:p>7685958</text:p>
          </table:table-cell>
          <table:table-cell office:value-type="float" office:value="84636102">
            <text:p>84636102</text:p>
          </table:table-cell>
          <table:table-cell office:value-type="string">
            <text:p>2012-02-20</text:p>
          </table:table-cell>
          <table:table-cell office:value-type="string">
            <text:p>A</text:p>
          </table:table-cell>
          <table:table-cell office:value-type="string">
            <text:p>2012-02-15</text:p>
          </table:table-cell>
          <table:table-cell office:value-type="float" office:value="56160450576">
            <text:p>5616045057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159 cmKaal60 kg</text:p>
          </table:table-cell>
          <table:table-cell office:value-type="string">
            <text:p>Kaal60 kg</text:p>
          </table:table-cell>
          <table:table-cell office:value-type="string">
            <text:p>BMI23,7332384 Südamerütm SR fr80</text:p>
          </table:table-cell>
          <table:table-cell office:value-type="string">
            <text:p>Kaal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88143">
            <text:p>16688143</text:p>
          </table:table-cell>
          <table:table-cell office:value-type="float" office:value="179428094">
            <text:p>179428094</text:p>
          </table:table-cell>
          <table:table-cell office:value-type="string">
            <text:p>2013-05-24</text:p>
          </table:table-cell>
          <table:table-cell office:value-type="string">
            <text:p>S</text:p>
          </table:table-cell>
          <table:table-cell office:value-type="string">
            <text:p>2013-05-23</text:p>
          </table:table-cell>
          <table:table-cell office:value-type="float" office:value="71254455497">
            <text:p>7125445549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0</text:p>
          </table:table-cell>
          <table:table-cell office:value-type="string">
            <text:p><text:s/>.</text:p>
          </table:table-cell>
          <table:table-cell office:value-type="string">
            <text:p>Kaal</text:p>
          </table:table-cell>
          <table:table-cell office:value-type="float" office:value="60">
            <text:p>6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97613">
            <text:p>21097613</text:p>
          </table:table-cell>
          <table:table-cell office:value-type="float" office:value="217154261">
            <text:p>217154261</text:p>
          </table:table-cell>
          <table:table-cell office:value-type="string">
            <text:p>2013-12-19</text:p>
          </table:table-cell>
          <table:table-cell office:value-type="string">
            <text:p>A</text:p>
          </table:table-cell>
          <table:table-cell office:value-type="string">
            <text:p>2013-10-31</text:p>
          </table:table-cell>
          <table:table-cell office:value-type="float" office:value="12977442975">
            <text:p>129774429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 : Kaal 60</text:p>
          </table:table-cell>
          <table:table-cell office:value-type="string">
            <text:p>Kaal 60</text:p>
          </table:table-cell>
          <table:table-cell office:value-type="string">
            <text:p><text:s/>Pt on teadvusel , kontaktne , o</text:p>
          </table:table-cell>
          <table:table-cell office:value-type="string">
            <text:p>Kaal</text:p>
          </table:table-cell>
          <table:table-cell office:value-type="float" office:value="60">
            <text:p>6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23611">
            <text:p>5423611</text:p>
          </table:table-cell>
          <table:table-cell office:value-type="float" office:value="94382103">
            <text:p>94382103</text:p>
          </table:table-cell>
          <table:table-cell office:value-type="string">
            <text:p>2012-05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8913177352">
            <text:p>5891317735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72cm kaal : 61kg</text:p>
          </table:table-cell>
          <table:table-cell office:value-type="string">
            <text:p>kaal : 61kg</text:p>
          </table:table-cell>
          <table:table-cell office:value-type="string">
            <text:p><text:s/>KMI : 20.6 kg/m2 .</text:p>
          </table:table-cell>
          <table:table-cell office:value-type="string">
            <text:p>kaal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53622">
            <text:p>11053622</text:p>
          </table:table-cell>
          <table:table-cell office:value-type="float" office:value="177630273">
            <text:p>177630273</text:p>
          </table:table-cell>
          <table:table-cell office:value-type="string">
            <text:p>2013-05-15</text:p>
          </table:table-cell>
          <table:table-cell office:value-type="string">
            <text:p>A</text:p>
          </table:table-cell>
          <table:table-cell office:value-type="string">
            <text:p>2013-04-18</text:p>
          </table:table-cell>
          <table:table-cell office:value-type="float" office:value="673030325742">
            <text:p>67303032574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1 kg</text:p>
          </table:table-cell>
          <table:table-cell office:value-type="string">
            <text:p><text:s/>pikkus 169 cm</text:p>
          </table:table-cell>
          <table:table-cell office:value-type="string">
            <text:p>Kaal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36619">
            <text:p>6036619</text:p>
          </table:table-cell>
          <table:table-cell office:value-type="float" office:value="93506119">
            <text:p>93506119</text:p>
          </table:table-cell>
          <table:table-cell office:value-type="string">
            <text:p>2012-05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9940572072">
            <text:p>2994057207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viimase kolme nädalaga + 3 kg ( kehakaal 61 kg</text:p>
          </table:table-cell>
          <table:table-cell office:value-type="string">
            <text:p>kehakaal 61 kg</text:p>
          </table:table-cell>
          <table:table-cell office:value-type="string">
            <text:p><text:s/>)</text:p>
          </table:table-cell>
          <table:table-cell office:value-type="string">
            <text:p>kehakaal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42073">
            <text:p>5542073</text:p>
          </table:table-cell>
          <table:table-cell office:value-type="float" office:value="80275639">
            <text:p>80275639</text:p>
          </table:table-cell>
          <table:table-cell office:value-type="string">
            <text:p>2012-01-13</text:p>
          </table:table-cell>
          <table:table-cell office:value-type="string">
            <text:p>A</text:p>
          </table:table-cell>
          <table:table-cell office:value-type="string">
            <text:p>2012-01-13</text:p>
          </table:table-cell>
          <table:table-cell office:value-type="float" office:value="72552626859">
            <text:p>7255262685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61,4kg</text:p>
          </table:table-cell>
          <table:table-cell/>
          <table:table-cell office:value-type="string">
            <text:p>Kaal</text:p>
          </table:table-cell>
          <table:table-cell office:value-type="float" office:value="61.4">
            <text:p>61,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18217">
            <text:p>20618217</text:p>
          </table:table-cell>
          <table:table-cell office:value-type="float" office:value="172534022">
            <text:p>172534022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office:value-type="string">
            <text:p>2013-01-08</text:p>
          </table:table-cell>
          <table:table-cell office:value-type="float" office:value="17577287944">
            <text:p>1757728794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8.01 kaal-61,6</text:p>
          </table:table-cell>
          <table:table-cell office:value-type="string">
            <text:p>kaal-61,6</text:p>
          </table:table-cell>
          <table:table-cell office:value-type="string">
            <text:p><text:s/>( + 1,6 ) , RR-110/60 , Ü-88 , </text:p>
          </table:table-cell>
          <table:table-cell office:value-type="string">
            <text:p>kaal</text:p>
          </table:table-cell>
          <table:table-cell office:value-type="float" office:value="61.6">
            <text:p>61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10919">
            <text:p>14910919</text:p>
          </table:table-cell>
          <table:table-cell office:value-type="float" office:value="158008205">
            <text:p>158008205</text:p>
          </table:table-cell>
          <table:table-cell office:value-type="string">
            <text:p>2012-11-26</text:p>
          </table:table-cell>
          <table:table-cell office:value-type="string">
            <text:p>A</text:p>
          </table:table-cell>
          <table:table-cell office:value-type="string">
            <text:p>2012-10-23</text:p>
          </table:table-cell>
          <table:table-cell office:value-type="float" office:value="31218510027">
            <text:p>312185100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61,6kg</text:p>
          </table:table-cell>
          <table:table-cell office:value-type="string">
            <text:p><text:s/>, iive + 1,6kg</text:p>
          </table:table-cell>
          <table:table-cell office:value-type="string">
            <text:p>Kehakaal</text:p>
          </table:table-cell>
          <table:table-cell office:value-type="float" office:value="61.6">
            <text:p>61,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517615">
            <text:p>24517615</text:p>
          </table:table-cell>
          <table:table-cell office:value-type="float" office:value="156450327">
            <text:p>156450327</text:p>
          </table:table-cell>
          <table:table-cell office:value-type="string">
            <text:p>2012-02-20</text:p>
          </table:table-cell>
          <table:table-cell office:value-type="string">
            <text:p>A</text:p>
          </table:table-cell>
          <table:table-cell office:value-type="string">
            <text:p>2012-02-10</text:p>
          </table:table-cell>
          <table:table-cell office:value-type="float" office:value="50048840367">
            <text:p>500488403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xini 50 mcg päevas ja Novofemi Kaal 62 kg</text:p>
          </table:table-cell>
          <table:table-cell office:value-type="string">
            <text:p>Kaal 62 kg</text:p>
          </table:table-cell>
          <table:table-cell office:value-type="string">
            <text:p><text:s/>Kaebusi ei ole Kilpnääre palpat</text:p>
          </table:table-cell>
          <table:table-cell office:value-type="string">
            <text:p>Kaal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20506">
            <text:p>8120506</text:p>
          </table:table-cell>
          <table:table-cell office:value-type="float" office:value="143710620">
            <text:p>143710620</text:p>
          </table:table-cell>
          <table:table-cell office:value-type="string">
            <text:p>2012-10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5605867742">
            <text:p>2560586774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angus ravi ajal 14 kg , praegu kehakaal 62 kg</text:p>
          </table:table-cell>
          <table:table-cell office:value-type="string">
            <text:p>kehakaal 62 kg</text:p>
          </table:table-cell>
          <table:table-cell office:value-type="string">
            <text:p><text:s/>, seetõttu Pegintroni 80 mcg , </text:p>
          </table:table-cell>
          <table:table-cell office:value-type="string">
            <text:p>kehakaal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86161">
            <text:p>4686161</text:p>
          </table:table-cell>
          <table:table-cell office:value-type="float" office:value="135492202">
            <text:p>135492202</text:p>
          </table:table-cell>
          <table:table-cell office:value-type="string">
            <text:p>2012-09-03</text:p>
          </table:table-cell>
          <table:table-cell office:value-type="string">
            <text:p>A</text:p>
          </table:table-cell>
          <table:table-cell office:value-type="string">
            <text:p>2012-08-01</text:p>
          </table:table-cell>
          <table:table-cell office:value-type="float" office:value="37768946849">
            <text:p>3776894684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2,0 kg</text:p>
          </table:table-cell>
          <table:table-cell office:value-type="string">
            <text:p><text:s/>( + 2,8 kg ) Füüsiline koormus </text:p>
          </table:table-cell>
          <table:table-cell office:value-type="string">
            <text:p>Kaal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21831">
            <text:p>14621831</text:p>
          </table:table-cell>
          <table:table-cell office:value-type="float" office:value="160447100">
            <text:p>160447100</text:p>
          </table:table-cell>
          <table:table-cell office:value-type="string">
            <text:p>2013-01-30</text:p>
          </table:table-cell>
          <table:table-cell office:value-type="string">
            <text:p>A</text:p>
          </table:table-cell>
          <table:table-cell office:value-type="string">
            <text:p>2010-09-16</text:p>
          </table:table-cell>
          <table:table-cell office:value-type="float" office:value="673030353823">
            <text:p>67303035382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-163cm , kaal-62kg</text:p>
          </table:table-cell>
          <table:table-cell office:value-type="string">
            <text:p>kaal-62kg</text:p>
          </table:table-cell>
          <table:table-cell office:value-type="string">
            <text:p>;KMI-24RINDKERE JA KÕHUPIIRKONDK</text:p>
          </table:table-cell>
          <table:table-cell office:value-type="string">
            <text:p>kaal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07756">
            <text:p>3807756</text:p>
          </table:table-cell>
          <table:table-cell office:value-type="float" office:value="144619877">
            <text:p>144619877</text:p>
          </table:table-cell>
          <table:table-cell office:value-type="string">
            <text:p>2012-11-02</text:p>
          </table:table-cell>
          <table:table-cell office:value-type="string">
            <text:p>A</text:p>
          </table:table-cell>
          <table:table-cell office:value-type="string">
            <text:p>2012-09-24</text:p>
          </table:table-cell>
          <table:table-cell office:value-type="float" office:value="15003467655">
            <text:p>1500346765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 : kaal 62,5kg</text:p>
          </table:table-cell>
          <table:table-cell office:value-type="string">
            <text:p>kaal 62,5kg</text:p>
          </table:table-cell>
          <table:table-cell/>
          <table:table-cell office:value-type="string">
            <text:p>kaal</text:p>
          </table:table-cell>
          <table:table-cell office:value-type="float" office:value="62.5">
            <text:p>62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451611">
            <text:p>24451611</text:p>
          </table:table-cell>
          <table:table-cell office:value-type="float" office:value="216317795">
            <text:p>216317795</text:p>
          </table:table-cell>
          <table:table-cell office:value-type="string">
            <text:p>2013-12-17</text:p>
          </table:table-cell>
          <table:table-cell office:value-type="string">
            <text:p>A</text:p>
          </table:table-cell>
          <table:table-cell office:value-type="string">
            <text:p>2013-12-17</text:p>
          </table:table-cell>
          <table:table-cell office:value-type="float" office:value="673030537456">
            <text:p>6730305374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63 kg</text:p>
          </table:table-cell>
          <table:table-cell/>
          <table:table-cell office:value-type="string">
            <text:p>kehakaal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414347">
            <text:p>15414347</text:p>
          </table:table-cell>
          <table:table-cell office:value-type="float" office:value="178478409">
            <text:p>178478409</text:p>
          </table:table-cell>
          <table:table-cell office:value-type="string">
            <text:p>2013-05-2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5485061">
            <text:p>673045485061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Vanus : 76 yrs Kaal : 63 kg</text:p>
          </table:table-cell>
          <table:table-cell office:value-type="string">
            <text:p>Kaal : 63 kg</text:p>
          </table:table-cell>
          <table:table-cell/>
          <table:table-cell office:value-type="string">
            <text:p>Kaal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04902">
            <text:p>20504902</text:p>
          </table:table-cell>
          <table:table-cell office:value-type="float" office:value="170182350">
            <text:p>170182350</text:p>
          </table:table-cell>
          <table:table-cell office:value-type="string">
            <text:p>2013-04-03</text:p>
          </table:table-cell>
          <table:table-cell office:value-type="string">
            <text:p>A</text:p>
          </table:table-cell>
          <table:table-cell office:value-type="string">
            <text:p>2013-04-03</text:p>
          </table:table-cell>
          <table:table-cell office:value-type="float" office:value="77355195228">
            <text:p>7735519522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v s 12,4 mmol l RR 135/80 kaal 63 kg</text:p>
          </table:table-cell>
          <table:table-cell office:value-type="string">
            <text:p>kaal 63 kg</text:p>
          </table:table-cell>
          <table:table-cell/>
          <table:table-cell office:value-type="string">
            <text:p>kaal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955984">
            <text:p>6955984</text:p>
          </table:table-cell>
          <table:table-cell office:value-type="float" office:value="123632871">
            <text:p>123632871</text:p>
          </table:table-cell>
          <table:table-cell office:value-type="string">
            <text:p>2012-05-28</text:p>
          </table:table-cell>
          <table:table-cell office:value-type="string">
            <text:p>A</text:p>
          </table:table-cell>
          <table:table-cell office:value-type="string">
            <text:p>2011-03-23</text:p>
          </table:table-cell>
          <table:table-cell office:value-type="float" office:value="13260677098">
            <text:p>13260677098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vi samas annuses 40 mg päevas , kehakaal 63 kg</text:p>
          </table:table-cell>
          <table:table-cell office:value-type="string">
            <text:p>kehakaal 63 kg</text:p>
          </table:table-cell>
          <table:table-cell office:value-type="string">
            <text:p><text:s/>, nõustatud reziimi osas</text:p>
          </table:table-cell>
          <table:table-cell office:value-type="string">
            <text:p>kehakaal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74237">
            <text:p>11874237</text:p>
          </table:table-cell>
          <table:table-cell office:value-type="float" office:value="157998066">
            <text:p>157998066</text:p>
          </table:table-cell>
          <table:table-cell office:value-type="string">
            <text:p>2012-11-19</text:p>
          </table:table-cell>
          <table:table-cell office:value-type="string">
            <text:p>A</text:p>
          </table:table-cell>
          <table:table-cell office:value-type="string">
            <text:p>2012-10-08</text:p>
          </table:table-cell>
          <table:table-cell office:value-type="float" office:value="47662034997">
            <text:p>4766203499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3,1</text:p>
          </table:table-cell>
          <table:table-cell table:style-name="ce1" office:value-type="string">
            <text:p><text:s/>+ 3,1</text:p>
          </table:table-cell>
          <table:table-cell office:value-type="string">
            <text:p>Kaal</text:p>
          </table:table-cell>
          <table:table-cell office:value-type="float" office:value="63.1">
            <text:p>63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910302">
            <text:p>4910302</text:p>
          </table:table-cell>
          <table:table-cell office:value-type="float" office:value="144419324">
            <text:p>144419324</text:p>
          </table:table-cell>
          <table:table-cell office:value-type="string">
            <text:p>2012-10-23</text:p>
          </table:table-cell>
          <table:table-cell office:value-type="string">
            <text:p>A</text:p>
          </table:table-cell>
          <table:table-cell office:value-type="string">
            <text:p>2012-10-23</text:p>
          </table:table-cell>
          <table:table-cell office:value-type="float" office:value="98649833713">
            <text:p>9864983371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# Pikkus168 cmKaal64 kg</text:p>
          </table:table-cell>
          <table:table-cell office:value-type="string">
            <text:p>Kaal64 kg</text:p>
          </table:table-cell>
          <table:table-cell office:value-type="string">
            <text:p>BMI22,67573696</text:p>
          </table:table-cell>
          <table:table-cell office:value-type="string">
            <text:p>Kaal</text:p>
          </table:table-cell>
          <table:table-cell office:value-type="float" office:value="64">
            <text:p>6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919372">
            <text:p>18919372</text:p>
          </table:table-cell>
          <table:table-cell office:value-type="float" office:value="209042104">
            <text:p>209042104</text:p>
          </table:table-cell>
          <table:table-cell office:value-type="string">
            <text:p>2013-11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7395183775">
            <text:p>973951837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65kg</text:p>
          </table:table-cell>
          <table:table-cell office:value-type="string">
            <text:p><text:s/>( 8kuuga - 2kg )</text:p>
          </table:table-cell>
          <table:table-cell office:value-type="string">
            <text:p>Kehakaal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6223">
            <text:p>1446223</text:p>
          </table:table-cell>
          <table:table-cell office:value-type="float" office:value="99826369">
            <text:p>99826369</text:p>
          </table:table-cell>
          <table:table-cell office:value-type="string">
            <text:p>2012-05-0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6397532932">
            <text:p>86397532932</text:p>
          </table:table-cell>
          <table:table-cell office:value-type="string">
            <text:p>original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Vanus : 61 yrs Kaal : 65 kg</text:p>
          </table:table-cell>
          <table:table-cell office:value-type="string">
            <text:p>Kaal : 65 kg</text:p>
          </table:table-cell>
          <table:table-cell/>
          <table:table-cell office:value-type="string">
            <text:p>Kaal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169775">
            <text:p>5169775</text:p>
          </table:table-cell>
          <table:table-cell office:value-type="float" office:value="137448577">
            <text:p>137448577</text:p>
          </table:table-cell>
          <table:table-cell office:value-type="string">
            <text:p>2012-09-05</text:p>
          </table:table-cell>
          <table:table-cell office:value-type="string">
            <text:p>A</text:p>
          </table:table-cell>
          <table:table-cell office:value-type="string">
            <text:p>2012-08-21</text:p>
          </table:table-cell>
          <table:table-cell office:value-type="float" office:value="46681882202">
            <text:p>4668188220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# Pikkus156 cmKaal65 kg</text:p>
          </table:table-cell>
          <table:table-cell office:value-type="string">
            <text:p>Kaal65 kg</text:p>
          </table:table-cell>
          <table:table-cell office:value-type="string">
            <text:p>BMI26,70940171</text:p>
          </table:table-cell>
          <table:table-cell office:value-type="string">
            <text:p>Kaal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33582">
            <text:p>23533582</text:p>
          </table:table-cell>
          <table:table-cell office:value-type="float" office:value="209275930">
            <text:p>209275930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1999-07-08</text:p>
          </table:table-cell>
          <table:table-cell office:value-type="float" office:value="673036168837">
            <text:p>67303616883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nne rasedust kaal : 65kg</text:p>
          </table:table-cell>
          <table:table-cell office:value-type="string">
            <text:p>kaal : 65kg</text:p>
          </table:table-cell>
          <table:table-cell/>
          <table:table-cell office:value-type="string">
            <text:p>kaal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49870">
            <text:p>10849870</text:p>
          </table:table-cell>
          <table:table-cell office:value-type="float" office:value="168204454">
            <text:p>168204454</text:p>
          </table:table-cell>
          <table:table-cell office:value-type="string">
            <text:p>2013-03-22</text:p>
          </table:table-cell>
          <table:table-cell office:value-type="string">
            <text:p>A</text:p>
          </table:table-cell>
          <table:table-cell office:value-type="string">
            <text:p>2013-02-21</text:p>
          </table:table-cell>
          <table:table-cell office:value-type="float" office:value="57350310216">
            <text:p>5735031021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5kg</text:p>
          </table:table-cell>
          <table:table-cell office:value-type="string">
            <text:p><text:s/>, pikkust täpselt ei tea ( u 17</text:p>
          </table:table-cell>
          <table:table-cell office:value-type="string">
            <text:p>Kaal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98827">
            <text:p>24398827</text:p>
          </table:table-cell>
          <table:table-cell office:value-type="float" office:value="157030538">
            <text:p>157030538</text:p>
          </table:table-cell>
          <table:table-cell office:value-type="string">
            <text:p>2012-06-29</text:p>
          </table:table-cell>
          <table:table-cell office:value-type="string">
            <text:p>A</text:p>
          </table:table-cell>
          <table:table-cell office:value-type="string">
            <text:p>2012-03-22</text:p>
          </table:table-cell>
          <table:table-cell office:value-type="float" office:value="56682653456">
            <text:p>5668265345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5,0</text:p>
          </table:table-cell>
          <table:table-cell office:value-type="string">
            <text:p><text:s/>kaaluiive + 2,0</text:p>
          </table:table-cell>
          <table:table-cell office:value-type="string">
            <text:p>Kaal</text:p>
          </table:table-cell>
          <table:table-cell office:value-type="float" office:value="65">
            <text:p>6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0953">
            <text:p>2390953</text:p>
          </table:table-cell>
          <table:table-cell office:value-type="float" office:value="144187346">
            <text:p>144187346</text:p>
          </table:table-cell>
          <table:table-cell office:value-type="string">
            <text:p>2012-11-01</text:p>
          </table:table-cell>
          <table:table-cell office:value-type="string">
            <text:p>A</text:p>
          </table:table-cell>
          <table:table-cell office:value-type="string">
            <text:p>2012-10-18</text:p>
          </table:table-cell>
          <table:table-cell office:value-type="float" office:value="58580220905">
            <text:p>5858022090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 pikkus 187 , kaal 65,5</text:p>
          </table:table-cell>
          <table:table-cell office:value-type="string">
            <text:p>kaal 65,5</text:p>
          </table:table-cell>
          <table:table-cell office:value-type="string">
            <text:p><text:s/>riietega , KMI 18,5RR 130/80 , </text:p>
          </table:table-cell>
          <table:table-cell office:value-type="string">
            <text:p>kaal</text:p>
          </table:table-cell>
          <table:table-cell office:value-type="float" office:value="65.5">
            <text:p>65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48965">
            <text:p>4548965</text:p>
          </table:table-cell>
          <table:table-cell office:value-type="float" office:value="82597078">
            <text:p>82597078</text:p>
          </table:table-cell>
          <table:table-cell office:value-type="string">
            <text:p>2012-01-27</text:p>
          </table:table-cell>
          <table:table-cell office:value-type="string">
            <text:p>A</text:p>
          </table:table-cell>
          <table:table-cell office:value-type="string">
            <text:p>2011-04-14</text:p>
          </table:table-cell>
          <table:table-cell office:value-type="float" office:value="60559150609">
            <text:p>6055915060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-175cm , kaal-66kg</text:p>
          </table:table-cell>
          <table:table-cell office:value-type="string">
            <text:p>kaal-66kg</text:p>
          </table:table-cell>
          <table:table-cell office:value-type="string">
            <text:p><text:s/>, KMI-22</text:p>
          </table:table-cell>
          <table:table-cell office:value-type="string">
            <text:p>kaal</text:p>
          </table:table-cell>
          <table:table-cell office:value-type="float" office:value="66">
            <text:p>6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45804">
            <text:p>4545804</text:p>
          </table:table-cell>
          <table:table-cell office:value-type="float" office:value="84717080">
            <text:p>84717080</text:p>
          </table:table-cell>
          <table:table-cell office:value-type="string">
            <text:p>2012-02-09</text:p>
          </table:table-cell>
          <table:table-cell office:value-type="string">
            <text:p>A</text:p>
          </table:table-cell>
          <table:table-cell office:value-type="string">
            <text:p>2012-01-11</text:p>
          </table:table-cell>
          <table:table-cell office:value-type="float" office:value="89577295212">
            <text:p>8957729521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sept 2011 An ti-tpo negatiivne Kaal 67</text:p>
          </table:table-cell>
          <table:table-cell office:value-type="string">
            <text:p>Kaal 67</text:p>
          </table:table-cell>
          <table:table-cell office:value-type="string">
            <text:p>-68 kg Ravimid : Lantus 12TÜ , l</text:p>
          </table:table-cell>
          <table:table-cell office:value-type="string">
            <text:p>Kaal</text:p>
          </table:table-cell>
          <table:table-cell office:value-type="float" office:value="67">
            <text:p>67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238826">
            <text:p>12238826</text:p>
          </table:table-cell>
          <table:table-cell office:value-type="float" office:value="189677543">
            <text:p>189677543</text:p>
          </table:table-cell>
          <table:table-cell office:value-type="string">
            <text:p>2013-07-25</text:p>
          </table:table-cell>
          <table:table-cell office:value-type="string">
            <text:p>A</text:p>
          </table:table-cell>
          <table:table-cell office:value-type="string">
            <text:p>2013-01-15</text:p>
          </table:table-cell>
          <table:table-cell office:value-type="float" office:value="42767438804">
            <text:p>4276743880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7kg</text:p>
          </table:table-cell>
          <table:table-cell/>
          <table:table-cell office:value-type="string">
            <text:p>Kaal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11594">
            <text:p>13311594</text:p>
          </table:table-cell>
          <table:table-cell office:value-type="float" office:value="160379354">
            <text:p>160379354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2011-11-30</text:p>
          </table:table-cell>
          <table:table-cell office:value-type="float" office:value="80928019130">
            <text:p>8092801913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-169cm , kaal-67kg</text:p>
          </table:table-cell>
          <table:table-cell office:value-type="string">
            <text:p>kaal-67kg</text:p>
          </table:table-cell>
          <table:table-cell office:value-type="string">
            <text:p><text:s/>, KMI-24RINDKERE JA KÕHUPIIRKON</text:p>
          </table:table-cell>
          <table:table-cell office:value-type="string">
            <text:p>kaal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023656">
            <text:p>5023656</text:p>
          </table:table-cell>
          <table:table-cell office:value-type="float" office:value="138509979">
            <text:p>138509979</text:p>
          </table:table-cell>
          <table:table-cell office:value-type="string">
            <text:p>2012-09-19</text:p>
          </table:table-cell>
          <table:table-cell office:value-type="string">
            <text:p>A</text:p>
          </table:table-cell>
          <table:table-cell office:value-type="string">
            <text:p>2012-08-30</text:p>
          </table:table-cell>
          <table:table-cell office:value-type="float" office:value="64483490536">
            <text:p>6448349053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71 cm Kaal 67 kg</text:p>
          </table:table-cell>
          <table:table-cell office:value-type="string">
            <text:p>Kaal 67 kg</text:p>
          </table:table-cell>
          <table:table-cell office:value-type="string">
            <text:p><text:s/>BMI 22,91303307 Südamerütm SR f</text:p>
          </table:table-cell>
          <table:table-cell office:value-type="string">
            <text:p>Kaal</text:p>
          </table:table-cell>
          <table:table-cell office:value-type="float" office:value="67">
            <text:p>6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77349">
            <text:p>5577349</text:p>
          </table:table-cell>
          <table:table-cell office:value-type="float" office:value="83570506">
            <text:p>83570506</text:p>
          </table:table-cell>
          <table:table-cell office:value-type="string">
            <text:p>2012-02-16</text:p>
          </table:table-cell>
          <table:table-cell office:value-type="string">
            <text:p>A</text:p>
          </table:table-cell>
          <table:table-cell office:value-type="string">
            <text:p>2012-02-14</text:p>
          </table:table-cell>
          <table:table-cell office:value-type="float" office:value="28475216878">
            <text:p>2847521687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4.02.2012 - RR120/80mmHg kaal 67,2kg</text:p>
          </table:table-cell>
          <table:table-cell office:value-type="string">
            <text:p>kaal 67,2kg</text:p>
          </table:table-cell>
          <table:table-cell office:value-type="string">
            <text:p><text:s/>vs 5,0 mmol/l cor regul tahhüka</text:p>
          </table:table-cell>
          <table:table-cell office:value-type="string">
            <text:p>kaal</text:p>
          </table:table-cell>
          <table:table-cell office:value-type="float" office:value="67.2">
            <text:p>67,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144302">
            <text:p>7144302</text:p>
          </table:table-cell>
          <table:table-cell office:value-type="float" office:value="124226965">
            <text:p>124226965</text:p>
          </table:table-cell>
          <table:table-cell office:value-type="string">
            <text:p>2012-05-18</text:p>
          </table:table-cell>
          <table:table-cell office:value-type="string">
            <text:p>A</text:p>
          </table:table-cell>
          <table:table-cell office:value-type="string">
            <text:p>2012-05-18</text:p>
          </table:table-cell>
          <table:table-cell office:value-type="float" office:value="17689352322">
            <text:p>1768935232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alusel , eeldatava maksimaalse kaaluga 68 kg</text:p>
          </table:table-cell>
          <table:table-cell office:value-type="string">
            <text:p>kaaluga 68 kg</text:p>
          </table:table-cell>
          <table:table-cell office:value-type="string">
            <text:p><text:s/>, patsiendi kaal 86 kg )</text:p>
          </table:table-cell>
          <table:table-cell office:value-type="string">
            <text:p>kaaluga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80395">
            <text:p>4480395</text:p>
          </table:table-cell>
          <table:table-cell office:value-type="float" office:value="79934041">
            <text:p>79934041</text:p>
          </table:table-cell>
          <table:table-cell office:value-type="string">
            <text:p>2011-12-23</text:p>
          </table:table-cell>
          <table:table-cell office:value-type="string">
            <text:p>A</text:p>
          </table:table-cell>
          <table:table-cell office:value-type="string">
            <text:p>2011-12-20</text:p>
          </table:table-cell>
          <table:table-cell office:value-type="float" office:value="41231360042">
            <text:p>4123136004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009 olnud kehakaal 68 kg</text:p>
          </table:table-cell>
          <table:table-cell office:value-type="string">
            <text:p>kehakaal 68 kg</text:p>
          </table:table-cell>
          <table:table-cell office:value-type="string">
            <text:p><text:s/>, järgmiseks aastaks 58 kg</text:p>
          </table:table-cell>
          <table:table-cell office:value-type="string">
            <text:p>kehakaal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694543">
            <text:p>17694543</text:p>
          </table:table-cell>
          <table:table-cell office:value-type="float" office:value="170489424">
            <text:p>170489424</text:p>
          </table:table-cell>
          <table:table-cell office:value-type="string">
            <text:p>2013-04-05</text:p>
          </table:table-cell>
          <table:table-cell office:value-type="string">
            <text:p>A</text:p>
          </table:table-cell>
          <table:table-cell office:value-type="string">
            <text:p>2013-04-05</text:p>
          </table:table-cell>
          <table:table-cell office:value-type="float" office:value="673030385865">
            <text:p>6730303858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8kg</text:p>
          </table:table-cell>
          <table:table-cell office:value-type="string">
            <text:p><text:s/>pikkus 166cm KMI 24.5</text:p>
          </table:table-cell>
          <table:table-cell office:value-type="string">
            <text:p>Kaal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061835">
            <text:p>22061835</text:p>
          </table:table-cell>
          <table:table-cell office:value-type="float" office:value="173697230">
            <text:p>173697230</text:p>
          </table:table-cell>
          <table:table-cell office:value-type="string">
            <text:p>2013-04-24</text:p>
          </table:table-cell>
          <table:table-cell office:value-type="string">
            <text:p>A</text:p>
          </table:table-cell>
          <table:table-cell office:value-type="string">
            <text:p>2010-07-29</text:p>
          </table:table-cell>
          <table:table-cell office:value-type="float" office:value="15121261906">
            <text:p>1512126190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-169cm , kaal-68kg</text:p>
          </table:table-cell>
          <table:table-cell office:value-type="string">
            <text:p>kaal-68kg</text:p>
          </table:table-cell>
          <table:table-cell office:value-type="string">
            <text:p><text:s/>, KMI-24,5RINDKERE JA KÕHUPIIRK</text:p>
          </table:table-cell>
          <table:table-cell office:value-type="string">
            <text:p>kaal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98830">
            <text:p>6498830</text:p>
          </table:table-cell>
          <table:table-cell office:value-type="float" office:value="147111763">
            <text:p>147111763</text:p>
          </table:table-cell>
          <table:table-cell office:value-type="string">
            <text:p>2012-11-1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8150313391">
            <text:p>2815031339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eisund rahuldav , adekvaatne , kaal - 68 kg</text:p>
          </table:table-cell>
          <table:table-cell office:value-type="string">
            <text:p>kaal - 68 kg</text:p>
          </table:table-cell>
          <table:table-cell office:value-type="string">
            <text:p><text:s/>, kasv - 161 cm , aktiivne , au</text:p>
          </table:table-cell>
          <table:table-cell office:value-type="string">
            <text:p>kaal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402436">
            <text:p>22402436</text:p>
          </table:table-cell>
          <table:table-cell office:value-type="float" office:value="173803861">
            <text:p>173803861</text:p>
          </table:table-cell>
          <table:table-cell office:value-type="string">
            <text:p>2013-03-14</text:p>
          </table:table-cell>
          <table:table-cell office:value-type="string">
            <text:p>A</text:p>
          </table:table-cell>
          <table:table-cell office:value-type="string">
            <text:p>2013-02-08</text:p>
          </table:table-cell>
          <table:table-cell office:value-type="float" office:value="26710853078">
            <text:p>2671085307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aal pigem tõuseb - kaal 68kg</text:p>
          </table:table-cell>
          <table:table-cell office:value-type="string">
            <text:p>kaal 68kg</text:p>
          </table:table-cell>
          <table:table-cell office:value-type="string">
            <text:p><text:s/>, pikkus 155cm</text:p>
          </table:table-cell>
          <table:table-cell office:value-type="string">
            <text:p>kaal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84263">
            <text:p>5784263</text:p>
          </table:table-cell>
          <table:table-cell office:value-type="float" office:value="141306691">
            <text:p>141306691</text:p>
          </table:table-cell>
          <table:table-cell office:value-type="string">
            <text:p>2012-10-0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3716310417">
            <text:p>6371631041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asv 162 cm , kaal 68 kg</text:p>
          </table:table-cell>
          <table:table-cell office:value-type="string">
            <text:p>kaal 68 kg</text:p>
          </table:table-cell>
          <table:table-cell/>
          <table:table-cell office:value-type="string">
            <text:p>kaal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78256">
            <text:p>23278256</text:p>
          </table:table-cell>
          <table:table-cell office:value-type="float" office:value="212452923">
            <text:p>212452923</text:p>
          </table:table-cell>
          <table:table-cell office:value-type="string">
            <text:p>2013-11-29</text:p>
          </table:table-cell>
          <table:table-cell office:value-type="string">
            <text:p>A</text:p>
          </table:table-cell>
          <table:table-cell office:value-type="string">
            <text:p>2013-06-05</text:p>
          </table:table-cell>
          <table:table-cell office:value-type="float" office:value="673030328818">
            <text:p>67303032881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-157cm , kaal-68kg</text:p>
          </table:table-cell>
          <table:table-cell office:value-type="string">
            <text:p>kaal-68kg</text:p>
          </table:table-cell>
          <table:table-cell office:value-type="string">
            <text:p><text:s/>, KMI-28,2</text:p>
          </table:table-cell>
          <table:table-cell office:value-type="string">
            <text:p>kaal</text:p>
          </table:table-cell>
          <table:table-cell office:value-type="float" office:value="68">
            <text:p>6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38076">
            <text:p>21238076</text:p>
          </table:table-cell>
          <table:table-cell office:value-type="float" office:value="180071675">
            <text:p>180071675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5-14</text:p>
          </table:table-cell>
          <table:table-cell office:value-type="float" office:value="12221715983">
            <text:p>1222171598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- 68,3kg</text:p>
          </table:table-cell>
          <table:table-cell/>
          <table:table-cell office:value-type="string">
            <text:p>Kaal</text:p>
          </table:table-cell>
          <table:table-cell office:value-type="float" office:value="68.3">
            <text:p>68,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57518">
            <text:p>7257518</text:p>
          </table:table-cell>
          <table:table-cell office:value-type="float" office:value="123708678">
            <text:p>123708678</text:p>
          </table:table-cell>
          <table:table-cell office:value-type="string">
            <text:p>2012-05-25</text:p>
          </table:table-cell>
          <table:table-cell office:value-type="string">
            <text:p>A</text:p>
          </table:table-cell>
          <table:table-cell office:value-type="string">
            <text:p>2012-05-24</text:p>
          </table:table-cell>
          <table:table-cell office:value-type="float" office:value="84448051204">
            <text:p>84448051204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\(\s*(?P&lt;unit&gt;(gramm|kg|mg|kG|gr|g|KG|G))\s*\)\s*:?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Kaal ( kg ) : 68,4</text:p>
          </table:table-cell>
          <table:table-cell office:value-type="string">
            <text:p><text:s/>.</text:p>
          </table:table-cell>
          <table:table-cell office:value-type="string">
            <text:p>Kaal</text:p>
          </table:table-cell>
          <table:table-cell office:value-type="float" office:value="68.4">
            <text:p>68,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2183">
            <text:p>982183</text:p>
          </table:table-cell>
          <table:table-cell office:value-type="float" office:value="147700267">
            <text:p>147700267</text:p>
          </table:table-cell>
          <table:table-cell office:value-type="string">
            <text:p>2012-11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8443022260">
            <text:p>68443022260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BMI 29 ( pikkus154cm kaal 69kg</text:p>
          </table:table-cell>
          <table:table-cell office:value-type="string">
            <text:p>kaal 69kg</text:p>
          </table:table-cell>
          <table:table-cell office:value-type="string">
            <text:p><text:s/>) kaal Järeldus : Foonis välise</text:p>
          </table:table-cell>
          <table:table-cell office:value-type="string">
            <text:p>kaal</text:p>
          </table:table-cell>
          <table:table-cell office:value-type="float" office:value="69">
            <text:p>6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480809">
            <text:p>9480809</text:p>
          </table:table-cell>
          <table:table-cell office:value-type="float" office:value="219706255">
            <text:p>219706255</text:p>
          </table:table-cell>
          <table:table-cell office:value-type="string">
            <text:p>2013-12-3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8023436119">
            <text:p>9802343611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aal 79kg ( tavakaal 69kg</text:p>
          </table:table-cell>
          <table:table-cell office:value-type="string">
            <text:p>kaal 69kg</text:p>
          </table:table-cell>
          <table:table-cell office:value-type="string">
            <text:p><text:s/>)</text:p>
          </table:table-cell>
          <table:table-cell office:value-type="string">
            <text:p>kaal</text:p>
          </table:table-cell>
          <table:table-cell office:value-type="float" office:value="69">
            <text:p>6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29423">
            <text:p>23729423</text:p>
          </table:table-cell>
          <table:table-cell office:value-type="float" office:value="179969206">
            <text:p>179969206</text:p>
          </table:table-cell>
          <table:table-cell office:value-type="string">
            <text:p>2013-05-28</text:p>
          </table:table-cell>
          <table:table-cell office:value-type="string">
            <text:p>A</text:p>
          </table:table-cell>
          <table:table-cell office:value-type="string">
            <text:p>2013-05-14</text:p>
          </table:table-cell>
          <table:table-cell office:value-type="float" office:value="673036462000">
            <text:p>67303646200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9,0</text:p>
          </table:table-cell>
          <table:table-cell table:style-name="ce1" office:value-type="string">
            <text:p><text:s/>+ 1,4</text:p>
          </table:table-cell>
          <table:table-cell office:value-type="string">
            <text:p>Kaal</text:p>
          </table:table-cell>
          <table:table-cell office:value-type="float" office:value="69">
            <text:p>6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74019">
            <text:p>2774019</text:p>
          </table:table-cell>
          <table:table-cell office:value-type="float" office:value="135404556">
            <text:p>135404556</text:p>
          </table:table-cell>
          <table:table-cell office:value-type="string">
            <text:p>2012-04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3357282068">
            <text:p>8335728206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 uuring ( patareid 2 . korda ) kaal 69 kg</text:p>
          </table:table-cell>
          <table:table-cell office:value-type="string">
            <text:p>kaal 69 kg</text:p>
          </table:table-cell>
          <table:table-cell office:value-type="string">
            <text:p><text:s/>, pikkus 154,2 cm</text:p>
          </table:table-cell>
          <table:table-cell office:value-type="string">
            <text:p>kaal</text:p>
          </table:table-cell>
          <table:table-cell office:value-type="float" office:value="69">
            <text:p>6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03039">
            <text:p>12503039</text:p>
          </table:table-cell>
          <table:table-cell office:value-type="float" office:value="158011819">
            <text:p>158011819</text:p>
          </table:table-cell>
          <table:table-cell office:value-type="string">
            <text:p>2012-12-28</text:p>
          </table:table-cell>
          <table:table-cell office:value-type="string">
            <text:p>A</text:p>
          </table:table-cell>
          <table:table-cell office:value-type="string">
            <text:p>2012-11-15</text:p>
          </table:table-cell>
          <table:table-cell office:value-type="float" office:value="18627431049">
            <text:p>1862743104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9,5 kg</text:p>
          </table:table-cell>
          <table:table-cell/>
          <table:table-cell office:value-type="string">
            <text:p>Kaal</text:p>
          </table:table-cell>
          <table:table-cell office:value-type="float" office:value="69.5">
            <text:p>69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59141">
            <text:p>12859141</text:p>
          </table:table-cell>
          <table:table-cell office:value-type="float" office:value="156382719">
            <text:p>156382719</text:p>
          </table:table-cell>
          <table:table-cell office:value-type="string">
            <text:p>2012-02-01</text:p>
          </table:table-cell>
          <table:table-cell office:value-type="string">
            <text:p>A</text:p>
          </table:table-cell>
          <table:table-cell office:value-type="string">
            <text:p>2011-10-20</text:p>
          </table:table-cell>
          <table:table-cell office:value-type="float" office:value="32639743483">
            <text:p>3263974348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[-.:=]?\s*(?P&lt;value&gt;([0-9])+(\s?[,.]\s?[0-9]+)?)\s*\([^)]*\)\s*(?P&lt;unit&gt;(gramm|kg|mg|kG|gr|g|KG|G))</text:p>
          </table:table-cell>
          <table:table-cell office:value-type="string">
            <text:p>NULL</text:p>
          </table:table-cell>
          <table:table-cell table:number-columns-repeated="2" office:value-type="string">
            <text:p>Kaal 69,5 ( + 4,0 ) kg</text:p>
          </table:table-cell>
          <table:table-cell office:value-type="string">
            <text:p><text:s/>, turseid ei ole</text:p>
          </table:table-cell>
          <table:table-cell office:value-type="string">
            <text:p>Kaal</text:p>
          </table:table-cell>
          <table:table-cell office:value-type="float" office:value="69.5">
            <text:p>69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273811">
            <text:p>18273811</text:p>
          </table:table-cell>
          <table:table-cell office:value-type="float" office:value="212889457">
            <text:p>212889457</text:p>
          </table:table-cell>
          <table:table-cell office:value-type="string">
            <text:p>2013-12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45138">
            <text:p>6730303451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v , liikub ise , rr138/76 p76 , kaal-70</text:p>
          </table:table-cell>
          <table:table-cell office:value-type="string">
            <text:p>kaal-70</text:p>
          </table:table-cell>
          <table:table-cell office:value-type="string">
            <text:p><text:s/>, pikkus-160 , südame toonid tu</text:p>
          </table:table-cell>
          <table:table-cell office:value-type="string">
            <text:p>kaal</text:p>
          </table:table-cell>
          <table:table-cell office:value-type="float" office:value="70">
            <text:p>7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539874">
            <text:p>4539874</text:p>
          </table:table-cell>
          <table:table-cell office:value-type="float" office:value="80339774">
            <text:p>80339774</text:p>
          </table:table-cell>
          <table:table-cell office:value-type="string">
            <text:p>2012-01-03</text:p>
          </table:table-cell>
          <table:table-cell office:value-type="string">
            <text:p>A</text:p>
          </table:table-cell>
          <table:table-cell office:value-type="string">
            <text:p>2011-09-09</text:p>
          </table:table-cell>
          <table:table-cell office:value-type="float" office:value="86670021861">
            <text:p>8667002186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d tavalist värvi Pikkus-158cm , kaal-70</text:p>
          </table:table-cell>
          <table:table-cell office:value-type="string">
            <text:p>kaal-70</text:p>
          </table:table-cell>
          <table:table-cell office:value-type="string">
            <text:p>cm , KMI-29 RINDKERE JA KÕHUPIIR</text:p>
          </table:table-cell>
          <table:table-cell office:value-type="string">
            <text:p>kaal</text:p>
          </table:table-cell>
          <table:table-cell office:value-type="float" office:value="70">
            <text:p>7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20288">
            <text:p>20620288</text:p>
          </table:table-cell>
          <table:table-cell office:value-type="float" office:value="167023814">
            <text:p>167023814</text:p>
          </table:table-cell>
          <table:table-cell office:value-type="string">
            <text:p>2013-03-15</text:p>
          </table:table-cell>
          <table:table-cell office:value-type="string">
            <text:p>A</text:p>
          </table:table-cell>
          <table:table-cell office:value-type="string">
            <text:p>2013-02-19</text:p>
          </table:table-cell>
          <table:table-cell office:value-type="float" office:value="673030449717">
            <text:p>67303044971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ma pikkus 160 cm , kaal 70 g</text:p>
          </table:table-cell>
          <table:table-cell office:value-type="string">
            <text:p>kaal 70 g</text:p>
          </table:table-cell>
          <table:table-cell office:value-type="string">
            <text:p><text:s/>, isa pikkus 176 cm , kaal 90 k</text:p>
          </table:table-cell>
          <table:table-cell office:value-type="string">
            <text:p>kaal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09834">
            <text:p>5309834</text:p>
          </table:table-cell>
          <table:table-cell office:value-type="float" office:value="101380907">
            <text:p>101380907</text:p>
          </table:table-cell>
          <table:table-cell office:value-type="string">
            <text:p>2012-05-11</text:p>
          </table:table-cell>
          <table:table-cell office:value-type="string">
            <text:p>A</text:p>
          </table:table-cell>
          <table:table-cell office:value-type="string">
            <text:p>2012-05-11</text:p>
          </table:table-cell>
          <table:table-cell office:value-type="float" office:value="21467414478">
            <text:p>2146741447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1.05.2012 - Pikkus 154 cm , kaal 70 kg</text:p>
          </table:table-cell>
          <table:table-cell office:value-type="string">
            <text:p>kaal 70 kg</text:p>
          </table:table-cell>
          <table:table-cell office:value-type="string">
            <text:p><text:s/>, KMI 29,5</text:p>
          </table:table-cell>
          <table:table-cell office:value-type="string">
            <text:p>kaal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49124">
            <text:p>7049124</text:p>
          </table:table-cell>
          <table:table-cell office:value-type="float" office:value="122456835">
            <text:p>122456835</text:p>
          </table:table-cell>
          <table:table-cell office:value-type="string">
            <text:p>2012-05-02</text:p>
          </table:table-cell>
          <table:table-cell office:value-type="string">
            <text:p>A</text:p>
          </table:table-cell>
          <table:table-cell office:value-type="string">
            <text:p>2012-03-02</text:p>
          </table:table-cell>
          <table:table-cell office:value-type="float" office:value="26955665973">
            <text:p>2695566597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40mg päevas , kehakaal 70 kg</text:p>
          </table:table-cell>
          <table:table-cell office:value-type="string">
            <text:p>kehakaal 70 kg</text:p>
          </table:table-cell>
          <table:table-cell office:value-type="string">
            <text:p><text:s/>Helistab analüüsi vastuste pära</text:p>
          </table:table-cell>
          <table:table-cell office:value-type="string">
            <text:p>kehakaal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03072">
            <text:p>20903072</text:p>
          </table:table-cell>
          <table:table-cell office:value-type="float" office:value="182013550">
            <text:p>182013550</text:p>
          </table:table-cell>
          <table:table-cell office:value-type="string">
            <text:p>2013-06-03</text:p>
          </table:table-cell>
          <table:table-cell office:value-type="string">
            <text:p>A</text:p>
          </table:table-cell>
          <table:table-cell office:value-type="string">
            <text:p>2013-06-03</text:p>
          </table:table-cell>
          <table:table-cell office:value-type="float" office:value="29147611693">
            <text:p>291476116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-5 mgx1 , indapamiid 1.5 mgx1 . kAAL 71.0 KG</text:p>
          </table:table-cell>
          <table:table-cell office:value-type="string">
            <text:p>kAAL 71.0 KG</text:p>
          </table:table-cell>
          <table:table-cell office:value-type="string">
            <text:p>X1 , BMI 28.0</text:p>
          </table:table-cell>
          <table:table-cell office:value-type="string">
            <text:p>kAAL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769425">
            <text:p>22769425</text:p>
          </table:table-cell>
          <table:table-cell office:value-type="float" office:value="219203435">
            <text:p>219203435</text:p>
          </table:table-cell>
          <table:table-cell office:value-type="string">
            <text:p>2013-12-30</text:p>
          </table:table-cell>
          <table:table-cell office:value-type="string">
            <text:p>A</text:p>
          </table:table-cell>
          <table:table-cell office:value-type="string">
            <text:p>2013-10-25</text:p>
          </table:table-cell>
          <table:table-cell office:value-type="float" office:value="673046233546">
            <text:p>6730462335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F 20 KÜ 91 RR 100/60 kaal 71,0</text:p>
          </table:table-cell>
          <table:table-cell office:value-type="string">
            <text:p>kaal 71,0</text:p>
          </table:table-cell>
          <table:table-cell office:value-type="string">
            <text:p><text:s/>( + 0,5 )</text:p>
          </table:table-cell>
          <table:table-cell office:value-type="string">
            <text:p>kaal</text:p>
          </table:table-cell>
          <table:table-cell office:value-type="float" office:value="71">
            <text:p>7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64778">
            <text:p>9864778</text:p>
          </table:table-cell>
          <table:table-cell office:value-type="float" office:value="208309783">
            <text:p>208309783</text:p>
          </table:table-cell>
          <table:table-cell office:value-type="string">
            <text:p>2013-11-0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0161659920">
            <text:p>5016165992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ektiivselt : pikkus 164 cm , kehakaal 71 kg</text:p>
          </table:table-cell>
          <table:table-cell office:value-type="string">
            <text:p>kehakaal 71 kg</text:p>
          </table:table-cell>
          <table:table-cell/>
          <table:table-cell office:value-type="string">
            <text:p>kehakaal</text:p>
          </table:table-cell>
          <table:table-cell office:value-type="float" office:value="71">
            <text:p>7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601333">
            <text:p>11601333</text:p>
          </table:table-cell>
          <table:table-cell office:value-type="float" office:value="157697856">
            <text:p>157697856</text:p>
          </table:table-cell>
          <table:table-cell office:value-type="string">
            <text:p>2012-07-30</text:p>
          </table:table-cell>
          <table:table-cell office:value-type="string">
            <text:p>A</text:p>
          </table:table-cell>
          <table:table-cell office:value-type="string">
            <text:p>2012-06-26</text:p>
          </table:table-cell>
          <table:table-cell office:value-type="float" office:value="98926032496">
            <text:p>9892603249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1,3</text:p>
          </table:table-cell>
          <table:table-cell office:value-type="string">
            <text:p><text:s/>- iive + 1,4</text:p>
          </table:table-cell>
          <table:table-cell office:value-type="string">
            <text:p>Kaal</text:p>
          </table:table-cell>
          <table:table-cell office:value-type="float" office:value="71.3">
            <text:p>71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38500">
            <text:p>6538500</text:p>
          </table:table-cell>
          <table:table-cell office:value-type="float" office:value="140241635">
            <text:p>140241635</text:p>
          </table:table-cell>
          <table:table-cell office:value-type="string">
            <text:p>2012-10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0598090676">
            <text:p>3059809067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1,8 kg</text:p>
          </table:table-cell>
          <table:table-cell office:value-type="string">
            <text:p><text:s/>, pikkus 170 cm . Nahk kahvatu </text:p>
          </table:table-cell>
          <table:table-cell office:value-type="string">
            <text:p>Kaal</text:p>
          </table:table-cell>
          <table:table-cell office:value-type="float" office:value="71.8">
            <text:p>71,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583800">
            <text:p>14583800</text:p>
          </table:table-cell>
          <table:table-cell office:value-type="float" office:value="172449602">
            <text:p>172449602</text:p>
          </table:table-cell>
          <table:table-cell office:value-type="string">
            <text:p>2013-04-17</text:p>
          </table:table-cell>
          <table:table-cell office:value-type="string">
            <text:p>A</text:p>
          </table:table-cell>
          <table:table-cell office:value-type="string">
            <text:p>2013-02-11</text:p>
          </table:table-cell>
          <table:table-cell office:value-type="float" office:value="50717245827">
            <text:p>507172458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vü-78cmkaal-72.3kg</text:p>
          </table:table-cell>
          <table:table-cell office:value-type="string">
            <text:p>kaal-72.3kg</text:p>
          </table:table-cell>
          <table:table-cell office:value-type="string">
            <text:p>BMI -22.6FAT % -13.0%RR-152/79 m</text:p>
          </table:table-cell>
          <table:table-cell office:value-type="string">
            <text:p>kaal</text:p>
          </table:table-cell>
          <table:table-cell office:value-type="float" office:value="72.3">
            <text:p>72,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24125">
            <text:p>18124125</text:p>
          </table:table-cell>
          <table:table-cell office:value-type="float" office:value="185874207">
            <text:p>185874207</text:p>
          </table:table-cell>
          <table:table-cell office:value-type="string">
            <text:p>2013-06-30</text:p>
          </table:table-cell>
          <table:table-cell office:value-type="string">
            <text:p>A</text:p>
          </table:table-cell>
          <table:table-cell office:value-type="string">
            <text:p>2013-06-27</text:p>
          </table:table-cell>
          <table:table-cell office:value-type="float" office:value="673030454533">
            <text:p>6730304545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ud , tursed praktiliselt ei ole Kehakaal oli 73 kg</text:p>
          </table:table-cell>
          <table:table-cell office:value-type="string">
            <text:p>Kehakaal oli 73 kg</text:p>
          </table:table-cell>
          <table:table-cell office:value-type="string">
            <text:p><text:s/>--&gt; 68 kg ;</text:p>
          </table:table-cell>
          <table:table-cell office:value-type="string">
            <text:p>Kehakaal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895854">
            <text:p>8895854</text:p>
          </table:table-cell>
          <table:table-cell office:value-type="float" office:value="200365751">
            <text:p>200365751</text:p>
          </table:table-cell>
          <table:table-cell office:value-type="string">
            <text:p>2013-09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25890">
            <text:p>673030325890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ATSIENDI PIKKUS 172 cm , KAAL 73 kg</text:p>
          </table:table-cell>
          <table:table-cell office:value-type="string">
            <text:p>KAAL 73 kg</text:p>
          </table:table-cell>
          <table:table-cell/>
          <table:table-cell office:value-type="string">
            <text:p>KAAL</text:p>
          </table:table-cell>
          <table:table-cell office:value-type="float" office:value="73">
            <text:p>7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36508">
            <text:p>13436508</text:p>
          </table:table-cell>
          <table:table-cell office:value-type="float" office:value="157710192">
            <text:p>157710192</text:p>
          </table:table-cell>
          <table:table-cell office:value-type="string">
            <text:p>2012-09-27</text:p>
          </table:table-cell>
          <table:table-cell office:value-type="string">
            <text:p>A</text:p>
          </table:table-cell>
          <table:table-cell office:value-type="string">
            <text:p>2012-08-07</text:p>
          </table:table-cell>
          <table:table-cell office:value-type="float" office:value="13889747178">
            <text:p>1388974717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3,2</text:p>
          </table:table-cell>
          <table:table-cell office:value-type="string">
            <text:p><text:s/>( + 0,4 ) nädalaga</text:p>
          </table:table-cell>
          <table:table-cell office:value-type="string">
            <text:p>Kaal</text:p>
          </table:table-cell>
          <table:table-cell office:value-type="float" office:value="73.2">
            <text:p>73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84064">
            <text:p>11084064</text:p>
          </table:table-cell>
          <table:table-cell office:value-type="float" office:value="211193513">
            <text:p>211193513</text:p>
          </table:table-cell>
          <table:table-cell office:value-type="string">
            <text:p>2013-11-22</text:p>
          </table:table-cell>
          <table:table-cell office:value-type="string">
            <text:p>A</text:p>
          </table:table-cell>
          <table:table-cell office:value-type="string">
            <text:p>2013-08-13</text:p>
          </table:table-cell>
          <table:table-cell office:value-type="float" office:value="673041183128">
            <text:p>67304118312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3,8kg</text:p>
          </table:table-cell>
          <table:table-cell office:value-type="string">
            <text:p><text:s/>+ 3,9kg</text:p>
          </table:table-cell>
          <table:table-cell office:value-type="string">
            <text:p>Kaal</text:p>
          </table:table-cell>
          <table:table-cell office:value-type="float" office:value="73.8">
            <text:p>73,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34042">
            <text:p>20134042</text:p>
          </table:table-cell>
          <table:table-cell office:value-type="float" office:value="197413071">
            <text:p>197413071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office:value-type="string">
            <text:p>2011-10-25</text:p>
          </table:table-cell>
          <table:table-cell office:value-type="float" office:value="13073713772">
            <text:p>1307371377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4 kg</text:p>
          </table:table-cell>
          <table:table-cell/>
          <table:table-cell office:value-type="string">
            <text:p>kaal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40464">
            <text:p>21940464</text:p>
          </table:table-cell>
          <table:table-cell office:value-type="float" office:value="157704909">
            <text:p>157704909</text:p>
          </table:table-cell>
          <table:table-cell office:value-type="string">
            <text:p>2012-09-27</text:p>
          </table:table-cell>
          <table:table-cell office:value-type="string">
            <text:p>A</text:p>
          </table:table-cell>
          <table:table-cell office:value-type="string">
            <text:p>2012-04-02</text:p>
          </table:table-cell>
          <table:table-cell office:value-type="float" office:value="60877024225">
            <text:p>608770242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74</text:p>
          </table:table-cell>
          <table:table-cell office:value-type="string">
            <text:p><text:s/>( + 2 kg )</text:p>
          </table:table-cell>
          <table:table-cell office:value-type="string">
            <text:p>Kehakaal</text:p>
          </table:table-cell>
          <table:table-cell office:value-type="float" office:value="74">
            <text:p>7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88307">
            <text:p>21988307</text:p>
          </table:table-cell>
          <table:table-cell office:value-type="float" office:value="164796017">
            <text:p>164796017</text:p>
          </table:table-cell>
          <table:table-cell office:value-type="string">
            <text:p>2013-02-28</text:p>
          </table:table-cell>
          <table:table-cell office:value-type="string">
            <text:p>A</text:p>
          </table:table-cell>
          <table:table-cell office:value-type="string">
            <text:p>2006-02-10</text:p>
          </table:table-cell>
          <table:table-cell office:value-type="float" office:value="16863061474">
            <text:p>168630614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-163cm , kaal-74kg</text:p>
          </table:table-cell>
          <table:table-cell office:value-type="string">
            <text:p>kaal-74kg</text:p>
          </table:table-cell>
          <table:table-cell office:value-type="string">
            <text:p><text:s/>, KMI-28,8RINDKERE JA KÕHUPIIRK</text:p>
          </table:table-cell>
          <table:table-cell office:value-type="string">
            <text:p>kaal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17281">
            <text:p>5417281</text:p>
          </table:table-cell>
          <table:table-cell office:value-type="float" office:value="123319905">
            <text:p>123319905</text:p>
          </table:table-cell>
          <table:table-cell office:value-type="string">
            <text:p>2012-06-04</text:p>
          </table:table-cell>
          <table:table-cell office:value-type="string">
            <text:p>A</text:p>
          </table:table-cell>
          <table:table-cell office:value-type="string">
            <text:p>2012-06-04</text:p>
          </table:table-cell>
          <table:table-cell office:value-type="float" office:value="95509653119">
            <text:p>9550965311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74 kg</text:p>
          </table:table-cell>
          <table:table-cell/>
          <table:table-cell office:value-type="string">
            <text:p>Kaal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47693">
            <text:p>1847693</text:p>
          </table:table-cell>
          <table:table-cell office:value-type="float" office:value="130405677">
            <text:p>130405677</text:p>
          </table:table-cell>
          <table:table-cell office:value-type="string">
            <text:p>2012-07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2469855887">
            <text:p>2246985588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4kg</text:p>
          </table:table-cell>
          <table:table-cell office:value-type="string">
            <text:p><text:s/>, pikkus 160 , KMI 28,91 .</text:p>
          </table:table-cell>
          <table:table-cell office:value-type="string">
            <text:p>Kaal</text:p>
          </table:table-cell>
          <table:table-cell office:value-type="float" office:value="74">
            <text:p>7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960968">
            <text:p>21960968</text:p>
          </table:table-cell>
          <table:table-cell office:value-type="float" office:value="157999439">
            <text:p>157999439</text:p>
          </table:table-cell>
          <table:table-cell office:value-type="string">
            <text:p>2012-12-17</text:p>
          </table:table-cell>
          <table:table-cell office:value-type="string">
            <text:p>A</text:p>
          </table:table-cell>
          <table:table-cell office:value-type="string">
            <text:p>2012-07-10</text:p>
          </table:table-cell>
          <table:table-cell office:value-type="float" office:value="673044925201">
            <text:p>67304492520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74 , 5kg</text:p>
          </table:table-cell>
          <table:table-cell office:value-type="string">
            <text:p><text:s/>( + 0,9 kg )</text:p>
          </table:table-cell>
          <table:table-cell office:value-type="string">
            <text:p>Kehakaal</text:p>
          </table:table-cell>
          <table:table-cell office:value-type="float" office:value="74.5">
            <text:p>74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119741">
            <text:p>19119741</text:p>
          </table:table-cell>
          <table:table-cell office:value-type="float" office:value="183743682">
            <text:p>183743682</text:p>
          </table:table-cell>
          <table:table-cell office:value-type="string">
            <text:p>2013-06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8629257016">
            <text:p>886292570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ektiivselt : Kaal 75 kg</text:p>
          </table:table-cell>
          <table:table-cell office:value-type="string">
            <text:p>Kaal 75 kg</text:p>
          </table:table-cell>
          <table:table-cell office:value-type="string">
            <text:p><text:s/>Pikkus 180 cm Suitsetamine : ja</text:p>
          </table:table-cell>
          <table:table-cell office:value-type="string">
            <text:p>Kaal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12173">
            <text:p>11812173</text:p>
          </table:table-cell>
          <table:table-cell office:value-type="float" office:value="190486603">
            <text:p>190486603</text:p>
          </table:table-cell>
          <table:table-cell office:value-type="string">
            <text:p>2013-06-12</text:p>
          </table:table-cell>
          <table:table-cell office:value-type="string">
            <text:p>A</text:p>
          </table:table-cell>
          <table:table-cell office:value-type="string">
            <text:p>2013-06-12</text:p>
          </table:table-cell>
          <table:table-cell office:value-type="float" office:value="48664491527">
            <text:p>4866449152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5 kg</text:p>
          </table:table-cell>
          <table:table-cell office:value-type="string">
            <text:p><text:s/>( + 5 kg poole aastaga )</text:p>
          </table:table-cell>
          <table:table-cell office:value-type="string">
            <text:p>kaal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426122">
            <text:p>15426122</text:p>
          </table:table-cell>
          <table:table-cell office:value-type="float" office:value="156803468">
            <text:p>156803468</text:p>
          </table:table-cell>
          <table:table-cell office:value-type="string">
            <text:p>2013-01-1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7565955">
            <text:p>673047565955</text:p>
          </table:table-cell>
          <table:table-cell office:value-type="string">
            <text:p>original_2013</text:p>
          </table:table-cell>
          <table:table-cell office:value-type="string">
            <text:p>s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ertensivus card II Kirjeldus : kaal 75 kg</text:p>
          </table:table-cell>
          <table:table-cell office:value-type="string">
            <text:p>kaal 75 kg</text:p>
          </table:table-cell>
          <table:table-cell office:value-type="string">
            <text:p><text:s/>, pikkus 170 cm , kehapind 1,86</text:p>
          </table:table-cell>
          <table:table-cell office:value-type="string">
            <text:p>kaal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259825">
            <text:p>15259825</text:p>
          </table:table-cell>
          <table:table-cell office:value-type="float" office:value="195331607">
            <text:p>195331607</text:p>
          </table:table-cell>
          <table:table-cell office:value-type="string">
            <text:p>2013-08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3437474">
            <text:p>673033437474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ATSIENDI PIKKUS 176 cm , KAAL 75 kg</text:p>
          </table:table-cell>
          <table:table-cell office:value-type="string">
            <text:p>KAAL 75 kg</text:p>
          </table:table-cell>
          <table:table-cell/>
          <table:table-cell office:value-type="string">
            <text:p>KAAL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0021">
            <text:p>1600021</text:p>
          </table:table-cell>
          <table:table-cell office:value-type="float" office:value="127583157">
            <text:p>127583157</text:p>
          </table:table-cell>
          <table:table-cell office:value-type="string">
            <text:p>2012-06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6393348593">
            <text:p>86393348593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87 cm Kaal 75 kg</text:p>
          </table:table-cell>
          <table:table-cell office:value-type="string">
            <text:p>Kaal 75 kg</text:p>
          </table:table-cell>
          <table:table-cell office:value-type="string">
            <text:p><text:s/>RR mmHg BSA 2,00</text:p>
          </table:table-cell>
          <table:table-cell office:value-type="string">
            <text:p>Kaal</text:p>
          </table:table-cell>
          <table:table-cell office:value-type="float" office:value="75">
            <text:p>7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37325">
            <text:p>21337325</text:p>
          </table:table-cell>
          <table:table-cell office:value-type="float" office:value="181925744">
            <text:p>181925744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3349929592">
            <text:p>6334992959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-76kg</text:p>
          </table:table-cell>
          <table:table-cell office:value-type="string">
            <text:p>pikkus-165cmSuunatud dieetõele</text:p>
          </table:table-cell>
          <table:table-cell office:value-type="string">
            <text:p>kaal</text:p>
          </table:table-cell>
          <table:table-cell office:value-type="float" office:value="76">
            <text:p>7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204916">
            <text:p>5204916</text:p>
          </table:table-cell>
          <table:table-cell office:value-type="float" office:value="138475769">
            <text:p>138475769</text:p>
          </table:table-cell>
          <table:table-cell office:value-type="string">
            <text:p>2012-09-10</text:p>
          </table:table-cell>
          <table:table-cell office:value-type="string">
            <text:p>A</text:p>
          </table:table-cell>
          <table:table-cell office:value-type="string">
            <text:p>2012-09-10</text:p>
          </table:table-cell>
          <table:table-cell office:value-type="float" office:value="39105166798">
            <text:p>3910516679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76 kg</text:p>
          </table:table-cell>
          <table:table-cell/>
          <table:table-cell office:value-type="string">
            <text:p>Kehakaal</text:p>
          </table:table-cell>
          <table:table-cell office:value-type="float" office:value="76">
            <text:p>7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025991">
            <text:p>9025991</text:p>
          </table:table-cell>
          <table:table-cell office:value-type="float" office:value="218099259">
            <text:p>218099259</text:p>
          </table:table-cell>
          <table:table-cell office:value-type="string">
            <text:p>2013-12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54429">
            <text:p>673030454429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irjeldus : Pikkus 164 cm ; kaal 76 kg</text:p>
          </table:table-cell>
          <table:table-cell office:value-type="string">
            <text:p>kaal 76 kg</text:p>
          </table:table-cell>
          <table:table-cell/>
          <table:table-cell office:value-type="string">
            <text:p>kaal</text:p>
          </table:table-cell>
          <table:table-cell office:value-type="float" office:value="76">
            <text:p>7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693436">
            <text:p>15693436</text:p>
          </table:table-cell>
          <table:table-cell office:value-type="float" office:value="176436350">
            <text:p>176436350</text:p>
          </table:table-cell>
          <table:table-cell office:value-type="string">
            <text:p>2013-05-0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0401791802">
            <text:p>60401791802</text:p>
          </table:table-cell>
          <table:table-cell office:value-type="string">
            <text:p>original_2013</text:p>
          </table:table-cell>
          <table:table-cell office:value-type="string">
            <text:p>s_surgery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eemaldatud marsilaatori abil / kaal 77g</text:p>
          </table:table-cell>
          <table:table-cell office:value-type="string">
            <text:p>kaal 77g</text:p>
          </table:table-cell>
          <table:table-cell office:value-type="string">
            <text:p><text:s/>/ Teostatud parema munasarja ts</text:p>
          </table:table-cell>
          <table:table-cell office:value-type="string">
            <text:p>kaal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83459">
            <text:p>6583459</text:p>
          </table:table-cell>
          <table:table-cell office:value-type="float" office:value="87830637">
            <text:p>87830637</text:p>
          </table:table-cell>
          <table:table-cell office:value-type="string">
            <text:p>2012-03-2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3752757603">
            <text:p>5375275760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rmosteeniline , pikkus 182cm , kaal 77kg</text:p>
          </table:table-cell>
          <table:table-cell office:value-type="string">
            <text:p>kaal 77kg</text:p>
          </table:table-cell>
          <table:table-cell/>
          <table:table-cell office:value-type="string">
            <text:p>kaal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471895">
            <text:p>21471895</text:p>
          </table:table-cell>
          <table:table-cell office:value-type="float" office:value="155240968">
            <text:p>155240968</text:p>
          </table:table-cell>
          <table:table-cell office:value-type="string">
            <text:p>2012-12-28</text:p>
          </table:table-cell>
          <table:table-cell office:value-type="string">
            <text:p>A</text:p>
          </table:table-cell>
          <table:table-cell office:value-type="string">
            <text:p>2012-12-21</text:p>
          </table:table-cell>
          <table:table-cell office:value-type="float" office:value="54367719960">
            <text:p>5436771996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# Pikkus168 cmKaal77 kg</text:p>
          </table:table-cell>
          <table:table-cell office:value-type="string">
            <text:p>Kaal77 kg</text:p>
          </table:table-cell>
          <table:table-cell office:value-type="string">
            <text:p>BMI27,28174603</text:p>
          </table:table-cell>
          <table:table-cell office:value-type="string">
            <text:p>Kaal</text:p>
          </table:table-cell>
          <table:table-cell office:value-type="float" office:value="77">
            <text:p>7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897051">
            <text:p>20897051</text:p>
          </table:table-cell>
          <table:table-cell office:value-type="float" office:value="213343001">
            <text:p>213343001</text:p>
          </table:table-cell>
          <table:table-cell office:value-type="string">
            <text:p>2013-12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0758543225">
            <text:p>9075854322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4.09.13 Kaal 77,1kg</text:p>
          </table:table-cell>
          <table:table-cell office:value-type="string">
            <text:p>Kaal 77,1kg</text:p>
          </table:table-cell>
          <table:table-cell office:value-type="string">
            <text:p><text:s/>On vältinud piimalaktoosi ja kõ</text:p>
          </table:table-cell>
          <table:table-cell office:value-type="string">
            <text:p>Kaal</text:p>
          </table:table-cell>
          <table:table-cell office:value-type="float" office:value="77.1">
            <text:p>77,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17501">
            <text:p>13117501</text:p>
          </table:table-cell>
          <table:table-cell office:value-type="float" office:value="203206152">
            <text:p>203206152</text:p>
          </table:table-cell>
          <table:table-cell office:value-type="string">
            <text:p>2013-10-15</text:p>
          </table:table-cell>
          <table:table-cell office:value-type="string">
            <text:p>A</text:p>
          </table:table-cell>
          <table:table-cell office:value-type="string">
            <text:p>2013-10-15</text:p>
          </table:table-cell>
          <table:table-cell office:value-type="float" office:value="54023853183">
            <text:p>5402385318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# Pikkus165 cmKaal78 kg</text:p>
          </table:table-cell>
          <table:table-cell office:value-type="string">
            <text:p>Kaal78 kg</text:p>
          </table:table-cell>
          <table:table-cell office:value-type="string">
            <text:p>BMI28,65013774</text:p>
          </table:table-cell>
          <table:table-cell office:value-type="string">
            <text:p>Kaal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401113">
            <text:p>9401113</text:p>
          </table:table-cell>
          <table:table-cell office:value-type="float" office:value="210401735">
            <text:p>210401735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14429">
            <text:p>673030414429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Vanus : 65 yrs Kaal : 78 kg</text:p>
          </table:table-cell>
          <table:table-cell office:value-type="string">
            <text:p>Kaal : 78 kg</text:p>
          </table:table-cell>
          <table:table-cell/>
          <table:table-cell office:value-type="string">
            <text:p>Kaal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330617">
            <text:p>24330617</text:p>
          </table:table-cell>
          <table:table-cell office:value-type="float" office:value="157768363">
            <text:p>157768363</text:p>
          </table:table-cell>
          <table:table-cell office:value-type="string">
            <text:p>2012-08-30</text:p>
          </table:table-cell>
          <table:table-cell office:value-type="string">
            <text:p>A</text:p>
          </table:table-cell>
          <table:table-cell office:value-type="string">
            <text:p>2012-08-30</text:p>
          </table:table-cell>
          <table:table-cell office:value-type="float" office:value="87823598216">
            <text:p>8782359821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8 kg</text:p>
          </table:table-cell>
          <table:table-cell office:value-type="string">
            <text:p><text:s/>( 3-4 kuuga tõusnud 5 kg )</text:p>
          </table:table-cell>
          <table:table-cell office:value-type="string">
            <text:p>Kaal</text:p>
          </table:table-cell>
          <table:table-cell office:value-type="float" office:value="78">
            <text:p>7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387706">
            <text:p>9387706</text:p>
          </table:table-cell>
          <table:table-cell office:value-type="float" office:value="194147849">
            <text:p>194147849</text:p>
          </table:table-cell>
          <table:table-cell office:value-type="string">
            <text:p>2013-08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3876710233">
            <text:p>83876710233</text:p>
          </table:table-cell>
          <table:table-cell office:value-type="string">
            <text:p>original_2013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# Pikkus 164 cm Kaal 79 kg</text:p>
          </table:table-cell>
          <table:table-cell office:value-type="string">
            <text:p>Kaal 79 kg</text:p>
          </table:table-cell>
          <table:table-cell office:value-type="string">
            <text:p><text:s/>BMI 29,37239738</text:p>
          </table:table-cell>
          <table:table-cell office:value-type="string">
            <text:p>Kaal</text:p>
          </table:table-cell>
          <table:table-cell office:value-type="float" office:value="79">
            <text:p>7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28025">
            <text:p>5528025</text:p>
          </table:table-cell>
          <table:table-cell office:value-type="float" office:value="90604962">
            <text:p>90604962</text:p>
          </table:table-cell>
          <table:table-cell office:value-type="string">
            <text:p>2012-04-20</text:p>
          </table:table-cell>
          <table:table-cell office:value-type="string">
            <text:p>A</text:p>
          </table:table-cell>
          <table:table-cell office:value-type="string">
            <text:p>2012-04-20</text:p>
          </table:table-cell>
          <table:table-cell office:value-type="float" office:value="41258623708">
            <text:p>4125862370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80 kg</text:p>
          </table:table-cell>
          <table:table-cell/>
          <table:table-cell office:value-type="string">
            <text:p>Kaal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14950">
            <text:p>1614950</text:p>
          </table:table-cell>
          <table:table-cell office:value-type="float" office:value="91941012">
            <text:p>91941012</text:p>
          </table:table-cell>
          <table:table-cell office:value-type="string">
            <text:p>2012-04-0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4247285815">
            <text:p>94247285815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66 cm Kaal 80 kg</text:p>
          </table:table-cell>
          <table:table-cell office:value-type="string">
            <text:p>Kaal 80 kg</text:p>
          </table:table-cell>
          <table:table-cell office:value-type="string">
            <text:p><text:s/>BSA 1,88</text:p>
          </table:table-cell>
          <table:table-cell office:value-type="string">
            <text:p>Kaal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52387">
            <text:p>20652387</text:p>
          </table:table-cell>
          <table:table-cell office:value-type="float" office:value="160602059">
            <text:p>160602059</text:p>
          </table:table-cell>
          <table:table-cell office:value-type="string">
            <text:p>2013-01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1217458565">
            <text:p>6121745856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[-.:=]?\s*(?P&lt;value&gt;([0-9])+(\s?[,.]\s?[0-9]+)?)\s*\([^)]*\)\s*(?P&lt;unit&gt;(gramm|kg|mg|kG|gr|g|KG|G))</text:p>
          </table:table-cell>
          <table:table-cell office:value-type="string">
            <text:p>NULL</text:p>
          </table:table-cell>
          <table:table-cell table:number-columns-repeated="2" office:value-type="string">
            <text:p>Kaal 80,0 ( + 2,4 - 3näd ) kg</text:p>
          </table:table-cell>
          <table:table-cell/>
          <table:table-cell office:value-type="string">
            <text:p>Kaal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80890">
            <text:p>21080890</text:p>
          </table:table-cell>
          <table:table-cell office:value-type="float" office:value="207754425">
            <text:p>207754425</text:p>
          </table:table-cell>
          <table:table-cell office:value-type="string">
            <text:p>2013-11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26249">
            <text:p>6730303262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0</text:p>
          </table:table-cell>
          <table:table-cell office:value-type="string">
            <text:p><text:s/>; pikkus 1.74 ; BMI 26 ; neelua</text:p>
          </table:table-cell>
          <table:table-cell office:value-type="string">
            <text:p>kaal</text:p>
          </table:table-cell>
          <table:table-cell office:value-type="float" office:value="80">
            <text:p>8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98280">
            <text:p>22198280</text:p>
          </table:table-cell>
          <table:table-cell office:value-type="float" office:value="205379942">
            <text:p>205379942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office:value-type="string">
            <text:p>2013-10-03</text:p>
          </table:table-cell>
          <table:table-cell office:value-type="float" office:value="673044690977">
            <text:p>6730446909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0,2</text:p>
          </table:table-cell>
          <table:table-cell office:value-type="string">
            <text:p><text:s/>- iive + 3,0</text:p>
          </table:table-cell>
          <table:table-cell office:value-type="string">
            <text:p>Kaal</text:p>
          </table:table-cell>
          <table:table-cell office:value-type="float" office:value="80.2">
            <text:p>80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63249">
            <text:p>3563249</text:p>
          </table:table-cell>
          <table:table-cell office:value-type="float" office:value="152986891">
            <text:p>152986891</text:p>
          </table:table-cell>
          <table:table-cell office:value-type="string">
            <text:p>2012-12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1018167043">
            <text:p>7101816704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[-.:=]?\s*(?P&lt;value&gt;([0-9])+(\s?[,.]\s?[0-9]+)?)\s*\([^)]*\)\s*(?P&lt;unit&gt;(gramm|kg|mg|kG|gr|g|KG|G))</text:p>
          </table:table-cell>
          <table:table-cell office:value-type="string">
            <text:p>NULL</text:p>
          </table:table-cell>
          <table:table-cell table:number-columns-repeated="2" office:value-type="string">
            <text:p>Kaal 80,6 ( + 1,6 - 4näd ) kg</text:p>
          </table:table-cell>
          <table:table-cell/>
          <table:table-cell office:value-type="string">
            <text:p>Kaal</text:p>
          </table:table-cell>
          <table:table-cell office:value-type="float" office:value="80.6">
            <text:p>80,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15644">
            <text:p>4315644</text:p>
          </table:table-cell>
          <table:table-cell office:value-type="float" office:value="124092901">
            <text:p>124092901</text:p>
          </table:table-cell>
          <table:table-cell office:value-type="string">
            <text:p>2012-06-01</text:p>
          </table:table-cell>
          <table:table-cell office:value-type="string">
            <text:p>A</text:p>
          </table:table-cell>
          <table:table-cell office:value-type="string">
            <text:p>2012-04-26</text:p>
          </table:table-cell>
          <table:table-cell office:value-type="float" office:value="89311283826">
            <text:p>8931128382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-160,5cm , kaal-81kg</text:p>
          </table:table-cell>
          <table:table-cell office:value-type="string">
            <text:p>kaal-81kg</text:p>
          </table:table-cell>
          <table:table-cell office:value-type="string">
            <text:p><text:s/>, KMI-32RINDKERE JA KÕHUPIIRKON</text:p>
          </table:table-cell>
          <table:table-cell office:value-type="string">
            <text:p>kaal</text:p>
          </table:table-cell>
          <table:table-cell office:value-type="float" office:value="81">
            <text:p>8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164165">
            <text:p>10164165</text:p>
          </table:table-cell>
          <table:table-cell office:value-type="float" office:value="182646022">
            <text:p>182646022</text:p>
          </table:table-cell>
          <table:table-cell office:value-type="string">
            <text:p>2013-06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3457817957">
            <text:p>1345781795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1 kg</text:p>
          </table:table-cell>
          <table:table-cell office:value-type="string">
            <text:p><text:s/>, pikkus 171 cmNahk lööbeta , p</text:p>
          </table:table-cell>
          <table:table-cell office:value-type="string">
            <text:p>Kaal</text:p>
          </table:table-cell>
          <table:table-cell office:value-type="float" office:value="81">
            <text:p>8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50645">
            <text:p>6050645</text:p>
          </table:table-cell>
          <table:table-cell office:value-type="float" office:value="80505007">
            <text:p>80505007</text:p>
          </table:table-cell>
          <table:table-cell office:value-type="string">
            <text:p>2012-01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9433672163">
            <text:p>8943367216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1 kg</text:p>
          </table:table-cell>
          <table:table-cell/>
          <table:table-cell office:value-type="string">
            <text:p>Kaal</text:p>
          </table:table-cell>
          <table:table-cell office:value-type="float" office:value="81">
            <text:p>8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87528">
            <text:p>3487528</text:p>
          </table:table-cell>
          <table:table-cell office:value-type="float" office:value="141589069">
            <text:p>141589069</text:p>
          </table:table-cell>
          <table:table-cell office:value-type="string">
            <text:p>2012-10-11</text:p>
          </table:table-cell>
          <table:table-cell office:value-type="string">
            <text:p>A</text:p>
          </table:table-cell>
          <table:table-cell office:value-type="string">
            <text:p>2012-04-23</text:p>
          </table:table-cell>
          <table:table-cell office:value-type="float" office:value="88056017981">
            <text:p>8805601798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R 125/80 kaal 81 kg</text:p>
          </table:table-cell>
          <table:table-cell office:value-type="string">
            <text:p>kaal 81 kg</text:p>
          </table:table-cell>
          <table:table-cell/>
          <table:table-cell office:value-type="string">
            <text:p>kaal</text:p>
          </table:table-cell>
          <table:table-cell office:value-type="float" office:value="81">
            <text:p>81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49889">
            <text:p>5549889</text:p>
          </table:table-cell>
          <table:table-cell office:value-type="float" office:value="80721208">
            <text:p>80721208</text:p>
          </table:table-cell>
          <table:table-cell office:value-type="string">
            <text:p>2012-01-18</text:p>
          </table:table-cell>
          <table:table-cell office:value-type="string">
            <text:p>A</text:p>
          </table:table-cell>
          <table:table-cell office:value-type="string">
            <text:p>2012-01-18</text:p>
          </table:table-cell>
          <table:table-cell office:value-type="float" office:value="91361578726">
            <text:p>9136157872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81,7 kg</text:p>
          </table:table-cell>
          <table:table-cell/>
          <table:table-cell office:value-type="string">
            <text:p>Kaal</text:p>
          </table:table-cell>
          <table:table-cell office:value-type="float" office:value="81.7">
            <text:p>81,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51171">
            <text:p>9851171</text:p>
          </table:table-cell>
          <table:table-cell office:value-type="float" office:value="196240179">
            <text:p>196240179</text:p>
          </table:table-cell>
          <table:table-cell office:value-type="string">
            <text:p>2013-09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1562771">
            <text:p>67303156277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ahuldavas üldseisundis meespt kaal 82 kg</text:p>
          </table:table-cell>
          <table:table-cell office:value-type="string">
            <text:p>kaal 82 kg</text:p>
          </table:table-cell>
          <table:table-cell office:value-type="string">
            <text:p><text:s/>/ pikkus 175 cm , nahk ja lk va</text:p>
          </table:table-cell>
          <table:table-cell office:value-type="string">
            <text:p>kaal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63708">
            <text:p>263708</text:p>
          </table:table-cell>
          <table:table-cell office:value-type="float" office:value="141283786">
            <text:p>141283786</text:p>
          </table:table-cell>
          <table:table-cell office:value-type="string">
            <text:p>2012-10-1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3043263209">
            <text:p>9304326320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2kg</text:p>
          </table:table-cell>
          <table:table-cell/>
          <table:table-cell office:value-type="string">
            <text:p>Kaal</text:p>
          </table:table-cell>
          <table:table-cell office:value-type="float" office:value="82">
            <text:p>8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532713">
            <text:p>22532713</text:p>
          </table:table-cell>
          <table:table-cell office:value-type="float" office:value="177428630">
            <text:p>177428630</text:p>
          </table:table-cell>
          <table:table-cell office:value-type="string">
            <text:p>2013-05-14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61499594927">
            <text:p>614995949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2,1</text:p>
          </table:table-cell>
          <table:table-cell table:style-name="ce1" office:value-type="string">
            <text:p><text:s/>+ 0,6</text:p>
          </table:table-cell>
          <table:table-cell office:value-type="string">
            <text:p>Kaal</text:p>
          </table:table-cell>
          <table:table-cell office:value-type="float" office:value="82.1">
            <text:p>82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55965">
            <text:p>11055965</text:p>
          </table:table-cell>
          <table:table-cell office:value-type="float" office:value="160382573">
            <text:p>160382573</text:p>
          </table:table-cell>
          <table:table-cell office:value-type="string">
            <text:p>2013-01-15</text:p>
          </table:table-cell>
          <table:table-cell office:value-type="string">
            <text:p>A</text:p>
          </table:table-cell>
          <table:table-cell office:value-type="string">
            <text:p>2013-01-15</text:p>
          </table:table-cell>
          <table:table-cell office:value-type="float" office:value="58081477902">
            <text:p>5808147790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3 kg</text:p>
          </table:table-cell>
          <table:table-cell office:value-type="string">
            <text:p><text:s/>probleemiks üldiselt see , et d</text:p>
          </table:table-cell>
          <table:table-cell office:value-type="string">
            <text:p>kaal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86252">
            <text:p>5686252</text:p>
          </table:table-cell>
          <table:table-cell office:value-type="float" office:value="143966169">
            <text:p>143966169</text:p>
          </table:table-cell>
          <table:table-cell office:value-type="string">
            <text:p>2012-10-31</text:p>
          </table:table-cell>
          <table:table-cell office:value-type="string">
            <text:p>A</text:p>
          </table:table-cell>
          <table:table-cell office:value-type="string">
            <text:p>2012-10-31</text:p>
          </table:table-cell>
          <table:table-cell office:value-type="float" office:value="71366282474">
            <text:p>7136628247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83 kg</text:p>
          </table:table-cell>
          <table:table-cell/>
          <table:table-cell office:value-type="string">
            <text:p>Kaal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46802">
            <text:p>3746802</text:p>
          </table:table-cell>
          <table:table-cell office:value-type="float" office:value="147053464">
            <text:p>147053464</text:p>
          </table:table-cell>
          <table:table-cell office:value-type="string">
            <text:p>2012-11-14</text:p>
          </table:table-cell>
          <table:table-cell office:value-type="string">
            <text:p>A</text:p>
          </table:table-cell>
          <table:table-cell office:value-type="string">
            <text:p>2011-08-30</text:p>
          </table:table-cell>
          <table:table-cell office:value-type="float" office:value="14496492617">
            <text:p>1449649261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3 kg</text:p>
          </table:table-cell>
          <table:table-cell/>
          <table:table-cell office:value-type="string">
            <text:p>kaal</text:p>
          </table:table-cell>
          <table:table-cell office:value-type="float" office:value="83">
            <text:p>8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84206">
            <text:p>12484206</text:p>
          </table:table-cell>
          <table:table-cell office:value-type="float" office:value="157707802">
            <text:p>157707802</text:p>
          </table:table-cell>
          <table:table-cell office:value-type="string">
            <text:p>2012-09-10</text:p>
          </table:table-cell>
          <table:table-cell office:value-type="string">
            <text:p>A</text:p>
          </table:table-cell>
          <table:table-cell office:value-type="string">
            <text:p>2012-08-16</text:p>
          </table:table-cell>
          <table:table-cell office:value-type="float" office:value="31433389762">
            <text:p>3143338976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3,0</text:p>
          </table:table-cell>
          <table:table-cell office:value-type="string">
            <text:p><text:s/>( + 2,0 )</text:p>
          </table:table-cell>
          <table:table-cell office:value-type="string">
            <text:p>Kaal</text:p>
          </table:table-cell>
          <table:table-cell office:value-type="float" office:value="83">
            <text:p>8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075820">
            <text:p>6075820</text:p>
          </table:table-cell>
          <table:table-cell office:value-type="float" office:value="89747598">
            <text:p>89747598</text:p>
          </table:table-cell>
          <table:table-cell office:value-type="string">
            <text:p>2012-04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9136277017">
            <text:p>89136277017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59cm , kaal 83,5kg</text:p>
          </table:table-cell>
          <table:table-cell office:value-type="string">
            <text:p>kaal 83,5kg</text:p>
          </table:table-cell>
          <table:table-cell/>
          <table:table-cell office:value-type="string">
            <text:p>kaal</text:p>
          </table:table-cell>
          <table:table-cell office:value-type="float" office:value="83.5">
            <text:p>83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66152">
            <text:p>19666152</text:p>
          </table:table-cell>
          <table:table-cell office:value-type="float" office:value="213768512">
            <text:p>213768512</text:p>
          </table:table-cell>
          <table:table-cell office:value-type="string">
            <text:p>2013-12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80362">
            <text:p>67303058036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llest sügisest Objektiivselt : Kaal 84 kg</text:p>
          </table:table-cell>
          <table:table-cell office:value-type="string">
            <text:p>Kaal 84 kg</text:p>
          </table:table-cell>
          <table:table-cell office:value-type="string">
            <text:p><text:s/>Pikkus 182 cm Suitsetamine : ja</text:p>
          </table:table-cell>
          <table:table-cell office:value-type="string">
            <text:p>Kaal</text:p>
          </table:table-cell>
          <table:table-cell office:value-type="float" office:value="84">
            <text:p>8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793051">
            <text:p>13793051</text:p>
          </table:table-cell>
          <table:table-cell office:value-type="float" office:value="185608962">
            <text:p>185608962</text:p>
          </table:table-cell>
          <table:table-cell office:value-type="string">
            <text:p>2013-06-28</text:p>
          </table:table-cell>
          <table:table-cell office:value-type="string">
            <text:p>A</text:p>
          </table:table-cell>
          <table:table-cell office:value-type="string">
            <text:p>2013-02-15</text:p>
          </table:table-cell>
          <table:table-cell office:value-type="float" office:value="673041540437">
            <text:p>67304154043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4,6 kg</text:p>
          </table:table-cell>
          <table:table-cell office:value-type="string">
            <text:p><text:s/>, kaaluiive 0 .</text:p>
          </table:table-cell>
          <table:table-cell office:value-type="string">
            <text:p>Kaal</text:p>
          </table:table-cell>
          <table:table-cell office:value-type="float" office:value="84.6">
            <text:p>84,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61453">
            <text:p>3361453</text:p>
          </table:table-cell>
          <table:table-cell office:value-type="float" office:value="133326882">
            <text:p>133326882</text:p>
          </table:table-cell>
          <table:table-cell office:value-type="string">
            <text:p>2012-08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6936450035">
            <text:p>1693645003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Üldseisund - rahuldav , kaal 85 kg</text:p>
          </table:table-cell>
          <table:table-cell office:value-type="string">
            <text:p>kaal 85 kg</text:p>
          </table:table-cell>
          <table:table-cell office:value-type="string">
            <text:p><text:s/>, pikkus 176 cmNahk/limaskestad</text:p>
          </table:table-cell>
          <table:table-cell office:value-type="string">
            <text:p>kaal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99282">
            <text:p>14499282</text:p>
          </table:table-cell>
          <table:table-cell office:value-type="float" office:value="182198804">
            <text:p>182198804</text:p>
          </table:table-cell>
          <table:table-cell office:value-type="string">
            <text:p>2013-06-10</text:p>
          </table:table-cell>
          <table:table-cell office:value-type="string">
            <text:p>A</text:p>
          </table:table-cell>
          <table:table-cell office:value-type="string">
            <text:p>2013-05-20</text:p>
          </table:table-cell>
          <table:table-cell office:value-type="float" office:value="25001158117">
            <text:p>2500115811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# Pikkus172 cmKaal85 kg</text:p>
          </table:table-cell>
          <table:table-cell office:value-type="string">
            <text:p>Kaal85 kg</text:p>
          </table:table-cell>
          <table:table-cell office:value-type="string">
            <text:p>BMI28,73174689</text:p>
          </table:table-cell>
          <table:table-cell office:value-type="string">
            <text:p>Kaal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66368">
            <text:p>3266368</text:p>
          </table:table-cell>
          <table:table-cell office:value-type="float" office:value="81685139">
            <text:p>81685139</text:p>
          </table:table-cell>
          <table:table-cell office:value-type="string">
            <text:p>2012-01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6551610877">
            <text:p>7655161087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85 kg</text:p>
          </table:table-cell>
          <table:table-cell/>
          <table:table-cell office:value-type="string">
            <text:p>Kehakaal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30531">
            <text:p>20730531</text:p>
          </table:table-cell>
          <table:table-cell office:value-type="float" office:value="168849987">
            <text:p>168849987</text:p>
          </table:table-cell>
          <table:table-cell office:value-type="string">
            <text:p>2013-03-26</text:p>
          </table:table-cell>
          <table:table-cell office:value-type="string">
            <text:p>A</text:p>
          </table:table-cell>
          <table:table-cell office:value-type="string">
            <text:p>2013-03-26</text:p>
          </table:table-cell>
          <table:table-cell office:value-type="float" office:value="44877235757">
            <text:p>448772357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5 kg</text:p>
          </table:table-cell>
          <table:table-cell/>
          <table:table-cell office:value-type="string">
            <text:p>Kaal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30664">
            <text:p>3230664</text:p>
          </table:table-cell>
          <table:table-cell office:value-type="float" office:value="83531560">
            <text:p>83531560</text:p>
          </table:table-cell>
          <table:table-cell office:value-type="string">
            <text:p>2012-02-16</text:p>
          </table:table-cell>
          <table:table-cell office:value-type="string">
            <text:p>A</text:p>
          </table:table-cell>
          <table:table-cell office:value-type="string">
            <text:p>2011-12-20</text:p>
          </table:table-cell>
          <table:table-cell office:value-type="float" office:value="53379244202">
            <text:p>5337924420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85</text:p>
          </table:table-cell>
          <table:table-cell office:value-type="string">
            <text:p><text:s/>, kasv 180</text:p>
          </table:table-cell>
          <table:table-cell office:value-type="string">
            <text:p>Kehakaal</text:p>
          </table:table-cell>
          <table:table-cell office:value-type="float" office:value="85">
            <text:p>8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60919">
            <text:p>5860919</text:p>
          </table:table-cell>
          <table:table-cell office:value-type="float" office:value="131635065">
            <text:p>131635065</text:p>
          </table:table-cell>
          <table:table-cell office:value-type="string">
            <text:p>2012-07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8446243275">
            <text:p>7844624327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65 cm Kaal 85 kg</text:p>
          </table:table-cell>
          <table:table-cell office:value-type="string">
            <text:p>Kaal 85 kg</text:p>
          </table:table-cell>
          <table:table-cell office:value-type="string">
            <text:p><text:s/>RR 120/80 mmHg</text:p>
          </table:table-cell>
          <table:table-cell office:value-type="string">
            <text:p>Kaal</text:p>
          </table:table-cell>
          <table:table-cell office:value-type="float" office:value="85">
            <text:p>8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79260">
            <text:p>10879260</text:p>
          </table:table-cell>
          <table:table-cell office:value-type="float" office:value="160290290">
            <text:p>160290290</text:p>
          </table:table-cell>
          <table:table-cell office:value-type="string">
            <text:p>2013-01-29</text:p>
          </table:table-cell>
          <table:table-cell office:value-type="string">
            <text:p>A</text:p>
          </table:table-cell>
          <table:table-cell office:value-type="string">
            <text:p>2012-08-28</text:p>
          </table:table-cell>
          <table:table-cell office:value-type="float" office:value="75175249932">
            <text:p>7517524993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6,3</text:p>
          </table:table-cell>
          <table:table-cell office:value-type="string">
            <text:p><text:s/>Iive kuu ajaga 2,5 kg seni juur</text:p>
          </table:table-cell>
          <table:table-cell office:value-type="string">
            <text:p>Kaal</text:p>
          </table:table-cell>
          <table:table-cell office:value-type="float" office:value="86.3">
            <text:p>86,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35121">
            <text:p>5435121</text:p>
          </table:table-cell>
          <table:table-cell office:value-type="float" office:value="87206524">
            <text:p>87206524</text:p>
          </table:table-cell>
          <table:table-cell office:value-type="string">
            <text:p>2012-03-23</text:p>
          </table:table-cell>
          <table:table-cell office:value-type="string">
            <text:p>A</text:p>
          </table:table-cell>
          <table:table-cell office:value-type="string">
            <text:p>2012-03-23</text:p>
          </table:table-cell>
          <table:table-cell office:value-type="float" office:value="61363635471">
            <text:p>6136363547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87 kg</text:p>
          </table:table-cell>
          <table:table-cell/>
          <table:table-cell office:value-type="string">
            <text:p>Kaal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26428">
            <text:p>5626428</text:p>
          </table:table-cell>
          <table:table-cell office:value-type="float" office:value="139548317">
            <text:p>139548317</text:p>
          </table:table-cell>
          <table:table-cell office:value-type="string">
            <text:p>2012-10-01</text:p>
          </table:table-cell>
          <table:table-cell office:value-type="string">
            <text:p>A</text:p>
          </table:table-cell>
          <table:table-cell office:value-type="string">
            <text:p>2012-10-01</text:p>
          </table:table-cell>
          <table:table-cell office:value-type="float" office:value="72070020639">
            <text:p>7207002063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87 kg</text:p>
          </table:table-cell>
          <table:table-cell/>
          <table:table-cell office:value-type="string">
            <text:p>Kaal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025675">
            <text:p>7025675</text:p>
          </table:table-cell>
          <table:table-cell office:value-type="float" office:value="123625581">
            <text:p>123625581</text:p>
          </table:table-cell>
          <table:table-cell office:value-type="string">
            <text:p>2012-05-10</text:p>
          </table:table-cell>
          <table:table-cell office:value-type="string">
            <text:p>A</text:p>
          </table:table-cell>
          <table:table-cell office:value-type="string">
            <text:p>2011-10-05</text:p>
          </table:table-cell>
          <table:table-cell office:value-type="float" office:value="54388096813">
            <text:p>5438809681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-162cm , kaal-87kg</text:p>
          </table:table-cell>
          <table:table-cell office:value-type="string">
            <text:p>kaal-87kg</text:p>
          </table:table-cell>
          <table:table-cell office:value-type="string">
            <text:p><text:s/>, KMI-34RINDKERE JA KÕHUPIIRKON</text:p>
          </table:table-cell>
          <table:table-cell office:value-type="string">
            <text:p>kaal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233633">
            <text:p>7233633</text:p>
          </table:table-cell>
          <table:table-cell office:value-type="float" office:value="124189652">
            <text:p>124189652</text:p>
          </table:table-cell>
          <table:table-cell office:value-type="string">
            <text:p>2012-03-27</text:p>
          </table:table-cell>
          <table:table-cell office:value-type="string">
            <text:p>A</text:p>
          </table:table-cell>
          <table:table-cell office:value-type="string">
            <text:p>2011-06-29</text:p>
          </table:table-cell>
          <table:table-cell office:value-type="float" office:value="43371025296">
            <text:p>43371025296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7 kg</text:p>
          </table:table-cell>
          <table:table-cell office:value-type="string">
            <text:p><text:s/>; pikkus 164 cm</text:p>
          </table:table-cell>
          <table:table-cell office:value-type="string">
            <text:p>Kaal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57149">
            <text:p>5557149</text:p>
          </table:table-cell>
          <table:table-cell office:value-type="float" office:value="84967280">
            <text:p>84967280</text:p>
          </table:table-cell>
          <table:table-cell office:value-type="string">
            <text:p>2012-03-01</text:p>
          </table:table-cell>
          <table:table-cell office:value-type="string">
            <text:p>A</text:p>
          </table:table-cell>
          <table:table-cell office:value-type="string">
            <text:p>2012-03-01</text:p>
          </table:table-cell>
          <table:table-cell office:value-type="float" office:value="55607999902">
            <text:p>5560799990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87 kg</text:p>
          </table:table-cell>
          <table:table-cell/>
          <table:table-cell office:value-type="string">
            <text:p>Kaal</text:p>
          </table:table-cell>
          <table:table-cell office:value-type="float" office:value="87">
            <text:p>8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512946">
            <text:p>23512946</text:p>
          </table:table-cell>
          <table:table-cell office:value-type="float" office:value="168837739">
            <text:p>168837739</text:p>
          </table:table-cell>
          <table:table-cell office:value-type="string">
            <text:p>2013-03-27</text:p>
          </table:table-cell>
          <table:table-cell office:value-type="string">
            <text:p>A</text:p>
          </table:table-cell>
          <table:table-cell office:value-type="string">
            <text:p>2013-03-25</text:p>
          </table:table-cell>
          <table:table-cell office:value-type="float" office:value="673030347215">
            <text:p>6730303472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õõdetud kehakaal 87,5 kg</text:p>
          </table:table-cell>
          <table:table-cell office:value-type="string">
            <text:p>kehakaal 87,5 kg</text:p>
          </table:table-cell>
          <table:table-cell office:value-type="string">
            <text:p><text:s/>, KMI 27,6 , RP 24,6 % , VÜ 100</text:p>
          </table:table-cell>
          <table:table-cell office:value-type="string">
            <text:p>kehakaal</text:p>
          </table:table-cell>
          <table:table-cell office:value-type="float" office:value="87.5">
            <text:p>87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93975">
            <text:p>5393975</text:p>
          </table:table-cell>
          <table:table-cell office:value-type="float" office:value="130060691">
            <text:p>130060691</text:p>
          </table:table-cell>
          <table:table-cell office:value-type="string">
            <text:p>2012-07-1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8994895096">
            <text:p>9899489509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8 kg</text:p>
          </table:table-cell>
          <table:table-cell office:value-type="string">
            <text:p><text:s/>( püsib )</text:p>
          </table:table-cell>
          <table:table-cell office:value-type="string">
            <text:p>Kaal</text:p>
          </table:table-cell>
          <table:table-cell office:value-type="float" office:value="88">
            <text:p>8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12821">
            <text:p>15812821</text:p>
          </table:table-cell>
          <table:table-cell office:value-type="float" office:value="187323069">
            <text:p>187323069</text:p>
          </table:table-cell>
          <table:table-cell office:value-type="string">
            <text:p>2013-07-08</text:p>
          </table:table-cell>
          <table:table-cell office:value-type="string">
            <text:p>S</text:p>
          </table:table-cell>
          <table:table-cell office:value-type="string">
            <text:p>2013-07-02</text:p>
          </table:table-cell>
          <table:table-cell office:value-type="float" office:value="94225557052">
            <text:p>94225557052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: 88</text:p>
          </table:table-cell>
          <table:table-cell office:value-type="string">
            <text:p><text:s/>.</text:p>
          </table:table-cell>
          <table:table-cell office:value-type="string">
            <text:p>Kehakaal</text:p>
          </table:table-cell>
          <table:table-cell office:value-type="float" office:value="88">
            <text:p>8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41755">
            <text:p>5641755</text:p>
          </table:table-cell>
          <table:table-cell office:value-type="float" office:value="135028708">
            <text:p>135028708</text:p>
          </table:table-cell>
          <table:table-cell office:value-type="string">
            <text:p>2012-08-30</text:p>
          </table:table-cell>
          <table:table-cell office:value-type="string">
            <text:p>A</text:p>
          </table:table-cell>
          <table:table-cell office:value-type="string">
            <text:p>2012-08-30</text:p>
          </table:table-cell>
          <table:table-cell office:value-type="float" office:value="71469015858">
            <text:p>7146901585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88,5 kg</text:p>
          </table:table-cell>
          <table:table-cell/>
          <table:table-cell office:value-type="string">
            <text:p>Kaal</text:p>
          </table:table-cell>
          <table:table-cell office:value-type="float" office:value="88.5">
            <text:p>88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30215">
            <text:p>6330215</text:p>
          </table:table-cell>
          <table:table-cell office:value-type="float" office:value="92345553">
            <text:p>92345553</text:p>
          </table:table-cell>
          <table:table-cell office:value-type="string">
            <text:p>2012-04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0127880575">
            <text:p>6012788057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asv 164 cm , kaal 89 kg</text:p>
          </table:table-cell>
          <table:table-cell office:value-type="string">
            <text:p>kaal 89 kg</text:p>
          </table:table-cell>
          <table:table-cell office:value-type="string">
            <text:p><text:s/>adipoosne</text:p>
          </table:table-cell>
          <table:table-cell office:value-type="string">
            <text:p>kaal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29337">
            <text:p>13829337</text:p>
          </table:table-cell>
          <table:table-cell office:value-type="float" office:value="195021636">
            <text:p>195021636</text:p>
          </table:table-cell>
          <table:table-cell office:value-type="string">
            <text:p>2013-08-30</text:p>
          </table:table-cell>
          <table:table-cell office:value-type="string">
            <text:p>A</text:p>
          </table:table-cell>
          <table:table-cell office:value-type="string">
            <text:p>2013-06-27</text:p>
          </table:table-cell>
          <table:table-cell office:value-type="float" office:value="31248441975">
            <text:p>3124844197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9,0</text:p>
          </table:table-cell>
          <table:table-cell office:value-type="string">
            <text:p><text:s/>- iive + 1,5kg</text:p>
          </table:table-cell>
          <table:table-cell office:value-type="string">
            <text:p>Kaal</text:p>
          </table:table-cell>
          <table:table-cell office:value-type="float" office:value="89">
            <text:p>8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153703">
            <text:p>15153703</text:p>
          </table:table-cell>
          <table:table-cell office:value-type="float" office:value="198511433">
            <text:p>198511433</text:p>
          </table:table-cell>
          <table:table-cell office:value-type="string">
            <text:p>2013-09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9300583">
            <text:p>673039300583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Vanus : 65 yrs Kaal : 89 kg</text:p>
          </table:table-cell>
          <table:table-cell office:value-type="string">
            <text:p>Kaal : 89 kg</text:p>
          </table:table-cell>
          <table:table-cell/>
          <table:table-cell office:value-type="string">
            <text:p>Kaal</text:p>
          </table:table-cell>
          <table:table-cell office:value-type="float" office:value="89">
            <text:p>8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94298">
            <text:p>20594298</text:p>
          </table:table-cell>
          <table:table-cell office:value-type="float" office:value="159366669">
            <text:p>159366669</text:p>
          </table:table-cell>
          <table:table-cell office:value-type="string">
            <text:p>2013-01-28</text:p>
          </table:table-cell>
          <table:table-cell office:value-type="string">
            <text:p>A</text:p>
          </table:table-cell>
          <table:table-cell office:value-type="string">
            <text:p>2012-09-03</text:p>
          </table:table-cell>
          <table:table-cell office:value-type="float" office:value="673030319730">
            <text:p>6730303197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89,200</text:p>
          </table:table-cell>
          <table:table-cell/>
          <table:table-cell office:value-type="string">
            <text:p>Kaal</text:p>
          </table:table-cell>
          <table:table-cell office:value-type="float" office:value="89.2">
            <text:p>89,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708758">
            <text:p>21708758</text:p>
          </table:table-cell>
          <table:table-cell office:value-type="float" office:value="209340128">
            <text:p>209340128</text:p>
          </table:table-cell>
          <table:table-cell office:value-type="string">
            <text:p>2013-11-15</text:p>
          </table:table-cell>
          <table:table-cell office:value-type="string">
            <text:p>A</text:p>
          </table:table-cell>
          <table:table-cell office:value-type="string">
            <text:p>2013-11-07</text:p>
          </table:table-cell>
          <table:table-cell office:value-type="float" office:value="49997284491">
            <text:p>4999728449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90 kg</text:p>
          </table:table-cell>
          <table:table-cell/>
          <table:table-cell office:value-type="string">
            <text:p>Kaal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262213">
            <text:p>14262213</text:p>
          </table:table-cell>
          <table:table-cell office:value-type="float" office:value="190906551">
            <text:p>190906551</text:p>
          </table:table-cell>
          <table:table-cell office:value-type="string">
            <text:p>2013-08-02</text:p>
          </table:table-cell>
          <table:table-cell office:value-type="string">
            <text:p>A</text:p>
          </table:table-cell>
          <table:table-cell office:value-type="string">
            <text:p>2013-02-14</text:p>
          </table:table-cell>
          <table:table-cell office:value-type="float" office:value="673037565853">
            <text:p>67303756585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[-.:=]?\s*(?P&lt;value&gt;([0-9])+(\s?[,.]\s?[0-9]+)?)\s*\([^)]*\)\s*(?P&lt;unit&gt;(gramm|kg|mg|kG|gr|g|KG|G))</text:p>
          </table:table-cell>
          <table:table-cell office:value-type="string">
            <text:p>NULL</text:p>
          </table:table-cell>
          <table:table-cell table:number-columns-repeated="2" office:value-type="string">
            <text:p>Kaal 90,0 ( + 3,1 ) kg</text:p>
          </table:table-cell>
          <table:table-cell office:value-type="string">
            <text:p><text:s/>, turseid ei ole , RR 125/70 mm</text:p>
          </table:table-cell>
          <table:table-cell office:value-type="string">
            <text:p>Kaal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43294">
            <text:p>3543294</text:p>
          </table:table-cell>
          <table:table-cell office:value-type="float" office:value="136047346">
            <text:p>136047346</text:p>
          </table:table-cell>
          <table:table-cell office:value-type="string">
            <text:p>2012-09-06</text:p>
          </table:table-cell>
          <table:table-cell office:value-type="string">
            <text:p>A</text:p>
          </table:table-cell>
          <table:table-cell office:value-type="string">
            <text:p>2012-09-04</text:p>
          </table:table-cell>
          <table:table-cell office:value-type="float" office:value="57264268268">
            <text:p>5726426826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aal 0 kg , isa pikkus 180 cm , kaal 90 kg</text:p>
          </table:table-cell>
          <table:table-cell office:value-type="string">
            <text:p>kaal 90 kg</text:p>
          </table:table-cell>
          <table:table-cell/>
          <table:table-cell office:value-type="string">
            <text:p>kaal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83363">
            <text:p>1683363</text:p>
          </table:table-cell>
          <table:table-cell office:value-type="float" office:value="148861740">
            <text:p>148861740</text:p>
          </table:table-cell>
          <table:table-cell office:value-type="string">
            <text:p>2012-11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4547724059">
            <text:p>94547724059</text:p>
          </table:table-cell>
          <table:table-cell office:value-type="string">
            <text:p>original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80 cm Kaal 90 kg</text:p>
          </table:table-cell>
          <table:table-cell office:value-type="string">
            <text:p>Kaal 90 kg</text:p>
          </table:table-cell>
          <table:table-cell office:value-type="string">
            <text:p><text:s/>RR mmHg BSA</text:p>
          </table:table-cell>
          <table:table-cell office:value-type="string">
            <text:p>Kaal</text:p>
          </table:table-cell>
          <table:table-cell office:value-type="float" office:value="90">
            <text:p>9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47983">
            <text:p>5847983</text:p>
          </table:table-cell>
          <table:table-cell office:value-type="float" office:value="133747405">
            <text:p>133747405</text:p>
          </table:table-cell>
          <table:table-cell office:value-type="string">
            <text:p>2012-08-22</text:p>
          </table:table-cell>
          <table:table-cell office:value-type="string">
            <text:p>A</text:p>
          </table:table-cell>
          <table:table-cell office:value-type="string">
            <text:p>2012-08-22</text:p>
          </table:table-cell>
          <table:table-cell office:value-type="float" office:value="89857947480">
            <text:p>8985794748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91,4 kg</text:p>
          </table:table-cell>
          <table:table-cell/>
          <table:table-cell office:value-type="string">
            <text:p>Kaal</text:p>
          </table:table-cell>
          <table:table-cell office:value-type="float" office:value="91.4">
            <text:p>91,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44691">
            <text:p>13644691</text:p>
          </table:table-cell>
          <table:table-cell office:value-type="float" office:value="157698531">
            <text:p>157698531</text:p>
          </table:table-cell>
          <table:table-cell office:value-type="string">
            <text:p>2012-08-01</text:p>
          </table:table-cell>
          <table:table-cell office:value-type="string">
            <text:p>A</text:p>
          </table:table-cell>
          <table:table-cell office:value-type="string">
            <text:p>2012-05-14</text:p>
          </table:table-cell>
          <table:table-cell office:value-type="float" office:value="76611025935">
            <text:p>7661102593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91,5</text:p>
          </table:table-cell>
          <table:table-cell office:value-type="string">
            <text:p><text:s/>+ 3,8 praegu magusaisu periood</text:p>
          </table:table-cell>
          <table:table-cell office:value-type="string">
            <text:p>Kaal</text:p>
          </table:table-cell>
          <table:table-cell office:value-type="float" office:value="91.5">
            <text:p>91,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57950">
            <text:p>3557950</text:p>
          </table:table-cell>
          <table:table-cell office:value-type="float" office:value="145540170">
            <text:p>145540170</text:p>
          </table:table-cell>
          <table:table-cell office:value-type="string">
            <text:p>2012-11-07</text:p>
          </table:table-cell>
          <table:table-cell office:value-type="string">
            <text:p>A</text:p>
          </table:table-cell>
          <table:table-cell office:value-type="string">
            <text:p>2012-05-23</text:p>
          </table:table-cell>
          <table:table-cell office:value-type="float" office:value="43061049462">
            <text:p>4306104946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92 kg</text:p>
          </table:table-cell>
          <table:table-cell office:value-type="string">
            <text:p><text:s/>v s 6,3mmol l RR 140/80</text:p>
          </table:table-cell>
          <table:table-cell office:value-type="string">
            <text:p>kaal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577725">
            <text:p>5577725</text:p>
          </table:table-cell>
          <table:table-cell office:value-type="float" office:value="90271718">
            <text:p>90271718</text:p>
          </table:table-cell>
          <table:table-cell office:value-type="string">
            <text:p>2012-04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6026942434">
            <text:p>36026942434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- 92 kg</text:p>
          </table:table-cell>
          <table:table-cell office:value-type="string">
            <text:p><text:s/>, kasv - 161 sm BMI - 35,3 Ei s</text:p>
          </table:table-cell>
          <table:table-cell office:value-type="string">
            <text:p>Kaal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90396">
            <text:p>20690396</text:p>
          </table:table-cell>
          <table:table-cell office:value-type="float" office:value="216296410">
            <text:p>216296410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545188">
            <text:p>67303054518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92 kg</text:p>
          </table:table-cell>
          <table:table-cell office:value-type="string">
            <text:p><text:s/>, pikkus 169 cm KMI 32</text:p>
          </table:table-cell>
          <table:table-cell office:value-type="string">
            <text:p>Kaal</text:p>
          </table:table-cell>
          <table:table-cell office:value-type="float" office:value="92">
            <text:p>9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333275">
            <text:p>16333275</text:p>
          </table:table-cell>
          <table:table-cell office:value-type="float" office:value="172560542">
            <text:p>172560542</text:p>
          </table:table-cell>
          <table:table-cell office:value-type="string">
            <text:p>2013-04-18</text:p>
          </table:table-cell>
          <table:table-cell office:value-type="string">
            <text:p>S</text:p>
          </table:table-cell>
          <table:table-cell office:value-type="string">
            <text:p>2013-04-08</text:p>
          </table:table-cell>
          <table:table-cell office:value-type="float" office:value="45269937603">
            <text:p>45269937603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93</text:p>
          </table:table-cell>
          <table:table-cell office:value-type="string">
            <text:p><text:s/>.</text:p>
          </table:table-cell>
          <table:table-cell office:value-type="string">
            <text:p>Kaal</text:p>
          </table:table-cell>
          <table:table-cell office:value-type="float" office:value="93">
            <text:p>93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11132">
            <text:p>3011132</text:p>
          </table:table-cell>
          <table:table-cell office:value-type="float" office:value="124200279">
            <text:p>124200279</text:p>
          </table:table-cell>
          <table:table-cell office:value-type="string">
            <text:p>2012-02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6670977923">
            <text:p>9667097792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.76 ; kaal 94</text:p>
          </table:table-cell>
          <table:table-cell office:value-type="string">
            <text:p>kaal 94</text:p>
          </table:table-cell>
          <table:table-cell office:value-type="string">
            <text:p><text:s/>; BMI 34 ; Näidustatud : SPO2 ;</text:p>
          </table:table-cell>
          <table:table-cell office:value-type="string">
            <text:p>kaal</text:p>
          </table:table-cell>
          <table:table-cell office:value-type="float" office:value="94">
            <text:p>9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31316">
            <text:p>3731316</text:p>
          </table:table-cell>
          <table:table-cell office:value-type="float" office:value="146877770">
            <text:p>146877770</text:p>
          </table:table-cell>
          <table:table-cell office:value-type="string">
            <text:p>2012-11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5058919982">
            <text:p>7505891998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80 cm , kaal 94 kg</text:p>
          </table:table-cell>
          <table:table-cell office:value-type="string">
            <text:p>kaal 94 kg</text:p>
          </table:table-cell>
          <table:table-cell/>
          <table:table-cell office:value-type="string">
            <text:p>kaal</text:p>
          </table:table-cell>
          <table:table-cell office:value-type="float" office:value="94">
            <text:p>9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79661">
            <text:p>23279661</text:p>
          </table:table-cell>
          <table:table-cell office:value-type="float" office:value="214939452">
            <text:p>214939452</text:p>
          </table:table-cell>
          <table:table-cell office:value-type="string">
            <text:p>2013-12-11</text:p>
          </table:table-cell>
          <table:table-cell office:value-type="string">
            <text:p>A</text:p>
          </table:table-cell>
          <table:table-cell office:value-type="string">
            <text:p>2013-12-09</text:p>
          </table:table-cell>
          <table:table-cell office:value-type="float" office:value="97577125389">
            <text:p>9757712538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ehituse analüüs Pikkus : 183 cmKaal : 95,0 kg</text:p>
          </table:table-cell>
          <table:table-cell office:value-type="string">
            <text:p>Kaal : 95,0 kg</text:p>
          </table:table-cell>
          <table:table-cell office:value-type="string">
            <text:p>KMI - 28,4fat % - 27,2Vü - 107 c</text:p>
          </table:table-cell>
          <table:table-cell office:value-type="string">
            <text:p>Kaal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83935">
            <text:p>23983935</text:p>
          </table:table-cell>
          <table:table-cell office:value-type="float" office:value="204079713">
            <text:p>204079713</text:p>
          </table:table-cell>
          <table:table-cell office:value-type="string">
            <text:p>2013-10-16</text:p>
          </table:table-cell>
          <table:table-cell office:value-type="string">
            <text:p>A</text:p>
          </table:table-cell>
          <table:table-cell office:value-type="string">
            <text:p>2013-10-16</text:p>
          </table:table-cell>
          <table:table-cell office:value-type="float" office:value="11885565524">
            <text:p>1188556552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emp 36,5C , Pikkus 158cm , kaal 95 kg</text:p>
          </table:table-cell>
          <table:table-cell office:value-type="string">
            <text:p>kaal 95 kg</text:p>
          </table:table-cell>
          <table:table-cell/>
          <table:table-cell office:value-type="string">
            <text:p>kaal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16080">
            <text:p>13316080</text:p>
          </table:table-cell>
          <table:table-cell office:value-type="float" office:value="196841771">
            <text:p>196841771</text:p>
          </table:table-cell>
          <table:table-cell office:value-type="string">
            <text:p>2013-08-29</text:p>
          </table:table-cell>
          <table:table-cell office:value-type="string">
            <text:p>A</text:p>
          </table:table-cell>
          <table:table-cell office:value-type="string">
            <text:p>2013-08-08</text:p>
          </table:table-cell>
          <table:table-cell office:value-type="float" office:value="673030334994">
            <text:p>67303033499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# Pikkus164 cmKaal95 kg</text:p>
          </table:table-cell>
          <table:table-cell office:value-type="string">
            <text:p>Kaal95 kg</text:p>
          </table:table-cell>
          <table:table-cell office:value-type="string">
            <text:p>BMI35,32123736</text:p>
          </table:table-cell>
          <table:table-cell office:value-type="string">
            <text:p>Kaal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15549">
            <text:p>23315549</text:p>
          </table:table-cell>
          <table:table-cell office:value-type="float" office:value="215496393">
            <text:p>215496393</text:p>
          </table:table-cell>
          <table:table-cell office:value-type="string">
            <text:p>2013-12-13</text:p>
          </table:table-cell>
          <table:table-cell office:value-type="string">
            <text:p>A</text:p>
          </table:table-cell>
          <table:table-cell office:value-type="string">
            <text:p>2013-12-13</text:p>
          </table:table-cell>
          <table:table-cell office:value-type="float" office:value="45729531490">
            <text:p>4572953149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?P&lt;key&gt;(((K|k)eha)|((S|s)ünni))?(K|k)aal(uga)?|kAAL|SK|Sk|[^a-z]sk|KAAL|SM|[Ss]/k|(K|k)aalu(ga|nud|b|s))\s*\(\s*(?P&lt;unit&gt;(gramm|kg|mg|kG|gr|g|KG|G))\s*\)\s*:?\s*(?P&lt;value&gt;([0-9])+(\s?[,.]\s?[0-9]+)?)</text:p>
          </table:table-cell>
          <table:table-cell office:value-type="string">
            <text:p>NULL</text:p>
          </table:table-cell>
          <table:table-cell table:number-columns-repeated="2" office:value-type="string">
            <text:p>Kaal ( kg ) 95</text:p>
          </table:table-cell>
          <table:table-cell office:value-type="string">
            <text:p><text:s/>.</text:p>
          </table:table-cell>
          <table:table-cell office:value-type="string">
            <text:p>Kaal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97826">
            <text:p>21597826</text:p>
          </table:table-cell>
          <table:table-cell office:value-type="float" office:value="181687883">
            <text:p>181687883</text:p>
          </table:table-cell>
          <table:table-cell office:value-type="string">
            <text:p>2013-06-06</text:p>
          </table:table-cell>
          <table:table-cell office:value-type="string">
            <text:p>A</text:p>
          </table:table-cell>
          <table:table-cell office:value-type="string">
            <text:p>2013-05-30</text:p>
          </table:table-cell>
          <table:table-cell office:value-type="float" office:value="25444775238">
            <text:p>254447752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# Pikkus182 cmKaal95 kg</text:p>
          </table:table-cell>
          <table:table-cell office:value-type="string">
            <text:p>Kaal95 kg</text:p>
          </table:table-cell>
          <table:table-cell office:value-type="string">
            <text:p>BMI28,6801111</text:p>
          </table:table-cell>
          <table:table-cell office:value-type="string">
            <text:p>Kaal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07369">
            <text:p>20507369</text:p>
          </table:table-cell>
          <table:table-cell office:value-type="float" office:value="190140462">
            <text:p>190140462</text:p>
          </table:table-cell>
          <table:table-cell office:value-type="string">
            <text:p>2013-07-25</text:p>
          </table:table-cell>
          <table:table-cell office:value-type="string">
            <text:p>A</text:p>
          </table:table-cell>
          <table:table-cell office:value-type="string">
            <text:p>2012-07-25</text:p>
          </table:table-cell>
          <table:table-cell office:value-type="float" office:value="20901695057">
            <text:p>209016950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95 kg</text:p>
          </table:table-cell>
          <table:table-cell office:value-type="string">
            <text:p><text:s/>v s 9,5 mmol l RR 150/90</text:p>
          </table:table-cell>
          <table:table-cell office:value-type="string">
            <text:p>kaal</text:p>
          </table:table-cell>
          <table:table-cell office:value-type="float" office:value="95">
            <text:p>9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810426">
            <text:p>8810426</text:p>
          </table:table-cell>
          <table:table-cell office:value-type="float" office:value="192808224">
            <text:p>192808224</text:p>
          </table:table-cell>
          <table:table-cell office:value-type="string">
            <text:p>2013-08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5394569228">
            <text:p>55394569228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: 96 kg</text:p>
          </table:table-cell>
          <table:table-cell/>
          <table:table-cell office:value-type="string">
            <text:p>kehakaal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70665">
            <text:p>13870665</text:p>
          </table:table-cell>
          <table:table-cell office:value-type="float" office:value="157198557">
            <text:p>157198557</text:p>
          </table:table-cell>
          <table:table-cell office:value-type="string">
            <text:p>2012-06-18</text:p>
          </table:table-cell>
          <table:table-cell office:value-type="string">
            <text:p>A</text:p>
          </table:table-cell>
          <table:table-cell office:value-type="string">
            <text:p>2012-06-01</text:p>
          </table:table-cell>
          <table:table-cell office:value-type="float" office:value="23721793937">
            <text:p>2372179393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96 kg</text:p>
          </table:table-cell>
          <table:table-cell office:value-type="string">
            <text:p><text:s/>, praegu ka premenstruaalne per</text:p>
          </table:table-cell>
          <table:table-cell office:value-type="string">
            <text:p>Kaal</text:p>
          </table:table-cell>
          <table:table-cell office:value-type="float" office:value="96">
            <text:p>9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29285">
            <text:p>1929285</text:p>
          </table:table-cell>
          <table:table-cell office:value-type="float" office:value="123525006">
            <text:p>123525006</text:p>
          </table:table-cell>
          <table:table-cell office:value-type="string">
            <text:p>2012-06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6683628681">
            <text:p>4668362868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97kg</text:p>
          </table:table-cell>
          <table:table-cell/>
          <table:table-cell office:value-type="string">
            <text:p>kaal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65400">
            <text:p>12365400</text:p>
          </table:table-cell>
          <table:table-cell office:value-type="float" office:value="156401373">
            <text:p>156401373</text:p>
          </table:table-cell>
          <table:table-cell office:value-type="string">
            <text:p>2012-01-11</text:p>
          </table:table-cell>
          <table:table-cell office:value-type="string">
            <text:p>A</text:p>
          </table:table-cell>
          <table:table-cell office:value-type="string">
            <text:p>2012-01-03</text:p>
          </table:table-cell>
          <table:table-cell office:value-type="float" office:value="10028428570">
            <text:p>1002842857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 text:c="2"/>juures-patoloogilise leiuta , Kaal 97 kg</text:p>
          </table:table-cell>
          <table:table-cell office:value-type="string">
            <text:p>Kaal 97 kg</text:p>
          </table:table-cell>
          <table:table-cell/>
          <table:table-cell office:value-type="string">
            <text:p>Kaal</text:p>
          </table:table-cell>
          <table:table-cell office:value-type="float" office:value="97">
            <text:p>9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60054">
            <text:p>23460054</text:p>
          </table:table-cell>
          <table:table-cell office:value-type="float" office:value="210386252">
            <text:p>210386252</text:p>
          </table:table-cell>
          <table:table-cell office:value-type="string">
            <text:p>2013-11-20</text:p>
          </table:table-cell>
          <table:table-cell office:value-type="string">
            <text:p>A</text:p>
          </table:table-cell>
          <table:table-cell office:value-type="string">
            <text:p>2013-09-04</text:p>
          </table:table-cell>
          <table:table-cell office:value-type="float" office:value="673044762627">
            <text:p>67304476262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97,4</text:p>
          </table:table-cell>
          <table:table-cell office:value-type="string">
            <text:p><text:s/>( + 2,7 )</text:p>
          </table:table-cell>
          <table:table-cell office:value-type="string">
            <text:p>Kaal</text:p>
          </table:table-cell>
          <table:table-cell office:value-type="float" office:value="97.4">
            <text:p>97,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61654">
            <text:p>21361654</text:p>
          </table:table-cell>
          <table:table-cell office:value-type="float" office:value="188454168">
            <text:p>188454168</text:p>
          </table:table-cell>
          <table:table-cell office:value-type="string">
            <text:p>2013-07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2525328741">
            <text:p>425253287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iagno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- 98kg</text:p>
          </table:table-cell>
          <table:table-cell office:value-type="string">
            <text:p><text:s/>, pikkus-168cm , Suunan densito</text:p>
          </table:table-cell>
          <table:table-cell office:value-type="string">
            <text:p>kaal</text:p>
          </table:table-cell>
          <table:table-cell office:value-type="float" office:value="98">
            <text:p>9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96677">
            <text:p>11796677</text:p>
          </table:table-cell>
          <table:table-cell office:value-type="float" office:value="175387049">
            <text:p>175387049</text:p>
          </table:table-cell>
          <table:table-cell office:value-type="string">
            <text:p>2013-05-03</text:p>
          </table:table-cell>
          <table:table-cell office:value-type="string">
            <text:p>A</text:p>
          </table:table-cell>
          <table:table-cell office:value-type="string">
            <text:p>2013-05-03</text:p>
          </table:table-cell>
          <table:table-cell office:value-type="float" office:value="673041962702">
            <text:p>67304196270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99 kg</text:p>
          </table:table-cell>
          <table:table-cell office:value-type="string">
            <text:p><text:s/>, pikkus 174 cm , KMI=33 RR=141</text:p>
          </table:table-cell>
          <table:table-cell office:value-type="string">
            <text:p>Kaal</text:p>
          </table:table-cell>
          <table:table-cell office:value-type="float" office:value="99">
            <text:p>9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89661">
            <text:p>2889661</text:p>
          </table:table-cell>
          <table:table-cell office:value-type="float" office:value="125247534">
            <text:p>125247534</text:p>
          </table:table-cell>
          <table:table-cell office:value-type="string">
            <text:p>2012-05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1287699604">
            <text:p>4128769960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91 cm , kaal 100 kg</text:p>
          </table:table-cell>
          <table:table-cell office:value-type="string">
            <text:p>kaal 100 kg</text:p>
          </table:table-cell>
          <table:table-cell/>
          <table:table-cell office:value-type="string">
            <text:p>kaal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340894">
            <text:p>4340894</text:p>
          </table:table-cell>
          <table:table-cell office:value-type="float" office:value="123420739">
            <text:p>123420739</text:p>
          </table:table-cell>
          <table:table-cell office:value-type="string">
            <text:p>2012-05-08</text:p>
          </table:table-cell>
          <table:table-cell office:value-type="string">
            <text:p>A</text:p>
          </table:table-cell>
          <table:table-cell office:value-type="string">
            <text:p>2012-04-24</text:p>
          </table:table-cell>
          <table:table-cell office:value-type="float" office:value="28867111925">
            <text:p>2886711192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ist ülekaalulise meeshaigega ( kaal 100 kg</text:p>
          </table:table-cell>
          <table:table-cell office:value-type="string">
            <text:p>kaal 100 kg</text:p>
          </table:table-cell>
          <table:table-cell office:value-type="string">
            <text:p><text:s/>, pikkus 175 cm , KMI 32 kg/m2 </text:p>
          </table:table-cell>
          <table:table-cell office:value-type="string">
            <text:p>kaal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285027">
            <text:p>15285027</text:p>
          </table:table-cell>
          <table:table-cell office:value-type="float" office:value="168591049">
            <text:p>168591049</text:p>
          </table:table-cell>
          <table:table-cell office:value-type="string">
            <text:p>2013-03-14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8586161825">
            <text:p>68586161825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ATSIENDI PIKKUS 163 cm , KAAL 100 kg</text:p>
          </table:table-cell>
          <table:table-cell office:value-type="string">
            <text:p>KAAL 100 kg</text:p>
          </table:table-cell>
          <table:table-cell/>
          <table:table-cell office:value-type="string">
            <text:p>KAAL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948952">
            <text:p>13948952</text:p>
          </table:table-cell>
          <table:table-cell office:value-type="float" office:value="214250294">
            <text:p>214250294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2-09</text:p>
          </table:table-cell>
          <table:table-cell office:value-type="float" office:value="86606093287">
            <text:p>8660609328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ekkinud FA , diabeeti ei põe , kaal 100kg</text:p>
          </table:table-cell>
          <table:table-cell office:value-type="string">
            <text:p>kaal 100kg</text:p>
          </table:table-cell>
          <table:table-cell office:value-type="string">
            <text:p><text:s/>, pikkus u 155cm , põlneliigese</text:p>
          </table:table-cell>
          <table:table-cell office:value-type="string">
            <text:p>kaal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138">
            <text:p>127138</text:p>
          </table:table-cell>
          <table:table-cell office:value-type="float" office:value="136346435">
            <text:p>136346435</text:p>
          </table:table-cell>
          <table:table-cell office:value-type="string">
            <text:p>2012-08-31</text:p>
          </table:table-cell>
          <table:table-cell office:value-type="string">
            <text:p>S</text:p>
          </table:table-cell>
          <table:table-cell office:value-type="string">
            <text:p>2012-08-29</text:p>
          </table:table-cell>
          <table:table-cell office:value-type="float" office:value="65751157067">
            <text:p>65751157067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: 100</text:p>
          </table:table-cell>
          <table:table-cell office:value-type="string">
            <text:p><text:s/>.</text:p>
          </table:table-cell>
          <table:table-cell office:value-type="string">
            <text:p>Kehakaal</text:p>
          </table:table-cell>
          <table:table-cell office:value-type="float" office:value="100">
            <text:p>1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221124">
            <text:p>15221124</text:p>
          </table:table-cell>
          <table:table-cell office:value-type="float" office:value="171568460">
            <text:p>171568460</text:p>
          </table:table-cell>
          <table:table-cell office:value-type="string">
            <text:p>2013-04-10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6067835">
            <text:p>673036067835</text:p>
          </table:table-cell>
          <table:table-cell office:value-type="string">
            <text:p>original_2013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100kg</text:p>
          </table:table-cell>
          <table:table-cell office:value-type="string">
            <text:p><text:s/>, pikkus : 163cm</text:p>
          </table:table-cell>
          <table:table-cell office:value-type="string">
            <text:p>kaal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646166">
            <text:p>16646166</text:p>
          </table:table-cell>
          <table:table-cell office:value-type="float" office:value="160197911">
            <text:p>160197911</text:p>
          </table:table-cell>
          <table:table-cell office:value-type="string">
            <text:p>2013-02-01</text:p>
          </table:table-cell>
          <table:table-cell office:value-type="string">
            <text:p>S</text:p>
          </table:table-cell>
          <table:table-cell office:value-type="string">
            <text:p>2013-01-25</text:p>
          </table:table-cell>
          <table:table-cell office:value-type="float" office:value="673044719017">
            <text:p>673044719017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prc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00</text:p>
          </table:table-cell>
          <table:table-cell office:value-type="string">
            <text:p><text:s/>.</text:p>
          </table:table-cell>
          <table:table-cell office:value-type="string">
            <text:p>Kaal</text:p>
          </table:table-cell>
          <table:table-cell office:value-type="float" office:value="100">
            <text:p>1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089108">
            <text:p>14089108</text:p>
          </table:table-cell>
          <table:table-cell office:value-type="float" office:value="158105979">
            <text:p>158105979</text:p>
          </table:table-cell>
          <table:table-cell office:value-type="string">
            <text:p>2012-10-05</text:p>
          </table:table-cell>
          <table:table-cell office:value-type="string">
            <text:p>A</text:p>
          </table:table-cell>
          <table:table-cell office:value-type="string">
            <text:p>2012-10-04</text:p>
          </table:table-cell>
          <table:table-cell office:value-type="float" office:value="673037297936">
            <text:p>67303729793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asedus , kaal 102kg</text:p>
          </table:table-cell>
          <table:table-cell office:value-type="string">
            <text:p>kaal 102kg</text:p>
          </table:table-cell>
          <table:table-cell office:value-type="string">
            <text:p><text:s/>, GTT 4,7-7,7-7,7mmol/l , Gesta</text:p>
          </table:table-cell>
          <table:table-cell office:value-type="string">
            <text:p>kaal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877607">
            <text:p>5877607</text:p>
          </table:table-cell>
          <table:table-cell office:value-type="float" office:value="148695469">
            <text:p>148695469</text:p>
          </table:table-cell>
          <table:table-cell office:value-type="string">
            <text:p>2012-11-2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1196425369">
            <text:p>7119642536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-102 kg</text:p>
          </table:table-cell>
          <table:table-cell office:value-type="string">
            <text:p><text:s/>, BMI-38 kg/m2 , AD 131/101 mmH</text:p>
          </table:table-cell>
          <table:table-cell office:value-type="string">
            <text:p>kaal</text:p>
          </table:table-cell>
          <table:table-cell office:value-type="float" office:value="102">
            <text:p>10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61166">
            <text:p>10261166</text:p>
          </table:table-cell>
          <table:table-cell office:value-type="float" office:value="167690194">
            <text:p>167690194</text:p>
          </table:table-cell>
          <table:table-cell office:value-type="string">
            <text:p>2013-02-25</text:p>
          </table:table-cell>
          <table:table-cell office:value-type="string">
            <text:p>S</text:p>
          </table:table-cell>
          <table:table-cell office:value-type="string">
            <text:p>2013-02-20</text:p>
          </table:table-cell>
          <table:table-cell office:value-type="float" office:value="11469755286">
            <text:p>1146975528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t-i pikkus 165.1 cm , kaal 102.5kg</text:p>
          </table:table-cell>
          <table:table-cell office:value-type="string">
            <text:p>kaal 102.5kg</text:p>
          </table:table-cell>
          <table:table-cell/>
          <table:table-cell office:value-type="string">
            <text:p>kaal</text:p>
          </table:table-cell>
          <table:table-cell office:value-type="float" office:value="102.5">
            <text:p>102,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30725">
            <text:p>930725</text:p>
          </table:table-cell>
          <table:table-cell office:value-type="float" office:value="81642553">
            <text:p>81642553</text:p>
          </table:table-cell>
          <table:table-cell office:value-type="string">
            <text:p>2012-01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4549120883">
            <text:p>34549120883</text:p>
          </table:table-cell>
          <table:table-cell office:value-type="string">
            <text:p>original</text:p>
          </table:table-cell>
          <table:table-cell office:value-type="string">
            <text:p>a_procedures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158 cmKaal104 kg</text:p>
          </table:table-cell>
          <table:table-cell office:value-type="string">
            <text:p>Kaal104 kg</text:p>
          </table:table-cell>
          <table:table-cell office:value-type="string">
            <text:p>BMI41,65999039 Südamerütm SR fr5</text:p>
          </table:table-cell>
          <table:table-cell office:value-type="string">
            <text:p>Kaal</text:p>
          </table:table-cell>
          <table:table-cell office:value-type="float" office:value="104">
            <text:p>10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646650">
            <text:p>4646650</text:p>
          </table:table-cell>
          <table:table-cell office:value-type="float" office:value="81665108">
            <text:p>81665108</text:p>
          </table:table-cell>
          <table:table-cell office:value-type="string">
            <text:p>2012-01-19</text:p>
          </table:table-cell>
          <table:table-cell office:value-type="string">
            <text:p>A</text:p>
          </table:table-cell>
          <table:table-cell office:value-type="string">
            <text:p>2009-08-14</text:p>
          </table:table-cell>
          <table:table-cell office:value-type="float" office:value="48201666683">
            <text:p>4820166668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05kg</text:p>
          </table:table-cell>
          <table:table-cell/>
          <table:table-cell office:value-type="string">
            <text:p>Kaal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888252">
            <text:p>14888252</text:p>
          </table:table-cell>
          <table:table-cell office:value-type="float" office:value="172784653">
            <text:p>172784653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office:value-type="string">
            <text:p>2013-01-02</text:p>
          </table:table-cell>
          <table:table-cell office:value-type="float" office:value="27714996588">
            <text:p>2771499658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 : 164 cm pikk ja kaalub 105 kg</text:p>
          </table:table-cell>
          <table:table-cell office:value-type="string">
            <text:p>kaalub 105 kg</text:p>
          </table:table-cell>
          <table:table-cell office:value-type="string">
            <text:p><text:s/>vasak õlg madalamal tunduvalt</text:p>
          </table:table-cell>
          <table:table-cell office:value-type="string">
            <text:p>kaalub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24144">
            <text:p>6624144</text:p>
          </table:table-cell>
          <table:table-cell office:value-type="float" office:value="152178074">
            <text:p>152178074</text:p>
          </table:table-cell>
          <table:table-cell office:value-type="string">
            <text:p>2012-12-1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7340180506">
            <text:p>8734018050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05 kg</text:p>
          </table:table-cell>
          <table:table-cell/>
          <table:table-cell office:value-type="string">
            <text:p>Kaal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678902">
            <text:p>20678902</text:p>
          </table:table-cell>
          <table:table-cell office:value-type="float" office:value="207494532">
            <text:p>207494532</text:p>
          </table:table-cell>
          <table:table-cell office:value-type="string">
            <text:p>2013-11-06</text:p>
          </table:table-cell>
          <table:table-cell office:value-type="string">
            <text:p>A</text:p>
          </table:table-cell>
          <table:table-cell office:value-type="string">
            <text:p>2013-10-07</text:p>
          </table:table-cell>
          <table:table-cell office:value-type="float" office:value="39134051346">
            <text:p>3913405134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al 87 kg , isa pikkus 175 cm , kaal 105 kg</text:p>
          </table:table-cell>
          <table:table-cell office:value-type="string">
            <text:p>kaal 105 kg</text:p>
          </table:table-cell>
          <table:table-cell/>
          <table:table-cell office:value-type="string">
            <text:p>kaal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97640">
            <text:p>3897640</text:p>
          </table:table-cell>
          <table:table-cell office:value-type="float" office:value="143135549">
            <text:p>143135549</text:p>
          </table:table-cell>
          <table:table-cell office:value-type="string">
            <text:p>2012-10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8692685253">
            <text:p>4869268525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05 kg</text:p>
          </table:table-cell>
          <table:table-cell office:value-type="string">
            <text:p><text:s/>stabiilne</text:p>
          </table:table-cell>
          <table:table-cell office:value-type="string">
            <text:p>Kaal</text:p>
          </table:table-cell>
          <table:table-cell office:value-type="float" office:value="105">
            <text:p>10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811531">
            <text:p>8811531</text:p>
          </table:table-cell>
          <table:table-cell office:value-type="float" office:value="187078317">
            <text:p>187078317</text:p>
          </table:table-cell>
          <table:table-cell office:value-type="string">
            <text:p>2013-07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1994080665">
            <text:p>61994080665</text:p>
          </table:table-cell>
          <table:table-cell office:value-type="string">
            <text:p>original_2013</text:p>
          </table:table-cell>
          <table:table-cell office:value-type="string">
            <text:p>a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106</text:p>
          </table:table-cell>
          <table:table-cell office:value-type="string">
            <text:p><text:s/>, kasv 166</text:p>
          </table:table-cell>
          <table:table-cell office:value-type="string">
            <text:p>Kehakaal</text:p>
          </table:table-cell>
          <table:table-cell office:value-type="float" office:value="106">
            <text:p>10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80828">
            <text:p>3880828</text:p>
          </table:table-cell>
          <table:table-cell office:value-type="float" office:value="141604595">
            <text:p>141604595</text:p>
          </table:table-cell>
          <table:table-cell office:value-type="string">
            <text:p>2012-10-11</text:p>
          </table:table-cell>
          <table:table-cell office:value-type="string">
            <text:p>A</text:p>
          </table:table-cell>
          <table:table-cell office:value-type="string">
            <text:p>2012-10-11</text:p>
          </table:table-cell>
          <table:table-cell office:value-type="float" office:value="61688066228">
            <text:p>6168806622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v s 6,4 mmol l RR 130/80 kaal 106 kg</text:p>
          </table:table-cell>
          <table:table-cell office:value-type="string">
            <text:p>kaal 106 kg</text:p>
          </table:table-cell>
          <table:table-cell/>
          <table:table-cell office:value-type="string">
            <text:p>kaal</text:p>
          </table:table-cell>
          <table:table-cell office:value-type="float" office:value="106">
            <text:p>10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709280">
            <text:p>8709280</text:p>
          </table:table-cell>
          <table:table-cell office:value-type="float" office:value="148422990">
            <text:p>148422990</text:p>
          </table:table-cell>
          <table:table-cell office:value-type="string">
            <text:p>2012-11-14</text:p>
          </table:table-cell>
          <table:table-cell office:value-type="string">
            <text:p>A</text:p>
          </table:table-cell>
          <table:table-cell office:value-type="string">
            <text:p>2012-11-14</text:p>
          </table:table-cell>
          <table:table-cell office:value-type="float" office:value="78989244970">
            <text:p>78989244970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ikkus 171 cm , kaal 106 kg</text:p>
          </table:table-cell>
          <table:table-cell office:value-type="string">
            <text:p>kaal 106 kg</text:p>
          </table:table-cell>
          <table:table-cell/>
          <table:table-cell office:value-type="string">
            <text:p>kaal</text:p>
          </table:table-cell>
          <table:table-cell office:value-type="float" office:value="106">
            <text:p>10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4023307">
            <text:p>24023307</text:p>
          </table:table-cell>
          <table:table-cell office:value-type="float" office:value="192067481">
            <text:p>192067481</text:p>
          </table:table-cell>
          <table:table-cell office:value-type="string">
            <text:p>2013-08-12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30379864635">
            <text:p>303798646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09,1</text:p>
          </table:table-cell>
          <table:table-cell office:value-type="string">
            <text:p><text:s/>+ 2,5 !! ! Nõustatud</text:p>
          </table:table-cell>
          <table:table-cell office:value-type="string">
            <text:p>Kaal</text:p>
          </table:table-cell>
          <table:table-cell office:value-type="float" office:value="109.1">
            <text:p>109,1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05043">
            <text:p>5705043</text:p>
          </table:table-cell>
          <table:table-cell office:value-type="float" office:value="147861240">
            <text:p>147861240</text:p>
          </table:table-cell>
          <table:table-cell office:value-type="string">
            <text:p>2012-11-20</text:p>
          </table:table-cell>
          <table:table-cell office:value-type="string">
            <text:p>A</text:p>
          </table:table-cell>
          <table:table-cell office:value-type="string">
            <text:p>2012-11-20</text:p>
          </table:table-cell>
          <table:table-cell office:value-type="float" office:value="16622198293">
            <text:p>16622198293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110 kg</text:p>
          </table:table-cell>
          <table:table-cell/>
          <table:table-cell office:value-type="string">
            <text:p>Kaal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26104">
            <text:p>3626104</text:p>
          </table:table-cell>
          <table:table-cell office:value-type="float" office:value="131172891">
            <text:p>131172891</text:p>
          </table:table-cell>
          <table:table-cell office:value-type="string">
            <text:p>2012-08-03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4452370150">
            <text:p>1445237015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10 kg</text:p>
          </table:table-cell>
          <table:table-cell office:value-type="string">
            <text:p><text:s/>, pikkus 170 cm</text:p>
          </table:table-cell>
          <table:table-cell office:value-type="string">
            <text:p>Kaal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45083">
            <text:p>5745083</text:p>
          </table:table-cell>
          <table:table-cell office:value-type="float" office:value="140978792">
            <text:p>140978792</text:p>
          </table:table-cell>
          <table:table-cell office:value-type="string">
            <text:p>2012-10-09</text:p>
          </table:table-cell>
          <table:table-cell office:value-type="string">
            <text:p>A</text:p>
          </table:table-cell>
          <table:table-cell office:value-type="string">
            <text:p>2012-05-03</text:p>
          </table:table-cell>
          <table:table-cell office:value-type="float" office:value="67339848097">
            <text:p>6733984809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R 150/95mmHg kaal 111,3kg</text:p>
          </table:table-cell>
          <table:table-cell office:value-type="string">
            <text:p>kaal 111,3kg</text:p>
          </table:table-cell>
          <table:table-cell/>
          <table:table-cell office:value-type="string">
            <text:p>kaal</text:p>
          </table:table-cell>
          <table:table-cell office:value-type="float" office:value="111.3">
            <text:p>111,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09548">
            <text:p>5409548</text:p>
          </table:table-cell>
          <table:table-cell office:value-type="float" office:value="123207841">
            <text:p>123207841</text:p>
          </table:table-cell>
          <table:table-cell office:value-type="string">
            <text:p>2012-06-01</text:p>
          </table:table-cell>
          <table:table-cell office:value-type="string">
            <text:p>A</text:p>
          </table:table-cell>
          <table:table-cell office:value-type="string">
            <text:p>2012-06-01</text:p>
          </table:table-cell>
          <table:table-cell office:value-type="float" office:value="17997870669">
            <text:p>17997870669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1.06.2012 - kaal 113kg</text:p>
          </table:table-cell>
          <table:table-cell office:value-type="string">
            <text:p>kaal 113kg</text:p>
          </table:table-cell>
          <table:table-cell office:value-type="string">
            <text:p><text:s/>pikkus 182cm BMI - 34,11</text:p>
          </table:table-cell>
          <table:table-cell office:value-type="string">
            <text:p>kaal</text:p>
          </table:table-cell>
          <table:table-cell office:value-type="float" office:value="113">
            <text:p>113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38555">
            <text:p>20338555</text:p>
          </table:table-cell>
          <table:table-cell office:value-type="float" office:value="208765240">
            <text:p>208765240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office:value-type="string">
            <text:p>2013-11-12</text:p>
          </table:table-cell>
          <table:table-cell office:value-type="float" office:value="85994924148">
            <text:p>859949241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114kg</text:p>
          </table:table-cell>
          <table:table-cell/>
          <table:table-cell office:value-type="string">
            <text:p>Kehakaal</text:p>
          </table:table-cell>
          <table:table-cell office:value-type="float" office:value="114">
            <text:p>11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51468">
            <text:p>10351468</text:p>
          </table:table-cell>
          <table:table-cell office:value-type="float" office:value="208392230">
            <text:p>208392230</text:p>
          </table:table-cell>
          <table:table-cell office:value-type="string">
            <text:p>2013-11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9437511679">
            <text:p>3943751167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äesolevalt kaal 114kg</text:p>
          </table:table-cell>
          <table:table-cell office:value-type="string">
            <text:p>kaal 114kg</text:p>
          </table:table-cell>
          <table:table-cell office:value-type="string">
            <text:p><text:s/>, pikkus 1,67 , KMI 41kg/m2 .</text:p>
          </table:table-cell>
          <table:table-cell office:value-type="string">
            <text:p>kaal</text:p>
          </table:table-cell>
          <table:table-cell office:value-type="float" office:value="114">
            <text:p>11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70236">
            <text:p>5770236</text:p>
          </table:table-cell>
          <table:table-cell office:value-type="float" office:value="149462956">
            <text:p>149462956</text:p>
          </table:table-cell>
          <table:table-cell office:value-type="string">
            <text:p>2012-11-2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2523626696">
            <text:p>52523626696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- 116kg</text:p>
          </table:table-cell>
          <table:table-cell/>
          <table:table-cell office:value-type="string">
            <text:p>Kaal</text:p>
          </table:table-cell>
          <table:table-cell office:value-type="float" office:value="116">
            <text:p>116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769397">
            <text:p>4769397</text:p>
          </table:table-cell>
          <table:table-cell office:value-type="float" office:value="152497779">
            <text:p>152497779</text:p>
          </table:table-cell>
          <table:table-cell office:value-type="string">
            <text:p>2012-12-05</text:p>
          </table:table-cell>
          <table:table-cell office:value-type="string">
            <text:p>A</text:p>
          </table:table-cell>
          <table:table-cell office:value-type="string">
            <text:p>2012-05-09</text:p>
          </table:table-cell>
          <table:table-cell office:value-type="float" office:value="15417162681">
            <text:p>1541716268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ngamise parandamiseks ei kasuta Kehakaal : 120 kg</text:p>
          </table:table-cell>
          <table:table-cell office:value-type="string">
            <text:p>Kehakaal : 120 kg</text:p>
          </table:table-cell>
          <table:table-cell office:value-type="string">
            <text:p><text:s/>kasv : 168 cm ; BMI : 42.5KNKle</text:p>
          </table:table-cell>
          <table:table-cell office:value-type="string">
            <text:p>Kehakaal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69155">
            <text:p>6369155</text:p>
          </table:table-cell>
          <table:table-cell office:value-type="float" office:value="139373417">
            <text:p>139373417</text:p>
          </table:table-cell>
          <table:table-cell office:value-type="string">
            <text:p>2012-09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9109746650">
            <text:p>1910974665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atsient adipoosne , kaal 120 kg</text:p>
          </table:table-cell>
          <table:table-cell office:value-type="string">
            <text:p>kaal 120 kg</text:p>
          </table:table-cell>
          <table:table-cell/>
          <table:table-cell office:value-type="string">
            <text:p>kaal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44216">
            <text:p>13144216</text:p>
          </table:table-cell>
          <table:table-cell office:value-type="float" office:value="184458956">
            <text:p>184458956</text:p>
          </table:table-cell>
          <table:table-cell office:value-type="string">
            <text:p>2013-03-1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6187381409">
            <text:p>9618738140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raegu kaal 122 kg</text:p>
          </table:table-cell>
          <table:table-cell office:value-type="string">
            <text:p>kaal 122 kg</text:p>
          </table:table-cell>
          <table:table-cell/>
          <table:table-cell office:value-type="string">
            <text:p>kaal</text:p>
          </table:table-cell>
          <table:table-cell office:value-type="float" office:value="122">
            <text:p>12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01761">
            <text:p>11701761</text:p>
          </table:table-cell>
          <table:table-cell office:value-type="float" office:value="208458601">
            <text:p>208458601</text:p>
          </table:table-cell>
          <table:table-cell office:value-type="string">
            <text:p>2013-11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7567184156">
            <text:p>4756718415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8,28,2 / 12,5 --SOL VICTOZA 1,2 Kaal 124 kg</text:p>
          </table:table-cell>
          <table:table-cell office:value-type="string">
            <text:p>Kaal 124 kg</text:p>
          </table:table-cell>
          <table:table-cell office:value-type="string">
            <text:p><text:s/>17.09.2013 - Minimaalne kompens</text:p>
          </table:table-cell>
          <table:table-cell office:value-type="string">
            <text:p>Kaal</text:p>
          </table:table-cell>
          <table:table-cell office:value-type="float" office:value="124">
            <text:p>124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943">
            <text:p>232943</text:p>
          </table:table-cell>
          <table:table-cell office:value-type="float" office:value="126787388">
            <text:p>126787388</text:p>
          </table:table-cell>
          <table:table-cell office:value-type="string">
            <text:p>2012-06-18</text:p>
          </table:table-cell>
          <table:table-cell office:value-type="string">
            <text:p>S</text:p>
          </table:table-cell>
          <table:table-cell office:value-type="string">
            <text:p>2012-06-15</text:p>
          </table:table-cell>
          <table:table-cell office:value-type="float" office:value="82036398792">
            <text:p>8203639879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: 129</text:p>
          </table:table-cell>
          <table:table-cell office:value-type="string">
            <text:p><text:s/>.</text:p>
          </table:table-cell>
          <table:table-cell office:value-type="string">
            <text:p>Kehakaal</text:p>
          </table:table-cell>
          <table:table-cell office:value-type="float" office:value="129">
            <text:p>129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93962">
            <text:p>2993962</text:p>
          </table:table-cell>
          <table:table-cell office:value-type="float" office:value="128738202">
            <text:p>128738202</text:p>
          </table:table-cell>
          <table:table-cell office:value-type="string">
            <text:p>2012-07-11</text:p>
          </table:table-cell>
          <table:table-cell office:value-type="string">
            <text:p>A</text:p>
          </table:table-cell>
          <table:table-cell office:value-type="string">
            <text:p>2012-07-03</text:p>
          </table:table-cell>
          <table:table-cell office:value-type="float" office:value="56870456040">
            <text:p>5687045604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ax kaal olnud 129 kg</text:p>
          </table:table-cell>
          <table:table-cell office:value-type="string">
            <text:p>kaal olnud 129 kg</text:p>
          </table:table-cell>
          <table:table-cell office:value-type="string">
            <text:p><text:s/>st sellest on - 10 kg</text:p>
          </table:table-cell>
          <table:table-cell office:value-type="string">
            <text:p>kaal</text:p>
          </table:table-cell>
          <table:table-cell office:value-type="float" office:value="129">
            <text:p>129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796587">
            <text:p>2796587</text:p>
          </table:table-cell>
          <table:table-cell office:value-type="float" office:value="132417414">
            <text:p>132417414</text:p>
          </table:table-cell>
          <table:table-cell office:value-type="string">
            <text:p>2012-08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0837984516">
            <text:p>9083798451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kujuline adipoossus , kmi 42 , kehakaal olnud 130</text:p>
          </table:table-cell>
          <table:table-cell office:value-type="string">
            <text:p>kehakaal olnud 130</text:p>
          </table:table-cell>
          <table:table-cell office:value-type="string">
            <text:p><text:s/>püsivalt</text:p>
          </table:table-cell>
          <table:table-cell office:value-type="string">
            <text:p>kehakaal</text:p>
          </table:table-cell>
          <table:table-cell office:value-type="float" office:value="130">
            <text:p>1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020805">
            <text:p>21020805</text:p>
          </table:table-cell>
          <table:table-cell office:value-type="float" office:value="167726339">
            <text:p>167726339</text:p>
          </table:table-cell>
          <table:table-cell office:value-type="string">
            <text:p>2013-03-19</text:p>
          </table:table-cell>
          <table:table-cell office:value-type="string">
            <text:p>A</text:p>
          </table:table-cell>
          <table:table-cell office:value-type="string">
            <text:p>2013-03-19</text:p>
          </table:table-cell>
          <table:table-cell office:value-type="float" office:value="93837873633">
            <text:p>938378736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t on ülekaaluline Kaal 130</text:p>
          </table:table-cell>
          <table:table-cell office:value-type="string">
            <text:p>Kaal 130</text:p>
          </table:table-cell>
          <table:table-cell office:value-type="string">
            <text:p><text:s/>, kasv 178 .</text:p>
          </table:table-cell>
          <table:table-cell office:value-type="string">
            <text:p>Kaal</text:p>
          </table:table-cell>
          <table:table-cell office:value-type="float" office:value="130">
            <text:p>13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986228">
            <text:p>19986228</text:p>
          </table:table-cell>
          <table:table-cell office:value-type="float" office:value="169883728">
            <text:p>169883728</text:p>
          </table:table-cell>
          <table:table-cell office:value-type="string">
            <text:p>2013-04-02</text:p>
          </table:table-cell>
          <table:table-cell office:value-type="string">
            <text:p>A</text:p>
          </table:table-cell>
          <table:table-cell office:value-type="string">
            <text:p>2012-08-08</text:p>
          </table:table-cell>
          <table:table-cell office:value-type="float" office:value="673035877707">
            <text:p>67303587770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äna kaal 131,6</text:p>
          </table:table-cell>
          <table:table-cell office:value-type="string">
            <text:p>kaal 131,6</text:p>
          </table:table-cell>
          <table:table-cell office:value-type="string">
            <text:p><text:s/>- - pikkus 172</text:p>
          </table:table-cell>
          <table:table-cell office:value-type="string">
            <text:p>kaal</text:p>
          </table:table-cell>
          <table:table-cell office:value-type="float" office:value="131.6">
            <text:p>131,6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00874">
            <text:p>3600874</text:p>
          </table:table-cell>
          <table:table-cell office:value-type="float" office:value="146713911">
            <text:p>146713911</text:p>
          </table:table-cell>
          <table:table-cell office:value-type="string">
            <text:p>2012-11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1442143621">
            <text:p>4144214362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neerib rasestuda Pt adipoosne , kaal 135kg</text:p>
          </table:table-cell>
          <table:table-cell office:value-type="string">
            <text:p>kaal 135kg</text:p>
          </table:table-cell>
          <table:table-cell/>
          <table:table-cell office:value-type="string">
            <text:p>kaal</text:p>
          </table:table-cell>
          <table:table-cell office:value-type="float" office:value="135">
            <text:p>135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98641">
            <text:p>20798641</text:p>
          </table:table-cell>
          <table:table-cell office:value-type="float" office:value="172847558">
            <text:p>172847558</text:p>
          </table:table-cell>
          <table:table-cell office:value-type="string">
            <text:p>2013-04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8658229049">
            <text:p>1865822904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ehakaal 137 kg</text:p>
          </table:table-cell>
          <table:table-cell office:value-type="string">
            <text:p><text:s/>kuni 84 kg vähenenud</text:p>
          </table:table-cell>
          <table:table-cell office:value-type="string">
            <text:p>Kehakaal</text:p>
          </table:table-cell>
          <table:table-cell office:value-type="float" office:value="137">
            <text:p>137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053534">
            <text:p>12053534</text:p>
          </table:table-cell>
          <table:table-cell office:value-type="float" office:value="172581774">
            <text:p>172581774</text:p>
          </table:table-cell>
          <table:table-cell office:value-type="string">
            <text:p>2013-04-16</text:p>
          </table:table-cell>
          <table:table-cell office:value-type="string">
            <text:p>A</text:p>
          </table:table-cell>
          <table:table-cell office:value-type="string">
            <text:p>2013-04-16</text:p>
          </table:table-cell>
          <table:table-cell office:value-type="float" office:value="673030412577">
            <text:p>67303041257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# Pikkus188 cmKaal152 kg</text:p>
          </table:table-cell>
          <table:table-cell office:value-type="string">
            <text:p>Kaal152 kg</text:p>
          </table:table-cell>
          <table:table-cell office:value-type="string">
            <text:p>BMI43,00588502</text:p>
          </table:table-cell>
          <table:table-cell office:value-type="string">
            <text:p>Kaal</text:p>
          </table:table-cell>
          <table:table-cell office:value-type="float" office:value="152">
            <text:p>152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27161">
            <text:p>11827161</text:p>
          </table:table-cell>
          <table:table-cell office:value-type="float" office:value="199672863">
            <text:p>199672863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1885988882">
            <text:p>6188598888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UHD järgi 16w2d EDD : 11.03.201 Kaal : 153g</text:p>
          </table:table-cell>
          <table:table-cell office:value-type="string">
            <text:p>Kaal : 153g</text:p>
          </table:table-cell>
          <table:table-cell office:value-type="string">
            <text:p>+/-22g</text:p>
          </table:table-cell>
          <table:table-cell office:value-type="string">
            <text:p>Kaal</text:p>
          </table:table-cell>
          <table:table-cell office:value-type="float" office:value="153">
            <text:p>153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35769">
            <text:p>3535769</text:p>
          </table:table-cell>
          <table:table-cell office:value-type="float" office:value="147399769">
            <text:p>147399769</text:p>
          </table:table-cell>
          <table:table-cell office:value-type="string">
            <text:p>2012-11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9072819968">
            <text:p>6907281996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tegu ülekaalulise patsieniga , kaal 158 kg</text:p>
          </table:table-cell>
          <table:table-cell office:value-type="string">
            <text:p>kaal 158 kg</text:p>
          </table:table-cell>
          <table:table-cell office:value-type="string">
            <text:p><text:s/>, pikkus 188 cm</text:p>
          </table:table-cell>
          <table:table-cell office:value-type="string">
            <text:p>kaal</text:p>
          </table:table-cell>
          <table:table-cell office:value-type="float" office:value="158">
            <text:p>158</text:p>
          </table:table-cell>
          <table:table-cell table:number-columns-repeated="2" office:value-type="string">
            <text:p>NULL</text:p>
          </table:table-cell>
          <table:table-cell office:value-type="string">
            <text:p>k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984951">
            <text:p>13984951</text:p>
          </table:table-cell>
          <table:table-cell office:value-type="float" office:value="157527174">
            <text:p>157527174</text:p>
          </table:table-cell>
          <table:table-cell office:value-type="string">
            <text:p>2013-01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5058046382">
            <text:p>7505804638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HD järgi 20w3d EDD : 04.06.2013 Kaal : 371g</text:p>
          </table:table-cell>
          <table:table-cell office:value-type="string">
            <text:p>Kaal : 371g</text:p>
          </table:table-cell>
          <table:table-cell office:value-type="string">
            <text:p>+/-54g</text:p>
          </table:table-cell>
          <table:table-cell office:value-type="string">
            <text:p>Kaal</text:p>
          </table:table-cell>
          <table:table-cell office:value-type="float" office:value="371">
            <text:p>371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22142">
            <text:p>11022142</text:p>
          </table:table-cell>
          <table:table-cell office:value-type="float" office:value="175283664">
            <text:p>175283664</text:p>
          </table:table-cell>
          <table:table-cell office:value-type="string">
            <text:p>2013-05-02</text:p>
          </table:table-cell>
          <table:table-cell office:value-type="string">
            <text:p>A</text:p>
          </table:table-cell>
          <table:table-cell office:value-type="string">
            <text:p>2013-04-09</text:p>
          </table:table-cell>
          <table:table-cell office:value-type="float" office:value="56671241541">
            <text:p>5667124154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5 nädalas sünnikaal 690g</text:p>
          </table:table-cell>
          <table:table-cell office:value-type="string">
            <text:p>sünnikaal 690g</text:p>
          </table:table-cell>
          <table:table-cell/>
          <table:table-cell office:value-type="string">
            <text:p>sünnikaal</text:p>
          </table:table-cell>
          <table:table-cell office:value-type="float" office:value="690">
            <text:p>69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413794">
            <text:p>13413794</text:p>
          </table:table-cell>
          <table:table-cell office:value-type="float" office:value="219501769">
            <text:p>219501769</text:p>
          </table:table-cell>
          <table:table-cell office:value-type="string">
            <text:p>2013-12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5640118517">
            <text:p>2564011851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HD järgi 29w2d EDD : 16.03.2014 Kaal : 1280g</text:p>
          </table:table-cell>
          <table:table-cell office:value-type="string">
            <text:p>Kaal : 1280g</text:p>
          </table:table-cell>
          <table:table-cell office:value-type="string">
            <text:p>+/-187g</text:p>
          </table:table-cell>
          <table:table-cell office:value-type="string">
            <text:p>Kaal</text:p>
          </table:table-cell>
          <table:table-cell office:value-type="float" office:value="1280">
            <text:p>128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992">
            <text:p>100992</text:p>
          </table:table-cell>
          <table:table-cell office:value-type="float" office:value="148963174">
            <text:p>148963174</text:p>
          </table:table-cell>
          <table:table-cell office:value-type="string">
            <text:p>2012-11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3841989029">
            <text:p>93841989029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Veetaperiood Sk 1328gr</text:p>
          </table:table-cell>
          <table:table-cell office:value-type="string">
            <text:p>Sk 1328gr</text:p>
          </table:table-cell>
          <table:table-cell office:value-type="string">
            <text:p><text:s/>, pea 26cm , pikkus 40cm</text:p>
          </table:table-cell>
          <table:table-cell office:value-type="string">
            <text:p>Sk</text:p>
          </table:table-cell>
          <table:table-cell office:value-type="float" office:value="1328">
            <text:p>1328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10735">
            <text:p>3810735</text:p>
          </table:table-cell>
          <table:table-cell office:value-type="float" office:value="131718410">
            <text:p>131718410</text:p>
          </table:table-cell>
          <table:table-cell office:value-type="string">
            <text:p>2012-08-07</text:p>
          </table:table-cell>
          <table:table-cell office:value-type="string">
            <text:p>A</text:p>
          </table:table-cell>
          <table:table-cell office:value-type="string">
            <text:p>2012-08-07</text:p>
          </table:table-cell>
          <table:table-cell office:value-type="float" office:value="41546044393">
            <text:p>4154604439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HD järgi 29w0d EDD : 23.10.2012 Kaal : 1395g</text:p>
          </table:table-cell>
          <table:table-cell office:value-type="string">
            <text:p>Kaal : 1395g</text:p>
          </table:table-cell>
          <table:table-cell office:value-type="string">
            <text:p>+/-204g</text:p>
          </table:table-cell>
          <table:table-cell office:value-type="string">
            <text:p>Kaal</text:p>
          </table:table-cell>
          <table:table-cell office:value-type="float" office:value="1395">
            <text:p>1395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870587">
            <text:p>11870587</text:p>
          </table:table-cell>
          <table:table-cell office:value-type="float" office:value="159947690">
            <text:p>159947690</text:p>
          </table:table-cell>
          <table:table-cell office:value-type="string">
            <text:p>2013-01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7093567769">
            <text:p>3709356776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HD järgi 29w6d EDD : 12.04.2013 Kaal : 1444g</text:p>
          </table:table-cell>
          <table:table-cell office:value-type="string">
            <text:p>Kaal : 1444g</text:p>
          </table:table-cell>
          <table:table-cell office:value-type="string">
            <text:p>+/-211g</text:p>
          </table:table-cell>
          <table:table-cell office:value-type="string">
            <text:p>Kaal</text:p>
          </table:table-cell>
          <table:table-cell office:value-type="float" office:value="1444">
            <text:p>144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36074">
            <text:p>20736074</text:p>
          </table:table-cell>
          <table:table-cell office:value-type="float" office:value="192643221">
            <text:p>192643221</text:p>
          </table:table-cell>
          <table:table-cell office:value-type="string">
            <text:p>2013-08-15</text:p>
          </table:table-cell>
          <table:table-cell office:value-type="string">
            <text:p>A</text:p>
          </table:table-cell>
          <table:table-cell office:value-type="string">
            <text:p>2013-08-15</text:p>
          </table:table-cell>
          <table:table-cell office:value-type="float" office:value="673030424266">
            <text:p>67303042426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pgariga 8/8 , s kaaluga 1824 gr</text:p>
          </table:table-cell>
          <table:table-cell office:value-type="string">
            <text:p>kaaluga 1824 gr</text:p>
          </table:table-cell>
          <table:table-cell/>
          <table:table-cell office:value-type="string">
            <text:p>kaaluga</text:p>
          </table:table-cell>
          <table:table-cell office:value-type="float" office:value="1824">
            <text:p>1824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957029">
            <text:p>2957029</text:p>
          </table:table-cell>
          <table:table-cell office:value-type="float" office:value="130433683">
            <text:p>130433683</text:p>
          </table:table-cell>
          <table:table-cell office:value-type="string">
            <text:p>2012-07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0722981448">
            <text:p>6072298144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nneaegne 2 . kaksik sk 1924 g</text:p>
          </table:table-cell>
          <table:table-cell office:value-type="string">
            <text:p><text:s/>sk 1924 g</text:p>
          </table:table-cell>
          <table:table-cell office:value-type="string">
            <text:p><text:s/>, kaaluiive hea , kunstlikul to</text:p>
          </table:table-cell>
          <table:table-cell office:value-type="string">
            <text:p><text:s/>sk</text:p>
          </table:table-cell>
          <table:table-cell office:value-type="float" office:value="1924">
            <text:p>192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31354">
            <text:p>23331354</text:p>
          </table:table-cell>
          <table:table-cell office:value-type="float" office:value="215940656">
            <text:p>215940656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0981548175">
            <text:p>909815481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aps väikest kasvu , Sk 2145g</text:p>
          </table:table-cell>
          <table:table-cell office:value-type="string">
            <text:p>Sk 2145g</text:p>
          </table:table-cell>
          <table:table-cell/>
          <table:table-cell office:value-type="string">
            <text:p>Sk</text:p>
          </table:table-cell>
          <table:table-cell office:value-type="float" office:value="2145">
            <text:p>2145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303322">
            <text:p>21303322</text:p>
          </table:table-cell>
          <table:table-cell office:value-type="float" office:value="198068174">
            <text:p>198068174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office:value-type="string">
            <text:p>2013-06-18</text:p>
          </table:table-cell>
          <table:table-cell office:value-type="float" office:value="673042140185">
            <text:p>67304214018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2254g</text:p>
          </table:table-cell>
          <table:table-cell office:value-type="string">
            <text:p><text:s/>, pikkus 43cm , pea 33cm , Ap 9</text:p>
          </table:table-cell>
          <table:table-cell office:value-type="string">
            <text:p>SK</text:p>
          </table:table-cell>
          <table:table-cell office:value-type="float" office:value="2254">
            <text:p>225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059">
            <text:p>232059</text:p>
          </table:table-cell>
          <table:table-cell office:value-type="float" office:value="90506557">
            <text:p>90506557</text:p>
          </table:table-cell>
          <table:table-cell office:value-type="string">
            <text:p>2012-04-0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3444272422">
            <text:p>6344427242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2435g</text:p>
          </table:table-cell>
          <table:table-cell office:value-type="string">
            <text:p><text:s/>, kaalus positiivne iive + 53 g</text:p>
          </table:table-cell>
          <table:table-cell office:value-type="string">
            <text:p>Kaal</text:p>
          </table:table-cell>
          <table:table-cell office:value-type="float" office:value="2435">
            <text:p>2435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30739">
            <text:p>3030739</text:p>
          </table:table-cell>
          <table:table-cell office:value-type="float" office:value="126283470">
            <text:p>126283470</text:p>
          </table:table-cell>
          <table:table-cell office:value-type="string">
            <text:p>2012-06-18</text:p>
          </table:table-cell>
          <table:table-cell office:value-type="string">
            <text:p>A</text:p>
          </table:table-cell>
          <table:table-cell office:value-type="string">
            <text:p>2012-05-18</text:p>
          </table:table-cell>
          <table:table-cell office:value-type="float" office:value="75433448917">
            <text:p>7543344891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t lubatud koju 3 . elupäeval , kaal 2482g</text:p>
          </table:table-cell>
          <table:table-cell office:value-type="string">
            <text:p>kaal 2482g</text:p>
          </table:table-cell>
          <table:table-cell office:value-type="string">
            <text:p><text:s/>( langus 7,5 % ) , emal rinnapi</text:p>
          </table:table-cell>
          <table:table-cell office:value-type="string">
            <text:p>kaal</text:p>
          </table:table-cell>
          <table:table-cell office:value-type="float" office:value="2482">
            <text:p>2482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04883">
            <text:p>3404883</text:p>
          </table:table-cell>
          <table:table-cell office:value-type="float" office:value="140883157">
            <text:p>140883157</text:p>
          </table:table-cell>
          <table:table-cell office:value-type="string">
            <text:p>2012-10-01</text:p>
          </table:table-cell>
          <table:table-cell office:value-type="string">
            <text:p>A</text:p>
          </table:table-cell>
          <table:table-cell office:value-type="string">
            <text:p>2012-09-05</text:p>
          </table:table-cell>
          <table:table-cell office:value-type="float" office:value="55075421815">
            <text:p>5507542181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Mõõdud : kaal 2516g</text:p>
          </table:table-cell>
          <table:table-cell office:value-type="string">
            <text:p>kaal 2516g</text:p>
          </table:table-cell>
          <table:table-cell office:value-type="string">
            <text:p><text:s/>, pikkus 46cm ja peaümbermõõt 3</text:p>
          </table:table-cell>
          <table:table-cell office:value-type="string">
            <text:p>kaal</text:p>
          </table:table-cell>
          <table:table-cell office:value-type="float" office:value="2516">
            <text:p>2516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97793">
            <text:p>20597793</text:p>
          </table:table-cell>
          <table:table-cell office:value-type="float" office:value="207665900">
            <text:p>207665900</text:p>
          </table:table-cell>
          <table:table-cell office:value-type="string">
            <text:p>2013-11-07</text:p>
          </table:table-cell>
          <table:table-cell office:value-type="string">
            <text:p>A</text:p>
          </table:table-cell>
          <table:table-cell office:value-type="string">
            <text:p>2013-09-19</text:p>
          </table:table-cell>
          <table:table-cell office:value-type="float" office:value="673046363819">
            <text:p>67304636381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2550 gr</text:p>
          </table:table-cell>
          <table:table-cell/>
          <table:table-cell office:value-type="string">
            <text:p>Sk</text:p>
          </table:table-cell>
          <table:table-cell office:value-type="float" office:value="2550">
            <text:p>255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435657">
            <text:p>20435657</text:p>
          </table:table-cell>
          <table:table-cell office:value-type="float" office:value="179127115">
            <text:p>179127115</text:p>
          </table:table-cell>
          <table:table-cell office:value-type="string">
            <text:p>2013-05-23</text:p>
          </table:table-cell>
          <table:table-cell office:value-type="string">
            <text:p>A</text:p>
          </table:table-cell>
          <table:table-cell office:value-type="string">
            <text:p>2013-05-23</text:p>
          </table:table-cell>
          <table:table-cell office:value-type="float" office:value="673030461896">
            <text:p>67303046189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2590 gr</text:p>
          </table:table-cell>
          <table:table-cell/>
          <table:table-cell office:value-type="string">
            <text:p>Sk</text:p>
          </table:table-cell>
          <table:table-cell office:value-type="float" office:value="2590">
            <text:p>259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86814">
            <text:p>9786814</text:p>
          </table:table-cell>
          <table:table-cell office:value-type="float" office:value="201551544">
            <text:p>201551544</text:p>
          </table:table-cell>
          <table:table-cell office:value-type="string">
            <text:p>2013-10-06</text:p>
          </table:table-cell>
          <table:table-cell office:value-type="string">
            <text:p>S</text:p>
          </table:table-cell>
          <table:table-cell office:value-type="string">
            <text:p>2013-10-03</text:p>
          </table:table-cell>
          <table:table-cell office:value-type="float" office:value="673030809665">
            <text:p>67303080966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dinud kaksiklapsena ajalisena , SK 2614 g</text:p>
          </table:table-cell>
          <table:table-cell office:value-type="string">
            <text:p>SK 2614 g</text:p>
          </table:table-cell>
          <table:table-cell office:value-type="string">
            <text:p><text:s/>, Apgariga 9/9 .</text:p>
          </table:table-cell>
          <table:table-cell office:value-type="string">
            <text:p>SK</text:p>
          </table:table-cell>
          <table:table-cell office:value-type="float" office:value="2614">
            <text:p>261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59926">
            <text:p>1259926</text:p>
          </table:table-cell>
          <table:table-cell office:value-type="float" office:value="92420383">
            <text:p>92420383</text:p>
          </table:table-cell>
          <table:table-cell office:value-type="string">
            <text:p>2012-04-1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70613115881">
            <text:p>70613115881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oote kaal 2641 g</text:p>
          </table:table-cell>
          <table:table-cell office:value-type="string">
            <text:p>kaal 2641 g</text:p>
          </table:table-cell>
          <table:table-cell/>
          <table:table-cell office:value-type="string">
            <text:p>kaal</text:p>
          </table:table-cell>
          <table:table-cell office:value-type="float" office:value="2641">
            <text:p>2641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278524">
            <text:p>10278524</text:p>
          </table:table-cell>
          <table:table-cell office:value-type="float" office:value="213620061">
            <text:p>213620061</text:p>
          </table:table-cell>
          <table:table-cell office:value-type="string">
            <text:p>2013-12-03</text:p>
          </table:table-cell>
          <table:table-cell office:value-type="string">
            <text:p>S</text:p>
          </table:table-cell>
          <table:table-cell office:value-type="string">
            <text:p>2013-11-28</text:p>
          </table:table-cell>
          <table:table-cell office:value-type="float" office:value="10519227005">
            <text:p>10519227005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ünnib elus enneaegne tütarlaps kaaluga 2648g</text:p>
          </table:table-cell>
          <table:table-cell office:value-type="string">
            <text:p>kaaluga 2648g</text:p>
          </table:table-cell>
          <table:table-cell office:value-type="string">
            <text:p><text:s/>, pikkus 47 cm , pea ümbermõõt </text:p>
          </table:table-cell>
          <table:table-cell office:value-type="string">
            <text:p>kaaluga</text:p>
          </table:table-cell>
          <table:table-cell office:value-type="float" office:value="2648">
            <text:p>264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778164">
            <text:p>3778164</text:p>
          </table:table-cell>
          <table:table-cell office:value-type="float" office:value="134781120">
            <text:p>134781120</text:p>
          </table:table-cell>
          <table:table-cell office:value-type="string">
            <text:p>2012-08-29</text:p>
          </table:table-cell>
          <table:table-cell office:value-type="string">
            <text:p>A</text:p>
          </table:table-cell>
          <table:table-cell office:value-type="string">
            <text:p>2012-08-28</text:p>
          </table:table-cell>
          <table:table-cell office:value-type="float" office:value="29298982088">
            <text:p>29298982088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2750g</text:p>
          </table:table-cell>
          <table:table-cell/>
          <table:table-cell office:value-type="string">
            <text:p>SK</text:p>
          </table:table-cell>
          <table:table-cell office:value-type="float" office:value="2750">
            <text:p>275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13872">
            <text:p>12313872</text:p>
          </table:table-cell>
          <table:table-cell office:value-type="float" office:value="175396324">
            <text:p>175396324</text:p>
          </table:table-cell>
          <table:table-cell office:value-type="string">
            <text:p>2013-05-03</text:p>
          </table:table-cell>
          <table:table-cell office:value-type="string">
            <text:p>A</text:p>
          </table:table-cell>
          <table:table-cell office:value-type="string">
            <text:p>2013-04-22</text:p>
          </table:table-cell>
          <table:table-cell office:value-type="float" office:value="673030486259">
            <text:p>673030486259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glast 4 . elupäeval 18.04.13 . kaaluga 2786g</text:p>
          </table:table-cell>
          <table:table-cell office:value-type="string">
            <text:p>kaaluga 2786g</text:p>
          </table:table-cell>
          <table:table-cell office:value-type="string">
            <text:p><text:s/>, kaalulangus oli - 1,3 %</text:p>
          </table:table-cell>
          <table:table-cell office:value-type="string">
            <text:p>kaaluga</text:p>
          </table:table-cell>
          <table:table-cell office:value-type="float" office:value="2786">
            <text:p>2786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74472">
            <text:p>4874472</text:p>
          </table:table-cell>
          <table:table-cell office:value-type="float" office:value="151242507">
            <text:p>151242507</text:p>
          </table:table-cell>
          <table:table-cell office:value-type="string">
            <text:p>2012-11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2041695962">
            <text:p>2204169596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ündinud ajaliselt , sünnikaal 2800 g</text:p>
          </table:table-cell>
          <table:table-cell office:value-type="string">
            <text:p>sünnikaal 2800 g</text:p>
          </table:table-cell>
          <table:table-cell office:value-type="string">
            <text:p><text:s/>Esimesed sõnad 2a 6 kuu vanusen</text:p>
          </table:table-cell>
          <table:table-cell office:value-type="string">
            <text:p>sünnikaal</text:p>
          </table:table-cell>
          <table:table-cell office:value-type="float" office:value="2800">
            <text:p>28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90039">
            <text:p>3590039</text:p>
          </table:table-cell>
          <table:table-cell office:value-type="float" office:value="152241790">
            <text:p>152241790</text:p>
          </table:table-cell>
          <table:table-cell office:value-type="string">
            <text:p>2012-11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7193866359">
            <text:p>8719386635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tususravile3 kuud , kaal 5500 , sk 2800</text:p>
          </table:table-cell>
          <table:table-cell office:value-type="string">
            <text:p><text:s/>sk 2800</text:p>
          </table:table-cell>
          <table:table-cell office:value-type="string">
            <text:p><text:s/>Spaastilisus jalgades Suunatud </text:p>
          </table:table-cell>
          <table:table-cell office:value-type="string">
            <text:p><text:s/>sk</text:p>
          </table:table-cell>
          <table:table-cell office:value-type="float" office:value="2800">
            <text:p>28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336589">
            <text:p>6336589</text:p>
          </table:table-cell>
          <table:table-cell office:value-type="float" office:value="137139574">
            <text:p>137139574</text:p>
          </table:table-cell>
          <table:table-cell office:value-type="string">
            <text:p>2012-09-13</text:p>
          </table:table-cell>
          <table:table-cell office:value-type="string">
            <text:p>S</text:p>
          </table:table-cell>
          <table:table-cell office:value-type="string">
            <text:p>2012-09-11</text:p>
          </table:table-cell>
          <table:table-cell office:value-type="float" office:value="80480770929">
            <text:p>8048077092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2830 g</text:p>
          </table:table-cell>
          <table:table-cell office:value-type="string">
            <text:p><text:s/>; pikkus 50cm ; pü 35 cm ; rü 3</text:p>
          </table:table-cell>
          <table:table-cell office:value-type="string">
            <text:p>Sünnikaal</text:p>
          </table:table-cell>
          <table:table-cell office:value-type="float" office:value="2830">
            <text:p>283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977699">
            <text:p>20977699</text:p>
          </table:table-cell>
          <table:table-cell office:value-type="float" office:value="199610089">
            <text:p>199610089</text:p>
          </table:table-cell>
          <table:table-cell office:value-type="string">
            <text:p>2013-08-0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2951245557">
            <text:p>4295124555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apse sünnikaal oli 2840 g</text:p>
          </table:table-cell>
          <table:table-cell office:value-type="string">
            <text:p>sünnikaal oli 2840 g</text:p>
          </table:table-cell>
          <table:table-cell office:value-type="string">
            <text:p><text:s/>( 3 protsentiil ) , sünnipikkus</text:p>
          </table:table-cell>
          <table:table-cell office:value-type="string">
            <text:p>sünnikaal</text:p>
          </table:table-cell>
          <table:table-cell office:value-type="float" office:value="2840">
            <text:p>284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17650">
            <text:p>6117650</text:p>
          </table:table-cell>
          <table:table-cell office:value-type="float" office:value="141048509">
            <text:p>141048509</text:p>
          </table:table-cell>
          <table:table-cell office:value-type="string">
            <text:p>2012-10-09</text:p>
          </table:table-cell>
          <table:table-cell office:value-type="string">
            <text:p>S</text:p>
          </table:table-cell>
          <table:table-cell office:value-type="string">
            <text:p>2012-10-08</text:p>
          </table:table-cell>
          <table:table-cell office:value-type="float" office:value="22540257623">
            <text:p>2254025762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2850 g</text:p>
          </table:table-cell>
          <table:table-cell office:value-type="string">
            <text:p><text:s/>; pikkus 47 cm ; pü 35 cm ; rü </text:p>
          </table:table-cell>
          <table:table-cell office:value-type="string">
            <text:p>Sünnikaal</text:p>
          </table:table-cell>
          <table:table-cell office:value-type="float" office:value="2850">
            <text:p>285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9027">
            <text:p>2059027</text:p>
          </table:table-cell>
          <table:table-cell office:value-type="float" office:value="81510780">
            <text:p>81510780</text:p>
          </table:table-cell>
          <table:table-cell office:value-type="string">
            <text:p>2012-01-26</text:p>
          </table:table-cell>
          <table:table-cell office:value-type="string">
            <text:p>A</text:p>
          </table:table-cell>
          <table:table-cell office:value-type="string">
            <text:p>2012-01-26</text:p>
          </table:table-cell>
          <table:table-cell office:value-type="float" office:value="36531136941">
            <text:p>36531136941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2860</text:p>
          </table:table-cell>
          <table:table-cell office:value-type="string">
            <text:p><text:s/>- 2690 - 2820 g</text:p>
          </table:table-cell>
          <table:table-cell office:value-type="string">
            <text:p>Kaal</text:p>
          </table:table-cell>
          <table:table-cell office:value-type="float" office:value="2860">
            <text:p>286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16618">
            <text:p>6116618</text:p>
          </table:table-cell>
          <table:table-cell office:value-type="float" office:value="89083140">
            <text:p>89083140</text:p>
          </table:table-cell>
          <table:table-cell office:value-type="string">
            <text:p>2012-04-08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39720586739">
            <text:p>3972058673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2860 g</text:p>
          </table:table-cell>
          <table:table-cell office:value-type="string">
            <text:p><text:s/>; pikkus 49 cm ; pü 34 cm ; rü </text:p>
          </table:table-cell>
          <table:table-cell office:value-type="string">
            <text:p>Sünnikaal</text:p>
          </table:table-cell>
          <table:table-cell office:value-type="float" office:value="2860">
            <text:p>286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852647">
            <text:p>15852647</text:p>
          </table:table-cell>
          <table:table-cell office:value-type="float" office:value="205582808">
            <text:p>205582808</text:p>
          </table:table-cell>
          <table:table-cell office:value-type="string">
            <text:p>2013-10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4906416">
            <text:p>67303490641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2870 g</text:p>
          </table:table-cell>
          <table:table-cell office:value-type="string">
            <text:p><text:s/>, -6g , -3.3 %</text:p>
          </table:table-cell>
          <table:table-cell office:value-type="string">
            <text:p>Kaal</text:p>
          </table:table-cell>
          <table:table-cell office:value-type="float" office:value="2870">
            <text:p>287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501182">
            <text:p>20501182</text:p>
          </table:table-cell>
          <table:table-cell office:value-type="float" office:value="198511775">
            <text:p>198511775</text:p>
          </table:table-cell>
          <table:table-cell office:value-type="string">
            <text:p>2013-09-19</text:p>
          </table:table-cell>
          <table:table-cell office:value-type="string">
            <text:p>A</text:p>
          </table:table-cell>
          <table:table-cell office:value-type="string">
            <text:p>2013-07-25</text:p>
          </table:table-cell>
          <table:table-cell office:value-type="float" office:value="673030419341">
            <text:p>67303041934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2870</text:p>
          </table:table-cell>
          <table:table-cell office:value-type="string">
            <text:p><text:s/>, Apgar 9 ? Imemine tugev , omo</text:p>
          </table:table-cell>
          <table:table-cell office:value-type="string">
            <text:p>SK</text:p>
          </table:table-cell>
          <table:table-cell office:value-type="float" office:value="2870">
            <text:p>287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731246">
            <text:p>12731246</text:p>
          </table:table-cell>
          <table:table-cell office:value-type="float" office:value="169527263">
            <text:p>169527263</text:p>
          </table:table-cell>
          <table:table-cell office:value-type="string">
            <text:p>2013-04-01</text:p>
          </table:table-cell>
          <table:table-cell office:value-type="string">
            <text:p>A</text:p>
          </table:table-cell>
          <table:table-cell office:value-type="string">
            <text:p>2013-04-01</text:p>
          </table:table-cell>
          <table:table-cell office:value-type="float" office:value="673030320846">
            <text:p>67303032084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 ) vaginaalsel teel xxx-anonym kaaluga 2924g</text:p>
          </table:table-cell>
          <table:table-cell office:value-type="string">
            <text:p>kaaluga 2924g</text:p>
          </table:table-cell>
          <table:table-cell/>
          <table:table-cell office:value-type="string">
            <text:p>kaaluga</text:p>
          </table:table-cell>
          <table:table-cell office:value-type="float" office:value="2924">
            <text:p>292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751694">
            <text:p>5751694</text:p>
          </table:table-cell>
          <table:table-cell office:value-type="float" office:value="147648754">
            <text:p>147648754</text:p>
          </table:table-cell>
          <table:table-cell office:value-type="string">
            <text:p>2012-11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7312338010">
            <text:p>8731233801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us 2990 gr</text:p>
          </table:table-cell>
          <table:table-cell office:value-type="string">
            <text:p><text:s/>sööb Aptamil All Care 60-70 ml </text:p>
          </table:table-cell>
          <table:table-cell office:value-type="string">
            <text:p>Kaalus</text:p>
          </table:table-cell>
          <table:table-cell office:value-type="float" office:value="2990">
            <text:p>299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05768">
            <text:p>3805768</text:p>
          </table:table-cell>
          <table:table-cell office:value-type="float" office:value="149260382">
            <text:p>149260382</text:p>
          </table:table-cell>
          <table:table-cell office:value-type="string">
            <text:p>2012-11-28</text:p>
          </table:table-cell>
          <table:table-cell office:value-type="string">
            <text:p>A</text:p>
          </table:table-cell>
          <table:table-cell office:value-type="string">
            <text:p>2012-11-28</text:p>
          </table:table-cell>
          <table:table-cell office:value-type="float" office:value="24529251176">
            <text:p>2452925117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K 3290 g kaal koju minnes 2990 g</text:p>
          </table:table-cell>
          <table:table-cell office:value-type="string">
            <text:p>kaal koju minnes 2990 g</text:p>
          </table:table-cell>
          <table:table-cell/>
          <table:table-cell office:value-type="string">
            <text:p>kaal</text:p>
          </table:table-cell>
          <table:table-cell office:value-type="float" office:value="2990">
            <text:p>299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40512">
            <text:p>10640512</text:p>
          </table:table-cell>
          <table:table-cell office:value-type="float" office:value="199759052">
            <text:p>199759052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office:value-type="string">
            <text:p>2013-09-26</text:p>
          </table:table-cell>
          <table:table-cell office:value-type="float" office:value="673034053184">
            <text:p>67303405318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002g</text:p>
          </table:table-cell>
          <table:table-cell/>
          <table:table-cell office:value-type="string">
            <text:p>Kaal</text:p>
          </table:table-cell>
          <table:table-cell office:value-type="float" office:value="3002">
            <text:p>3002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65895">
            <text:p>9865895</text:p>
          </table:table-cell>
          <table:table-cell office:value-type="float" office:value="178778222">
            <text:p>178778222</text:p>
          </table:table-cell>
          <table:table-cell office:value-type="string">
            <text:p>2013-05-2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1799098100">
            <text:p>1179909810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013 kell : 04 : 08 , tütarlaps kaal 3020</text:p>
          </table:table-cell>
          <table:table-cell office:value-type="string">
            <text:p>kaal 3020</text:p>
          </table:table-cell>
          <table:table-cell office:value-type="string">
            <text:p><text:s/>, pikkus 50 cm , Apgar 8/9</text:p>
          </table:table-cell>
          <table:table-cell office:value-type="string">
            <text:p>kaal</text:p>
          </table:table-cell>
          <table:table-cell office:value-type="float" office:value="3020">
            <text:p>30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90527">
            <text:p>12890527</text:p>
          </table:table-cell>
          <table:table-cell office:value-type="float" office:value="171294252">
            <text:p>171294252</text:p>
          </table:table-cell>
          <table:table-cell office:value-type="string">
            <text:p>2013-04-10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86138299194">
            <text:p>8613829919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umekstraktsioon , apgar 7/8/8 , sk 3050</text:p>
          </table:table-cell>
          <table:table-cell office:value-type="string">
            <text:p><text:s/>sk 3050</text:p>
          </table:table-cell>
          <table:table-cell office:value-type="string">
            <text:p><text:s/>.</text:p>
          </table:table-cell>
          <table:table-cell office:value-type="string">
            <text:p><text:s/>sk</text:p>
          </table:table-cell>
          <table:table-cell office:value-type="float" office:value="3050">
            <text:p>30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57345">
            <text:p>2857345</text:p>
          </table:table-cell>
          <table:table-cell office:value-type="float" office:value="93155320">
            <text:p>93155320</text:p>
          </table:table-cell>
          <table:table-cell office:value-type="string">
            <text:p>2012-04-30</text:p>
          </table:table-cell>
          <table:table-cell office:value-type="string">
            <text:p>A</text:p>
          </table:table-cell>
          <table:table-cell office:value-type="string">
            <text:p>2012-04-30</text:p>
          </table:table-cell>
          <table:table-cell office:value-type="float" office:value="62092820930">
            <text:p>6209282093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3060g</text:p>
          </table:table-cell>
          <table:table-cell/>
          <table:table-cell office:value-type="string">
            <text:p>SK</text:p>
          </table:table-cell>
          <table:table-cell office:value-type="float" office:value="3060">
            <text:p>306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116951">
            <text:p>15116951</text:p>
          </table:table-cell>
          <table:table-cell office:value-type="float" office:value="191488031">
            <text:p>191488031</text:p>
          </table:table-cell>
          <table:table-cell office:value-type="string">
            <text:p>2013-08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0983066">
            <text:p>673040983066</text:p>
          </table:table-cell>
          <table:table-cell office:value-type="string">
            <text:p>original_2013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57 sündis elus ajaline poeglaps kaaluga 3076g</text:p>
          </table:table-cell>
          <table:table-cell office:value-type="string">
            <text:p>kaaluga 3076g</text:p>
          </table:table-cell>
          <table:table-cell office:value-type="string">
            <text:p><text:s/>, pikkusega 50cm , AP9-9 .</text:p>
          </table:table-cell>
          <table:table-cell office:value-type="string">
            <text:p>kaaluga</text:p>
          </table:table-cell>
          <table:table-cell office:value-type="float" office:value="3076">
            <text:p>3076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428310">
            <text:p>12428310</text:p>
          </table:table-cell>
          <table:table-cell office:value-type="float" office:value="157027268">
            <text:p>157027268</text:p>
          </table:table-cell>
          <table:table-cell office:value-type="string">
            <text:p>2012-04-16</text:p>
          </table:table-cell>
          <table:table-cell office:value-type="string">
            <text:p>A</text:p>
          </table:table-cell>
          <table:table-cell office:value-type="string">
            <text:p>2012-04-06</text:p>
          </table:table-cell>
          <table:table-cell office:value-type="float" office:value="68105371374">
            <text:p>68105371374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6.04.2012 Sündis tütarlaps kaaluga 3086g</text:p>
          </table:table-cell>
          <table:table-cell office:value-type="string">
            <text:p>kaaluga 3086g</text:p>
          </table:table-cell>
          <table:table-cell office:value-type="string">
            <text:p><text:s/>, pikkusega 48 cm</text:p>
          </table:table-cell>
          <table:table-cell office:value-type="string">
            <text:p>kaaluga</text:p>
          </table:table-cell>
          <table:table-cell office:value-type="float" office:value="3086">
            <text:p>3086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435">
            <text:p>115435</text:p>
          </table:table-cell>
          <table:table-cell office:value-type="float" office:value="129747451">
            <text:p>129747451</text:p>
          </table:table-cell>
          <table:table-cell office:value-type="string">
            <text:p>2012-07-09</text:p>
          </table:table-cell>
          <table:table-cell office:value-type="string">
            <text:p>S</text:p>
          </table:table-cell>
          <table:table-cell office:value-type="string">
            <text:p>2012-07-05</text:p>
          </table:table-cell>
          <table:table-cell office:value-type="float" office:value="81196819354">
            <text:p>8119681935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5.07.2012 sündis poeg kaal 3088g</text:p>
          </table:table-cell>
          <table:table-cell office:value-type="string">
            <text:p>kaal 3088g</text:p>
          </table:table-cell>
          <table:table-cell office:value-type="string">
            <text:p><text:s/>, pikkus 48cm ja apgar 8/8</text:p>
          </table:table-cell>
          <table:table-cell office:value-type="string">
            <text:p>kaal</text:p>
          </table:table-cell>
          <table:table-cell office:value-type="float" office:value="3088">
            <text:p>308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16000">
            <text:p>1216000</text:p>
          </table:table-cell>
          <table:table-cell office:value-type="float" office:value="80776393">
            <text:p>80776393</text:p>
          </table:table-cell>
          <table:table-cell office:value-type="string">
            <text:p>2012-01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7672081612">
            <text:p>17672081612</text:p>
          </table:table-cell>
          <table:table-cell office:value-type="string">
            <text:p>original</text:p>
          </table:table-cell>
          <table:table-cell office:value-type="string">
            <text:p>s_procedures_ent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l kaal 3100,0</text:p>
          </table:table-cell>
          <table:table-cell office:value-type="string">
            <text:p>kaal 3100,0</text:p>
          </table:table-cell>
          <table:table-cell office:value-type="string">
            <text:p>+-450,0g</text:p>
          </table:table-cell>
          <table:table-cell office:value-type="string">
            <text:p>kaal</text:p>
          </table:table-cell>
          <table:table-cell office:value-type="float" office:value="3100">
            <text:p>31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197648">
            <text:p>18197648</text:p>
          </table:table-cell>
          <table:table-cell office:value-type="float" office:value="178882733">
            <text:p>178882733</text:p>
          </table:table-cell>
          <table:table-cell office:value-type="string">
            <text:p>2012-07-2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8302356815">
            <text:p>2830235681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3110 g</text:p>
          </table:table-cell>
          <table:table-cell office:value-type="string">
            <text:p><text:s/>, pikkus 50 cm , peaümbermõõt 3</text:p>
          </table:table-cell>
          <table:table-cell office:value-type="string">
            <text:p>Sünnikaal</text:p>
          </table:table-cell>
          <table:table-cell office:value-type="float" office:value="3110">
            <text:p>311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40006">
            <text:p>4840006</text:p>
          </table:table-cell>
          <table:table-cell office:value-type="float" office:value="147740407">
            <text:p>147740407</text:p>
          </table:table-cell>
          <table:table-cell office:value-type="string">
            <text:p>2012-05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3959043332">
            <text:p>6395904333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ündis I ajalisest sünnitusest , sünnikaal 3134 g</text:p>
          </table:table-cell>
          <table:table-cell office:value-type="string">
            <text:p>sünnikaal 3134 g</text:p>
          </table:table-cell>
          <table:table-cell office:value-type="string">
            <text:p><text:s/>, pikkus 49 cm , Apgar 9/9 pall</text:p>
          </table:table-cell>
          <table:table-cell office:value-type="string">
            <text:p>sünnikaal</text:p>
          </table:table-cell>
          <table:table-cell office:value-type="float" office:value="3134">
            <text:p>313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45679">
            <text:p>10545679</text:p>
          </table:table-cell>
          <table:table-cell office:value-type="float" office:value="211523306">
            <text:p>211523306</text:p>
          </table:table-cell>
          <table:table-cell office:value-type="string">
            <text:p>2013-11-25</text:p>
          </table:table-cell>
          <table:table-cell office:value-type="string">
            <text:p>S</text:p>
          </table:table-cell>
          <table:table-cell office:value-type="string">
            <text:p>2013-11-22</text:p>
          </table:table-cell>
          <table:table-cell office:value-type="float" office:value="93361714693">
            <text:p>9336171469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3154</text:p>
          </table:table-cell>
          <table:table-cell office:value-type="string">
            <text:p><text:s/>, pikkus : 50cm</text:p>
          </table:table-cell>
          <table:table-cell office:value-type="string">
            <text:p>kaal</text:p>
          </table:table-cell>
          <table:table-cell office:value-type="float" office:value="3154">
            <text:p>315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62926">
            <text:p>3462926</text:p>
          </table:table-cell>
          <table:table-cell office:value-type="float" office:value="144345067">
            <text:p>144345067</text:p>
          </table:table-cell>
          <table:table-cell office:value-type="string">
            <text:p>2012-11-02</text:p>
          </table:table-cell>
          <table:table-cell office:value-type="string">
            <text:p>A</text:p>
          </table:table-cell>
          <table:table-cell office:value-type="string">
            <text:p>2012-11-02</text:p>
          </table:table-cell>
          <table:table-cell office:value-type="float" office:value="80767453520">
            <text:p>8076745352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3160 g</text:p>
          </table:table-cell>
          <table:table-cell office:value-type="string">
            <text:p><text:s/>kaal koju minnes 2960 g</text:p>
          </table:table-cell>
          <table:table-cell office:value-type="string">
            <text:p>SK</text:p>
          </table:table-cell>
          <table:table-cell office:value-type="float" office:value="3160">
            <text:p>316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870644">
            <text:p>12870644</text:p>
          </table:table-cell>
          <table:table-cell office:value-type="float" office:value="189659402">
            <text:p>189659402</text:p>
          </table:table-cell>
          <table:table-cell office:value-type="string">
            <text:p>2013-07-25</text:p>
          </table:table-cell>
          <table:table-cell office:value-type="string">
            <text:p>A</text:p>
          </table:table-cell>
          <table:table-cell office:value-type="string">
            <text:p>2013-07-25</text:p>
          </table:table-cell>
          <table:table-cell office:value-type="float" office:value="14306685980">
            <text:p>1430668598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7p lapse kaal 3170g</text:p>
          </table:table-cell>
          <table:table-cell office:value-type="string">
            <text:p>kaal 3170g</text:p>
          </table:table-cell>
          <table:table-cell office:value-type="string">
            <text:p><text:s/>, 1p iive 10g</text:p>
          </table:table-cell>
          <table:table-cell office:value-type="string">
            <text:p>kaal</text:p>
          </table:table-cell>
          <table:table-cell office:value-type="float" office:value="3170">
            <text:p>317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206351">
            <text:p>13206351</text:p>
          </table:table-cell>
          <table:table-cell office:value-type="float" office:value="212040816">
            <text:p>212040816</text:p>
          </table:table-cell>
          <table:table-cell office:value-type="string">
            <text:p>2013-11-28</text:p>
          </table:table-cell>
          <table:table-cell office:value-type="string">
            <text:p>A</text:p>
          </table:table-cell>
          <table:table-cell office:value-type="string">
            <text:p>2013-11-28</text:p>
          </table:table-cell>
          <table:table-cell office:value-type="float" office:value="22870875045">
            <text:p>2287087504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änane paljas kaal 3184g</text:p>
          </table:table-cell>
          <table:table-cell office:value-type="string">
            <text:p>kaal 3184g</text:p>
          </table:table-cell>
          <table:table-cell/>
          <table:table-cell office:value-type="string">
            <text:p>kaal</text:p>
          </table:table-cell>
          <table:table-cell office:value-type="float" office:value="3184">
            <text:p>318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23188">
            <text:p>9823188</text:p>
          </table:table-cell>
          <table:table-cell office:value-type="float" office:value="199220667">
            <text:p>199220667</text:p>
          </table:table-cell>
          <table:table-cell office:value-type="string">
            <text:p>2013-09-24</text:p>
          </table:table-cell>
          <table:table-cell office:value-type="string">
            <text:p>S</text:p>
          </table:table-cell>
          <table:table-cell office:value-type="string">
            <text:p>2013-09-18</text:p>
          </table:table-cell>
          <table:table-cell office:value-type="float" office:value="673032929969">
            <text:p>673032929969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8.09.2013 sündis poeg kaal 3196g</text:p>
          </table:table-cell>
          <table:table-cell office:value-type="string">
            <text:p>kaal 3196g</text:p>
          </table:table-cell>
          <table:table-cell office:value-type="string">
            <text:p><text:s/>, pikkus 50cm ja Apgar 9/9</text:p>
          </table:table-cell>
          <table:table-cell office:value-type="string">
            <text:p>kaal</text:p>
          </table:table-cell>
          <table:table-cell office:value-type="float" office:value="3196">
            <text:p>3196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346186">
            <text:p>22346186</text:p>
          </table:table-cell>
          <table:table-cell office:value-type="float" office:value="207925460">
            <text:p>207925460</text:p>
          </table:table-cell>
          <table:table-cell office:value-type="string">
            <text:p>2013-11-08</text:p>
          </table:table-cell>
          <table:table-cell office:value-type="string">
            <text:p>A</text:p>
          </table:table-cell>
          <table:table-cell office:value-type="string">
            <text:p>2013-11-05</text:p>
          </table:table-cell>
          <table:table-cell office:value-type="float" office:value="673030539404">
            <text:p>67303053940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sena ( 39+5 ) vaginaalsel teel kaaluga 3212 g</text:p>
          </table:table-cell>
          <table:table-cell office:value-type="string">
            <text:p>kaaluga 3212 g</text:p>
          </table:table-cell>
          <table:table-cell/>
          <table:table-cell office:value-type="string">
            <text:p>kaaluga</text:p>
          </table:table-cell>
          <table:table-cell office:value-type="float" office:value="3212">
            <text:p>3212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858172">
            <text:p>21858172</text:p>
          </table:table-cell>
          <table:table-cell office:value-type="float" office:value="175723015">
            <text:p>175723015</text:p>
          </table:table-cell>
          <table:table-cell office:value-type="string">
            <text:p>2013-05-06</text:p>
          </table:table-cell>
          <table:table-cell office:value-type="string">
            <text:p>A</text:p>
          </table:table-cell>
          <table:table-cell office:value-type="string">
            <text:p>2013-05-06</text:p>
          </table:table-cell>
          <table:table-cell office:value-type="float" office:value="673030362470">
            <text:p>67303036247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uldav , imeb rinda aktiivselt , kaal : 3232</text:p>
          </table:table-cell>
          <table:table-cell office:value-type="string">
            <text:p>kaal : 3232</text:p>
          </table:table-cell>
          <table:table-cell office:value-type="string">
            <text:p>-3362-3568 /+/</text:p>
          </table:table-cell>
          <table:table-cell office:value-type="string">
            <text:p>kaal</text:p>
          </table:table-cell>
          <table:table-cell office:value-type="float" office:value="3232">
            <text:p>323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10632">
            <text:p>10310632</text:p>
          </table:table-cell>
          <table:table-cell office:value-type="float" office:value="173924568">
            <text:p>173924568</text:p>
          </table:table-cell>
          <table:table-cell office:value-type="string">
            <text:p>2013-04-2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7273246">
            <text:p>673037273246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isendis elus ajaline tütarlaps kaaluga 3240 g</text:p>
          </table:table-cell>
          <table:table-cell office:value-type="string">
            <text:p>kaaluga 3240 g</text:p>
          </table:table-cell>
          <table:table-cell office:value-type="string">
            <text:p><text:s/>, pikkus 49 cm , Ap 9-10 .</text:p>
          </table:table-cell>
          <table:table-cell office:value-type="string">
            <text:p>kaaluga</text:p>
          </table:table-cell>
          <table:table-cell office:value-type="float" office:value="3240">
            <text:p>324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229999">
            <text:p>21229999</text:p>
          </table:table-cell>
          <table:table-cell office:value-type="float" office:value="199580863">
            <text:p>199580863</text:p>
          </table:table-cell>
          <table:table-cell office:value-type="string">
            <text:p>2013-09-25</text:p>
          </table:table-cell>
          <table:table-cell office:value-type="string">
            <text:p>A</text:p>
          </table:table-cell>
          <table:table-cell office:value-type="string">
            <text:p>2013-09-25</text:p>
          </table:table-cell>
          <table:table-cell office:value-type="float" office:value="673030379029">
            <text:p>67303037902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3250 g</text:p>
          </table:table-cell>
          <table:table-cell office:value-type="string">
            <text:p><text:s/>kaal koju minnes 3120 g</text:p>
          </table:table-cell>
          <table:table-cell office:value-type="string">
            <text:p>SK</text:p>
          </table:table-cell>
          <table:table-cell office:value-type="float" office:value="3250">
            <text:p>325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948397">
            <text:p>14948397</text:p>
          </table:table-cell>
          <table:table-cell office:value-type="float" office:value="193179503">
            <text:p>193179503</text:p>
          </table:table-cell>
          <table:table-cell office:value-type="string">
            <text:p>2013-08-19</text:p>
          </table:table-cell>
          <table:table-cell office:value-type="string">
            <text:p>A</text:p>
          </table:table-cell>
          <table:table-cell office:value-type="string">
            <text:p>2013-08-19</text:p>
          </table:table-cell>
          <table:table-cell office:value-type="float" office:value="673030377217">
            <text:p>67303037721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aaluiive hea , kaal 3280g</text:p>
          </table:table-cell>
          <table:table-cell office:value-type="string">
            <text:p>kaal 3280g</text:p>
          </table:table-cell>
          <table:table-cell/>
          <table:table-cell office:value-type="string">
            <text:p>kaal</text:p>
          </table:table-cell>
          <table:table-cell office:value-type="float" office:value="3280">
            <text:p>328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869264">
            <text:p>3869264</text:p>
          </table:table-cell>
          <table:table-cell office:value-type="float" office:value="138157516">
            <text:p>138157516</text:p>
          </table:table-cell>
          <table:table-cell office:value-type="string">
            <text:p>2012-09-20</text:p>
          </table:table-cell>
          <table:table-cell office:value-type="string">
            <text:p>A</text:p>
          </table:table-cell>
          <table:table-cell office:value-type="string">
            <text:p>2012-09-20</text:p>
          </table:table-cell>
          <table:table-cell office:value-type="float" office:value="91291134010">
            <text:p>9129113401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K 3380 g kaal koju minnes 3280</text:p>
          </table:table-cell>
          <table:table-cell office:value-type="string">
            <text:p>kaal koju minnes 3280</text:p>
          </table:table-cell>
          <table:table-cell/>
          <table:table-cell office:value-type="string">
            <text:p>kaal</text:p>
          </table:table-cell>
          <table:table-cell office:value-type="float" office:value="3280">
            <text:p>328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924155">
            <text:p>13924155</text:p>
          </table:table-cell>
          <table:table-cell office:value-type="float" office:value="193120366">
            <text:p>193120366</text:p>
          </table:table-cell>
          <table:table-cell office:value-type="string">
            <text:p>2013-08-14</text:p>
          </table:table-cell>
          <table:table-cell office:value-type="string">
            <text:p>A</text:p>
          </table:table-cell>
          <table:table-cell office:value-type="string">
            <text:p>2013-08-14</text:p>
          </table:table-cell>
          <table:table-cell office:value-type="float" office:value="673030332520">
            <text:p>67303033252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280g</text:p>
          </table:table-cell>
          <table:table-cell/>
          <table:table-cell office:value-type="string">
            <text:p>Kaal</text:p>
          </table:table-cell>
          <table:table-cell office:value-type="float" office:value="3280">
            <text:p>328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317890">
            <text:p>23317890</text:p>
          </table:table-cell>
          <table:table-cell office:value-type="float" office:value="158211221">
            <text:p>158211221</text:p>
          </table:table-cell>
          <table:table-cell office:value-type="string">
            <text:p>2012-06-18</text:p>
          </table:table-cell>
          <table:table-cell office:value-type="string">
            <text:p>A</text:p>
          </table:table-cell>
          <table:table-cell office:value-type="string">
            <text:p>2012-06-18</text:p>
          </table:table-cell>
          <table:table-cell office:value-type="float" office:value="94657086833">
            <text:p>9465708683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ündinud ajalisena kaaluga 3290g</text:p>
          </table:table-cell>
          <table:table-cell office:value-type="string">
            <text:p>kaaluga 3290g</text:p>
          </table:table-cell>
          <table:table-cell office:value-type="string">
            <text:p><text:s/>, Apgar 9/9 palli</text:p>
          </table:table-cell>
          <table:table-cell office:value-type="string">
            <text:p>kaaluga</text:p>
          </table:table-cell>
          <table:table-cell office:value-type="float" office:value="3290">
            <text:p>329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23257">
            <text:p>10823257</text:p>
          </table:table-cell>
          <table:table-cell office:value-type="float" office:value="215881510">
            <text:p>215881510</text:p>
          </table:table-cell>
          <table:table-cell office:value-type="string">
            <text:p>2013-12-16</text:p>
          </table:table-cell>
          <table:table-cell office:value-type="string">
            <text:p>A</text:p>
          </table:table-cell>
          <table:table-cell office:value-type="string">
            <text:p>2013-12-16</text:p>
          </table:table-cell>
          <table:table-cell office:value-type="float" office:value="673030568577">
            <text:p>67303056857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a neuroloogiline leid eakohane kaal : 3302</text:p>
          </table:table-cell>
          <table:table-cell office:value-type="string">
            <text:p>kaal : 3302</text:p>
          </table:table-cell>
          <table:table-cell office:value-type="string">
            <text:p>-3150 -</text:p>
          </table:table-cell>
          <table:table-cell office:value-type="string">
            <text:p>kaal</text:p>
          </table:table-cell>
          <table:table-cell office:value-type="float" office:value="3302">
            <text:p>330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59898">
            <text:p>6159898</text:p>
          </table:table-cell>
          <table:table-cell office:value-type="float" office:value="90820668">
            <text:p>90820668</text:p>
          </table:table-cell>
          <table:table-cell office:value-type="string">
            <text:p>2012-04-22</text:p>
          </table:table-cell>
          <table:table-cell office:value-type="string">
            <text:p>S</text:p>
          </table:table-cell>
          <table:table-cell office:value-type="string">
            <text:p>2012-04-16</text:p>
          </table:table-cell>
          <table:table-cell office:value-type="float" office:value="34167073199">
            <text:p>34167073199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3320g</text:p>
          </table:table-cell>
          <table:table-cell office:value-type="string">
            <text:p><text:s/>; pikkus 49 cm ; pü 35 cm ; rü </text:p>
          </table:table-cell>
          <table:table-cell office:value-type="string">
            <text:p>Sünnikaal</text:p>
          </table:table-cell>
          <table:table-cell office:value-type="float" office:value="3320">
            <text:p>332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232533">
            <text:p>23232533</text:p>
          </table:table-cell>
          <table:table-cell office:value-type="float" office:value="188378562">
            <text:p>188378562</text:p>
          </table:table-cell>
          <table:table-cell office:value-type="string">
            <text:p>2013-07-16</text:p>
          </table:table-cell>
          <table:table-cell office:value-type="string">
            <text:p>A</text:p>
          </table:table-cell>
          <table:table-cell office:value-type="string">
            <text:p>2009-04-07</text:p>
          </table:table-cell>
          <table:table-cell office:value-type="float" office:value="39845412212">
            <text:p>398454122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 sünnitusest ajalise lapsena , sünnikaal 3340 gramm</text:p>
          </table:table-cell>
          <table:table-cell office:value-type="string">
            <text:p>sünnikaal 3340 gramm</text:p>
          </table:table-cell>
          <table:table-cell office:value-type="string">
            <text:p>i , pikkus 50 cm , peaümbermõõt </text:p>
          </table:table-cell>
          <table:table-cell office:value-type="string">
            <text:p>sünnikaal</text:p>
          </table:table-cell>
          <table:table-cell office:value-type="float" office:value="3340">
            <text:p>3340</text:p>
          </table:table-cell>
          <table:table-cell table:number-columns-repeated="2" office:value-type="string">
            <text:p>NULL</text:p>
          </table:table-cell>
          <table:table-cell office:value-type="string">
            <text:p>gram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2374410">
            <text:p>12374410</text:p>
          </table:table-cell>
          <table:table-cell office:value-type="float" office:value="202370834">
            <text:p>202370834</text:p>
          </table:table-cell>
          <table:table-cell office:value-type="string">
            <text:p>2013-10-10</text:p>
          </table:table-cell>
          <table:table-cell office:value-type="string">
            <text:p>A</text:p>
          </table:table-cell>
          <table:table-cell office:value-type="string">
            <text:p>2013-10-10</text:p>
          </table:table-cell>
          <table:table-cell office:value-type="float" office:value="673030523880">
            <text:p>67303052388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360g</text:p>
          </table:table-cell>
          <table:table-cell office:value-type="string">
            <text:p><text:s/>( -3,6 % )</text:p>
          </table:table-cell>
          <table:table-cell office:value-type="string">
            <text:p>Kaal</text:p>
          </table:table-cell>
          <table:table-cell office:value-type="float" office:value="3360">
            <text:p>336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699732">
            <text:p>15699732</text:p>
          </table:table-cell>
          <table:table-cell office:value-type="float" office:value="195566821">
            <text:p>195566821</text:p>
          </table:table-cell>
          <table:table-cell office:value-type="string">
            <text:p>2013-09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40110446">
            <text:p>67304011044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ni teel elus ajaline tütarlaps kaaluga 3384 g</text:p>
          </table:table-cell>
          <table:table-cell office:value-type="string">
            <text:p>kaaluga 3384 g</text:p>
          </table:table-cell>
          <table:table-cell office:value-type="string">
            <text:p><text:s/>, pikkus 51 cm , Apgarid 8/8 .</text:p>
          </table:table-cell>
          <table:table-cell office:value-type="string">
            <text:p>kaaluga</text:p>
          </table:table-cell>
          <table:table-cell office:value-type="float" office:value="3384">
            <text:p>338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19219">
            <text:p>6419219</text:p>
          </table:table-cell>
          <table:table-cell office:value-type="float" office:value="107090990">
            <text:p>107090990</text:p>
          </table:table-cell>
          <table:table-cell office:value-type="string">
            <text:p>2012-05-12</text:p>
          </table:table-cell>
          <table:table-cell office:value-type="string">
            <text:p>S</text:p>
          </table:table-cell>
          <table:table-cell office:value-type="string">
            <text:p>2012-05-04</text:p>
          </table:table-cell>
          <table:table-cell office:value-type="float" office:value="45815044153">
            <text:p>45815044153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ne tita söötmisprobleemidega : SK 3384 g</text:p>
          </table:table-cell>
          <table:table-cell office:value-type="string">
            <text:p>SK 3384 g</text:p>
          </table:table-cell>
          <table:table-cell office:value-type="string">
            <text:p><text:s/>, esimesed 3 päeva aktiivne , t</text:p>
          </table:table-cell>
          <table:table-cell office:value-type="string">
            <text:p>SK</text:p>
          </table:table-cell>
          <table:table-cell office:value-type="float" office:value="3384">
            <text:p>338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585644">
            <text:p>11585644</text:p>
          </table:table-cell>
          <table:table-cell office:value-type="float" office:value="157220823">
            <text:p>157220823</text:p>
          </table:table-cell>
          <table:table-cell office:value-type="string">
            <text:p>2012-05-08</text:p>
          </table:table-cell>
          <table:table-cell office:value-type="string">
            <text:p>A</text:p>
          </table:table-cell>
          <table:table-cell office:value-type="string">
            <text:p>2012-05-08</text:p>
          </table:table-cell>
          <table:table-cell office:value-type="float" office:value="76057977037">
            <text:p>7605797703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uhaskaal : 3400g</text:p>
          </table:table-cell>
          <table:table-cell office:value-type="string">
            <text:p>kaal : 3400g</text:p>
          </table:table-cell>
          <table:table-cell/>
          <table:table-cell office:value-type="string">
            <text:p>kaal</text:p>
          </table:table-cell>
          <table:table-cell office:value-type="float" office:value="3400">
            <text:p>34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90888">
            <text:p>6190888</text:p>
          </table:table-cell>
          <table:table-cell office:value-type="float" office:value="101208849">
            <text:p>101208849</text:p>
          </table:table-cell>
          <table:table-cell office:value-type="string">
            <text:p>2012-03-1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1578825546">
            <text:p>9157882554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namnees : SK 3400 g</text:p>
          </table:table-cell>
          <table:table-cell office:value-type="string">
            <text:p>SK 3400 g</text:p>
          </table:table-cell>
          <table:table-cell/>
          <table:table-cell office:value-type="string">
            <text:p>SK</text:p>
          </table:table-cell>
          <table:table-cell office:value-type="float" office:value="3400">
            <text:p>34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457043">
            <text:p>23457043</text:p>
          </table:table-cell>
          <table:table-cell office:value-type="float" office:value="156416785">
            <text:p>156416785</text:p>
          </table:table-cell>
          <table:table-cell office:value-type="string">
            <text:p>2012-01-30</text:p>
          </table:table-cell>
          <table:table-cell office:value-type="string">
            <text:p>A</text:p>
          </table:table-cell>
          <table:table-cell office:value-type="string">
            <text:p>2012-01-30</text:p>
          </table:table-cell>
          <table:table-cell office:value-type="float" office:value="77163373875">
            <text:p>7716337387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3402 g</text:p>
          </table:table-cell>
          <table:table-cell/>
          <table:table-cell office:value-type="string">
            <text:p>SK</text:p>
          </table:table-cell>
          <table:table-cell office:value-type="float" office:value="3402">
            <text:p>3402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033430">
            <text:p>17033430</text:p>
          </table:table-cell>
          <table:table-cell office:value-type="float" office:value="186618756">
            <text:p>186618756</text:p>
          </table:table-cell>
          <table:table-cell office:value-type="string">
            <text:p>2013-07-0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56731">
            <text:p>673030356731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ine laps peres , ( emal 4r 2s ) SK 3422</text:p>
          </table:table-cell>
          <table:table-cell office:value-type="string">
            <text:p>SK 3422</text:p>
          </table:table-cell>
          <table:table-cell office:value-type="string">
            <text:p><text:s/>- 51 - 34</text:p>
          </table:table-cell>
          <table:table-cell office:value-type="string">
            <text:p>SK</text:p>
          </table:table-cell>
          <table:table-cell office:value-type="float" office:value="3422">
            <text:p>3422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14695">
            <text:p>3614695</text:p>
          </table:table-cell>
          <table:table-cell office:value-type="float" office:value="150957588">
            <text:p>150957588</text:p>
          </table:table-cell>
          <table:table-cell office:value-type="string">
            <text:p>2012-12-07</text:p>
          </table:table-cell>
          <table:table-cell office:value-type="string">
            <text:p>A</text:p>
          </table:table-cell>
          <table:table-cell office:value-type="string">
            <text:p>2012-10-31</text:p>
          </table:table-cell>
          <table:table-cell office:value-type="float" office:value="60837189797">
            <text:p>6083718979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- 3440</text:p>
          </table:table-cell>
          <table:table-cell office:value-type="string">
            <text:p><text:s/>, pikkus-49 , pü-35 , Apgar -8/</text:p>
          </table:table-cell>
          <table:table-cell office:value-type="string">
            <text:p>SK</text:p>
          </table:table-cell>
          <table:table-cell office:value-type="float" office:value="3440">
            <text:p>344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24970">
            <text:p>20124970</text:p>
          </table:table-cell>
          <table:table-cell office:value-type="float" office:value="164635325">
            <text:p>164635325</text:p>
          </table:table-cell>
          <table:table-cell office:value-type="string">
            <text:p>2013-02-27</text:p>
          </table:table-cell>
          <table:table-cell office:value-type="string">
            <text:p>A</text:p>
          </table:table-cell>
          <table:table-cell office:value-type="string">
            <text:p>2013-02-27</text:p>
          </table:table-cell>
          <table:table-cell office:value-type="float" office:value="673030423542">
            <text:p>67303042354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3480</text:p>
          </table:table-cell>
          <table:table-cell office:value-type="string">
            <text:p><text:s/>. pea kuju ja hoiak normis</text:p>
          </table:table-cell>
          <table:table-cell office:value-type="string">
            <text:p>Sünnikaal</text:p>
          </table:table-cell>
          <table:table-cell office:value-type="float" office:value="3480">
            <text:p>348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4405">
            <text:p>284405</text:p>
          </table:table-cell>
          <table:table-cell office:value-type="float" office:value="79806361">
            <text:p>79806361</text:p>
          </table:table-cell>
          <table:table-cell office:value-type="string">
            <text:p>2012-01-09</text:p>
          </table:table-cell>
          <table:table-cell office:value-type="string">
            <text:p>S</text:p>
          </table:table-cell>
          <table:table-cell office:value-type="string">
            <text:p>2012-01-03</text:p>
          </table:table-cell>
          <table:table-cell office:value-type="float" office:value="20334120520">
            <text:p>2033412052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3.01.2012 sündis poeg kaal 3482g</text:p>
          </table:table-cell>
          <table:table-cell office:value-type="string">
            <text:p>kaal 3482g</text:p>
          </table:table-cell>
          <table:table-cell office:value-type="string">
            <text:p><text:s/>, pikkus 50cm ja apgar 979</text:p>
          </table:table-cell>
          <table:table-cell office:value-type="string">
            <text:p>kaal</text:p>
          </table:table-cell>
          <table:table-cell office:value-type="float" office:value="3482">
            <text:p>3482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76944">
            <text:p>20176944</text:p>
          </table:table-cell>
          <table:table-cell office:value-type="float" office:value="165474623">
            <text:p>165474623</text:p>
          </table:table-cell>
          <table:table-cell office:value-type="string">
            <text:p>2013-03-06</text:p>
          </table:table-cell>
          <table:table-cell office:value-type="string">
            <text:p>A</text:p>
          </table:table-cell>
          <table:table-cell office:value-type="string">
            <text:p>2013-03-04</text:p>
          </table:table-cell>
          <table:table-cell office:value-type="float" office:value="673032038393">
            <text:p>673032038393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XR/XS Sünnikaal 3505gr</text:p>
          </table:table-cell>
          <table:table-cell office:value-type="string">
            <text:p>Sünnikaal 3505gr</text:p>
          </table:table-cell>
          <table:table-cell office:value-type="string">
            <text:p><text:s/>, Apgar 9/9 , Rasedusnädal 39+2</text:p>
          </table:table-cell>
          <table:table-cell office:value-type="string">
            <text:p>Sünnikaal</text:p>
          </table:table-cell>
          <table:table-cell office:value-type="float" office:value="3505">
            <text:p>3505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817">
            <text:p>48817</text:p>
          </table:table-cell>
          <table:table-cell office:value-type="float" office:value="151106096">
            <text:p>151106096</text:p>
          </table:table-cell>
          <table:table-cell office:value-type="string">
            <text:p>2012-12-03</text:p>
          </table:table-cell>
          <table:table-cell office:value-type="string">
            <text:p>S</text:p>
          </table:table-cell>
          <table:table-cell office:value-type="string">
            <text:p>2012-11-27</text:p>
          </table:table-cell>
          <table:table-cell office:value-type="float" office:value="45917595351">
            <text:p>45917595351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7.11.201222 : 08 . sünnib tütar kaaluga : 3516g</text:p>
          </table:table-cell>
          <table:table-cell office:value-type="string">
            <text:p>kaaluga : 3516g</text:p>
          </table:table-cell>
          <table:table-cell office:value-type="string">
            <text:p><text:s/>- 50cm apgariga : 8-9 .</text:p>
          </table:table-cell>
          <table:table-cell office:value-type="string">
            <text:p>kaaluga</text:p>
          </table:table-cell>
          <table:table-cell office:value-type="float" office:value="3516">
            <text:p>3516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101448">
            <text:p>15101448</text:p>
          </table:table-cell>
          <table:table-cell office:value-type="float" office:value="200797302">
            <text:p>200797302</text:p>
          </table:table-cell>
          <table:table-cell office:value-type="string">
            <text:p>2013-09-2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8993016882">
            <text:p>28993016882</text:p>
          </table:table-cell>
          <table:table-cell office:value-type="string">
            <text:p>original_2013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st kell 09 : 32 heas seisundis kaaluga 3524 g</text:p>
          </table:table-cell>
          <table:table-cell office:value-type="string">
            <text:p>kaaluga 3524 g</text:p>
          </table:table-cell>
          <table:table-cell office:value-type="string">
            <text:p><text:s/>, Apgarid 9/9 .</text:p>
          </table:table-cell>
          <table:table-cell office:value-type="string">
            <text:p>kaaluga</text:p>
          </table:table-cell>
          <table:table-cell office:value-type="float" office:value="3524">
            <text:p>352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435020">
            <text:p>10435020</text:p>
          </table:table-cell>
          <table:table-cell office:value-type="float" office:value="161860678">
            <text:p>161860678</text:p>
          </table:table-cell>
          <table:table-cell office:value-type="string">
            <text:p>2013-02-12</text:p>
          </table:table-cell>
          <table:table-cell office:value-type="string">
            <text:p>S</text:p>
          </table:table-cell>
          <table:table-cell office:value-type="string">
            <text:p>2013-02-04</text:p>
          </table:table-cell>
          <table:table-cell office:value-type="float" office:value="673046128137">
            <text:p>67304612813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ilõikega elus ajaline poeglaps kaaluga 3526g</text:p>
          </table:table-cell>
          <table:table-cell office:value-type="string">
            <text:p>kaaluga 3526g</text:p>
          </table:table-cell>
          <table:table-cell office:value-type="string">
            <text:p><text:s/>ja 54cm pikk Apgar 8/9 ph 7,17 </text:p>
          </table:table-cell>
          <table:table-cell office:value-type="string">
            <text:p>kaaluga</text:p>
          </table:table-cell>
          <table:table-cell office:value-type="float" office:value="3526">
            <text:p>3526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480188">
            <text:p>14480188</text:p>
          </table:table-cell>
          <table:table-cell office:value-type="float" office:value="175876118">
            <text:p>175876118</text:p>
          </table:table-cell>
          <table:table-cell office:value-type="string">
            <text:p>2013-05-0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73241">
            <text:p>67303037324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Apgari hinnetega 9 / 10 palli , sünnikaaluga 3528 g</text:p>
          </table:table-cell>
          <table:table-cell office:value-type="string">
            <text:p>sünnikaaluga 3528 g</text:p>
          </table:table-cell>
          <table:table-cell/>
          <table:table-cell office:value-type="string">
            <text:p>sünnikaaluga</text:p>
          </table:table-cell>
          <table:table-cell office:value-type="float" office:value="3528">
            <text:p>352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53767">
            <text:p>6453767</text:p>
          </table:table-cell>
          <table:table-cell office:value-type="float" office:value="123983495">
            <text:p>123983495</text:p>
          </table:table-cell>
          <table:table-cell office:value-type="string">
            <text:p>2012-06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2401590922">
            <text:p>12401590922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530g</text:p>
          </table:table-cell>
          <table:table-cell office:value-type="string">
            <text:p><text:s/>pikkus 51 cm Apgar 8/9p</text:p>
          </table:table-cell>
          <table:table-cell office:value-type="string">
            <text:p>kaal</text:p>
          </table:table-cell>
          <table:table-cell office:value-type="float" office:value="3530">
            <text:p>353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20937">
            <text:p>6820937</text:p>
          </table:table-cell>
          <table:table-cell office:value-type="float" office:value="147543179">
            <text:p>147543179</text:p>
          </table:table-cell>
          <table:table-cell office:value-type="string">
            <text:p>2012-09-24</text:p>
          </table:table-cell>
          <table:table-cell office:value-type="string">
            <text:p>S</text:p>
          </table:table-cell>
          <table:table-cell office:value-type="string">
            <text:p>2012-09-21</text:p>
          </table:table-cell>
          <table:table-cell office:value-type="float" office:value="96448614156">
            <text:p>9644861415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1.09.201203 : 03 . sünnib poeg kaaluga : 3538g</text:p>
          </table:table-cell>
          <table:table-cell office:value-type="string">
            <text:p>kaaluga : 3538g</text:p>
          </table:table-cell>
          <table:table-cell office:value-type="string">
            <text:p><text:s/>apgariga : 5-8-9 .</text:p>
          </table:table-cell>
          <table:table-cell office:value-type="string">
            <text:p>kaaluga</text:p>
          </table:table-cell>
          <table:table-cell office:value-type="float" office:value="3538">
            <text:p>353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8071">
            <text:p>108071</text:p>
          </table:table-cell>
          <table:table-cell office:value-type="float" office:value="95747231">
            <text:p>95747231</text:p>
          </table:table-cell>
          <table:table-cell office:value-type="string">
            <text:p>2012-04-2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0929947704">
            <text:p>80929947704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538 g</text:p>
          </table:table-cell>
          <table:table-cell office:value-type="string">
            <text:p><text:s/>( + 4 g , -2.7 % SK )</text:p>
          </table:table-cell>
          <table:table-cell office:value-type="string">
            <text:p>Kaal</text:p>
          </table:table-cell>
          <table:table-cell office:value-type="float" office:value="3538">
            <text:p>353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542203">
            <text:p>21542203</text:p>
          </table:table-cell>
          <table:table-cell office:value-type="float" office:value="214270843">
            <text:p>214270843</text:p>
          </table:table-cell>
          <table:table-cell office:value-type="string">
            <text:p>2013-12-09</text:p>
          </table:table-cell>
          <table:table-cell office:value-type="string">
            <text:p>A</text:p>
          </table:table-cell>
          <table:table-cell office:value-type="string">
            <text:p>2013-12-09</text:p>
          </table:table-cell>
          <table:table-cell office:value-type="float" office:value="673030580877">
            <text:p>67303058087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avalised Imeb rinda aktiivselt kaal : 3544</text:p>
          </table:table-cell>
          <table:table-cell office:value-type="string">
            <text:p>kaal : 3544</text:p>
          </table:table-cell>
          <table:table-cell office:value-type="string">
            <text:p>-3348-3628 /+/ Perearsti jälgimi</text:p>
          </table:table-cell>
          <table:table-cell office:value-type="string">
            <text:p>kaal</text:p>
          </table:table-cell>
          <table:table-cell office:value-type="float" office:value="3544">
            <text:p>3544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67602">
            <text:p>3067602</text:p>
          </table:table-cell>
          <table:table-cell office:value-type="float" office:value="128790163">
            <text:p>128790163</text:p>
          </table:table-cell>
          <table:table-cell office:value-type="string">
            <text:p>2012-07-12</text:p>
          </table:table-cell>
          <table:table-cell office:value-type="string">
            <text:p>A</text:p>
          </table:table-cell>
          <table:table-cell office:value-type="string">
            <text:p>2012-07-12</text:p>
          </table:table-cell>
          <table:table-cell office:value-type="float" office:value="21548192993">
            <text:p>21548192993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3558</text:p>
          </table:table-cell>
          <table:table-cell office:value-type="string">
            <text:p><text:s/>.</text:p>
          </table:table-cell>
          <table:table-cell office:value-type="string">
            <text:p>SK</text:p>
          </table:table-cell>
          <table:table-cell office:value-type="float" office:value="3558">
            <text:p>355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98459">
            <text:p>2398459</text:p>
          </table:table-cell>
          <table:table-cell office:value-type="float" office:value="154432531">
            <text:p>154432531</text:p>
          </table:table-cell>
          <table:table-cell office:value-type="string">
            <text:p>2012-12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55321955966">
            <text:p>55321955966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570 g</text:p>
          </table:table-cell>
          <table:table-cell office:value-type="string">
            <text:p><text:s/>( sünnitusmajast tulle 3298g )</text:p>
          </table:table-cell>
          <table:table-cell office:value-type="string">
            <text:p>Kaal</text:p>
          </table:table-cell>
          <table:table-cell office:value-type="float" office:value="3570">
            <text:p>357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257690">
            <text:p>3257690</text:p>
          </table:table-cell>
          <table:table-cell office:value-type="float" office:value="86472755">
            <text:p>86472755</text:p>
          </table:table-cell>
          <table:table-cell office:value-type="string">
            <text:p>2012-03-16</text:p>
          </table:table-cell>
          <table:table-cell office:value-type="string">
            <text:p>A</text:p>
          </table:table-cell>
          <table:table-cell office:value-type="string">
            <text:p>2012-02-21</text:p>
          </table:table-cell>
          <table:table-cell office:value-type="float" office:value="13421949350">
            <text:p>1342194935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a vanuses Ema 172 cm isa 171 cm sk 3570 g</text:p>
          </table:table-cell>
          <table:table-cell office:value-type="string">
            <text:p><text:s/>sk 3570 g</text:p>
          </table:table-cell>
          <table:table-cell office:value-type="string">
            <text:p><text:s/>sp 51 cm Kaasas analüüsid perea</text:p>
          </table:table-cell>
          <table:table-cell office:value-type="string">
            <text:p><text:s/>sk</text:p>
          </table:table-cell>
          <table:table-cell office:value-type="float" office:value="3570">
            <text:p>357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4299">
            <text:p>194299</text:p>
          </table:table-cell>
          <table:table-cell office:value-type="float" office:value="82667257">
            <text:p>82667257</text:p>
          </table:table-cell>
          <table:table-cell office:value-type="string">
            <text:p>2012-01-31</text:p>
          </table:table-cell>
          <table:table-cell office:value-type="string">
            <text:p>S</text:p>
          </table:table-cell>
          <table:table-cell office:value-type="string">
            <text:p>2012-01-29</text:p>
          </table:table-cell>
          <table:table-cell office:value-type="float" office:value="33737334815">
            <text:p>33737334815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9.01.2012 sündis tütar kaal 3582g</text:p>
          </table:table-cell>
          <table:table-cell office:value-type="string">
            <text:p>kaal 3582g</text:p>
          </table:table-cell>
          <table:table-cell office:value-type="string">
            <text:p><text:s/>, pikkus 49cm ja apgar 9/10</text:p>
          </table:table-cell>
          <table:table-cell office:value-type="string">
            <text:p>kaal</text:p>
          </table:table-cell>
          <table:table-cell office:value-type="float" office:value="3582">
            <text:p>3582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63766">
            <text:p>11063766</text:p>
          </table:table-cell>
          <table:table-cell office:value-type="float" office:value="189647812">
            <text:p>189647812</text:p>
          </table:table-cell>
          <table:table-cell office:value-type="string">
            <text:p>2013-07-25</text:p>
          </table:table-cell>
          <table:table-cell office:value-type="string">
            <text:p>A</text:p>
          </table:table-cell>
          <table:table-cell office:value-type="string">
            <text:p>2013-07-25</text:p>
          </table:table-cell>
          <table:table-cell office:value-type="float" office:value="673045735362">
            <text:p>67304573536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4.07 oli madalaim teada olev kaal 3590g</text:p>
          </table:table-cell>
          <table:table-cell office:value-type="string">
            <text:p>kaal 3590g</text:p>
          </table:table-cell>
          <table:table-cell office:value-type="string">
            <text:p><text:s/>( 7 % )</text:p>
          </table:table-cell>
          <table:table-cell office:value-type="string">
            <text:p>kaal</text:p>
          </table:table-cell>
          <table:table-cell office:value-type="float" office:value="3590">
            <text:p>359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828855">
            <text:p>19828855</text:p>
          </table:table-cell>
          <table:table-cell office:value-type="float" office:value="210005259">
            <text:p>210005259</text:p>
          </table:table-cell>
          <table:table-cell office:value-type="string">
            <text:p>2013-11-1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86138">
            <text:p>67303048613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.2013 <text:s text:c="2"/>: Sündis Apgariga 9-9 , kaal - 3590</text:p>
          </table:table-cell>
          <table:table-cell office:value-type="string">
            <text:p>kaal - 3590</text:p>
          </table:table-cell>
          <table:table-cell office:value-type="string">
            <text:p><text:s/>, pikkus - 52</text:p>
          </table:table-cell>
          <table:table-cell office:value-type="string">
            <text:p>kaal</text:p>
          </table:table-cell>
          <table:table-cell office:value-type="float" office:value="3590">
            <text:p>359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843196">
            <text:p>13843196</text:p>
          </table:table-cell>
          <table:table-cell office:value-type="float" office:value="186096386">
            <text:p>186096386</text:p>
          </table:table-cell>
          <table:table-cell office:value-type="string">
            <text:p>2013-07-01</text:p>
          </table:table-cell>
          <table:table-cell office:value-type="string">
            <text:p>A</text:p>
          </table:table-cell>
          <table:table-cell office:value-type="string">
            <text:p>2013-04-29</text:p>
          </table:table-cell>
          <table:table-cell office:value-type="float" office:value="15219617511">
            <text:p>1521961751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aps on sündinud ajalisena , sk 3600g</text:p>
          </table:table-cell>
          <table:table-cell office:value-type="string">
            <text:p><text:s/>sk 3600g</text:p>
          </table:table-cell>
          <table:table-cell office:value-type="string">
            <text:p><text:s/>ning esialgu kasvanud-arenenud </text:p>
          </table:table-cell>
          <table:table-cell office:value-type="string">
            <text:p><text:s/>sk</text:p>
          </table:table-cell>
          <table:table-cell office:value-type="float" office:value="3600">
            <text:p>36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22657">
            <text:p>9822657</text:p>
          </table:table-cell>
          <table:table-cell office:value-type="float" office:value="174193098">
            <text:p>174193098</text:p>
          </table:table-cell>
          <table:table-cell office:value-type="string">
            <text:p>2013-04-2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87012999001">
            <text:p>8701299900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aseduse kulg oli normaalne , sünnikaal 3600g</text:p>
          </table:table-cell>
          <table:table-cell office:value-type="string">
            <text:p>sünnikaal 3600g</text:p>
          </table:table-cell>
          <table:table-cell office:value-type="string">
            <text:p><text:s/>, pikkus 51cm</text:p>
          </table:table-cell>
          <table:table-cell office:value-type="string">
            <text:p>sünnikaal</text:p>
          </table:table-cell>
          <table:table-cell office:value-type="float" office:value="3600">
            <text:p>36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639467">
            <text:p>10639467</text:p>
          </table:table-cell>
          <table:table-cell office:value-type="float" office:value="180206931">
            <text:p>180206931</text:p>
          </table:table-cell>
          <table:table-cell office:value-type="string">
            <text:p>2013-05-29</text:p>
          </table:table-cell>
          <table:table-cell office:value-type="string">
            <text:p>A</text:p>
          </table:table-cell>
          <table:table-cell office:value-type="string">
            <text:p>2013-05-29</text:p>
          </table:table-cell>
          <table:table-cell office:value-type="float" office:value="673030369683">
            <text:p>673030369683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) vaginaalsel teel 24 . 05.13 . kaaluga 3618 g</text:p>
          </table:table-cell>
          <table:table-cell office:value-type="string">
            <text:p>kaaluga 3618 g</text:p>
          </table:table-cell>
          <table:table-cell/>
          <table:table-cell office:value-type="string">
            <text:p>kaaluga</text:p>
          </table:table-cell>
          <table:table-cell office:value-type="float" office:value="3618">
            <text:p>361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435981">
            <text:p>3435981</text:p>
          </table:table-cell>
          <table:table-cell office:value-type="float" office:value="140386680">
            <text:p>140386680</text:p>
          </table:table-cell>
          <table:table-cell office:value-type="string">
            <text:p>2012-10-04</text:p>
          </table:table-cell>
          <table:table-cell office:value-type="string">
            <text:p>A</text:p>
          </table:table-cell>
          <table:table-cell office:value-type="string">
            <text:p>2012-10-04</text:p>
          </table:table-cell>
          <table:table-cell office:value-type="float" office:value="10885360744">
            <text:p>1088536074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K 3750 g kaal koju minnes 3640 g</text:p>
          </table:table-cell>
          <table:table-cell office:value-type="string">
            <text:p>kaal koju minnes 3640 g</text:p>
          </table:table-cell>
          <table:table-cell/>
          <table:table-cell office:value-type="string">
            <text:p>kaal</text:p>
          </table:table-cell>
          <table:table-cell office:value-type="float" office:value="3640">
            <text:p>364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72552">
            <text:p>5372552</text:p>
          </table:table-cell>
          <table:table-cell office:value-type="float" office:value="92839913">
            <text:p>92839913</text:p>
          </table:table-cell>
          <table:table-cell office:value-type="string">
            <text:p>2012-04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8475976398">
            <text:p>28475976398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646g</text:p>
          </table:table-cell>
          <table:table-cell/>
          <table:table-cell office:value-type="string">
            <text:p>Kaal</text:p>
          </table:table-cell>
          <table:table-cell office:value-type="float" office:value="3646">
            <text:p>3646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486906">
            <text:p>6486906</text:p>
          </table:table-cell>
          <table:table-cell office:value-type="float" office:value="98623789">
            <text:p>98623789</text:p>
          </table:table-cell>
          <table:table-cell office:value-type="string">
            <text:p>2012-05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7156963154">
            <text:p>27156963154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3650 g</text:p>
          </table:table-cell>
          <table:table-cell office:value-type="string">
            <text:p><text:s/>; pikkus 52 cm ; pü 37 cm ; rü </text:p>
          </table:table-cell>
          <table:table-cell office:value-type="string">
            <text:p>Sünnikaal</text:p>
          </table:table-cell>
          <table:table-cell office:value-type="float" office:value="3650">
            <text:p>365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0967">
            <text:p>1100967</text:p>
          </table:table-cell>
          <table:table-cell office:value-type="float" office:value="147541096">
            <text:p>147541096</text:p>
          </table:table-cell>
          <table:table-cell office:value-type="string">
            <text:p>2012-08-16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91123350597">
            <text:p>91123350597</text:p>
          </table:table-cell>
          <table:table-cell office:value-type="string">
            <text:p>original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ünnib 08 : 57 elus tütarlaps , kaaluga 3656gr</text:p>
          </table:table-cell>
          <table:table-cell office:value-type="string">
            <text:p>kaaluga 3656gr</text:p>
          </table:table-cell>
          <table:table-cell office:value-type="string">
            <text:p><text:s/>, apgaritega 8-8 .</text:p>
          </table:table-cell>
          <table:table-cell office:value-type="string">
            <text:p>kaaluga</text:p>
          </table:table-cell>
          <table:table-cell office:value-type="float" office:value="3656">
            <text:p>3656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4487">
            <text:p>174487</text:p>
          </table:table-cell>
          <table:table-cell office:value-type="float" office:value="82745064">
            <text:p>82745064</text:p>
          </table:table-cell>
          <table:table-cell office:value-type="string">
            <text:p>2012-02-06</text:p>
          </table:table-cell>
          <table:table-cell office:value-type="string">
            <text:p>S</text:p>
          </table:table-cell>
          <table:table-cell office:value-type="string">
            <text:p>2012-02-01</text:p>
          </table:table-cell>
          <table:table-cell office:value-type="float" office:value="37019399810">
            <text:p>3701939981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1.02.2012 sündis poeg kaal 3674g</text:p>
          </table:table-cell>
          <table:table-cell office:value-type="string">
            <text:p>kaal 3674g</text:p>
          </table:table-cell>
          <table:table-cell office:value-type="string">
            <text:p><text:s/>, pikkus 50cm ja apgar 9/9</text:p>
          </table:table-cell>
          <table:table-cell office:value-type="string">
            <text:p>kaal</text:p>
          </table:table-cell>
          <table:table-cell office:value-type="float" office:value="3674">
            <text:p>367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00981">
            <text:p>22100981</text:p>
          </table:table-cell>
          <table:table-cell office:value-type="float" office:value="175063769">
            <text:p>175063769</text:p>
          </table:table-cell>
          <table:table-cell office:value-type="string">
            <text:p>2013-04-30</text:p>
          </table:table-cell>
          <table:table-cell office:value-type="string">
            <text:p>A</text:p>
          </table:table-cell>
          <table:table-cell office:value-type="string">
            <text:p>2013-04-30</text:p>
          </table:table-cell>
          <table:table-cell office:value-type="float" office:value="673030472148">
            <text:p>673030472148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änane kaal 3698g</text:p>
          </table:table-cell>
          <table:table-cell office:value-type="string">
            <text:p>kaal 3698g</text:p>
          </table:table-cell>
          <table:table-cell office:value-type="string">
            <text:p><text:s/>( -8,7 % sünnikaalust ) , ema s</text:p>
          </table:table-cell>
          <table:table-cell office:value-type="string">
            <text:p>kaal</text:p>
          </table:table-cell>
          <table:table-cell office:value-type="float" office:value="3698">
            <text:p>369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887406">
            <text:p>4887406</text:p>
          </table:table-cell>
          <table:table-cell office:value-type="float" office:value="140816005">
            <text:p>140816005</text:p>
          </table:table-cell>
          <table:table-cell office:value-type="string">
            <text:p>2012-08-04</text:p>
          </table:table-cell>
          <table:table-cell office:value-type="string">
            <text:p>A</text:p>
          </table:table-cell>
          <table:table-cell office:value-type="string">
            <text:p>2012-08-04</text:p>
          </table:table-cell>
          <table:table-cell office:value-type="float" office:value="28597159505">
            <text:p>28597159505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Kuna loote prognoositav kaal 3700g</text:p>
          </table:table-cell>
          <table:table-cell office:value-type="string">
            <text:p>kaal 3700g</text:p>
          </table:table-cell>
          <table:table-cell office:value-type="string">
            <text:p><text:s/>, siis sünnitamise plaan vagina</text:p>
          </table:table-cell>
          <table:table-cell office:value-type="string">
            <text:p>kaal</text:p>
          </table:table-cell>
          <table:table-cell office:value-type="float" office:value="3700">
            <text:p>37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367144">
            <text:p>20367144</text:p>
          </table:table-cell>
          <table:table-cell office:value-type="float" office:value="156409380">
            <text:p>156409380</text:p>
          </table:table-cell>
          <table:table-cell office:value-type="string">
            <text:p>2012-02-1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4007463359">
            <text:p>640074633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8.01.201220 : 23 . sünnib tütar kaaluga : 3702gr</text:p>
          </table:table-cell>
          <table:table-cell office:value-type="string">
            <text:p>kaaluga : 3702gr</text:p>
          </table:table-cell>
          <table:table-cell office:value-type="string">
            <text:p><text:s/>apgariga : 9-10 .</text:p>
          </table:table-cell>
          <table:table-cell office:value-type="string">
            <text:p>kaaluga</text:p>
          </table:table-cell>
          <table:table-cell office:value-type="float" office:value="3702">
            <text:p>3702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20557">
            <text:p>6220557</text:p>
          </table:table-cell>
          <table:table-cell office:value-type="float" office:value="147517847">
            <text:p>147517847</text:p>
          </table:table-cell>
          <table:table-cell office:value-type="string">
            <text:p>2012-04-11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56717728990">
            <text:p>5671772899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010 IVF , NR+S/C , sündis poeg kaaluga 3720 g</text:p>
          </table:table-cell>
          <table:table-cell office:value-type="string">
            <text:p>kaaluga 3720 g</text:p>
          </table:table-cell>
          <table:table-cell/>
          <table:table-cell office:value-type="string">
            <text:p>kaaluga</text:p>
          </table:table-cell>
          <table:table-cell office:value-type="float" office:value="3720">
            <text:p>372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580383">
            <text:p>9580383</text:p>
          </table:table-cell>
          <table:table-cell office:value-type="float" office:value="177063893">
            <text:p>177063893</text:p>
          </table:table-cell>
          <table:table-cell office:value-type="string">
            <text:p>2013-05-13</text:p>
          </table:table-cell>
          <table:table-cell office:value-type="string">
            <text:p>S</text:p>
          </table:table-cell>
          <table:table-cell office:value-type="string">
            <text:p>2013-05-09</text:p>
          </table:table-cell>
          <table:table-cell office:value-type="float" office:value="673035602192">
            <text:p>67303560219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3720 gr</text:p>
          </table:table-cell>
          <table:table-cell office:value-type="string">
            <text:p><text:s/>, sünnitus normis , GBS võtmata</text:p>
          </table:table-cell>
          <table:table-cell office:value-type="string">
            <text:p>SK</text:p>
          </table:table-cell>
          <table:table-cell office:value-type="float" office:value="3720">
            <text:p>372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166133">
            <text:p>23166133</text:p>
          </table:table-cell>
          <table:table-cell office:value-type="float" office:value="167812166">
            <text:p>167812166</text:p>
          </table:table-cell>
          <table:table-cell office:value-type="string">
            <text:p>2013-03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41413335">
            <text:p>67304141333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730 g</text:p>
          </table:table-cell>
          <table:table-cell/>
          <table:table-cell office:value-type="string">
            <text:p>Kaal</text:p>
          </table:table-cell>
          <table:table-cell office:value-type="float" office:value="3730">
            <text:p>373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006081">
            <text:p>10006081</text:p>
          </table:table-cell>
          <table:table-cell office:value-type="float" office:value="182031034">
            <text:p>182031034</text:p>
          </table:table-cell>
          <table:table-cell office:value-type="string">
            <text:p>2013-06-05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5952422">
            <text:p>673035952422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3730g</text:p>
          </table:table-cell>
          <table:table-cell/>
          <table:table-cell office:value-type="string">
            <text:p>SK</text:p>
          </table:table-cell>
          <table:table-cell office:value-type="float" office:value="3730">
            <text:p>373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2556">
            <text:p>162556</text:p>
          </table:table-cell>
          <table:table-cell office:value-type="float" office:value="143392954">
            <text:p>143392954</text:p>
          </table:table-cell>
          <table:table-cell office:value-type="string">
            <text:p>2012-10-26</text:p>
          </table:table-cell>
          <table:table-cell office:value-type="string">
            <text:p>S</text:p>
          </table:table-cell>
          <table:table-cell office:value-type="string">
            <text:p>2012-10-26</text:p>
          </table:table-cell>
          <table:table-cell office:value-type="float" office:value="61621754070">
            <text:p>61621754070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UHD : Ol kaal 3740,0</text:p>
          </table:table-cell>
          <table:table-cell office:value-type="string">
            <text:p>kaal 3740,0</text:p>
          </table:table-cell>
          <table:table-cell office:value-type="string">
            <text:p>+-546,0g</text:p>
          </table:table-cell>
          <table:table-cell office:value-type="string">
            <text:p>kaal</text:p>
          </table:table-cell>
          <table:table-cell office:value-type="float" office:value="3740">
            <text:p>374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8117">
            <text:p>338117</text:p>
          </table:table-cell>
          <table:table-cell office:value-type="float" office:value="92079222">
            <text:p>92079222</text:p>
          </table:table-cell>
          <table:table-cell office:value-type="string">
            <text:p>2012-04-09</text:p>
          </table:table-cell>
          <table:table-cell office:value-type="string">
            <text:p>S</text:p>
          </table:table-cell>
          <table:table-cell office:value-type="string">
            <text:p>2012-04-03</text:p>
          </table:table-cell>
          <table:table-cell office:value-type="float" office:value="99933596212">
            <text:p>9993359621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3.04.2012 sündis poeg kaal 3746g</text:p>
          </table:table-cell>
          <table:table-cell office:value-type="string">
            <text:p>kaal 3746g</text:p>
          </table:table-cell>
          <table:table-cell office:value-type="string">
            <text:p><text:s/>, pikkus 50cm ja apgar 9/9</text:p>
          </table:table-cell>
          <table:table-cell office:value-type="string">
            <text:p>kaal</text:p>
          </table:table-cell>
          <table:table-cell office:value-type="float" office:value="3746">
            <text:p>3746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43778">
            <text:p>9943778</text:p>
          </table:table-cell>
          <table:table-cell office:value-type="float" office:value="175354504">
            <text:p>175354504</text:p>
          </table:table-cell>
          <table:table-cell office:value-type="string">
            <text:p>2013-05-0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444946474">
            <text:p>67444946474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asedus , II sünnitus ajaline , sünnikaaluga 3750g</text:p>
          </table:table-cell>
          <table:table-cell office:value-type="string">
            <text:p>sünnikaaluga 3750g</text:p>
          </table:table-cell>
          <table:table-cell office:value-type="string">
            <text:p><text:s/>, pikkusega 52 cm ja pea ümberm</text:p>
          </table:table-cell>
          <table:table-cell office:value-type="string">
            <text:p>sünnikaaluga</text:p>
          </table:table-cell>
          <table:table-cell office:value-type="float" office:value="3750">
            <text:p>375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069148">
            <text:p>11069148</text:p>
          </table:table-cell>
          <table:table-cell office:value-type="float" office:value="157238778">
            <text:p>157238778</text:p>
          </table:table-cell>
          <table:table-cell office:value-type="string">
            <text:p>2012-05-2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88431474416">
            <text:p>88431474416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3760 gr</text:p>
          </table:table-cell>
          <table:table-cell office:value-type="string">
            <text:p><text:s/>, tänane kaal 3632 gr , kaalula</text:p>
          </table:table-cell>
          <table:table-cell office:value-type="string">
            <text:p>Sünnikaal</text:p>
          </table:table-cell>
          <table:table-cell office:value-type="float" office:value="3760">
            <text:p>376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4416507">
            <text:p>4416507</text:p>
          </table:table-cell>
          <table:table-cell office:value-type="float" office:value="90641679">
            <text:p>90641679</text:p>
          </table:table-cell>
          <table:table-cell office:value-type="string">
            <text:p>2012-03-27</text:p>
          </table:table-cell>
          <table:table-cell office:value-type="string">
            <text:p>A</text:p>
          </table:table-cell>
          <table:table-cell office:value-type="string">
            <text:p>2012-03-22</text:p>
          </table:table-cell>
          <table:table-cell office:value-type="float" office:value="34921667937">
            <text:p>3492166793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3790</text:p>
          </table:table-cell>
          <table:table-cell office:value-type="string">
            <text:p><text:s/>+ 1500g sünnikaalule</text:p>
          </table:table-cell>
          <table:table-cell office:value-type="string">
            <text:p>kaal</text:p>
          </table:table-cell>
          <table:table-cell office:value-type="float" office:value="3790">
            <text:p>379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09856">
            <text:p>9609856</text:p>
          </table:table-cell>
          <table:table-cell office:value-type="float" office:value="193124380">
            <text:p>193124380</text:p>
          </table:table-cell>
          <table:table-cell office:value-type="string">
            <text:p>2013-08-14</text:p>
          </table:table-cell>
          <table:table-cell office:value-type="string">
            <text:p>S</text:p>
          </table:table-cell>
          <table:table-cell office:value-type="string">
            <text:p>2013-08-09</text:p>
          </table:table-cell>
          <table:table-cell office:value-type="float" office:value="673031624248">
            <text:p>67303162424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9.08.2013 sündis poeg kaal 3798g</text:p>
          </table:table-cell>
          <table:table-cell office:value-type="string">
            <text:p>kaal 3798g</text:p>
          </table:table-cell>
          <table:table-cell office:value-type="string">
            <text:p><text:s/>, pikkus 55cm ja Apgar 9/9</text:p>
          </table:table-cell>
          <table:table-cell office:value-type="string">
            <text:p>kaal</text:p>
          </table:table-cell>
          <table:table-cell office:value-type="float" office:value="3798">
            <text:p>379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48163">
            <text:p>20148163</text:p>
          </table:table-cell>
          <table:table-cell office:value-type="float" office:value="197309703">
            <text:p>197309703</text:p>
          </table:table-cell>
          <table:table-cell office:value-type="string">
            <text:p>2013-09-12</text:p>
          </table:table-cell>
          <table:table-cell office:value-type="string">
            <text:p>A</text:p>
          </table:table-cell>
          <table:table-cell office:value-type="string">
            <text:p>2013-09-12</text:p>
          </table:table-cell>
          <table:table-cell office:value-type="float" office:value="673030495912">
            <text:p>67303049591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K 4070 g kaal koju minnes 3800 g</text:p>
          </table:table-cell>
          <table:table-cell office:value-type="string">
            <text:p>kaal koju minnes 3800 g</text:p>
          </table:table-cell>
          <table:table-cell/>
          <table:table-cell office:value-type="string">
            <text:p>kaal</text:p>
          </table:table-cell>
          <table:table-cell office:value-type="float" office:value="3800">
            <text:p>38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497306">
            <text:p>7497306</text:p>
          </table:table-cell>
          <table:table-cell office:value-type="float" office:value="84670175">
            <text:p>84670175</text:p>
          </table:table-cell>
          <table:table-cell office:value-type="string">
            <text:p>2012-02-16</text:p>
          </table:table-cell>
          <table:table-cell office:value-type="string">
            <text:p>A</text:p>
          </table:table-cell>
          <table:table-cell office:value-type="string">
            <text:p>2012-02-16</text:p>
          </table:table-cell>
          <table:table-cell office:value-type="float" office:value="53899842233">
            <text:p>53899842233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: 3800 g</text:p>
          </table:table-cell>
          <table:table-cell office:value-type="string">
            <text:p><text:s/>SM 3964 g</text:p>
          </table:table-cell>
          <table:table-cell office:value-type="string">
            <text:p>Kaal</text:p>
          </table:table-cell>
          <table:table-cell office:value-type="float" office:value="3800">
            <text:p>38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28066">
            <text:p>16028066</text:p>
          </table:table-cell>
          <table:table-cell office:value-type="float" office:value="158957819">
            <text:p>158957819</text:p>
          </table:table-cell>
          <table:table-cell office:value-type="string">
            <text:p>2013-01-18</text:p>
          </table:table-cell>
          <table:table-cell office:value-type="string">
            <text:p>S</text:p>
          </table:table-cell>
          <table:table-cell office:value-type="string">
            <text:p>2013-01-15</text:p>
          </table:table-cell>
          <table:table-cell office:value-type="float" office:value="74146915006">
            <text:p>74146915006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5.01.201300 : 01 . sünnib poeg kaaluga : 3804g</text:p>
          </table:table-cell>
          <table:table-cell office:value-type="string">
            <text:p>kaaluga : 3804g</text:p>
          </table:table-cell>
          <table:table-cell office:value-type="string">
            <text:p><text:s/>/ 50cm apgariga : 9/9 .</text:p>
          </table:table-cell>
          <table:table-cell office:value-type="string">
            <text:p>kaaluga</text:p>
          </table:table-cell>
          <table:table-cell office:value-type="float" office:value="3804">
            <text:p>380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704963">
            <text:p>6704963</text:p>
          </table:table-cell>
          <table:table-cell office:value-type="float" office:value="147528362">
            <text:p>147528362</text:p>
          </table:table-cell>
          <table:table-cell office:value-type="string">
            <text:p>2012-06-14</text:p>
          </table:table-cell>
          <table:table-cell office:value-type="string">
            <text:p>S</text:p>
          </table:table-cell>
          <table:table-cell office:value-type="string">
            <text:p>2012-06-10</text:p>
          </table:table-cell>
          <table:table-cell office:value-type="float" office:value="65782376390">
            <text:p>6578237639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sünnib elus , ajaline poeglaps kaaluga 3810g</text:p>
          </table:table-cell>
          <table:table-cell office:value-type="string">
            <text:p>kaaluga 3810g</text:p>
          </table:table-cell>
          <table:table-cell office:value-type="string">
            <text:p><text:s/>, pikkusega 51cm Apgari hinnete</text:p>
          </table:table-cell>
          <table:table-cell office:value-type="string">
            <text:p>kaaluga</text:p>
          </table:table-cell>
          <table:table-cell office:value-type="float" office:value="3810">
            <text:p>381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287157">
            <text:p>20287157</text:p>
          </table:table-cell>
          <table:table-cell office:value-type="float" office:value="174320543">
            <text:p>174320543</text:p>
          </table:table-cell>
          <table:table-cell office:value-type="string">
            <text:p>2013-04-26</text:p>
          </table:table-cell>
          <table:table-cell office:value-type="string">
            <text:p>A</text:p>
          </table:table-cell>
          <table:table-cell office:value-type="string">
            <text:p>2013-03-27</text:p>
          </table:table-cell>
          <table:table-cell office:value-type="float" office:value="76687410514">
            <text:p>7668741051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atoloogia Ema 180 cm isa 170 cm sk 3822g</text:p>
          </table:table-cell>
          <table:table-cell office:value-type="string">
            <text:p><text:s/>sk 3822g</text:p>
          </table:table-cell>
          <table:table-cell office:value-type="string">
            <text:p><text:s/>sp 52 cm Peres vanem õdeja ema </text:p>
          </table:table-cell>
          <table:table-cell office:value-type="string">
            <text:p><text:s/>sk</text:p>
          </table:table-cell>
          <table:table-cell office:value-type="float" office:value="3822">
            <text:p>3822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363083">
            <text:p>14363083</text:p>
          </table:table-cell>
          <table:table-cell office:value-type="float" office:value="157710081">
            <text:p>157710081</text:p>
          </table:table-cell>
          <table:table-cell office:value-type="string">
            <text:p>2012-09-10</text:p>
          </table:table-cell>
          <table:table-cell office:value-type="string">
            <text:p>A</text:p>
          </table:table-cell>
          <table:table-cell office:value-type="string">
            <text:p>2012-08-28</text:p>
          </table:table-cell>
          <table:table-cell office:value-type="float" office:value="48006760900">
            <text:p>4800676090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8.08.2012 Sündis poeglaps kaaluga 3830g</text:p>
          </table:table-cell>
          <table:table-cell office:value-type="string">
            <text:p>kaaluga 3830g</text:p>
          </table:table-cell>
          <table:table-cell/>
          <table:table-cell office:value-type="string">
            <text:p>kaaluga</text:p>
          </table:table-cell>
          <table:table-cell office:value-type="float" office:value="3830">
            <text:p>383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556016">
            <text:p>6556016</text:p>
          </table:table-cell>
          <table:table-cell office:value-type="float" office:value="154196838">
            <text:p>154196838</text:p>
          </table:table-cell>
          <table:table-cell office:value-type="string">
            <text:p>2012-12-21</text:p>
          </table:table-cell>
          <table:table-cell office:value-type="string">
            <text:p>S</text:p>
          </table:table-cell>
          <table:table-cell office:value-type="string">
            <text:p>2012-12-14</text:p>
          </table:table-cell>
          <table:table-cell office:value-type="float" office:value="79950980588">
            <text:p>7995098058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iagno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4 : 40 sündis tütarlaps : kaal 3840g</text:p>
          </table:table-cell>
          <table:table-cell office:value-type="string">
            <text:p>kaal 3840g</text:p>
          </table:table-cell>
          <table:table-cell office:value-type="string">
            <text:p><text:s/>, pikkus 51cm , Apgar 8-9 .</text:p>
          </table:table-cell>
          <table:table-cell office:value-type="string">
            <text:p>kaal</text:p>
          </table:table-cell>
          <table:table-cell office:value-type="float" office:value="3840">
            <text:p>384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660084">
            <text:p>6660084</text:p>
          </table:table-cell>
          <table:table-cell office:value-type="float" office:value="132753324">
            <text:p>132753324</text:p>
          </table:table-cell>
          <table:table-cell office:value-type="string">
            <text:p>2012-08-14</text:p>
          </table:table-cell>
          <table:table-cell office:value-type="string">
            <text:p>S</text:p>
          </table:table-cell>
          <table:table-cell office:value-type="string">
            <text:p>2012-08-04</text:p>
          </table:table-cell>
          <table:table-cell office:value-type="float" office:value="88178793221">
            <text:p>88178793221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36 sündis elus ajaline poeglaps kaaluga 3840g</text:p>
          </table:table-cell>
          <table:table-cell office:value-type="string">
            <text:p>kaaluga 3840g</text:p>
          </table:table-cell>
          <table:table-cell office:value-type="string">
            <text:p><text:s/>, pikkusega 52cm A-9-9 PH 7,45 </text:p>
          </table:table-cell>
          <table:table-cell office:value-type="string">
            <text:p>kaaluga</text:p>
          </table:table-cell>
          <table:table-cell office:value-type="float" office:value="3840">
            <text:p>384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073243">
            <text:p>15073243</text:p>
          </table:table-cell>
          <table:table-cell office:value-type="float" office:value="172307058">
            <text:p>172307058</text:p>
          </table:table-cell>
          <table:table-cell office:value-type="string">
            <text:p>2013-04-1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4105260631">
            <text:p>44105260631</text:p>
          </table:table-cell>
          <table:table-cell office:value-type="string">
            <text:p>original_2013</text:p>
          </table:table-cell>
          <table:table-cell office:value-type="string">
            <text:p>s_surgery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5 sündis elus ajaline poeglaps kaaluga 3844g</text:p>
          </table:table-cell>
          <table:table-cell office:value-type="string">
            <text:p>kaaluga 3844g</text:p>
          </table:table-cell>
          <table:table-cell office:value-type="string">
            <text:p><text:s/>pikkusega 52cm , AP 9-9 , pH-7,</text:p>
          </table:table-cell>
          <table:table-cell office:value-type="string">
            <text:p>kaaluga</text:p>
          </table:table-cell>
          <table:table-cell office:value-type="float" office:value="3844">
            <text:p>384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7910183">
            <text:p>7910183</text:p>
          </table:table-cell>
          <table:table-cell office:value-type="float" office:value="148452372">
            <text:p>148452372</text:p>
          </table:table-cell>
          <table:table-cell office:value-type="string">
            <text:p>2012-11-14</text:p>
          </table:table-cell>
          <table:table-cell office:value-type="string">
            <text:p>A</text:p>
          </table:table-cell>
          <table:table-cell office:value-type="string">
            <text:p>2012-11-14</text:p>
          </table:table-cell>
          <table:table-cell office:value-type="float" office:value="12906560131">
            <text:p>12906560131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edus , sünnitus ii , apgar 9/9 , sk 3860</text:p>
          </table:table-cell>
          <table:table-cell office:value-type="string">
            <text:p><text:s/>sk 3860</text:p>
          </table:table-cell>
          <table:table-cell office:value-type="string">
            <text:p><text:s/>.</text:p>
          </table:table-cell>
          <table:table-cell office:value-type="string">
            <text:p><text:s/>sk</text:p>
          </table:table-cell>
          <table:table-cell office:value-type="float" office:value="3860">
            <text:p>386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1151357">
            <text:p>21151357</text:p>
          </table:table-cell>
          <table:table-cell office:value-type="float" office:value="163318182">
            <text:p>163318182</text:p>
          </table:table-cell>
          <table:table-cell office:value-type="string">
            <text:p>2013-02-2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28276">
            <text:p>67303032827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est sünnitusest , peaseisust , SK 3860 g</text:p>
          </table:table-cell>
          <table:table-cell office:value-type="string">
            <text:p>SK 3860 g</text:p>
          </table:table-cell>
          <table:table-cell office:value-type="string">
            <text:p><text:s/>, perekonnaanamnees DCC-le neg</text:p>
          </table:table-cell>
          <table:table-cell office:value-type="string">
            <text:p>SK</text:p>
          </table:table-cell>
          <table:table-cell office:value-type="float" office:value="3860">
            <text:p>386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661149">
            <text:p>9661149</text:p>
          </table:table-cell>
          <table:table-cell office:value-type="float" office:value="167821535">
            <text:p>167821535</text:p>
          </table:table-cell>
          <table:table-cell office:value-type="string">
            <text:p>2013-03-05</text:p>
          </table:table-cell>
          <table:table-cell office:value-type="string">
            <text:p>S</text:p>
          </table:table-cell>
          <table:table-cell office:value-type="string">
            <text:p>2013-02-27</text:p>
          </table:table-cell>
          <table:table-cell office:value-type="float" office:value="673031201168">
            <text:p>67303120116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7.02.2013 sündis tütar kaal 3868g</text:p>
          </table:table-cell>
          <table:table-cell office:value-type="string">
            <text:p>kaal 3868g</text:p>
          </table:table-cell>
          <table:table-cell office:value-type="string">
            <text:p><text:s/>, pikkus 51cm ja apgar 9/9</text:p>
          </table:table-cell>
          <table:table-cell office:value-type="string">
            <text:p>kaal</text:p>
          </table:table-cell>
          <table:table-cell office:value-type="float" office:value="3868">
            <text:p>386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9169">
            <text:p>2079169</text:p>
          </table:table-cell>
          <table:table-cell office:value-type="float" office:value="80461369">
            <text:p>80461369</text:p>
          </table:table-cell>
          <table:table-cell office:value-type="string">
            <text:p>2012-01-16</text:p>
          </table:table-cell>
          <table:table-cell office:value-type="string">
            <text:p>A</text:p>
          </table:table-cell>
          <table:table-cell office:value-type="string">
            <text:p>2012-01-16</text:p>
          </table:table-cell>
          <table:table-cell office:value-type="float" office:value="67722684160">
            <text:p>6772268416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Vaakumsünnitus SK - 3900</text:p>
          </table:table-cell>
          <table:table-cell office:value-type="string">
            <text:p>SK - 3900</text:p>
          </table:table-cell>
          <table:table-cell office:value-type="string">
            <text:p><text:s/>, pikkus -51cm , pü - 34cm</text:p>
          </table:table-cell>
          <table:table-cell office:value-type="string">
            <text:p>SK</text:p>
          </table:table-cell>
          <table:table-cell office:value-type="float" office:value="3900">
            <text:p>39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8101067">
            <text:p>8101067</text:p>
          </table:table-cell>
          <table:table-cell office:value-type="float" office:value="136380007">
            <text:p>136380007</text:p>
          </table:table-cell>
          <table:table-cell office:value-type="string">
            <text:p>2012-08-31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3165444382">
            <text:p>63165444382</text:p>
          </table:table-cell>
          <table:table-cell office:value-type="string">
            <text:p>original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ubiini väärtusega 246 mcmol/L , kaaluga 3910 g</text:p>
          </table:table-cell>
          <table:table-cell office:value-type="string">
            <text:p>kaaluga 3910 g</text:p>
          </table:table-cell>
          <table:table-cell/>
          <table:table-cell office:value-type="string">
            <text:p>kaaluga</text:p>
          </table:table-cell>
          <table:table-cell office:value-type="float" office:value="3910">
            <text:p>391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516327">
            <text:p>10516327</text:p>
          </table:table-cell>
          <table:table-cell office:value-type="float" office:value="185139161">
            <text:p>185139161</text:p>
          </table:table-cell>
          <table:table-cell office:value-type="string">
            <text:p>2013-06-26</text:p>
          </table:table-cell>
          <table:table-cell office:value-type="string">
            <text:p>S</text:p>
          </table:table-cell>
          <table:table-cell office:value-type="string">
            <text:p>2013-06-22</text:p>
          </table:table-cell>
          <table:table-cell office:value-type="float" office:value="24247527703">
            <text:p>2424752770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2.06.201321 : 11 . sünnib poeg kaaluga : 3934g</text:p>
          </table:table-cell>
          <table:table-cell office:value-type="string">
            <text:p>kaaluga : 3934g</text:p>
          </table:table-cell>
          <table:table-cell office:value-type="string">
            <text:p><text:s/>, pikkus 51cm apgariga : 1 ` - </text:p>
          </table:table-cell>
          <table:table-cell office:value-type="string">
            <text:p>kaaluga</text:p>
          </table:table-cell>
          <table:table-cell office:value-type="float" office:value="3934">
            <text:p>3934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52358">
            <text:p>152358</text:p>
          </table:table-cell>
          <table:table-cell office:value-type="float" office:value="133054363">
            <text:p>133054363</text:p>
          </table:table-cell>
          <table:table-cell office:value-type="string">
            <text:p>2012-08-13</text:p>
          </table:table-cell>
          <table:table-cell office:value-type="string">
            <text:p>S</text:p>
          </table:table-cell>
          <table:table-cell office:value-type="string">
            <text:p>2012-08-03</text:p>
          </table:table-cell>
          <table:table-cell office:value-type="float" office:value="94589280832">
            <text:p>94589280832</text:p>
          </table:table-cell>
          <table:table-cell office:value-type="string">
            <text:p>original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3.08.2012 sündis poeg kaal 3958g</text:p>
          </table:table-cell>
          <table:table-cell office:value-type="string">
            <text:p>kaal 3958g</text:p>
          </table:table-cell>
          <table:table-cell office:value-type="string">
            <text:p><text:s/>, pikkus 54cm ja apgar 9/9</text:p>
          </table:table-cell>
          <table:table-cell office:value-type="string">
            <text:p>kaal</text:p>
          </table:table-cell>
          <table:table-cell office:value-type="float" office:value="3958">
            <text:p>395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34068">
            <text:p>10334068</text:p>
          </table:table-cell>
          <table:table-cell office:value-type="float" office:value="208499898">
            <text:p>208499898</text:p>
          </table:table-cell>
          <table:table-cell office:value-type="string">
            <text:p>2013-11-11</text:p>
          </table:table-cell>
          <table:table-cell office:value-type="string">
            <text:p>S</text:p>
          </table:table-cell>
          <table:table-cell office:value-type="string">
            <text:p>2013-11-08</text:p>
          </table:table-cell>
          <table:table-cell office:value-type="float" office:value="673047441251">
            <text:p>67304744125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8.11.201302 : 56 . sünnib tütar kaaluga : 4018</text:p>
          </table:table-cell>
          <table:table-cell office:value-type="string">
            <text:p>kaaluga : 4018</text:p>
          </table:table-cell>
          <table:table-cell office:value-type="string">
            <text:p>/51 . apgariga : 9/10 .</text:p>
          </table:table-cell>
          <table:table-cell office:value-type="string">
            <text:p>kaaluga</text:p>
          </table:table-cell>
          <table:table-cell office:value-type="float" office:value="4018">
            <text:p>4018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756464">
            <text:p>11756464</text:p>
          </table:table-cell>
          <table:table-cell office:value-type="float" office:value="163050547">
            <text:p>163050547</text:p>
          </table:table-cell>
          <table:table-cell office:value-type="string">
            <text:p>2011-11-0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0330858907">
            <text:p>60330858907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* 02.11.2011 <text:s text:c="2"/>: kaal 4020</text:p>
          </table:table-cell>
          <table:table-cell office:value-type="string">
            <text:p>kaal 4020</text:p>
          </table:table-cell>
          <table:table-cell office:value-type="string">
            <text:p><text:s/>, pikkust 53</text:p>
          </table:table-cell>
          <table:table-cell office:value-type="string">
            <text:p>kaal</text:p>
          </table:table-cell>
          <table:table-cell office:value-type="float" office:value="4020">
            <text:p>40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350870">
            <text:p>13350870</text:p>
          </table:table-cell>
          <table:table-cell office:value-type="float" office:value="188387458">
            <text:p>188387458</text:p>
          </table:table-cell>
          <table:table-cell office:value-type="string">
            <text:p>2013-07-16</text:p>
          </table:table-cell>
          <table:table-cell office:value-type="string">
            <text:p>A</text:p>
          </table:table-cell>
          <table:table-cell office:value-type="string">
            <text:p>2013-07-16</text:p>
          </table:table-cell>
          <table:table-cell office:value-type="float" office:value="75963288322">
            <text:p>75963288322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4020</text:p>
          </table:table-cell>
          <table:table-cell office:value-type="string">
            <text:p><text:s/>-&gt; 3 kuuselt 6370 , 6 k -&gt; 1191</text:p>
          </table:table-cell>
          <table:table-cell office:value-type="string">
            <text:p>Sünnikaal</text:p>
          </table:table-cell>
          <table:table-cell office:value-type="float" office:value="4020">
            <text:p>402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94035">
            <text:p>5694035</text:p>
          </table:table-cell>
          <table:table-cell office:value-type="float" office:value="148973890">
            <text:p>148973890</text:p>
          </table:table-cell>
          <table:table-cell office:value-type="string">
            <text:p>2012-11-1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32258541522">
            <text:p>3225854152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Rinnapiimatoidul , kaal 4020g</text:p>
          </table:table-cell>
          <table:table-cell office:value-type="string">
            <text:p>kaal 4020g</text:p>
          </table:table-cell>
          <table:table-cell/>
          <table:table-cell office:value-type="string">
            <text:p>kaal</text:p>
          </table:table-cell>
          <table:table-cell office:value-type="float" office:value="4020">
            <text:p>402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946387">
            <text:p>9946387</text:p>
          </table:table-cell>
          <table:table-cell office:value-type="float" office:value="176115972">
            <text:p>176115972</text:p>
          </table:table-cell>
          <table:table-cell office:value-type="string">
            <text:p>2013-05-07</text:p>
          </table:table-cell>
          <table:table-cell office:value-type="string">
            <text:p>S</text:p>
          </table:table-cell>
          <table:table-cell office:value-type="string">
            <text:p>2013-05-04</text:p>
          </table:table-cell>
          <table:table-cell office:value-type="float" office:value="673046693098">
            <text:p>673046693098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4.05.2013 sündis tütar kaal 4040g</text:p>
          </table:table-cell>
          <table:table-cell office:value-type="string">
            <text:p>kaal 4040g</text:p>
          </table:table-cell>
          <table:table-cell office:value-type="string">
            <text:p><text:s/>, pikkus 54cm ja apgar 9/9</text:p>
          </table:table-cell>
          <table:table-cell office:value-type="string">
            <text:p>kaal</text:p>
          </table:table-cell>
          <table:table-cell office:value-type="float" office:value="4040">
            <text:p>404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000233">
            <text:p>19000233</text:p>
          </table:table-cell>
          <table:table-cell office:value-type="float" office:value="199670293">
            <text:p>199670293</text:p>
          </table:table-cell>
          <table:table-cell office:value-type="string">
            <text:p>2013-09-26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63539">
            <text:p>67303036353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idul , palavikuta akebusteta , kaal 4080 gr</text:p>
          </table:table-cell>
          <table:table-cell office:value-type="string">
            <text:p>kaal 4080 gr</text:p>
          </table:table-cell>
          <table:table-cell office:value-type="string">
            <text:p><text:s/>pikkus 55,5 cm Pü 37,5 cm lihas</text:p>
          </table:table-cell>
          <table:table-cell office:value-type="string">
            <text:p>kaal</text:p>
          </table:table-cell>
          <table:table-cell office:value-type="float" office:value="4080">
            <text:p>408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51126">
            <text:p>10351126</text:p>
          </table:table-cell>
          <table:table-cell office:value-type="float" office:value="206835197">
            <text:p>206835197</text:p>
          </table:table-cell>
          <table:table-cell office:value-type="string">
            <text:p>2013-11-04</text:p>
          </table:table-cell>
          <table:table-cell office:value-type="string">
            <text:p>S</text:p>
          </table:table-cell>
          <table:table-cell office:value-type="string">
            <text:p>2013-10-24</text:p>
          </table:table-cell>
          <table:table-cell office:value-type="float" office:value="673030749371">
            <text:p>673030749371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4.10.201321 : 54 . sünnib tütar kaaluga : 4098g</text:p>
          </table:table-cell>
          <table:table-cell office:value-type="string">
            <text:p>kaaluga : 4098g</text:p>
          </table:table-cell>
          <table:table-cell office:value-type="string">
            <text:p><text:s/>, 52cm apgariga : 9-10 . nabavä</text:p>
          </table:table-cell>
          <table:table-cell office:value-type="string">
            <text:p>kaaluga</text:p>
          </table:table-cell>
          <table:table-cell office:value-type="float" office:value="4098">
            <text:p>409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865119">
            <text:p>6865119</text:p>
          </table:table-cell>
          <table:table-cell office:value-type="float" office:value="135705865">
            <text:p>135705865</text:p>
          </table:table-cell>
          <table:table-cell office:value-type="string">
            <text:p>2012-09-04</text:p>
          </table:table-cell>
          <table:table-cell office:value-type="string">
            <text:p>S</text:p>
          </table:table-cell>
          <table:table-cell office:value-type="string">
            <text:p>2012-08-27</text:p>
          </table:table-cell>
          <table:table-cell office:value-type="float" office:value="92399419425">
            <text:p>92399419425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5 sünnib elus ajaline poeglaps kaaluga 4120g</text:p>
          </table:table-cell>
          <table:table-cell office:value-type="string">
            <text:p>kaaluga 4120g</text:p>
          </table:table-cell>
          <table:table-cell office:value-type="string">
            <text:p>/pikkus 55 cm ; Apgar 8-&gt; 9 , pH</text:p>
          </table:table-cell>
          <table:table-cell office:value-type="string">
            <text:p>kaaluga</text:p>
          </table:table-cell>
          <table:table-cell office:value-type="float" office:value="4120">
            <text:p>412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273146">
            <text:p>6273146</text:p>
          </table:table-cell>
          <table:table-cell office:value-type="float" office:value="154644387">
            <text:p>154644387</text:p>
          </table:table-cell>
          <table:table-cell office:value-type="string">
            <text:p>2012-12-31</text:p>
          </table:table-cell>
          <table:table-cell office:value-type="string">
            <text:p>S</text:p>
          </table:table-cell>
          <table:table-cell office:value-type="string">
            <text:p>2012-12-31</text:p>
          </table:table-cell>
          <table:table-cell office:value-type="float" office:value="34695670316">
            <text:p>34695670316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ünnikaal 4180 g</text:p>
          </table:table-cell>
          <table:table-cell office:value-type="string">
            <text:p><text:s/>; pikkus 55 cm ; pü 35 cm ; rü </text:p>
          </table:table-cell>
          <table:table-cell office:value-type="string">
            <text:p>Sünnikaal</text:p>
          </table:table-cell>
          <table:table-cell office:value-type="float" office:value="4180">
            <text:p>418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802465">
            <text:p>9802465</text:p>
          </table:table-cell>
          <table:table-cell office:value-type="float" office:value="186672466">
            <text:p>186672466</text:p>
          </table:table-cell>
          <table:table-cell office:value-type="string">
            <text:p>2013-07-03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26847238677">
            <text:p>26847238677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013 kell 01.00 sündis poeglaps kaal 4200g</text:p>
          </table:table-cell>
          <table:table-cell office:value-type="string">
            <text:p>kaal 4200g</text:p>
          </table:table-cell>
          <table:table-cell office:value-type="string">
            <text:p><text:s/>, pikkus 54 cm , Apgar 09/09 p</text:p>
          </table:table-cell>
          <table:table-cell office:value-type="string">
            <text:p>kaal</text:p>
          </table:table-cell>
          <table:table-cell office:value-type="float" office:value="4200">
            <text:p>42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9770608">
            <text:p>9770608</text:p>
          </table:table-cell>
          <table:table-cell office:value-type="float" office:value="188072953">
            <text:p>188072953</text:p>
          </table:table-cell>
          <table:table-cell office:value-type="string">
            <text:p>2013-07-07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3546743">
            <text:p>673033546743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4242g</text:p>
          </table:table-cell>
          <table:table-cell office:value-type="string">
            <text:p><text:s/>, kaaludefitsiit 2,3 %</text:p>
          </table:table-cell>
          <table:table-cell office:value-type="string">
            <text:p>Kaal</text:p>
          </table:table-cell>
          <table:table-cell office:value-type="float" office:value="4242">
            <text:p>4242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2151117">
            <text:p>22151117</text:p>
          </table:table-cell>
          <table:table-cell office:value-type="float" office:value="207168703">
            <text:p>207168703</text:p>
          </table:table-cell>
          <table:table-cell office:value-type="string">
            <text:p>2013-11-01</text:p>
          </table:table-cell>
          <table:table-cell office:value-type="string">
            <text:p>A</text:p>
          </table:table-cell>
          <table:table-cell office:value-type="string">
            <text:p>2013-04-10</text:p>
          </table:table-cell>
          <table:table-cell office:value-type="float" office:value="38403879659">
            <text:p>38403879659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usega kaaluiive + 20 kg , lapse kaal 4300g</text:p>
          </table:table-cell>
          <table:table-cell office:value-type="string">
            <text:p>kaal 4300g</text:p>
          </table:table-cell>
          <table:table-cell/>
          <table:table-cell office:value-type="string">
            <text:p>kaal</text:p>
          </table:table-cell>
          <table:table-cell office:value-type="float" office:value="4300">
            <text:p>43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1944486">
            <text:p>11944486</text:p>
          </table:table-cell>
          <table:table-cell office:value-type="float" office:value="215088492">
            <text:p>215088492</text:p>
          </table:table-cell>
          <table:table-cell office:value-type="string">
            <text:p>2013-12-12</text:p>
          </table:table-cell>
          <table:table-cell office:value-type="string">
            <text:p>A</text:p>
          </table:table-cell>
          <table:table-cell office:value-type="string">
            <text:p>2013-10-16</text:p>
          </table:table-cell>
          <table:table-cell office:value-type="float" office:value="55579634420">
            <text:p>55579634420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6.10.201320 : 59 . sünnib poeg kaaluga : 4308 g</text:p>
          </table:table-cell>
          <table:table-cell office:value-type="string">
            <text:p>kaaluga : 4308 g</text:p>
          </table:table-cell>
          <table:table-cell office:value-type="string">
            <text:p><text:s/>ja pikkus 54cm apgariga : 8-8 .</text:p>
          </table:table-cell>
          <table:table-cell office:value-type="string">
            <text:p>kaaluga</text:p>
          </table:table-cell>
          <table:table-cell office:value-type="float" office:value="4308">
            <text:p>4308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788768">
            <text:p>20788768</text:p>
          </table:table-cell>
          <table:table-cell office:value-type="float" office:value="158576057">
            <text:p>158576057</text:p>
          </table:table-cell>
          <table:table-cell office:value-type="string">
            <text:p>2013-01-23</text:p>
          </table:table-cell>
          <table:table-cell office:value-type="string">
            <text:p>A</text:p>
          </table:table-cell>
          <table:table-cell office:value-type="string">
            <text:p>2013-01-23</text:p>
          </table:table-cell>
          <table:table-cell office:value-type="float" office:value="673043094732">
            <text:p>6730430947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SK 4320 g</text:p>
          </table:table-cell>
          <table:table-cell office:value-type="string">
            <text:p><text:s/>kaal koju minnes 4040 g</text:p>
          </table:table-cell>
          <table:table-cell office:value-type="string">
            <text:p>SK</text:p>
          </table:table-cell>
          <table:table-cell office:value-type="float" office:value="4320">
            <text:p>432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61869">
            <text:p>5361869</text:p>
          </table:table-cell>
          <table:table-cell office:value-type="float" office:value="94407789">
            <text:p>94407789</text:p>
          </table:table-cell>
          <table:table-cell office:value-type="string">
            <text:p>2012-04-1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71462467581">
            <text:p>71462467581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8 p , kaal 4350g</text:p>
          </table:table-cell>
          <table:table-cell office:value-type="string">
            <text:p>kaal 4350g</text:p>
          </table:table-cell>
          <table:table-cell office:value-type="string">
            <text:p><text:s/>, + 80 g 3p , roe kollane , sag</text:p>
          </table:table-cell>
          <table:table-cell office:value-type="string">
            <text:p>kaal</text:p>
          </table:table-cell>
          <table:table-cell office:value-type="float" office:value="4350">
            <text:p>435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4620618">
            <text:p>14620618</text:p>
          </table:table-cell>
          <table:table-cell office:value-type="float" office:value="157113584">
            <text:p>157113584</text:p>
          </table:table-cell>
          <table:table-cell office:value-type="string">
            <text:p>2012-04-05</text:p>
          </table:table-cell>
          <table:table-cell office:value-type="string">
            <text:p>A</text:p>
          </table:table-cell>
          <table:table-cell office:value-type="string">
            <text:p>2012-03-22</text:p>
          </table:table-cell>
          <table:table-cell office:value-type="float" office:value="33464690155">
            <text:p>33464690155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Puhas kaal 4366g</text:p>
          </table:table-cell>
          <table:table-cell office:value-type="string">
            <text:p>kaal 4366g</text:p>
          </table:table-cell>
          <table:table-cell office:value-type="string">
            <text:p><text:s/>, kahe nädala iive + 470g</text:p>
          </table:table-cell>
          <table:table-cell office:value-type="string">
            <text:p>kaal</text:p>
          </table:table-cell>
          <table:table-cell office:value-type="float" office:value="4366">
            <text:p>4366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0303564">
            <text:p>10303564</text:p>
          </table:table-cell>
          <table:table-cell office:value-type="float" office:value="199497009">
            <text:p>199497009</text:p>
          </table:table-cell>
          <table:table-cell office:value-type="string">
            <text:p>2013-09-1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673038093470">
            <text:p>673038093470</text:p>
          </table:table-cell>
          <table:table-cell office:value-type="string">
            <text:p>original_2013</text:p>
          </table:table-cell>
          <table:table-cell office:value-type="string">
            <text:p>s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7 sünnib elus ajaline poeglaps kaaluga 4366g</text:p>
          </table:table-cell>
          <table:table-cell office:value-type="string">
            <text:p>kaaluga 4366g</text:p>
          </table:table-cell>
          <table:table-cell office:value-type="string">
            <text:p><text:s/>, Apgarid 9/9 palli</text:p>
          </table:table-cell>
          <table:table-cell office:value-type="string">
            <text:p>kaaluga</text:p>
          </table:table-cell>
          <table:table-cell office:value-type="float" office:value="4366">
            <text:p>4366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6049870">
            <text:p>16049870</text:p>
          </table:table-cell>
          <table:table-cell office:value-type="float" office:value="155195993">
            <text:p>155195993</text:p>
          </table:table-cell>
          <table:table-cell office:value-type="string">
            <text:p>2012-12-19</text:p>
          </table:table-cell>
          <table:table-cell office:value-type="string">
            <text:p>S</text:p>
          </table:table-cell>
          <table:table-cell office:value-type="string">
            <text:p>2012-12-16</text:p>
          </table:table-cell>
          <table:table-cell office:value-type="float" office:value="673045240449">
            <text:p>673045240449</text:p>
          </table:table-cell>
          <table:table-cell office:value-type="string">
            <text:p>original_2013</text:p>
          </table:table-cell>
          <table:table-cell office:value-type="string">
            <text:p>s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16.12.201210 : 42 . sünnib poeg kaaluga : 4382 g</text:p>
          </table:table-cell>
          <table:table-cell office:value-type="string">
            <text:p>kaaluga : 4382 g</text:p>
          </table:table-cell>
          <table:table-cell office:value-type="string">
            <text:p><text:s/>55 cm apgariga : 8 - 8 .</text:p>
          </table:table-cell>
          <table:table-cell office:value-type="string">
            <text:p>kaaluga</text:p>
          </table:table-cell>
          <table:table-cell office:value-type="float" office:value="4382">
            <text:p>4382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0101276">
            <text:p>20101276</text:p>
          </table:table-cell>
          <table:table-cell office:value-type="float" office:value="205409499">
            <text:p>205409499</text:p>
          </table:table-cell>
          <table:table-cell office:value-type="string">
            <text:p>2013-10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49867">
            <text:p>673030349867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 I sünnitusest ajalise lapsena sünnikaaluga 4480 gramm</text:p>
          </table:table-cell>
          <table:table-cell office:value-type="string">
            <text:p>sünnikaaluga 4480 gramm</text:p>
          </table:table-cell>
          <table:table-cell office:value-type="string">
            <text:p>i</text:p>
          </table:table-cell>
          <table:table-cell office:value-type="string">
            <text:p>sünnikaaluga</text:p>
          </table:table-cell>
          <table:table-cell office:value-type="float" office:value="4480">
            <text:p>4480</text:p>
          </table:table-cell>
          <table:table-cell table:number-columns-repeated="2" office:value-type="string">
            <text:p>NULL</text:p>
          </table:table-cell>
          <table:table-cell office:value-type="string">
            <text:p>gramm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09452">
            <text:p>5309452</text:p>
          </table:table-cell>
          <table:table-cell office:value-type="float" office:value="127198541">
            <text:p>127198541</text:p>
          </table:table-cell>
          <table:table-cell office:value-type="string">
            <text:p>2012-06-2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13842563635">
            <text:p>13842563635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4550g</text:p>
          </table:table-cell>
          <table:table-cell office:value-type="string">
            <text:p><text:s/>, kaaluiive 10 päevaga 500g</text:p>
          </table:table-cell>
          <table:table-cell office:value-type="string">
            <text:p>kaal</text:p>
          </table:table-cell>
          <table:table-cell office:value-type="float" office:value="4550">
            <text:p>455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46592">
            <text:p>3646592</text:p>
          </table:table-cell>
          <table:table-cell office:value-type="float" office:value="150844757">
            <text:p>150844757</text:p>
          </table:table-cell>
          <table:table-cell office:value-type="string">
            <text:p>2012-12-05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5722919922">
            <text:p>9572291992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<text:s/>2sün-st , ajaline , Apgar9/10 , sk -4555</text:p>
          </table:table-cell>
          <table:table-cell office:value-type="string">
            <text:p><text:s/>sk -4555</text:p>
          </table:table-cell>
          <table:table-cell office:value-type="string">
            <text:p><text:s/>, koju minnes kaal-4320 ( 25.11</text:p>
          </table:table-cell>
          <table:table-cell office:value-type="string">
            <text:p><text:s/>sk</text:p>
          </table:table-cell>
          <table:table-cell office:value-type="float" office:value="4555">
            <text:p>4555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154314">
            <text:p>13154314</text:p>
          </table:table-cell>
          <table:table-cell office:value-type="float" office:value="157799032">
            <text:p>157799032</text:p>
          </table:table-cell>
          <table:table-cell office:value-type="string">
            <text:p>2012-09-20</text:p>
          </table:table-cell>
          <table:table-cell office:value-type="string">
            <text:p>A</text:p>
          </table:table-cell>
          <table:table-cell office:value-type="string">
            <text:p>2012-09-10</text:p>
          </table:table-cell>
          <table:table-cell office:value-type="float" office:value="81220579091">
            <text:p>8122057909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4 juulil 2012 elus ajalise poja sk 4872 g</text:p>
          </table:table-cell>
          <table:table-cell office:value-type="string">
            <text:p><text:s/>sk 4872 g</text:p>
          </table:table-cell>
          <table:table-cell office:value-type="string">
            <text:p><text:s/>Praegu lakteerib kõik toidukorr</text:p>
          </table:table-cell>
          <table:table-cell office:value-type="string">
            <text:p><text:s/>sk</text:p>
          </table:table-cell>
          <table:table-cell office:value-type="float" office:value="4872">
            <text:p>4872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8064939">
            <text:p>18064939</text:p>
          </table:table-cell>
          <table:table-cell office:value-type="float" office:value="198099371">
            <text:p>198099371</text:p>
          </table:table-cell>
          <table:table-cell office:value-type="string">
            <text:p>2013-09-1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448932">
            <text:p>673030448932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4950g</text:p>
          </table:table-cell>
          <table:table-cell/>
          <table:table-cell office:value-type="string">
            <text:p>Kaal</text:p>
          </table:table-cell>
          <table:table-cell office:value-type="float" office:value="4950">
            <text:p>495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982011">
            <text:p>17982011</text:p>
          </table:table-cell>
          <table:table-cell office:value-type="float" office:value="164793741">
            <text:p>164793741</text:p>
          </table:table-cell>
          <table:table-cell office:value-type="string">
            <text:p>2013-02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58426">
            <text:p>673030358426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4950g</text:p>
          </table:table-cell>
          <table:table-cell office:value-type="string">
            <text:p><text:s/>( + 1560g ) , pikkus 56,5cm , P</text:p>
          </table:table-cell>
          <table:table-cell office:value-type="string">
            <text:p>Kaal</text:p>
          </table:table-cell>
          <table:table-cell office:value-type="float" office:value="4950">
            <text:p>495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7144607">
            <text:p>17144607</text:p>
          </table:table-cell>
          <table:table-cell office:value-type="float" office:value="168866296">
            <text:p>168866296</text:p>
          </table:table-cell>
          <table:table-cell office:value-type="string">
            <text:p>2013-02-28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5233530">
            <text:p>673035233530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-5180gr</text:p>
          </table:table-cell>
          <table:table-cell/>
          <table:table-cell office:value-type="string">
            <text:p>Kaal</text:p>
          </table:table-cell>
          <table:table-cell office:value-type="float" office:value="5180">
            <text:p>518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690242">
            <text:p>5690242</text:p>
          </table:table-cell>
          <table:table-cell office:value-type="float" office:value="134402157">
            <text:p>134402157</text:p>
          </table:table-cell>
          <table:table-cell office:value-type="string">
            <text:p>2012-08-27</text:p>
          </table:table-cell>
          <table:table-cell office:value-type="string">
            <text:p>A</text:p>
          </table:table-cell>
          <table:table-cell office:value-type="string">
            <text:p>2012-08-27</text:p>
          </table:table-cell>
          <table:table-cell office:value-type="float" office:value="65007494820">
            <text:p>6500749482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27.08.2012 - Kaal 5380 gr</text:p>
          </table:table-cell>
          <table:table-cell office:value-type="string">
            <text:p>Kaal 5380 gr</text:p>
          </table:table-cell>
          <table:table-cell office:value-type="string">
            <text:p><text:s/>, pikkus 60 cm , pea 40,5 cm</text:p>
          </table:table-cell>
          <table:table-cell office:value-type="string">
            <text:p>Kaal</text:p>
          </table:table-cell>
          <table:table-cell office:value-type="float" office:value="5380">
            <text:p>538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042022">
            <text:p>3042022</text:p>
          </table:table-cell>
          <table:table-cell office:value-type="float" office:value="124227766">
            <text:p>124227766</text:p>
          </table:table-cell>
          <table:table-cell office:value-type="string">
            <text:p>2012-05-14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40257142377">
            <text:p>40257142377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5920 g</text:p>
          </table:table-cell>
          <table:table-cell office:value-type="string">
            <text:p><text:s/>( 2-nädalaga + 240 g ) ! = posi</text:p>
          </table:table-cell>
          <table:table-cell office:value-type="string">
            <text:p>Kaal</text:p>
          </table:table-cell>
          <table:table-cell office:value-type="float" office:value="5920">
            <text:p>592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77540">
            <text:p>6177540</text:p>
          </table:table-cell>
          <table:table-cell office:value-type="float" office:value="127347770">
            <text:p>127347770</text:p>
          </table:table-cell>
          <table:table-cell office:value-type="string">
            <text:p>2012-06-29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10791590948">
            <text:p>10791590948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Täna kaal 6040 gr</text:p>
          </table:table-cell>
          <table:table-cell office:value-type="string">
            <text:p>kaal 6040 gr</text:p>
          </table:table-cell>
          <table:table-cell/>
          <table:table-cell office:value-type="string">
            <text:p>kaal</text:p>
          </table:table-cell>
          <table:table-cell office:value-type="float" office:value="6040">
            <text:p>604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43219">
            <text:p>5343219</text:p>
          </table:table-cell>
          <table:table-cell office:value-type="float" office:value="100998040">
            <text:p>100998040</text:p>
          </table:table-cell>
          <table:table-cell office:value-type="string">
            <text:p>2012-05-09</text:p>
          </table:table-cell>
          <table:table-cell office:value-type="string">
            <text:p>A</text:p>
          </table:table-cell>
          <table:table-cell office:value-type="string">
            <text:p>2012-05-07</text:p>
          </table:table-cell>
          <table:table-cell office:value-type="float" office:value="95841099932">
            <text:p>95841099932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07.05.2012 - Kaal 6100 gr</text:p>
          </table:table-cell>
          <table:table-cell office:value-type="string">
            <text:p>Kaal 6100 gr</text:p>
          </table:table-cell>
          <table:table-cell office:value-type="string">
            <text:p><text:s/>( seega kodus 1 kuuga + 1500 gr</text:p>
          </table:table-cell>
          <table:table-cell office:value-type="string">
            <text:p>Kaal</text:p>
          </table:table-cell>
          <table:table-cell office:value-type="float" office:value="6100">
            <text:p>610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9613395">
            <text:p>19613395</text:p>
          </table:table-cell>
          <table:table-cell office:value-type="float" office:value="205784397">
            <text:p>205784397</text:p>
          </table:table-cell>
          <table:table-cell office:value-type="string">
            <text:p>2013-10-29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67245">
            <text:p>673030367245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ana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- 6300,0 gr</text:p>
          </table:table-cell>
          <table:table-cell/>
          <table:table-cell office:value-type="string">
            <text:p>Kaal</text:p>
          </table:table-cell>
          <table:table-cell office:value-type="float" office:value="6300">
            <text:p>630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3715625">
            <text:p>23715625</text:p>
          </table:table-cell>
          <table:table-cell office:value-type="float" office:value="196802184">
            <text:p>196802184</text:p>
          </table:table-cell>
          <table:table-cell office:value-type="string">
            <text:p>2013-09-10</text:p>
          </table:table-cell>
          <table:table-cell office:value-type="string">
            <text:p>A</text:p>
          </table:table-cell>
          <table:table-cell office:value-type="string">
            <text:p>2013-09-10</text:p>
          </table:table-cell>
          <table:table-cell office:value-type="float" office:value="673030335274">
            <text:p>673030335274</text:p>
          </table:table-cell>
          <table:table-cell office:value-type="string">
            <text:p>original_2013</text:p>
          </table:table-cell>
          <table:table-cell office:value-type="string">
            <text:p>a_anamnesis</text:p>
          </table:table-cell>
          <table:table-cell office:value-type="string">
            <text:p>dcase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6630 g</text:p>
          </table:table-cell>
          <table:table-cell/>
          <table:table-cell office:value-type="string">
            <text:p>kaal</text:p>
          </table:table-cell>
          <table:table-cell office:value-type="float" office:value="6630">
            <text:p>663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6136214">
            <text:p>6136214</text:p>
          </table:table-cell>
          <table:table-cell office:value-type="float" office:value="80965039">
            <text:p>80965039</text:p>
          </table:table-cell>
          <table:table-cell office:value-type="string">
            <text:p>2012-01-12</text:p>
          </table:table-cell>
          <table:table-cell office:value-type="string">
            <text:p>S</text:p>
          </table:table-cell>
          <table:table-cell table:style-name="Default" office:value-type="string">
            <text:p>NULL</text:p>
          </table:table-cell>
          <table:table-cell office:value-type="float" office:value="45329594650">
            <text:p>45329594650</text:p>
          </table:table-cell>
          <table:table-cell office:value-type="string">
            <text:p>original</text:p>
          </table:table-cell>
          <table:table-cell office:value-type="string">
            <text:p>s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240g</text:p>
          </table:table-cell>
          <table:table-cell/>
          <table:table-cell office:value-type="string">
            <text:p>Kaal</text:p>
          </table:table-cell>
          <table:table-cell office:value-type="float" office:value="7240">
            <text:p>724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012937">
            <text:p>13012937</text:p>
          </table:table-cell>
          <table:table-cell office:value-type="float" office:value="157090697">
            <text:p>157090697</text:p>
          </table:table-cell>
          <table:table-cell office:value-type="string">
            <text:p>2012-03-02</text:p>
          </table:table-cell>
          <table:table-cell office:value-type="string">
            <text:p>A</text:p>
          </table:table-cell>
          <table:table-cell office:value-type="string">
            <text:p>2012-03-02</text:p>
          </table:table-cell>
          <table:table-cell office:value-type="float" office:value="24908912728">
            <text:p>24908912728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Lapse puhas kaal 7275g</text:p>
          </table:table-cell>
          <table:table-cell office:value-type="string">
            <text:p>kaal 7275g</text:p>
          </table:table-cell>
          <table:table-cell/>
          <table:table-cell office:value-type="string">
            <text:p>kaal</text:p>
          </table:table-cell>
          <table:table-cell office:value-type="float" office:value="7275">
            <text:p>7275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302557">
            <text:p>5302557</text:p>
          </table:table-cell>
          <table:table-cell office:value-type="float" office:value="127078980">
            <text:p>127078980</text:p>
          </table:table-cell>
          <table:table-cell office:value-type="string">
            <text:p>2012-06-27</text:p>
          </table:table-cell>
          <table:table-cell office:value-type="string">
            <text:p>A</text:p>
          </table:table-cell>
          <table:table-cell office:value-type="string">
            <text:p>2012-06-22</text:p>
          </table:table-cell>
          <table:table-cell office:value-type="float" office:value="82514112840">
            <text:p>82514112840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7440 gr</text:p>
          </table:table-cell>
          <table:table-cell office:value-type="string">
            <text:p><text:s/>pikkus 69,2 sm</text:p>
          </table:table-cell>
          <table:table-cell office:value-type="string">
            <text:p>Kaal</text:p>
          </table:table-cell>
          <table:table-cell office:value-type="float" office:value="7440">
            <text:p>744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517970">
            <text:p>3517970</text:p>
          </table:table-cell>
          <table:table-cell office:value-type="float" office:value="152213459">
            <text:p>152213459</text:p>
          </table:table-cell>
          <table:table-cell office:value-type="string">
            <text:p>2012-11-3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4033220019">
            <text:p>94033220019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stususravile10 kuud , sk 3000 , kaal 7600</text:p>
          </table:table-cell>
          <table:table-cell office:value-type="string">
            <text:p>kaal 7600</text:p>
          </table:table-cell>
          <table:table-cell office:value-type="string">
            <text:p><text:s/>.</text:p>
          </table:table-cell>
          <table:table-cell office:value-type="string">
            <text:p>kaal</text:p>
          </table:table-cell>
          <table:table-cell office:value-type="float" office:value="7600">
            <text:p>76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611687">
            <text:p>3611687</text:p>
          </table:table-cell>
          <table:table-cell office:value-type="float" office:value="152160818">
            <text:p>152160818</text:p>
          </table:table-cell>
          <table:table-cell office:value-type="string">
            <text:p>2012-12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0529934480">
            <text:p>60529934480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6 kuud , sk 3730 , kaal 8000</text:p>
          </table:table-cell>
          <table:table-cell office:value-type="string">
            <text:p>kaal 8000</text:p>
          </table:table-cell>
          <table:table-cell office:value-type="string">
            <text:p><text:s/>Spaastilisus jalgades Suunatud </text:p>
          </table:table-cell>
          <table:table-cell office:value-type="string">
            <text:p>kaal</text:p>
          </table:table-cell>
          <table:table-cell office:value-type="float" office:value="8000">
            <text:p>800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5499029">
            <text:p>5499029</text:p>
          </table:table-cell>
          <table:table-cell office:value-type="float" office:value="81182184">
            <text:p>81182184</text:p>
          </table:table-cell>
          <table:table-cell office:value-type="string">
            <text:p>2012-01-23</text:p>
          </table:table-cell>
          <table:table-cell office:value-type="string">
            <text:p>A</text:p>
          </table:table-cell>
          <table:table-cell office:value-type="string">
            <text:p>2012-01-19</text:p>
          </table:table-cell>
          <table:table-cell office:value-type="float" office:value="77425537207">
            <text:p>77425537207</text:p>
          </table:table-cell>
          <table:table-cell office:value-type="string">
            <text:p>original</text:p>
          </table:table-cell>
          <table:table-cell office:value-type="string">
            <text:p>a_objective_finding</text:p>
          </table:table-cell>
          <table:table-cell office:value-type="string">
            <text:p>text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9160 gr</text:p>
          </table:table-cell>
          <table:table-cell office:value-type="string">
            <text:p><text:s/>pikkus 74,7 sm</text:p>
          </table:table-cell>
          <table:table-cell office:value-type="string">
            <text:p>Kaal</text:p>
          </table:table-cell>
          <table:table-cell office:value-type="float" office:value="9160">
            <text:p>9160</text:p>
          </table:table-cell>
          <table:table-cell table:number-columns-repeated="2" office:value-type="string">
            <text:p>NULL</text:p>
          </table:table-cell>
          <table:table-cell office:value-type="string">
            <text:p>gr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3378716">
            <text:p>3378716</text:p>
          </table:table-cell>
          <table:table-cell office:value-type="float" office:value="152154511">
            <text:p>152154511</text:p>
          </table:table-cell>
          <table:table-cell office:value-type="string">
            <text:p>2012-12-07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28098156382">
            <text:p>28098156382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6 kuud , sk 3960 , kaal 9550</text:p>
          </table:table-cell>
          <table:table-cell office:value-type="string">
            <text:p>kaal 9550</text:p>
          </table:table-cell>
          <table:table-cell office:value-type="string">
            <text:p><text:s/>Keisri lõige Suunatud perearsri</text:p>
          </table:table-cell>
          <table:table-cell office:value-type="string">
            <text:p>kaal</text:p>
          </table:table-cell>
          <table:table-cell office:value-type="float" office:value="9550">
            <text:p>9550</text:p>
          </table:table-cell>
          <table:table-cell table:number-columns-repeated="3"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2811667">
            <text:p>2811667</text:p>
          </table:table-cell>
          <table:table-cell office:value-type="float" office:value="123700366">
            <text:p>123700366</text:p>
          </table:table-cell>
          <table:table-cell office:value-type="string">
            <text:p>2012-05-22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99869755924">
            <text:p>99869755924</text:p>
          </table:table-cell>
          <table:table-cell office:value-type="string">
            <text:p>original</text:p>
          </table:table-cell>
          <table:table-cell office:value-type="string">
            <text:p>a_anamnesis</text:p>
          </table:table-cell>
          <table:table-cell office:value-type="string">
            <text:p>anamnesis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office:value-type="string">
            <text:p>Obj kaal 9700g</text:p>
          </table:table-cell>
          <table:table-cell office:value-type="string">
            <text:p>kaal 9700g</text:p>
          </table:table-cell>
          <table:table-cell office:value-type="string">
            <text:p><text:s/>( aprillis 9900g ! )</text:p>
          </table:table-cell>
          <table:table-cell office:value-type="string">
            <text:p>kaal</text:p>
          </table:table-cell>
          <table:table-cell office:value-type="float" office:value="9700">
            <text:p>970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  <table:table-row table:style-name="ro1">
          <table:table-cell office:value-type="float" office:value="13656560">
            <text:p>13656560</text:p>
          </table:table-cell>
          <table:table-cell office:value-type="float" office:value="214653639">
            <text:p>214653639</text:p>
          </table:table-cell>
          <table:table-cell office:value-type="string">
            <text:p>2013-12-10</text:p>
          </table:table-cell>
          <table:table-cell office:value-type="string">
            <text:p>A</text:p>
          </table:table-cell>
          <table:table-cell table:style-name="Default" office:value-type="string">
            <text:p>NULL</text:p>
          </table:table-cell>
          <table:table-cell office:value-type="float" office:value="673030360681">
            <text:p>673030360681</text:p>
          </table:table-cell>
          <table:table-cell office:value-type="string">
            <text:p>original_2013</text:p>
          </table:table-cell>
          <table:table-cell office:value-type="string">
            <text:p>a_summary</text:p>
          </table:table-cell>
          <table:table-cell office:value-type="string">
            <text:p>sumsum</text:p>
          </table:table-cell>
          <table:table-cell office:value-type="string">
            <text:p>KAAL</text:p>
          </table:table-cell>
          <table:table-cell office:value-type="string">
            <text:p>((?P&lt;subject&gt;((E|e)ma|(I|i)sa|(B|b)ulbus(t)?e|(S|s)ilma))\s*)?(?P&lt;key&gt;(((K|k)eha)|((S|s)ünni))?(K|k)aal(uga)?|kAAL|SK|Sk|[^a-z]sk|KAAL|SM|[Ss]/k|(K|k)aalu(ga|nud|b|s))\s*[-.:=]?(koju minnes|ca|oli|olnud|obj|~)?\s*(?P&lt;value&gt;([0-9])+(\s?[,.]\s?[0-9]+)?)(\s*</text:p>
          </table:table-cell>
          <table:table-cell office:value-type="string">
            <text:p>NULL</text:p>
          </table:table-cell>
          <table:table-cell table:number-columns-repeated="2" office:value-type="string">
            <text:p>Kaal 10650 g</text:p>
          </table:table-cell>
          <table:table-cell office:value-type="string">
            <text:p><text:s/>+ 300 g 2 nädalaga Neeluring pu</text:p>
          </table:table-cell>
          <table:table-cell office:value-type="string">
            <text:p>Kaal</text:p>
          </table:table-cell>
          <table:table-cell office:value-type="float" office:value="10650">
            <text:p>10650</text:p>
          </table:table-cell>
          <table:table-cell table:number-columns-repeated="2" office:value-type="string">
            <text:p>NULL</text:p>
          </table:table-cell>
          <table:table-cell office:value-type="string">
            <text:p>g</text:p>
          </table:table-cell>
          <table:table-cell office:value-type="float" office:value="0">
            <text:p>0</text:p>
          </table:table-cell>
          <table:table-cell table:number-columns-repeated="9" office:value-type="string">
            <text:p>NULL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AE1048576">
          <table:sort>
            <table:sort-by table:field-number="3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1T13:45:17.73</dc:date>
    <meta:document-statistic meta:table-count="1" meta:cell-count="14908" meta:object-count="0"/>
    <meta:generator>LibreOffice/4.0.0.3$Windows_x86 LibreOffice_project/7545bee9c2a0782548772a21bc84a9dcc583b89</meta:generator>
  </office:meta>
</office:document-meta>
</file>